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NEW_20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2019 africa Index Score (0-100)</text:p>
          </table:table-cell>
          <table:table-cell table:style-name="ce1" office:value-type="string" calcext:value-type="string">
            <text:p>2019 africa Index Rank</text:p>
          </table:table-cell>
          <table:table-cell table:style-name="ce1" office:value-type="string" calcext:value-type="string">
            <text:p>missp</text:p>
          </table:table-cell>
          <table:table-cell table:style-name="ce1" office:value-type="string" calcext:value-type="string">
            <text:p>Regional Score (0-100)</text:p>
          </table:table-cell>
          <table:table-cell table:style-name="ce1" office:value-type="string" calcext:value-type="string">
            <text:p>AfDB_region</text:p>
          </table:table-cell>
          <table:table-cell table:style-name="ce1" office:value-type="string" calcext:value-type="string">
            <text:p>Income Group in 2019</text:p>
          </table:table-cell>
          <table:table-cell table:style-name="ce1" office:value-type="string" calcext:value-type="string">
            <text:p>Population in 2019</text:p>
          </table:table-cell>
          <table:table-cell table:style-name="ce1" office:value-type="string" calcext:value-type="string">
            <text:p>GDP per capita, PPP in 2017</text:p>
          </table:table-cell>
          <table:table-cell table:style-name="ce1" office:value-type="string" calcext:value-type="string">
            <text:p>1.01 Poverty headcount ratio at $1.90/day (% population)</text:p>
          </table:table-cell>
          <table:table-cell table:style-name="ce1" office:value-type="string" calcext:value-type="string">
            <text:p>1.01 __YEAR__ Poverty headcount ratio at $1.90/day (% population)</text:p>
          </table:table-cell>
          <table:table-cell table:style-name="ce1" office:value-type="string" calcext:value-type="string">
            <text:p>1.01 __COLOR__ Poverty headcount ratio at $1.90/day (% population)</text:p>
          </table:table-cell>
          <table:table-cell table:style-name="ce1" office:value-type="string" calcext:value-type="string">
            <text:p>1.01 __ARROW__ Poverty headcount ratio at $1.90/day (% population)</text:p>
          </table:table-cell>
          <table:table-cell table:style-name="ce1" office:value-type="string" calcext:value-type="string">
            <text:p>1.02 Proportion of population living below the national poverty line </text:p>
          </table:table-cell>
          <table:table-cell table:style-name="ce1" office:value-type="string" calcext:value-type="string">
            <text:p>1.02 __YEAR__ Proportion of population living below the national poverty line </text:p>
          </table:table-cell>
          <table:table-cell table:style-name="ce1" office:value-type="string" calcext:value-type="string">
            <text:p>1.02 __COLOR__ Proportion of population living below the national poverty line </text:p>
          </table:table-cell>
          <table:table-cell table:style-name="ce1" office:value-type="string" calcext:value-type="string">
            <text:p>1.02 __ARROW__ Proportion of population living below the national poverty line </text:p>
          </table:table-cell>
          <table:table-cell table:style-name="ce1" office:value-type="string" calcext:value-type="string">
            <text:p>1.03 Population covered by Social Protection (%)</text:p>
          </table:table-cell>
          <table:table-cell table:style-name="ce1" office:value-type="string" calcext:value-type="string">
            <text:p>1.03 __YEAR__ Population covered by Social Protection (%)</text:p>
          </table:table-cell>
          <table:table-cell table:style-name="ce1" office:value-type="string" calcext:value-type="string">
            <text:p>1.03 __COLOR__ Population covered by Social Protection (%)</text:p>
          </table:table-cell>
          <table:table-cell table:style-name="ce1" office:value-type="string" calcext:value-type="string">
            <text:p>1.03 __ARROW__ Population covered by Social Protection (%)</text:p>
          </table:table-cell>
          <table:table-cell table:style-name="ce1" office:value-type="string" calcext:value-type="string">
            <text:p>2.01 Prevalence of undernourishment (% population)</text:p>
          </table:table-cell>
          <table:table-cell table:style-name="ce1" office:value-type="string" calcext:value-type="string">
            <text:p>2.01 __YEAR__ Prevalence of undernourishment (% population)</text:p>
          </table:table-cell>
          <table:table-cell table:style-name="ce1" office:value-type="string" calcext:value-type="string">
            <text:p>2.01 __COLOR__ Prevalence of undernourishment (% population)</text:p>
          </table:table-cell>
          <table:table-cell table:style-name="ce1" office:value-type="string" calcext:value-type="string">
            <text:p>2.01 __ARROW__ Prevalence of undernourishment (% population)</text:p>
          </table:table-cell>
          <table:table-cell table:style-name="ce1" office:value-type="string" calcext:value-type="string">
            <text:p>2.02 Prevalence of stunting (low height-for-age) in children under 5 years of ag</text:p>
          </table:table-cell>
          <table:table-cell table:style-name="ce1" office:value-type="string" calcext:value-type="string">
            <text:p>2.02 __YEAR__ Prevalence of stunting (low height-for-age) in children under 5 ye</text:p>
          </table:table-cell>
          <table:table-cell table:style-name="ce1" office:value-type="string" calcext:value-type="string">
            <text:p>2.02 __COLOR__ Prevalence of stunting (low height-for-age) in children under 5 y</text:p>
          </table:table-cell>
          <table:table-cell table:style-name="ce1" office:value-type="string" calcext:value-type="string">
            <text:p>2.02 __ARROW__ Prevalence of stunting (low height-for-age) in children under 5 y</text:p>
          </table:table-cell>
          <table:table-cell table:style-name="ce1" office:value-type="string" calcext:value-type="string">
            <text:p>2.03 Prevalence of wasting in children under 5 years of age (%)</text:p>
          </table:table-cell>
          <table:table-cell table:style-name="ce1" office:value-type="string" calcext:value-type="string">
            <text:p>2.03 __YEAR__ Prevalence of wasting in children under 5 years of age (%)</text:p>
          </table:table-cell>
          <table:table-cell table:style-name="ce1" office:value-type="string" calcext:value-type="string">
            <text:p>2.03 __COLOR__ Prevalence of wasting in children under 5 years of age (%)</text:p>
          </table:table-cell>
          <table:table-cell table:style-name="ce1" office:value-type="string" calcext:value-type="string">
            <text:p>2.03 __ARROW__ Prevalence of wasting in children under 5 years of age (%)</text:p>
          </table:table-cell>
          <table:table-cell table:style-name="ce1" office:value-type="string" calcext:value-type="string">
            <text:p>2.04 Prevalence of obesity, BMI ≥ 30 (% adult population)</text:p>
          </table:table-cell>
          <table:table-cell table:style-name="ce1" office:value-type="string" calcext:value-type="string">
            <text:p>2.04 __YEAR__ Prevalence of obesity, BMI ≥ 30 (% adult population)</text:p>
          </table:table-cell>
          <table:table-cell table:style-name="ce1" office:value-type="string" calcext:value-type="string">
            <text:p>2.04 __COLOR__ Prevalence of obesity, BMI ≥ 30 (% adult population)</text:p>
          </table:table-cell>
          <table:table-cell table:style-name="ce1" office:value-type="string" calcext:value-type="string">
            <text:p>2.04 __ARROW__ Prevalence of obesity, BMI ≥ 30 (% adult population)</text:p>
          </table:table-cell>
          <table:table-cell table:style-name="ce1" office:value-type="string" calcext:value-type="string">
            <text:p>2.05 Cereal yield (t/ha)</text:p>
          </table:table-cell>
          <table:table-cell table:style-name="ce1" office:value-type="string" calcext:value-type="string">
            <text:p>2.05 __YEAR__ Cereal yield (t/ha)</text:p>
          </table:table-cell>
          <table:table-cell table:style-name="ce1" office:value-type="string" calcext:value-type="string">
            <text:p>2.05 __COLOR__ Cereal yield (t/ha)</text:p>
          </table:table-cell>
          <table:table-cell table:style-name="ce1" office:value-type="string" calcext:value-type="string">
            <text:p>2.05 __ARROW__ Cereal yield (t/ha)</text:p>
          </table:table-cell>
          <table:table-cell table:style-name="ce1" office:value-type="string" calcext:value-type="string">
            <text:p>2.06 Fertilizer consumption (kg per hectare of arable land)</text:p>
          </table:table-cell>
          <table:table-cell table:style-name="ce1" office:value-type="string" calcext:value-type="string">
            <text:p>2.06 __YEAR__ Fertilizer consumption (kg per hectare of arable land)</text:p>
          </table:table-cell>
          <table:table-cell table:style-name="ce1" office:value-type="string" calcext:value-type="string">
            <text:p>2.06 __COLOR__ Fertilizer consumption (kg per hectare of arable land)</text:p>
          </table:table-cell>
          <table:table-cell table:style-name="ce1" office:value-type="string" calcext:value-type="string">
            <text:p>2.06 __ARROW__ Fertilizer consumption (kg per hectare of arable land)</text:p>
          </table:table-cell>
          <table:table-cell table:style-name="ce1" office:value-type="string" calcext:value-type="string">
            <text:p>3.01 Maternal mortality rate (per 100,000 live births) </text:p>
          </table:table-cell>
          <table:table-cell table:style-name="ce1" office:value-type="string" calcext:value-type="string">
            <text:p>3.01 __YEAR__ Maternal mortality rate (per 100,000 live births) </text:p>
          </table:table-cell>
          <table:table-cell table:style-name="ce1" office:value-type="string" calcext:value-type="string">
            <text:p>3.01 __COLOR__ Maternal mortality rate (per 100,000 live births) </text:p>
          </table:table-cell>
          <table:table-cell table:style-name="ce1" office:value-type="string" calcext:value-type="string">
            <text:p>3.01 __ARROW__ Maternal mortality rate (per 100,000 live births) </text:p>
          </table:table-cell>
          <table:table-cell table:style-name="ce1" office:value-type="string" calcext:value-type="string">
            <text:p>3.02 Births attended by skilled health personnel (%)</text:p>
          </table:table-cell>
          <table:table-cell table:style-name="ce1" office:value-type="string" calcext:value-type="string">
            <text:p>3.02 __YEAR__ Births attended by skilled health personnel (%)</text:p>
          </table:table-cell>
          <table:table-cell table:style-name="ce1" office:value-type="string" calcext:value-type="string">
            <text:p>3.02 __COLOR__ Births attended by skilled health personnel (%)</text:p>
          </table:table-cell>
          <table:table-cell table:style-name="ce1" office:value-type="string" calcext:value-type="string">
            <text:p>3.02 __ARROW__ Births attended by skilled health personnel (%)</text:p>
          </table:table-cell>
          <table:table-cell table:style-name="ce1" office:value-type="string" calcext:value-type="string">
            <text:p>3.03 Neonatal mortality rate (per 1,000 live births)</text:p>
          </table:table-cell>
          <table:table-cell table:style-name="ce1" office:value-type="string" calcext:value-type="string">
            <text:p>3.03 __YEAR__ Neonatal mortality rate (per 1,000 live births)</text:p>
          </table:table-cell>
          <table:table-cell table:style-name="ce1" office:value-type="string" calcext:value-type="string">
            <text:p>3.03 __COLOR__ Neonatal mortality rate (per 1,000 live births)</text:p>
          </table:table-cell>
          <table:table-cell table:style-name="ce1" office:value-type="string" calcext:value-type="string">
            <text:p>3.03 __ARROW__ Neonatal mortality rate (per 1,000 live births)</text:p>
          </table:table-cell>
          <table:table-cell table:style-name="ce1" office:value-type="string" calcext:value-type="string">
            <text:p>3.04 Mortality rate, under-5 (per 1,000 live births)</text:p>
          </table:table-cell>
          <table:table-cell table:style-name="ce1" office:value-type="string" calcext:value-type="string">
            <text:p>3.04 __YEAR__ Mortality rate, under-5 (per 1,000 live births)</text:p>
          </table:table-cell>
          <table:table-cell table:style-name="ce1" office:value-type="string" calcext:value-type="string">
            <text:p>3.04 __COLOR__ Mortality rate, under-5 (per 1,000 live births)</text:p>
          </table:table-cell>
          <table:table-cell table:style-name="ce1" office:value-type="string" calcext:value-type="string">
            <text:p>3.04 __ARROW__ Mortality rate, under-5 (per 1,000 live births)</text:p>
          </table:table-cell>
          <table:table-cell table:style-name="ce1" office:value-type="string" calcext:value-type="string">
            <text:p>3.05 New HIV infections (per 1,000)</text:p>
          </table:table-cell>
          <table:table-cell table:style-name="ce1" office:value-type="string" calcext:value-type="string">
            <text:p>3.05 __YEAR__ New HIV infections (per 1,000)</text:p>
          </table:table-cell>
          <table:table-cell table:style-name="ce1" office:value-type="string" calcext:value-type="string">
            <text:p>3.05 __COLOR__ New HIV infections (per 1,000)</text:p>
          </table:table-cell>
          <table:table-cell table:style-name="ce1" office:value-type="string" calcext:value-type="string">
            <text:p>3.05 __ARROW__ New HIV infections (per 1,000)</text:p>
          </table:table-cell>
          <table:table-cell table:style-name="ce1" office:value-type="string" calcext:value-type="string">
            <text:p>3.06 People living with HIV receiving antiretroviral therapy (%)</text:p>
          </table:table-cell>
          <table:table-cell table:style-name="ce1" office:value-type="string" calcext:value-type="string">
            <text:p>3.06 __YEAR__ People living with HIV receiving antiretroviral therapy (%)</text:p>
          </table:table-cell>
          <table:table-cell table:style-name="ce1" office:value-type="string" calcext:value-type="string">
            <text:p>3.06 __COLOR__ People living with HIV receiving antiretroviral therapy (%)</text:p>
          </table:table-cell>
          <table:table-cell table:style-name="ce1" office:value-type="string" calcext:value-type="string">
            <text:p>3.06 __ARROW__ People living with HIV receiving antiretroviral therapy (%)</text:p>
          </table:table-cell>
          <table:table-cell table:style-name="ce1" office:value-type="string" calcext:value-type="string">
            <text:p>3.07 Incidence of tuberculosis (per 100,000 population)</text:p>
          </table:table-cell>
          <table:table-cell table:style-name="ce1" office:value-type="string" calcext:value-type="string">
            <text:p>3.07 __YEAR__ Incidence of tuberculosis (per 100,000 population)</text:p>
          </table:table-cell>
          <table:table-cell table:style-name="ce1" office:value-type="string" calcext:value-type="string">
            <text:p>3.07 __COLOR__ Incidence of tuberculosis (per 100,000 population)</text:p>
          </table:table-cell>
          <table:table-cell table:style-name="ce1" office:value-type="string" calcext:value-type="string">
            <text:p>3.07 __ARROW__ Incidence of tuberculosis (per 100,000 population)</text:p>
          </table:table-cell>
          <table:table-cell table:style-name="ce1" office:value-type="string" calcext:value-type="string">
            <text:p>3.08 Proportion of children under 5 with fever who are treated with appropriate </text:p>
          </table:table-cell>
          <table:table-cell table:style-name="ce1" office:value-type="string" calcext:value-type="string">
            <text:p>3.08 __YEAR__ Proportion of children under 5 with fever who are treated with app</text:p>
          </table:table-cell>
          <table:table-cell table:style-name="ce1" office:value-type="string" calcext:value-type="string">
            <text:p>3.08 __COLOR__ Proportion of children under 5 with fever who are treated with ap</text:p>
          </table:table-cell>
          <table:table-cell table:style-name="ce1" office:value-type="string" calcext:value-type="string">
            <text:p>3.08 __ARROW__ Proportion of children under 5 with fever who are treated with ap</text:p>
          </table:table-cell>
          <table:table-cell table:style-name="ce1" office:value-type="string" calcext:value-type="string">
            <text:p>3.09 Malaria mortality rate</text:p>
          </table:table-cell>
          <table:table-cell table:style-name="ce1" office:value-type="string" calcext:value-type="string">
            <text:p>3.09 __YEAR__ Malaria mortality rate</text:p>
          </table:table-cell>
          <table:table-cell table:style-name="ce1" office:value-type="string" calcext:value-type="string">
            <text:p>3.09 __COLOR__ Malaria mortality rate</text:p>
          </table:table-cell>
          <table:table-cell table:style-name="ce1" office:value-type="string" calcext:value-type="string">
            <text:p>3.09 __ARROW__ Malaria mortality rate</text:p>
          </table:table-cell>
          <table:table-cell table:style-name="ce1" office:value-type="string" calcext:value-type="string">
            <text:p>3.1 Coverage of Preventive Chemotherapy for Neglected Tropical Diseases (%)</text:p>
          </table:table-cell>
          <table:table-cell table:style-name="ce1" office:value-type="string" calcext:value-type="string">
            <text:p>3.1 __YEAR__ Coverage of Preventive Chemotherapy for Neglected Tropical Diseases</text:p>
          </table:table-cell>
          <table:table-cell table:style-name="ce1" office:value-type="string" calcext:value-type="string">
            <text:p>3.1 __COLOR__ Coverage of Preventive Chemotherapy for Neglected Tropical Disease</text:p>
          </table:table-cell>
          <table:table-cell table:style-name="ce1" office:value-type="string" calcext:value-type="string">
            <text:p>3.1 __ARROW__ Coverage of Preventive Chemotherapy for Neglected Tropical Disease</text:p>
          </table:table-cell>
          <table:table-cell table:style-name="ce1" office:value-type="string" calcext:value-type="string">
            <text:p>3.11 Age-standardised death rate due to cardiovascular disease, cancer, diabetes</text:p>
          </table:table-cell>
          <table:table-cell table:style-name="ce1" office:value-type="string" calcext:value-type="string">
            <text:p>3.11 __YEAR__ Age-standardised death rate due to cardiovascular disease, cancer,</text:p>
          </table:table-cell>
          <table:table-cell table:style-name="ce1" office:value-type="string" calcext:value-type="string">
            <text:p>3.11 __COLOR__ Age-standardised death rate due to cardiovascular disease, cancer</text:p>
          </table:table-cell>
          <table:table-cell table:style-name="ce1" office:value-type="string" calcext:value-type="string">
            <text:p>3.11 __ARROW__ Age-standardised death rate due to cardiovascular disease, cancer</text:p>
          </table:table-cell>
          <table:table-cell table:style-name="ce1" office:value-type="string" calcext:value-type="string">
            <text:p>3.12 Traffic deaths rate (per 100,000 population)</text:p>
          </table:table-cell>
          <table:table-cell table:style-name="ce1" office:value-type="string" calcext:value-type="string">
            <text:p>3.12 __YEAR__ Traffic deaths rate (per 100,000 population)</text:p>
          </table:table-cell>
          <table:table-cell table:style-name="ce1" office:value-type="string" calcext:value-type="string">
            <text:p>3.12 __COLOR__ Traffic deaths rate (per 100,000 population)</text:p>
          </table:table-cell>
          <table:table-cell table:style-name="ce1" office:value-type="string" calcext:value-type="string">
            <text:p>3.12 __ARROW__ Traffic deaths rate (per 100,000 population)</text:p>
          </table:table-cell>
          <table:table-cell table:style-name="ce1" office:value-type="string" calcext:value-type="string">
            <text:p>3.13 Adolescent fertility rate (births per 1,000 women ages 15-19)</text:p>
          </table:table-cell>
          <table:table-cell table:style-name="ce1" office:value-type="string" calcext:value-type="string">
            <text:p>3.13 __YEAR__ Adolescent fertility rate (births per 1,000 women ages 15-19)</text:p>
          </table:table-cell>
          <table:table-cell table:style-name="ce1" office:value-type="string" calcext:value-type="string">
            <text:p>3.13 __COLOR__ Adolescent fertility rate (births per 1,000 women ages 15-19)</text:p>
          </table:table-cell>
          <table:table-cell table:style-name="ce1" office:value-type="string" calcext:value-type="string">
            <text:p>3.13 __ARROW__ Adolescent fertility rate (births per 1,000 women ages 15-19)</text:p>
          </table:table-cell>
          <table:table-cell table:style-name="ce1" office:value-type="string" calcext:value-type="string">
            <text:p>3.14 Universal Health Coverage Tracer Index (0-100)</text:p>
          </table:table-cell>
          <table:table-cell table:style-name="ce1" office:value-type="string" calcext:value-type="string">
            <text:p>3.14 __YEAR__ Universal Health Coverage Tracer Index (0-100)</text:p>
          </table:table-cell>
          <table:table-cell table:style-name="ce1" office:value-type="string" calcext:value-type="string">
            <text:p>3.14 __COLOR__ Universal Health Coverage Tracer Index (0-100)</text:p>
          </table:table-cell>
          <table:table-cell table:style-name="ce1" office:value-type="string" calcext:value-type="string">
            <text:p>3.14 __ARROW__ Universal Health Coverage Tracer Index (0-100)</text:p>
          </table:table-cell>
          <table:table-cell table:style-name="ce1" office:value-type="string" calcext:value-type="string">
            <text:p>3.15 Age-standardised death rate attributable to household air pollution and amb</text:p>
          </table:table-cell>
          <table:table-cell table:style-name="ce1" office:value-type="string" calcext:value-type="string">
            <text:p>3.15 __YEAR__ Age-standardised death rate attributable to household air pollutio</text:p>
          </table:table-cell>
          <table:table-cell table:style-name="ce1" office:value-type="string" calcext:value-type="string">
            <text:p>3.15 __COLOR__ Age-standardised death rate attributable to household air polluti</text:p>
          </table:table-cell>
          <table:table-cell table:style-name="ce1" office:value-type="string" calcext:value-type="string">
            <text:p>3.15 __ARROW__ Age-standardised death rate attributable to household air polluti</text:p>
          </table:table-cell>
          <table:table-cell table:style-name="ce1" office:value-type="string" calcext:value-type="string">
            <text:p>3.16 Percentage of surviving infants who received 2 WHO-recommended vaccines (%)</text:p>
          </table:table-cell>
          <table:table-cell table:style-name="ce1" office:value-type="string" calcext:value-type="string">
            <text:p>3.16 __YEAR__ Percentage of surviving infants who received 2 WHO-recommended vac</text:p>
          </table:table-cell>
          <table:table-cell table:style-name="ce1" office:value-type="string" calcext:value-type="string">
            <text:p>3.16 __COLOR__ Percentage of surviving infants who received 2 WHO-recommended va</text:p>
          </table:table-cell>
          <table:table-cell table:style-name="ce1" office:value-type="string" calcext:value-type="string">
            <text:p>3.16 __ARROW__ Percentage of surviving infants who received 2 WHO-recommended va</text:p>
          </table:table-cell>
          <table:table-cell table:style-name="ce1" office:value-type="string" calcext:value-type="string">
            <text:p>3.17 Life Expectancy at birth (years)</text:p>
          </table:table-cell>
          <table:table-cell table:style-name="ce1" office:value-type="string" calcext:value-type="string">
            <text:p>3.17 __YEAR__ Life Expectancy at birth (years)</text:p>
          </table:table-cell>
          <table:table-cell table:style-name="ce1" office:value-type="string" calcext:value-type="string">
            <text:p>3.17 __COLOR__ Life Expectancy at birth (years)</text:p>
          </table:table-cell>
          <table:table-cell table:style-name="ce1" office:value-type="string" calcext:value-type="string">
            <text:p>3.17 __ARROW__ Life Expectancy at birth (years)</text:p>
          </table:table-cell>
          <table:table-cell table:style-name="ce1" office:value-type="string" calcext:value-type="string">
            <text:p>3.18 Subjective Wellbeing (average ladder score, 0-10)</text:p>
          </table:table-cell>
          <table:table-cell table:style-name="ce1" office:value-type="string" calcext:value-type="string">
            <text:p>3.18 __YEAR__ Subjective Wellbeing (average ladder score, 0-10)</text:p>
          </table:table-cell>
          <table:table-cell table:style-name="ce1" office:value-type="string" calcext:value-type="string">
            <text:p>3.18 __COLOR__ Subjective Wellbeing (average ladder score, 0-10)</text:p>
          </table:table-cell>
          <table:table-cell table:style-name="ce1" office:value-type="string" calcext:value-type="string">
            <text:p>3.18 __ARROW__ Subjective Wellbeing (average ladder score, 0-10)</text:p>
          </table:table-cell>
          <table:table-cell table:style-name="ce1" office:value-type="string" calcext:value-type="string">
            <text:p>4.01 Net primary enrolment rate (%)</text:p>
          </table:table-cell>
          <table:table-cell table:style-name="ce1" office:value-type="string" calcext:value-type="string">
            <text:p>4.01 __YEAR__ Net primary enrolment rate (%)</text:p>
          </table:table-cell>
          <table:table-cell table:style-name="ce1" office:value-type="string" calcext:value-type="string">
            <text:p>4.01 __COLOR__ Net primary enrolment rate (%)</text:p>
          </table:table-cell>
          <table:table-cell table:style-name="ce1" office:value-type="string" calcext:value-type="string">
            <text:p>4.01 __ARROW__ Net primary enrolment rate (%)</text:p>
          </table:table-cell>
          <table:table-cell table:style-name="ce1" office:value-type="string" calcext:value-type="string">
            <text:p>4.02 Mean years of schooling (years)</text:p>
          </table:table-cell>
          <table:table-cell table:style-name="ce1" office:value-type="string" calcext:value-type="string">
            <text:p>4.02 __YEAR__ Mean years of schooling (years)</text:p>
          </table:table-cell>
          <table:table-cell table:style-name="ce1" office:value-type="string" calcext:value-type="string">
            <text:p>4.02 __COLOR__ Mean years of schooling (years)</text:p>
          </table:table-cell>
          <table:table-cell table:style-name="ce1" office:value-type="string" calcext:value-type="string">
            <text:p>4.02 __ARROW__ Mean years of schooling (years)</text:p>
          </table:table-cell>
          <table:table-cell table:style-name="ce1" office:value-type="string" calcext:value-type="string">
            <text:p>4.03 Literacy rate of 15-24 year olds, both sexes (%)</text:p>
          </table:table-cell>
          <table:table-cell table:style-name="ce1" office:value-type="string" calcext:value-type="string">
            <text:p>4.03 __YEAR__ Literacy rate of 15-24 year olds, both sexes (%)</text:p>
          </table:table-cell>
          <table:table-cell table:style-name="ce1" office:value-type="string" calcext:value-type="string">
            <text:p>4.03 __COLOR__ Literacy rate of 15-24 year olds, both sexes (%)</text:p>
          </table:table-cell>
          <table:table-cell table:style-name="ce1" office:value-type="string" calcext:value-type="string">
            <text:p>4.03 __ARROW__ Literacy rate of 15-24 year olds, both sexes (%)</text:p>
          </table:table-cell>
          <table:table-cell table:style-name="ce1" office:value-type="string" calcext:value-type="string">
            <text:p>4.04 Gross intake ratio to last grade of lower secondary education (%)</text:p>
          </table:table-cell>
          <table:table-cell table:style-name="ce1" office:value-type="string" calcext:value-type="string">
            <text:p>4.04 __YEAR__ Gross intake ratio to last grade of lower secondary education (%)</text:p>
          </table:table-cell>
          <table:table-cell table:style-name="ce1" office:value-type="string" calcext:value-type="string">
            <text:p>4.04 __COLOR__ Gross intake ratio to last grade of lower secondary education (%)</text:p>
          </table:table-cell>
          <table:table-cell table:style-name="ce1" office:value-type="string" calcext:value-type="string">
            <text:p>4.04 __ARROW__ Gross intake ratio to last grade of lower secondary education (%)</text:p>
          </table:table-cell>
          <table:table-cell table:style-name="ce1" office:value-type="string" calcext:value-type="string">
            <text:p>5.01 Proportion of women aged 20-24 years who were married or in a union before </text:p>
          </table:table-cell>
          <table:table-cell table:style-name="ce1" office:value-type="string" calcext:value-type="string">
            <text:p>5.01 __YEAR__ Proportion of women aged 20-24 years who were married or in a unio</text:p>
          </table:table-cell>
          <table:table-cell table:style-name="ce1" office:value-type="string" calcext:value-type="string">
            <text:p>5.01 __COLOR__ Proportion of women aged 20-24 years who were married or in a uni</text:p>
          </table:table-cell>
          <table:table-cell table:style-name="ce1" office:value-type="string" calcext:value-type="string">
            <text:p>5.01 __ARROW__ Proportion of women aged 20-24 years who were married or in a uni</text:p>
          </table:table-cell>
          <table:table-cell table:style-name="ce1" office:value-type="string" calcext:value-type="string">
            <text:p>5.02 Proportion of girls and women aged 15-49 years who have undergone female ge</text:p>
          </table:table-cell>
          <table:table-cell table:style-name="ce1" office:value-type="string" calcext:value-type="string">
            <text:p>5.02 __YEAR__ Proportion of girls and women aged 15-49 years who have undergone </text:p>
          </table:table-cell>
          <table:table-cell table:style-name="ce1" office:value-type="string" calcext:value-type="string">
            <text:p>5.02 __COLOR__ Proportion of girls and women aged 15-49 years who have undergone</text:p>
          </table:table-cell>
          <table:table-cell table:style-name="ce1" office:value-type="string" calcext:value-type="string">
            <text:p>5.02 __ARROW__ Proportion of girls and women aged 15-49 years who have undergone</text:p>
          </table:table-cell>
          <table:table-cell table:style-name="ce1" office:value-type="string" calcext:value-type="string">
            <text:p>5.03 Seats held by women in national parliaments (%)</text:p>
          </table:table-cell>
          <table:table-cell table:style-name="ce1" office:value-type="string" calcext:value-type="string">
            <text:p>5.03 __YEAR__ Seats held by women in national parliaments (%)</text:p>
          </table:table-cell>
          <table:table-cell table:style-name="ce1" office:value-type="string" calcext:value-type="string">
            <text:p>5.03 __COLOR__ Seats held by women in national parliaments (%)</text:p>
          </table:table-cell>
          <table:table-cell table:style-name="ce1" office:value-type="string" calcext:value-type="string">
            <text:p>5.03 __ARROW__ Seats held by women in national parliaments (%)</text:p>
          </table:table-cell>
          <table:table-cell table:style-name="ce1" office:value-type="string" calcext:value-type="string">
            <text:p>5.04 Women in ministerial positions (%)</text:p>
          </table:table-cell>
          <table:table-cell table:style-name="ce1" office:value-type="string" calcext:value-type="string">
            <text:p>5.04 __YEAR__ Women in ministerial positions (%)</text:p>
          </table:table-cell>
          <table:table-cell table:style-name="ce1" office:value-type="string" calcext:value-type="string">
            <text:p>5.04 __COLOR__ Women in ministerial positions (%)</text:p>
          </table:table-cell>
          <table:table-cell table:style-name="ce1" office:value-type="string" calcext:value-type="string">
            <text:p>5.04 __ARROW__ Women in ministerial positions (%)</text:p>
          </table:table-cell>
          <table:table-cell table:style-name="ce1" office:value-type="string" calcext:value-type="string">
            <text:p>5.05 Demand for family planning satisfied by modern methods (% women married or </text:p>
          </table:table-cell>
          <table:table-cell table:style-name="ce1" office:value-type="string" calcext:value-type="string">
            <text:p>5.05 __YEAR__ Demand for family planning satisfied by modern methods (% women ma</text:p>
          </table:table-cell>
          <table:table-cell table:style-name="ce1" office:value-type="string" calcext:value-type="string">
            <text:p>5.05 __COLOR__ Demand for family planning satisfied by modern methods (% women m</text:p>
          </table:table-cell>
          <table:table-cell table:style-name="ce1" office:value-type="string" calcext:value-type="string">
            <text:p>5.05 __ARROW__ Demand for family planning satisfied by modern methods (% women m</text:p>
          </table:table-cell>
          <table:table-cell table:style-name="ce1" office:value-type="string" calcext:value-type="string">
            <text:p>5.06 Ratio of female to male mean years of schooling of population age 25 and ab</text:p>
          </table:table-cell>
          <table:table-cell table:style-name="ce1" office:value-type="string" calcext:value-type="string">
            <text:p>5.06 __YEAR__ Ratio of female to male mean years of schooling of population age </text:p>
          </table:table-cell>
          <table:table-cell table:style-name="ce1" office:value-type="string" calcext:value-type="string">
            <text:p>5.06 __COLOR__ Ratio of female to male mean years of schooling of population age</text:p>
          </table:table-cell>
          <table:table-cell table:style-name="ce1" office:value-type="string" calcext:value-type="string">
            <text:p>5.06 __ARROW__ Ratio of female to male mean years of schooling of population age</text:p>
          </table:table-cell>
          <table:table-cell table:style-name="ce1" office:value-type="string" calcext:value-type="string">
            <text:p>5.07 Ratio of female to male labour force participation rate</text:p>
          </table:table-cell>
          <table:table-cell table:style-name="ce1" office:value-type="string" calcext:value-type="string">
            <text:p>5.07 __YEAR__ Ratio of female to male labour force participation rate</text:p>
          </table:table-cell>
          <table:table-cell table:style-name="ce1" office:value-type="string" calcext:value-type="string">
            <text:p>5.07 __COLOR__ Ratio of female to male labour force participation rate</text:p>
          </table:table-cell>
          <table:table-cell table:style-name="ce1" office:value-type="string" calcext:value-type="string">
            <text:p>5.07 __ARROW__ Ratio of female to male labour force participation rate</text:p>
          </table:table-cell>
          <table:table-cell table:style-name="ce1" office:value-type="string" calcext:value-type="string">
            <text:p>6.01 Population using at least basic drinking water services (%)</text:p>
          </table:table-cell>
          <table:table-cell table:style-name="ce1" office:value-type="string" calcext:value-type="string">
            <text:p>6.01 __YEAR__ Population using at least basic drinking water services (%)</text:p>
          </table:table-cell>
          <table:table-cell table:style-name="ce1" office:value-type="string" calcext:value-type="string">
            <text:p>6.01 __COLOR__ Population using at least basic drinking water services (%)</text:p>
          </table:table-cell>
          <table:table-cell table:style-name="ce1" office:value-type="string" calcext:value-type="string">
            <text:p>6.01 __ARROW__ Population using at least basic drinking water services (%)</text:p>
          </table:table-cell>
          <table:table-cell table:style-name="ce1" office:value-type="string" calcext:value-type="string">
            <text:p>6.02 Population using at least basic sanitation services (%)</text:p>
          </table:table-cell>
          <table:table-cell table:style-name="ce1" office:value-type="string" calcext:value-type="string">
            <text:p>6.02 __YEAR__ Population using at least basic sanitation services (%)</text:p>
          </table:table-cell>
          <table:table-cell table:style-name="ce1" office:value-type="string" calcext:value-type="string">
            <text:p>6.02 __COLOR__ Population using at least basic sanitation services (%)</text:p>
          </table:table-cell>
          <table:table-cell table:style-name="ce1" office:value-type="string" calcext:value-type="string">
            <text:p>6.02 __ARROW__ Population using at least basic sanitation services (%)</text:p>
          </table:table-cell>
          <table:table-cell table:style-name="ce1" office:value-type="string" calcext:value-type="string">
            <text:p>6.03 Freshwater withdrawal as % total renewable water resources</text:p>
          </table:table-cell>
          <table:table-cell table:style-name="ce1" office:value-type="string" calcext:value-type="string">
            <text:p>6.03 __YEAR__ Freshwater withdrawal as % total renewable water resources</text:p>
          </table:table-cell>
          <table:table-cell table:style-name="ce1" office:value-type="string" calcext:value-type="string">
            <text:p>6.03 __COLOR__ Freshwater withdrawal as % total renewable water resources</text:p>
          </table:table-cell>
          <table:table-cell table:style-name="ce1" office:value-type="string" calcext:value-type="string">
            <text:p>6.03 __ARROW__ Freshwater withdrawal as % total renewable water resources</text:p>
          </table:table-cell>
          <table:table-cell table:style-name="ce1" office:value-type="string" calcext:value-type="string">
            <text:p>6.04 Imported groundwater depletion (m3/year/capita)</text:p>
          </table:table-cell>
          <table:table-cell table:style-name="ce1" office:value-type="string" calcext:value-type="string">
            <text:p>6.04 __YEAR__ Imported groundwater depletion (m3/year/capita)</text:p>
          </table:table-cell>
          <table:table-cell table:style-name="ce1" office:value-type="string" calcext:value-type="string">
            <text:p>6.04 __COLOR__ Imported groundwater depletion (m3/year/capita)</text:p>
          </table:table-cell>
          <table:table-cell table:style-name="ce1" office:value-type="string" calcext:value-type="string">
            <text:p>6.04 __ARROW__ Imported groundwater depletion (m3/year/capita)</text:p>
          </table:table-cell>
          <table:table-cell table:style-name="ce1" office:value-type="string" calcext:value-type="string">
            <text:p>6.05 Percentage of anthropogenic wastewater that receives treatment (%)</text:p>
          </table:table-cell>
          <table:table-cell table:style-name="ce1" office:value-type="string" calcext:value-type="string">
            <text:p>6.05 __YEAR__ Percentage of anthropogenic wastewater that receives treatment (%)</text:p>
          </table:table-cell>
          <table:table-cell table:style-name="ce1" office:value-type="string" calcext:value-type="string">
            <text:p>6.05 __COLOR__ Percentage of anthropogenic wastewater that receives treatment (%</text:p>
          </table:table-cell>
          <table:table-cell table:style-name="ce1" office:value-type="string" calcext:value-type="string">
            <text:p>6.05 __ARROW__ Percentage of anthropogenic wastewater that receives treatment (%</text:p>
          </table:table-cell>
          <table:table-cell table:style-name="ce1" office:value-type="string" calcext:value-type="string">
            <text:p>7.01 Access to electricity (% population)</text:p>
          </table:table-cell>
          <table:table-cell table:style-name="ce1" office:value-type="string" calcext:value-type="string">
            <text:p>7.01 __YEAR__ Access to electricity (% population)</text:p>
          </table:table-cell>
          <table:table-cell table:style-name="ce1" office:value-type="string" calcext:value-type="string">
            <text:p>7.01 __COLOR__ Access to electricity (% population)</text:p>
          </table:table-cell>
          <table:table-cell table:style-name="ce1" office:value-type="string" calcext:value-type="string">
            <text:p>7.01 __ARROW__ Access to electricity (% population)</text:p>
          </table:table-cell>
          <table:table-cell table:style-name="ce1" office:value-type="string" calcext:value-type="string">
            <text:p>7.02 Access to clean fuels &amp; technology for cooking (% population)</text:p>
          </table:table-cell>
          <table:table-cell table:style-name="ce1" office:value-type="string" calcext:value-type="string">
            <text:p>7.02 __YEAR__ Access to clean fuels &amp; technology for cooking (% population)</text:p>
          </table:table-cell>
          <table:table-cell table:style-name="ce1" office:value-type="string" calcext:value-type="string">
            <text:p>7.02 __COLOR__ Access to clean fuels &amp; technology for cooking (% population)</text:p>
          </table:table-cell>
          <table:table-cell table:style-name="ce1" office:value-type="string" calcext:value-type="string">
            <text:p>7.02 __ARROW__ Access to clean fuels &amp; technology for cooking (% population)</text:p>
          </table:table-cell>
          <table:table-cell table:style-name="ce1" office:value-type="string" calcext:value-type="string">
            <text:p>7.03 Renewable energy share in the total final energy consumption</text:p>
          </table:table-cell>
          <table:table-cell table:style-name="ce1" office:value-type="string" calcext:value-type="string">
            <text:p>7.03 __YEAR__ Renewable energy share in the total final energy consumption</text:p>
          </table:table-cell>
          <table:table-cell table:style-name="ce1" office:value-type="string" calcext:value-type="string">
            <text:p>7.03 __COLOR__ Renewable energy share in the total final energy consumption</text:p>
          </table:table-cell>
          <table:table-cell table:style-name="ce1" office:value-type="string" calcext:value-type="string">
            <text:p>7.03 __ARROW__ Renewable energy share in the total final energy consumption</text:p>
          </table:table-cell>
          <table:table-cell table:style-name="ce1" office:value-type="string" calcext:value-type="string">
            <text:p>7.04 Consumer affordability of electricity</text:p>
          </table:table-cell>
          <table:table-cell table:style-name="ce1" office:value-type="string" calcext:value-type="string">
            <text:p>7.04 __YEAR__ Consumer affordability of electricity</text:p>
          </table:table-cell>
          <table:table-cell table:style-name="ce1" office:value-type="string" calcext:value-type="string">
            <text:p>7.04 __COLOR__ Consumer affordability of electricity</text:p>
          </table:table-cell>
          <table:table-cell table:style-name="ce1" office:value-type="string" calcext:value-type="string">
            <text:p>7.04 __ARROW__ Consumer affordability of electricity</text:p>
          </table:table-cell>
          <table:table-cell table:style-name="ce1" office:value-type="string" calcext:value-type="string">
            <text:p>8.01 5-year average GDP Growth per capita (%)</text:p>
          </table:table-cell>
          <table:table-cell table:style-name="ce1" office:value-type="string" calcext:value-type="string">
            <text:p>8.01 __YEAR__ 5-year average GDP Growth per capita (%)</text:p>
          </table:table-cell>
          <table:table-cell table:style-name="ce1" office:value-type="string" calcext:value-type="string">
            <text:p>8.01 __COLOR__ 5-year average GDP Growth per capita (%)</text:p>
          </table:table-cell>
          <table:table-cell table:style-name="ce1" office:value-type="string" calcext:value-type="string">
            <text:p>8.01 __ARROW__ 5-year average GDP Growth per capita (%)</text:p>
          </table:table-cell>
          <table:table-cell table:style-name="ce1" office:value-type="string" calcext:value-type="string">
            <text:p>8.02 Employment-to-population ratio</text:p>
          </table:table-cell>
          <table:table-cell table:style-name="ce1" office:value-type="string" calcext:value-type="string">
            <text:p>8.02 __YEAR__ Employment-to-population ratio</text:p>
          </table:table-cell>
          <table:table-cell table:style-name="ce1" office:value-type="string" calcext:value-type="string">
            <text:p>8.02 __COLOR__ Employment-to-population ratio</text:p>
          </table:table-cell>
          <table:table-cell table:style-name="ce1" office:value-type="string" calcext:value-type="string">
            <text:p>8.02 __ARROW__ Employment-to-population ratio</text:p>
          </table:table-cell>
          <table:table-cell table:style-name="ce1" office:value-type="string" calcext:value-type="string">
            <text:p>8.03 Prevalence of Modern Slavery (victims per 1,000 population)</text:p>
          </table:table-cell>
          <table:table-cell table:style-name="ce1" office:value-type="string" calcext:value-type="string">
            <text:p>8.03 __YEAR__ Prevalence of Modern Slavery (victims per 1,000 population)</text:p>
          </table:table-cell>
          <table:table-cell table:style-name="ce1" office:value-type="string" calcext:value-type="string">
            <text:p>8.03 __COLOR__ Prevalence of Modern Slavery (victims per 1,000 population)</text:p>
          </table:table-cell>
          <table:table-cell table:style-name="ce1" office:value-type="string" calcext:value-type="string">
            <text:p>8.03 __ARROW__ Prevalence of Modern Slavery (victims per 1,000 population)</text:p>
          </table:table-cell>
          <table:table-cell table:style-name="ce1" office:value-type="string" calcext:value-type="string">
            <text:p>8.04 Adults (15 years and older) with an account at a bank or other financial in</text:p>
          </table:table-cell>
          <table:table-cell table:style-name="ce1" office:value-type="string" calcext:value-type="string">
            <text:p>8.04 __YEAR__ Adults (15 years and older) with an account at a bank or other fin</text:p>
          </table:table-cell>
          <table:table-cell table:style-name="ce1" office:value-type="string" calcext:value-type="string">
            <text:p>8.04 __COLOR__ Adults (15 years and older) with an account at a bank or other fi</text:p>
          </table:table-cell>
          <table:table-cell table:style-name="ce1" office:value-type="string" calcext:value-type="string">
            <text:p>8.04 __ARROW__ Adults (15 years and older) with an account at a bank or other fi</text:p>
          </table:table-cell>
          <table:table-cell table:style-name="ce1" office:value-type="string" calcext:value-type="string">
            <text:p>8.05 Starting Business</text:p>
          </table:table-cell>
          <table:table-cell table:style-name="ce1" office:value-type="string" calcext:value-type="string">
            <text:p>8.05 __YEAR__ Starting Business</text:p>
          </table:table-cell>
          <table:table-cell table:style-name="ce1" office:value-type="string" calcext:value-type="string">
            <text:p>8.05 __COLOR__ Starting Business</text:p>
          </table:table-cell>
          <table:table-cell table:style-name="ce1" office:value-type="string" calcext:value-type="string">
            <text:p>8.05 __ARROW__ Starting Business</text:p>
          </table:table-cell>
          <table:table-cell table:style-name="ce1" office:value-type="string" calcext:value-type="string">
            <text:p>9.01 Infrastructure score</text:p>
          </table:table-cell>
          <table:table-cell table:style-name="ce1" office:value-type="string" calcext:value-type="string">
            <text:p>9.01 __YEAR__ Infrastructure score</text:p>
          </table:table-cell>
          <table:table-cell table:style-name="ce1" office:value-type="string" calcext:value-type="string">
            <text:p>9.01 __COLOR__ Infrastructure score</text:p>
          </table:table-cell>
          <table:table-cell table:style-name="ce1" office:value-type="string" calcext:value-type="string">
            <text:p>9.01 __ARROW__ Infrastructure score</text:p>
          </table:table-cell>
          <table:table-cell table:style-name="ce1" office:value-type="string" calcext:value-type="string">
            <text:p>9.02 Logistics performance index: Quality of trade and transport-related infrast</text:p>
          </table:table-cell>
          <table:table-cell table:style-name="ce1" office:value-type="string" calcext:value-type="string">
            <text:p>9.02 __YEAR__ Logistics performance index: Quality of trade and transport-relate</text:p>
          </table:table-cell>
          <table:table-cell table:style-name="ce1" office:value-type="string" calcext:value-type="string">
            <text:p>9.02 __COLOR__ Logistics performance index: Quality of trade and transport-relat</text:p>
          </table:table-cell>
          <table:table-cell table:style-name="ce1" office:value-type="string" calcext:value-type="string">
            <text:p>9.02 __ARROW__ Logistics performance index: Quality of trade and transport-relat</text:p>
          </table:table-cell>
          <table:table-cell table:style-name="ce1" office:value-type="string" calcext:value-type="string">
            <text:p>9.03 Research and development expenditure (% GDP)</text:p>
          </table:table-cell>
          <table:table-cell table:style-name="ce1" office:value-type="string" calcext:value-type="string">
            <text:p>9.03 __YEAR__ Research and development expenditure (% GDP)</text:p>
          </table:table-cell>
          <table:table-cell table:style-name="ce1" office:value-type="string" calcext:value-type="string">
            <text:p>9.03 __COLOR__ Research and development expenditure (% GDP)</text:p>
          </table:table-cell>
          <table:table-cell table:style-name="ce1" office:value-type="string" calcext:value-type="string">
            <text:p>9.03 __ARROW__ Research and development expenditure (% GDP)</text:p>
          </table:table-cell>
          <table:table-cell table:style-name="ce1" office:value-type="string" calcext:value-type="string">
            <text:p>9.04 Number of scientific and technical journal articles (per 1,000 population)</text:p>
          </table:table-cell>
          <table:table-cell table:style-name="ce1" office:value-type="string" calcext:value-type="string">
            <text:p>9.04 __YEAR__ Number of scientific and technical journal articles (per 1,000 pop</text:p>
          </table:table-cell>
          <table:table-cell table:style-name="ce1" office:value-type="string" calcext:value-type="string">
            <text:p>9.04 __COLOR__ Number of scientific and technical journal articles (per 1,000 po</text:p>
          </table:table-cell>
          <table:table-cell table:style-name="ce1" office:value-type="string" calcext:value-type="string">
            <text:p>9.04 __ARROW__ Number of scientific and technical journal articles (per 1,000 po</text:p>
          </table:table-cell>
          <table:table-cell table:style-name="ce1" office:value-type="string" calcext:value-type="string">
            <text:p>9.05 Mobile broadband subscriptions (per 100 inhabitants)</text:p>
          </table:table-cell>
          <table:table-cell table:style-name="ce1" office:value-type="string" calcext:value-type="string">
            <text:p>9.05 __YEAR__ Mobile broadband subscriptions (per 100 inhabitants)</text:p>
          </table:table-cell>
          <table:table-cell table:style-name="ce1" office:value-type="string" calcext:value-type="string">
            <text:p>9.05 __COLOR__ Mobile broadband subscriptions (per 100 inhabitants)</text:p>
          </table:table-cell>
          <table:table-cell table:style-name="ce1" office:value-type="string" calcext:value-type="string">
            <text:p>9.05 __ARROW__ Mobile broadband subscriptions (per 100 inhabitants)</text:p>
          </table:table-cell>
          <table:table-cell table:style-name="ce1" office:value-type="string" calcext:value-type="string">
            <text:p>9.06 Population using the internet (%)</text:p>
          </table:table-cell>
          <table:table-cell table:style-name="ce1" office:value-type="string" calcext:value-type="string">
            <text:p>9.06 __YEAR__ Population using the internet (%)</text:p>
          </table:table-cell>
          <table:table-cell table:style-name="ce1" office:value-type="string" calcext:value-type="string">
            <text:p>9.06 __COLOR__ Population using the internet (%)</text:p>
          </table:table-cell>
          <table:table-cell table:style-name="ce1" office:value-type="string" calcext:value-type="string">
            <text:p>9.06 __ARROW__ Population using the internet (%)</text:p>
          </table:table-cell>
          <table:table-cell table:style-name="ce1" office:value-type="string" calcext:value-type="string">
            <text:p>10.01 Gini Coefficient adjusted for top income (1-100)</text:p>
          </table:table-cell>
          <table:table-cell table:style-name="ce1" office:value-type="string" calcext:value-type="string">
            <text:p>10.01 __YEAR__ Gini Coefficient adjusted for top income (1-100)</text:p>
          </table:table-cell>
          <table:table-cell table:style-name="ce1" office:value-type="string" calcext:value-type="string">
            <text:p>10.01 __COLOR__ Gini Coefficient adjusted for top income (1-100)</text:p>
          </table:table-cell>
          <table:table-cell table:style-name="ce1" office:value-type="string" calcext:value-type="string">
            <text:p>10.01 __ARROW__ Gini Coefficient adjusted for top income (1-100)</text:p>
          </table:table-cell>
          <table:table-cell table:style-name="ce1" office:value-type="string" calcext:value-type="string">
            <text:p>10.02 Palma ratio</text:p>
          </table:table-cell>
          <table:table-cell table:style-name="ce1" office:value-type="string" calcext:value-type="string">
            <text:p>10.02 __YEAR__ Palma ratio</text:p>
          </table:table-cell>
          <table:table-cell table:style-name="ce1" office:value-type="string" calcext:value-type="string">
            <text:p>10.02 __COLOR__ Palma ratio</text:p>
          </table:table-cell>
          <table:table-cell table:style-name="ce1" office:value-type="string" calcext:value-type="string">
            <text:p>10.02 __ARROW__ Palma ratio</text:p>
          </table:table-cell>
          <table:table-cell table:style-name="ce1" office:value-type="string" calcext:value-type="string">
            <text:p>11.01 Proportion of urban population living in slums </text:p>
          </table:table-cell>
          <table:table-cell table:style-name="ce1" office:value-type="string" calcext:value-type="string">
            <text:p>11.01 __YEAR__ Proportion of urban population living in slums </text:p>
          </table:table-cell>
          <table:table-cell table:style-name="ce1" office:value-type="string" calcext:value-type="string">
            <text:p>11.01 __COLOR__ Proportion of urban population living in slums </text:p>
          </table:table-cell>
          <table:table-cell table:style-name="ce1" office:value-type="string" calcext:value-type="string">
            <text:p>11.01 __ARROW__ Proportion of urban population living in slums </text:p>
          </table:table-cell>
          <table:table-cell table:style-name="ce1" office:value-type="string" calcext:value-type="string">
            <text:p>11.02 Improved water source, piped (% urban population with access)</text:p>
          </table:table-cell>
          <table:table-cell table:style-name="ce1" office:value-type="string" calcext:value-type="string">
            <text:p>11.02 __YEAR__ Improved water source, piped (% urban population with access)</text:p>
          </table:table-cell>
          <table:table-cell table:style-name="ce1" office:value-type="string" calcext:value-type="string">
            <text:p>11.02 __COLOR__ Improved water source, piped (% urban population with access)</text:p>
          </table:table-cell>
          <table:table-cell table:style-name="ce1" office:value-type="string" calcext:value-type="string">
            <text:p>11.02 __ARROW__ Improved water source, piped (% urban population with access)</text:p>
          </table:table-cell>
          <table:table-cell table:style-name="ce1" office:value-type="string" calcext:value-type="string">
            <text:p>11.03 Satisfaction with public transport (%)</text:p>
          </table:table-cell>
          <table:table-cell table:style-name="ce1" office:value-type="string" calcext:value-type="string">
            <text:p>11.03 __YEAR__ Satisfaction with public transport (%)</text:p>
          </table:table-cell>
          <table:table-cell table:style-name="ce1" office:value-type="string" calcext:value-type="string">
            <text:p>11.03 __COLOR__ Satisfaction with public transport (%)</text:p>
          </table:table-cell>
          <table:table-cell table:style-name="ce1" office:value-type="string" calcext:value-type="string">
            <text:p>11.03 __ARROW__ Satisfaction with public transport (%)</text:p>
          </table:table-cell>
          <table:table-cell table:style-name="ce1" office:value-type="string" calcext:value-type="string">
            <text:p>11.04 Annual mean concentration of particulate matter of less than 2.5 microns o</text:p>
          </table:table-cell>
          <table:table-cell table:style-name="ce1" office:value-type="string" calcext:value-type="string">
            <text:p>11.04 __YEAR__ Annual mean concentration of particulate matter of less than 2.5 </text:p>
          </table:table-cell>
          <table:table-cell table:style-name="ce1" office:value-type="string" calcext:value-type="string">
            <text:p>11.04 __COLOR__ Annual mean concentration of particulate matter of less than 2.5</text:p>
          </table:table-cell>
          <table:table-cell table:style-name="ce1" office:value-type="string" calcext:value-type="string">
            <text:p>11.04 __ARROW__ Annual mean concentration of particulate matter of less than 2.5</text:p>
          </table:table-cell>
          <table:table-cell table:style-name="ce1" office:value-type="string" calcext:value-type="string">
            <text:p>12.01 Municipal Solid Waste (kg/day/capita)</text:p>
          </table:table-cell>
          <table:table-cell table:style-name="ce1" office:value-type="string" calcext:value-type="string">
            <text:p>12.01 __YEAR__ Municipal Solid Waste (kg/day/capita)</text:p>
          </table:table-cell>
          <table:table-cell table:style-name="ce1" office:value-type="string" calcext:value-type="string">
            <text:p>12.01 __COLOR__ Municipal Solid Waste (kg/day/capita)</text:p>
          </table:table-cell>
          <table:table-cell table:style-name="ce1" office:value-type="string" calcext:value-type="string">
            <text:p>12.01 __ARROW__ Municipal Solid Waste (kg/day/capita)</text:p>
          </table:table-cell>
          <table:table-cell table:style-name="ce1" office:value-type="string" calcext:value-type="string">
            <text:p>12.02 E-waste generated (kg/capita)</text:p>
          </table:table-cell>
          <table:table-cell table:style-name="ce1" office:value-type="string" calcext:value-type="string">
            <text:p>12.02 __YEAR__ E-waste generated (kg/capita)</text:p>
          </table:table-cell>
          <table:table-cell table:style-name="ce1" office:value-type="string" calcext:value-type="string">
            <text:p>12.02 __COLOR__ E-waste generated (kg/capita)</text:p>
          </table:table-cell>
          <table:table-cell table:style-name="ce1" office:value-type="string" calcext:value-type="string">
            <text:p>12.02 __ARROW__ E-waste generated (kg/capita)</text:p>
          </table:table-cell>
          <table:table-cell table:style-name="ce1" office:value-type="string" calcext:value-type="string">
            <text:p>12.03 Natural Resource Value Realization Score</text:p>
          </table:table-cell>
          <table:table-cell table:style-name="ce1" office:value-type="string" calcext:value-type="string">
            <text:p>12.03 __YEAR__ Natural Resource Value Realization Score</text:p>
          </table:table-cell>
          <table:table-cell table:style-name="ce1" office:value-type="string" calcext:value-type="string">
            <text:p>12.03 __COLOR__ Natural Resource Value Realization Score</text:p>
          </table:table-cell>
          <table:table-cell table:style-name="ce1" office:value-type="string" calcext:value-type="string">
            <text:p>12.03 __ARROW__ Natural Resource Value Realization Score</text:p>
          </table:table-cell>
          <table:table-cell table:style-name="ce1" office:value-type="string" calcext:value-type="string">
            <text:p>12.04 Production-based SO2 emissions (kg/capita)</text:p>
          </table:table-cell>
          <table:table-cell table:style-name="ce1" office:value-type="string" calcext:value-type="string">
            <text:p>12.04 __YEAR__ Production-based SO2 emissions (kg/capita)</text:p>
          </table:table-cell>
          <table:table-cell table:style-name="ce1" office:value-type="string" calcext:value-type="string">
            <text:p>12.04 __COLOR__ Production-based SO2 emissions (kg/capita)</text:p>
          </table:table-cell>
          <table:table-cell table:style-name="ce1" office:value-type="string" calcext:value-type="string">
            <text:p>12.04 __ARROW__ Production-based SO2 emissions (kg/capita)</text:p>
          </table:table-cell>
          <table:table-cell table:style-name="ce1" office:value-type="string" calcext:value-type="string">
            <text:p>12.05 Imported SO2 emissions (kg/capita) </text:p>
          </table:table-cell>
          <table:table-cell table:style-name="ce1" office:value-type="string" calcext:value-type="string">
            <text:p>12.05 __YEAR__ Imported SO2 emissions (kg/capita) </text:p>
          </table:table-cell>
          <table:table-cell table:style-name="ce1" office:value-type="string" calcext:value-type="string">
            <text:p>12.05 __COLOR__ Imported SO2 emissions (kg/capita) </text:p>
          </table:table-cell>
          <table:table-cell table:style-name="ce1" office:value-type="string" calcext:value-type="string">
            <text:p>12.05 __ARROW__ Imported SO2 emissions (kg/capita) </text:p>
          </table:table-cell>
          <table:table-cell table:style-name="ce1" office:value-type="string" calcext:value-type="string">
            <text:p>13.01 People affected by climate-related disasters (per 100,000 population)</text:p>
          </table:table-cell>
          <table:table-cell table:style-name="ce1" office:value-type="string" calcext:value-type="string">
            <text:p>13.01 __YEAR__ People affected by climate-related disasters (per 100,000 populat</text:p>
          </table:table-cell>
          <table:table-cell table:style-name="ce1" office:value-type="string" calcext:value-type="string">
            <text:p>13.01 __COLOR__ People affected by climate-related disasters (per 100,000 popula</text:p>
          </table:table-cell>
          <table:table-cell table:style-name="ce1" office:value-type="string" calcext:value-type="string">
            <text:p>13.01 __ARROW__ People affected by climate-related disasters (per 100,000 popula</text:p>
          </table:table-cell>
          <table:table-cell table:style-name="ce1" office:value-type="string" calcext:value-type="string">
            <text:p>13.02 Energy-related CO2 emissions per capita (tCO2/capita)</text:p>
          </table:table-cell>
          <table:table-cell table:style-name="ce1" office:value-type="string" calcext:value-type="string">
            <text:p>13.02 __YEAR__ Energy-related CO2 emissions per capita (tCO2/capita)</text:p>
          </table:table-cell>
          <table:table-cell table:style-name="ce1" office:value-type="string" calcext:value-type="string">
            <text:p>13.02 __COLOR__ Energy-related CO2 emissions per capita (tCO2/capita)</text:p>
          </table:table-cell>
          <table:table-cell table:style-name="ce1" office:value-type="string" calcext:value-type="string">
            <text:p>13.02 __ARROW__ Energy-related CO2 emissions per capita (tCO2/capita)</text:p>
          </table:table-cell>
          <table:table-cell table:style-name="ce1" office:value-type="string" calcext:value-type="string">
            <text:p>13.03 Imported CO2 emissions, technology-adjusted (tCO2/capita)</text:p>
          </table:table-cell>
          <table:table-cell table:style-name="ce1" office:value-type="string" calcext:value-type="string">
            <text:p>13.03 __YEAR__ Imported CO2 emissions, technology-adjusted (tCO2/capita)</text:p>
          </table:table-cell>
          <table:table-cell table:style-name="ce1" office:value-type="string" calcext:value-type="string">
            <text:p>13.03 __COLOR__ Imported CO2 emissions, technology-adjusted (tCO2/capita)</text:p>
          </table:table-cell>
          <table:table-cell table:style-name="ce1" office:value-type="string" calcext:value-type="string">
            <text:p>13.03 __ARROW__ Imported CO2 emissions, technology-adjusted (tCO2/capita)</text:p>
          </table:table-cell>
          <table:table-cell table:style-name="ce1" office:value-type="string" calcext:value-type="string">
            <text:p>13.04 CO2 emissions embodied in fossil fuel exports (kg/capita)</text:p>
          </table:table-cell>
          <table:table-cell table:style-name="ce1" office:value-type="string" calcext:value-type="string">
            <text:p>13.04 __YEAR__ CO2 emissions embodied in fossil fuel exports (kg/capita)</text:p>
          </table:table-cell>
          <table:table-cell table:style-name="ce1" office:value-type="string" calcext:value-type="string">
            <text:p>13.04 __COLOR__ CO2 emissions embodied in fossil fuel exports (kg/capita)</text:p>
          </table:table-cell>
          <table:table-cell table:style-name="ce1" office:value-type="string" calcext:value-type="string">
            <text:p>13.04 __ARROW__ CO2 emissions embodied in fossil fuel exports (kg/capita)</text:p>
          </table:table-cell>
          <table:table-cell table:style-name="ce1" office:value-type="string" calcext:value-type="string">
            <text:p>14.01 Percentage of inadequately managed plastic waste</text:p>
          </table:table-cell>
          <table:table-cell table:style-name="ce1" office:value-type="string" calcext:value-type="string">
            <text:p>14.01 __YEAR__ Percentage of inadequately managed plastic waste</text:p>
          </table:table-cell>
          <table:table-cell table:style-name="ce1" office:value-type="string" calcext:value-type="string">
            <text:p>14.01 __COLOR__ Percentage of inadequately managed plastic waste</text:p>
          </table:table-cell>
          <table:table-cell table:style-name="ce1" office:value-type="string" calcext:value-type="string">
            <text:p>14.01 __ARROW__ Percentage of inadequately managed plastic waste</text:p>
          </table:table-cell>
          <table:table-cell table:style-name="ce1" office:value-type="string" calcext:value-type="string">
            <text:p>14.02 Ocean Health Index Goal - Clean Waters (0-100)</text:p>
          </table:table-cell>
          <table:table-cell table:style-name="ce1" office:value-type="string" calcext:value-type="string">
            <text:p>14.02 __YEAR__ Ocean Health Index Goal - Clean Waters (0-100)</text:p>
          </table:table-cell>
          <table:table-cell table:style-name="ce1" office:value-type="string" calcext:value-type="string">
            <text:p>14.02 __COLOR__ Ocean Health Index Goal - Clean Waters (0-100)</text:p>
          </table:table-cell>
          <table:table-cell table:style-name="ce1" office:value-type="string" calcext:value-type="string">
            <text:p>14.02 __ARROW__ Ocean Health Index Goal - Clean Waters (0-100)</text:p>
          </table:table-cell>
          <table:table-cell table:style-name="ce1" office:value-type="string" calcext:value-type="string">
            <text:p>14.03 Mean area that is protected in marine sites important to biodiversity (%) </text:p>
          </table:table-cell>
          <table:table-cell table:style-name="ce1" office:value-type="string" calcext:value-type="string">
            <text:p>14.03 __YEAR__ Mean area that is protected in marine sites important to biodiver</text:p>
          </table:table-cell>
          <table:table-cell table:style-name="ce1" office:value-type="string" calcext:value-type="string">
            <text:p>14.03 __COLOR__ Mean area that is protected in marine sites important to biodive</text:p>
          </table:table-cell>
          <table:table-cell table:style-name="ce1" office:value-type="string" calcext:value-type="string">
            <text:p>14.03 __ARROW__ Mean area that is protected in marine sites important to biodive</text:p>
          </table:table-cell>
          <table:table-cell table:style-name="ce1" office:value-type="string" calcext:value-type="string">
            <text:p>14.04 Percentage of Fish Stocks overexploited or collapsed by EEZ (%)</text:p>
          </table:table-cell>
          <table:table-cell table:style-name="ce1" office:value-type="string" calcext:value-type="string">
            <text:p>14.04 __YEAR__ Percentage of Fish Stocks overexploited or collapsed by EEZ (%)</text:p>
          </table:table-cell>
          <table:table-cell table:style-name="ce1" office:value-type="string" calcext:value-type="string">
            <text:p>14.04 __COLOR__ Percentage of Fish Stocks overexploited or collapsed by EEZ (%)</text:p>
          </table:table-cell>
          <table:table-cell table:style-name="ce1" office:value-type="string" calcext:value-type="string">
            <text:p>14.04 __ARROW__ Percentage of Fish Stocks overexploited or collapsed by EEZ (%)</text:p>
          </table:table-cell>
          <table:table-cell table:style-name="ce1" office:value-type="string" calcext:value-type="string">
            <text:p>14.05 Fish caught by trawling (%)</text:p>
          </table:table-cell>
          <table:table-cell table:style-name="ce1" office:value-type="string" calcext:value-type="string">
            <text:p>14.05 __YEAR__ Fish caught by trawling (%)</text:p>
          </table:table-cell>
          <table:table-cell table:style-name="ce1" office:value-type="string" calcext:value-type="string">
            <text:p>14.05 __COLOR__ Fish caught by trawling (%)</text:p>
          </table:table-cell>
          <table:table-cell table:style-name="ce1" office:value-type="string" calcext:value-type="string">
            <text:p>14.05 __ARROW__ Fish caught by trawling (%)</text:p>
          </table:table-cell>
          <table:table-cell table:style-name="ce1" office:value-type="string" calcext:value-type="string">
            <text:p>15.01 Mean area that is protected in terrestrial sites important to biodiversity</text:p>
          </table:table-cell>
          <table:table-cell table:style-name="ce1" office:value-type="string" calcext:value-type="string">
            <text:p>15.01 __YEAR__ Mean area that is protected in terrestrial sites important to bio</text:p>
          </table:table-cell>
          <table:table-cell table:style-name="ce1" office:value-type="string" calcext:value-type="string">
            <text:p>15.01 __COLOR__ Mean area that is protected in terrestrial sites important to bi</text:p>
          </table:table-cell>
          <table:table-cell table:style-name="ce1" office:value-type="string" calcext:value-type="string">
            <text:p>15.01 __ARROW__ Mean area that is protected in terrestrial sites important to bi</text:p>
          </table:table-cell>
          <table:table-cell table:style-name="ce1" office:value-type="string" calcext:value-type="string">
            <text:p>15.02 Permanent Deforestation (5 year average annual %)</text:p>
          </table:table-cell>
          <table:table-cell table:style-name="ce1" office:value-type="string" calcext:value-type="string">
            <text:p>15.02 __YEAR__ Permanent Deforestation (5 year average annual %)</text:p>
          </table:table-cell>
          <table:table-cell table:style-name="ce1" office:value-type="string" calcext:value-type="string">
            <text:p>15.02 __COLOR__ Permanent Deforestation (5 year average annual %)</text:p>
          </table:table-cell>
          <table:table-cell table:style-name="ce1" office:value-type="string" calcext:value-type="string">
            <text:p>15.02 __ARROW__ Permanent Deforestation (5 year average annual %)</text:p>
          </table:table-cell>
          <table:table-cell table:style-name="ce1" office:value-type="string" calcext:value-type="string">
            <text:p>15.03 Red List Index of species survival (0-1)</text:p>
          </table:table-cell>
          <table:table-cell table:style-name="ce1" office:value-type="string" calcext:value-type="string">
            <text:p>15.03 __YEAR__ Red List Index of species survival (0-1)</text:p>
          </table:table-cell>
          <table:table-cell table:style-name="ce1" office:value-type="string" calcext:value-type="string">
            <text:p>15.03 __COLOR__ Red List Index of species survival (0-1)</text:p>
          </table:table-cell>
          <table:table-cell table:style-name="ce1" office:value-type="string" calcext:value-type="string">
            <text:p>15.03 __ARROW__ Red List Index of species survival (0-1)</text:p>
          </table:table-cell>
          <table:table-cell table:style-name="ce1" office:value-type="string" calcext:value-type="string">
            <text:p>15.04 Imported biodiversity threats (threats per million population)</text:p>
          </table:table-cell>
          <table:table-cell table:style-name="ce1" office:value-type="string" calcext:value-type="string">
            <text:p>15.04 __YEAR__ Imported biodiversity threats (threats per million population)</text:p>
          </table:table-cell>
          <table:table-cell table:style-name="ce1" office:value-type="string" calcext:value-type="string">
            <text:p>15.04 __COLOR__ Imported biodiversity threats (threats per million population)</text:p>
          </table:table-cell>
          <table:table-cell table:style-name="ce1" office:value-type="string" calcext:value-type="string">
            <text:p>15.04 __ARROW__ Imported biodiversity threats (threats per million population)</text:p>
          </table:table-cell>
          <table:table-cell table:style-name="ce1" office:value-type="string" calcext:value-type="string">
            <text:p>16.01 Homicides (per 100,000 population)</text:p>
          </table:table-cell>
          <table:table-cell table:style-name="ce1" office:value-type="string" calcext:value-type="string">
            <text:p>16.01 __YEAR__ Homicides (per 100,000 population)</text:p>
          </table:table-cell>
          <table:table-cell table:style-name="ce1" office:value-type="string" calcext:value-type="string">
            <text:p>16.01 __COLOR__ Homicides (per 100,000 population)</text:p>
          </table:table-cell>
          <table:table-cell table:style-name="ce1" office:value-type="string" calcext:value-type="string">
            <text:p>16.01 __ARROW__ Homicides (per 100,000 population)</text:p>
          </table:table-cell>
          <table:table-cell table:style-name="ce1" office:value-type="string" calcext:value-type="string">
            <text:p>16.02 Conflict-related deaths per 100,000</text:p>
          </table:table-cell>
          <table:table-cell table:style-name="ce1" office:value-type="string" calcext:value-type="string">
            <text:p>16.02 __YEAR__ Conflict-related deaths per 100,000</text:p>
          </table:table-cell>
          <table:table-cell table:style-name="ce1" office:value-type="string" calcext:value-type="string">
            <text:p>16.02 __COLOR__ Conflict-related deaths per 100,000</text:p>
          </table:table-cell>
          <table:table-cell table:style-name="ce1" office:value-type="string" calcext:value-type="string">
            <text:p>16.02 __ARROW__ Conflict-related deaths per 100,000</text:p>
          </table:table-cell>
          <table:table-cell table:style-name="ce1" office:value-type="string" calcext:value-type="string">
            <text:p>16.03 Proportion of the population who feel safe walking alone at night in the c</text:p>
          </table:table-cell>
          <table:table-cell table:style-name="ce1" office:value-type="string" calcext:value-type="string">
            <text:p>16.03 __YEAR__ Proportion of the population who feel safe walking alone at night</text:p>
          </table:table-cell>
          <table:table-cell table:style-name="ce1" office:value-type="string" calcext:value-type="string">
            <text:p>16.03 __COLOR__ Proportion of the population who feel safe walking alone at nigh</text:p>
          </table:table-cell>
          <table:table-cell table:style-name="ce1" office:value-type="string" calcext:value-type="string">
            <text:p>16.03 __ARROW__ Proportion of the population who feel safe walking alone at nigh</text:p>
          </table:table-cell>
          <table:table-cell table:style-name="ce1" office:value-type="string" calcext:value-type="string">
            <text:p>16.04 Children 5–14 years old involved in child labour (%)</text:p>
          </table:table-cell>
          <table:table-cell table:style-name="ce1" office:value-type="string" calcext:value-type="string">
            <text:p>16.04 __YEAR__ Children 5–14 years old involved in child labour (%)</text:p>
          </table:table-cell>
          <table:table-cell table:style-name="ce1" office:value-type="string" calcext:value-type="string">
            <text:p>16.04 __COLOR__ Children 5–14 years old involved in child labour (%)</text:p>
          </table:table-cell>
          <table:table-cell table:style-name="ce1" office:value-type="string" calcext:value-type="string">
            <text:p>16.04 __ARROW__ Children 5–14 years old involved in child labour (%)</text:p>
          </table:table-cell>
          <table:table-cell table:style-name="ce1" office:value-type="string" calcext:value-type="string">
            <text:p>16.05 Property Rights </text:p>
          </table:table-cell>
          <table:table-cell table:style-name="ce1" office:value-type="string" calcext:value-type="string">
            <text:p>16.05 __YEAR__ Property Rights </text:p>
          </table:table-cell>
          <table:table-cell table:style-name="ce1" office:value-type="string" calcext:value-type="string">
            <text:p>16.05 __COLOR__ Property Rights </text:p>
          </table:table-cell>
          <table:table-cell table:style-name="ce1" office:value-type="string" calcext:value-type="string">
            <text:p>16.05 __ARROW__ Property Rights </text:p>
          </table:table-cell>
          <table:table-cell table:style-name="ce1" office:value-type="string" calcext:value-type="string">
            <text:p>16.06 Access to justice</text:p>
          </table:table-cell>
          <table:table-cell table:style-name="ce1" office:value-type="string" calcext:value-type="string">
            <text:p>16.06 __YEAR__ Access to justice</text:p>
          </table:table-cell>
          <table:table-cell table:style-name="ce1" office:value-type="string" calcext:value-type="string">
            <text:p>16.06 __COLOR__ Access to justice</text:p>
          </table:table-cell>
          <table:table-cell table:style-name="ce1" office:value-type="string" calcext:value-type="string">
            <text:p>16.06 __ARROW__ Access to justice</text:p>
          </table:table-cell>
          <table:table-cell table:style-name="ce1" office:value-type="string" calcext:value-type="string">
            <text:p>16.07 Corruption Perception Index (0-100)</text:p>
          </table:table-cell>
          <table:table-cell table:style-name="ce1" office:value-type="string" calcext:value-type="string">
            <text:p>16.07 __YEAR__ Corruption Perception Index (0-100)</text:p>
          </table:table-cell>
          <table:table-cell table:style-name="ce1" office:value-type="string" calcext:value-type="string">
            <text:p>16.07 __COLOR__ Corruption Perception Index (0-100)</text:p>
          </table:table-cell>
          <table:table-cell table:style-name="ce1" office:value-type="string" calcext:value-type="string">
            <text:p>16.07 __ARROW__ Corruption Perception Index (0-100)</text:p>
          </table:table-cell>
          <table:table-cell table:style-name="ce1" office:value-type="string" calcext:value-type="string">
            <text:p>16.08 Public Sector Accountability &amp; Transparency</text:p>
          </table:table-cell>
          <table:table-cell table:style-name="ce1" office:value-type="string" calcext:value-type="string">
            <text:p>16.08 __YEAR__ Public Sector Accountability &amp; Transparency</text:p>
          </table:table-cell>
          <table:table-cell table:style-name="ce1" office:value-type="string" calcext:value-type="string">
            <text:p>16.08 __COLOR__ Public Sector Accountability &amp; Transparency</text:p>
          </table:table-cell>
          <table:table-cell table:style-name="ce1" office:value-type="string" calcext:value-type="string">
            <text:p>16.08 __ARROW__ Public Sector Accountability &amp; Transparency</text:p>
          </table:table-cell>
          <table:table-cell table:style-name="ce1" office:value-type="string" calcext:value-type="string">
            <text:p>16.09 Birth registrations with civil authority, children under 5 years of age (%</text:p>
          </table:table-cell>
          <table:table-cell table:style-name="ce1" office:value-type="string" calcext:value-type="string">
            <text:p>16.09 __YEAR__ Birth registrations with civil authority, children under 5 years </text:p>
          </table:table-cell>
          <table:table-cell table:style-name="ce1" office:value-type="string" calcext:value-type="string">
            <text:p>16.09 __COLOR__ Birth registrations with civil authority, children under 5 years</text:p>
          </table:table-cell>
          <table:table-cell table:style-name="ce1" office:value-type="string" calcext:value-type="string">
            <text:p>16.09 __ARROW__ Birth registrations with civil authority, children under 5 years</text:p>
          </table:table-cell>
          <table:table-cell table:style-name="ce1" office:value-type="string" calcext:value-type="string">
            <text:p>16.1 Freedom of Press Index (best 0 - 100 worst)</text:p>
          </table:table-cell>
          <table:table-cell table:style-name="ce1" office:value-type="string" calcext:value-type="string">
            <text:p>16.1 __YEAR__ Freedom of Press Index (best 0 - 100 worst)</text:p>
          </table:table-cell>
          <table:table-cell table:style-name="ce1" office:value-type="string" calcext:value-type="string">
            <text:p>16.1 __COLOR__ Freedom of Press Index (best 0 - 100 worst)</text:p>
          </table:table-cell>
          <table:table-cell table:style-name="ce1" office:value-type="string" calcext:value-type="string">
            <text:p>16.1 __ARROW__ Freedom of Press Index (best 0 - 100 worst)</text:p>
          </table:table-cell>
          <table:table-cell table:style-name="ce1" office:value-type="string" calcext:value-type="string">
            <text:p>17.01 Tax revenue (% GDP)</text:p>
          </table:table-cell>
          <table:table-cell table:style-name="ce1" office:value-type="string" calcext:value-type="string">
            <text:p>17.01 __YEAR__ Tax revenue (% GDP)</text:p>
          </table:table-cell>
          <table:table-cell table:style-name="ce1" office:value-type="string" calcext:value-type="string">
            <text:p>17.01 __COLOR__ Tax revenue (% GDP)</text:p>
          </table:table-cell>
          <table:table-cell table:style-name="ce1" office:value-type="string" calcext:value-type="string">
            <text:p>17.01 __ARROW__ Tax revenue (% GDP)</text:p>
          </table:table-cell>
          <table:table-cell table:style-name="ce1" office:value-type="string" calcext:value-type="string">
            <text:p>17.02 Government Health and Education spending (% GDP)</text:p>
          </table:table-cell>
          <table:table-cell table:style-name="ce1" office:value-type="string" calcext:value-type="string">
            <text:p>17.02 __YEAR__ Government Health and Education spending (% GDP)</text:p>
          </table:table-cell>
          <table:table-cell table:style-name="ce1" office:value-type="string" calcext:value-type="string">
            <text:p>17.02 __COLOR__ Government Health and Education spending (% GDP)</text:p>
          </table:table-cell>
          <table:table-cell table:style-name="ce1" office:value-type="string" calcext:value-type="string">
            <text:p>17.02 __ARROW__ Government Health and Education spending (% GDP)</text:p>
          </table:table-cell>
          <table:table-cell table:style-name="ce1" office:value-type="string" calcext:value-type="string">
            <text:p>17.03 Level of customs duties on imports</text:p>
          </table:table-cell>
          <table:table-cell table:style-name="ce1" office:value-type="string" calcext:value-type="string">
            <text:p>17.03 __YEAR__ Level of customs duties on imports</text:p>
          </table:table-cell>
          <table:table-cell table:style-name="ce1" office:value-type="string" calcext:value-type="string">
            <text:p>17.03 __COLOR__ Level of customs duties on imports</text:p>
          </table:table-cell>
          <table:table-cell table:style-name="ce1" office:value-type="string" calcext:value-type="string">
            <text:p>17.03 __ARROW__ Level of customs duties on imports</text:p>
          </table:table-cell>
          <table:table-cell table:style-name="ce1" office:value-type="string" calcext:value-type="string">
            <text:p>17.04 Visa Requirement</text:p>
          </table:table-cell>
          <table:table-cell table:style-name="ce1" office:value-type="string" calcext:value-type="string">
            <text:p>17.04 __YEAR__ Visa Requirement</text:p>
          </table:table-cell>
          <table:table-cell table:style-name="ce1" office:value-type="string" calcext:value-type="string">
            <text:p>17.04 __COLOR__ Visa Requirement</text:p>
          </table:table-cell>
          <table:table-cell table:style-name="ce1" office:value-type="string" calcext:value-type="string">
            <text:p>17.04 __ARROW__ Visa Requirement</text:p>
          </table:table-cell>
          <table:table-cell table:style-name="ce1" office:value-type="string" calcext:value-type="string">
            <text:p>17.05 Governmental Statistical Capacity</text:p>
          </table:table-cell>
          <table:table-cell table:style-name="ce1" office:value-type="string" calcext:value-type="string">
            <text:p>17.05 __YEAR__ Governmental Statistical Capacity</text:p>
          </table:table-cell>
          <table:table-cell table:style-name="ce1" office:value-type="string" calcext:value-type="string">
            <text:p>17.05 __COLOR__ Governmental Statistical Capacity</text:p>
          </table:table-cell>
          <table:table-cell table:style-name="ce1" office:value-type="string" calcext:value-type="string">
            <text:p>17.05 __ARROW__ Governmental Statistical Capacity</text:p>
          </table:table-cell>
          <table:table-cell table:style-name="ce1" office:value-type="string" calcext:value-type="string">
            <text:p>Goal 1 Score</text:p>
          </table:table-cell>
          <table:table-cell table:style-name="ce1" office:value-type="string" calcext:value-type="string">
            <text:p>Goal 2 Score</text:p>
          </table:table-cell>
          <table:table-cell table:style-name="ce1" office:value-type="string" calcext:value-type="string">
            <text:p>Goal 3 Score</text:p>
          </table:table-cell>
          <table:table-cell table:style-name="ce1" office:value-type="string" calcext:value-type="string">
            <text:p>Goal 4 Score</text:p>
          </table:table-cell>
          <table:table-cell table:style-name="ce1" office:value-type="string" calcext:value-type="string">
            <text:p>Goal 5 Score</text:p>
          </table:table-cell>
          <table:table-cell table:style-name="ce1" office:value-type="string" calcext:value-type="string">
            <text:p>Goal 6 Score</text:p>
          </table:table-cell>
          <table:table-cell table:style-name="ce1" office:value-type="string" calcext:value-type="string">
            <text:p>Goal 7 Score</text:p>
          </table:table-cell>
          <table:table-cell table:style-name="ce1" office:value-type="string" calcext:value-type="string">
            <text:p>Goal 8 Score</text:p>
          </table:table-cell>
          <table:table-cell table:style-name="ce1" office:value-type="string" calcext:value-type="string">
            <text:p>Goal 9 Score</text:p>
          </table:table-cell>
          <table:table-cell table:style-name="ce1" office:value-type="string" calcext:value-type="string">
            <text:p>Goal 10 Score</text:p>
          </table:table-cell>
          <table:table-cell table:style-name="ce1" office:value-type="string" calcext:value-type="string">
            <text:p>Goal 11 Score</text:p>
          </table:table-cell>
          <table:table-cell table:style-name="ce1" office:value-type="string" calcext:value-type="string">
            <text:p>Goal 12 Score</text:p>
          </table:table-cell>
          <table:table-cell table:style-name="ce1" office:value-type="string" calcext:value-type="string">
            <text:p>Goal 13 Score</text:p>
          </table:table-cell>
          <table:table-cell table:style-name="ce1" office:value-type="string" calcext:value-type="string">
            <text:p>Goal 14 Score</text:p>
          </table:table-cell>
          <table:table-cell table:style-name="ce1" office:value-type="string" calcext:value-type="string">
            <text:p>Goal 15 Score</text:p>
          </table:table-cell>
          <table:table-cell table:style-name="ce1" office:value-type="string" calcext:value-type="string">
            <text:p>Goal 16 Score</text:p>
          </table:table-cell>
          <table:table-cell table:style-name="ce1" office:value-type="string" calcext:value-type="string">
            <text:p>Goal 17 Score</text:p>
          </table:table-cell>
          <table:table-cell table:style-name="ce1" office:value-type="string" calcext:value-type="string">
            <text:p>Goal 1 Regional Score</text:p>
          </table:table-cell>
          <table:table-cell table:style-name="ce1" office:value-type="string" calcext:value-type="string">
            <text:p>Goal 2 Regional Score</text:p>
          </table:table-cell>
          <table:table-cell table:style-name="ce1" office:value-type="string" calcext:value-type="string">
            <text:p>Goal 3 Regional Score</text:p>
          </table:table-cell>
          <table:table-cell table:style-name="ce1" office:value-type="string" calcext:value-type="string">
            <text:p>Goal 4 Regional Score</text:p>
          </table:table-cell>
          <table:table-cell table:style-name="ce1" office:value-type="string" calcext:value-type="string">
            <text:p>Goal 5 Regional Score</text:p>
          </table:table-cell>
          <table:table-cell table:style-name="ce1" office:value-type="string" calcext:value-type="string">
            <text:p>Goal 6 Regional Score</text:p>
          </table:table-cell>
          <table:table-cell table:style-name="ce1" office:value-type="string" calcext:value-type="string">
            <text:p>Goal 7 Regional Score</text:p>
          </table:table-cell>
          <table:table-cell table:style-name="ce1" office:value-type="string" calcext:value-type="string">
            <text:p>Goal 8 Regional Score</text:p>
          </table:table-cell>
          <table:table-cell table:style-name="ce1" office:value-type="string" calcext:value-type="string">
            <text:p>Goal 9 Regional Score</text:p>
          </table:table-cell>
          <table:table-cell table:style-name="ce1" office:value-type="string" calcext:value-type="string">
            <text:p>Goal 10 Regional Score</text:p>
          </table:table-cell>
          <table:table-cell table:style-name="ce1" office:value-type="string" calcext:value-type="string">
            <text:p>Goal 11 Regional Score</text:p>
          </table:table-cell>
          <table:table-cell table:style-name="ce1" office:value-type="string" calcext:value-type="string">
            <text:p>Goal 12 Regional Score</text:p>
          </table:table-cell>
          <table:table-cell table:style-name="ce1" office:value-type="string" calcext:value-type="string">
            <text:p>Goal 13 Regional Score</text:p>
          </table:table-cell>
          <table:table-cell table:style-name="ce1" office:value-type="string" calcext:value-type="string">
            <text:p>Goal 14 Regional Score</text:p>
          </table:table-cell>
          <table:table-cell table:style-name="ce1" office:value-type="string" calcext:value-type="string">
            <text:p>Goal 15 Regional Score</text:p>
          </table:table-cell>
          <table:table-cell table:style-name="ce1" office:value-type="string" calcext:value-type="string">
            <text:p>Goal 16 Regional Score</text:p>
          </table:table-cell>
          <table:table-cell table:style-name="ce1" office:value-type="string" calcext:value-type="string">
            <text:p>Goal 17 Regional Score</text:p>
          </table:table-cell>
          <table:table-cell table:style-name="ce1" office:value-type="string" calcext:value-type="string">
            <text:p>Goal 1 Dashboard</text:p>
          </table:table-cell>
          <table:table-cell table:style-name="ce1" office:value-type="string" calcext:value-type="string">
            <text:p>Goal 2 Dashboard</text:p>
          </table:table-cell>
          <table:table-cell table:style-name="ce1" office:value-type="string" calcext:value-type="string">
            <text:p>Goal 3 Dashboard</text:p>
          </table:table-cell>
          <table:table-cell table:style-name="ce1" office:value-type="string" calcext:value-type="string">
            <text:p>Goal 4 Dashboard</text:p>
          </table:table-cell>
          <table:table-cell table:style-name="ce1" office:value-type="string" calcext:value-type="string">
            <text:p>Goal 5 Dashboard</text:p>
          </table:table-cell>
          <table:table-cell table:style-name="ce1" office:value-type="string" calcext:value-type="string">
            <text:p>Goal 6 Dashboard</text:p>
          </table:table-cell>
          <table:table-cell table:style-name="ce1" office:value-type="string" calcext:value-type="string">
            <text:p>Goal 7 Dashboard</text:p>
          </table:table-cell>
          <table:table-cell table:style-name="ce2" office:value-type="string" calcext:value-type="string">
            <text:p>Goal 8 Dashboard</text:p>
          </table:table-cell>
          <table:table-cell table:style-name="ce1" office:value-type="string" calcext:value-type="string">
            <text:p>Goal 9 Dashboard</text:p>
          </table:table-cell>
          <table:table-cell table:style-name="ce1" office:value-type="string" calcext:value-type="string">
            <text:p>Goal 10 Dashboard</text:p>
          </table:table-cell>
          <table:table-cell table:style-name="ce1" office:value-type="string" calcext:value-type="string">
            <text:p>Goal 11 Dashboard</text:p>
          </table:table-cell>
          <table:table-cell table:style-name="ce1" office:value-type="string" calcext:value-type="string">
            <text:p>Goal 12 Dashboard</text:p>
          </table:table-cell>
          <table:table-cell table:style-name="ce2" office:value-type="string" calcext:value-type="string">
            <text:p>Goal 13 Dashboard</text:p>
          </table:table-cell>
          <table:table-cell table:style-name="ce1" office:value-type="string" calcext:value-type="string">
            <text:p>Goal 14 Dashboard</text:p>
          </table:table-cell>
          <table:table-cell table:style-name="ce1" office:value-type="string" calcext:value-type="string">
            <text:p>Goal 15 Dashboard</text:p>
          </table:table-cell>
          <table:table-cell table:style-name="ce1" office:value-type="string" calcext:value-type="string">
            <text:p>Goal 16 Dashboard</text:p>
          </table:table-cell>
          <table:table-cell table:style-name="ce1" office:value-type="string" calcext:value-type="string">
            <text:p>Goal 17 Dashboard</text:p>
          </table:table-cell>
          <table:table-cell table:style-name="ce1" office:value-type="string" calcext:value-type="string">
            <text:p>arrow_goal_1</text:p>
          </table:table-cell>
          <table:table-cell table:style-name="ce1" office:value-type="string" calcext:value-type="string">
            <text:p>arrow_goal_2</text:p>
          </table:table-cell>
          <table:table-cell table:style-name="ce1" office:value-type="string" calcext:value-type="string">
            <text:p>arrow_goal_3</text:p>
          </table:table-cell>
          <table:table-cell table:style-name="ce1" office:value-type="string" calcext:value-type="string">
            <text:p>arrow_goal_4</text:p>
          </table:table-cell>
          <table:table-cell table:style-name="ce1" office:value-type="string" calcext:value-type="string">
            <text:p>arrow_goal_5</text:p>
          </table:table-cell>
          <table:table-cell table:style-name="ce1" office:value-type="string" calcext:value-type="string">
            <text:p>arrow_goal_6</text:p>
          </table:table-cell>
          <table:table-cell table:style-name="ce1" office:value-type="string" calcext:value-type="string">
            <text:p>arrow_goal_7</text:p>
          </table:table-cell>
          <table:table-cell table:style-name="ce1" office:value-type="string" calcext:value-type="string">
            <text:p>arrow_goal_8</text:p>
          </table:table-cell>
          <table:table-cell table:style-name="ce1" office:value-type="string" calcext:value-type="string">
            <text:p>arrow_goal_9</text:p>
          </table:table-cell>
          <table:table-cell table:style-name="ce1" office:value-type="string" calcext:value-type="string">
            <text:p>arrow_goal_10</text:p>
          </table:table-cell>
          <table:table-cell table:style-name="ce1" office:value-type="string" calcext:value-type="string">
            <text:p>arrow_goal_11</text:p>
          </table:table-cell>
          <table:table-cell table:style-name="ce1" office:value-type="string" calcext:value-type="string">
            <text:p>arrow_goal_12</text:p>
          </table:table-cell>
          <table:table-cell table:style-name="ce1" office:value-type="string" calcext:value-type="string">
            <text:p>arrow_goal_13</text:p>
          </table:table-cell>
          <table:table-cell table:style-name="ce1" office:value-type="string" calcext:value-type="string">
            <text:p>arrow_goal_14</text:p>
          </table:table-cell>
          <table:table-cell table:style-name="ce1" office:value-type="string" calcext:value-type="string">
            <text:p>arrow_goal_15</text:p>
          </table:table-cell>
          <table:table-cell table:style-name="ce1" office:value-type="string" calcext:value-type="string">
            <text:p>arrow_goal_16</text:p>
          </table:table-cell>
          <table:table-cell table:style-name="ce1" office:value-type="string" calcext:value-type="string">
            <text:p>arrow_goal_17</text:p>
          </table:table-cell>
          <table:table-cell table:style-name="ce1" table:number-columns-repeated="558"/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49.1785853672278" calcext:value-type="float">
            <text:p>49.1785853672278</text:p>
          </table:table-cell>
          <table:table-cell office:value-type="float" office:value="38" calcext:value-type="float">
            <text:p>38</text:p>
          </table:table-cell>
          <table:table-cell office:value-type="float" office:value="0.0625" calcext:value-type="float">
            <text:p>0.0625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LMIC</text:p>
          </table:table-cell>
          <table:table-cell office:value-type="float" office:value="31787566" calcext:value-type="float">
            <text:p>31787566</text:p>
          </table:table-cell>
          <table:table-cell office:value-type="float" office:value="6051.57936786843" calcext:value-type="float">
            <text:p>6051.57936786843</text:p>
          </table:table-cell>
          <table:table-cell office:value-type="float" office:value="30.7772289766211" calcext:value-type="float">
            <text:p>30.77722897662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6.6" calcext:value-type="float">
            <text:p>36.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23.9" calcext:value-type="float">
            <text:p>23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37.6" calcext:value-type="float">
            <text:p>37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9" calcext:value-type="float">
            <text:p>4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.2" calcext:value-type="float">
            <text:p>8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9347" calcext:value-type="float">
            <text:p>0.93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.98274294483418" calcext:value-type="float">
            <text:p>7.982742944834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77" calcext:value-type="float">
            <text:p>4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6.9" calcext:value-type="float">
            <text:p>46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1.1" calcext:value-type="float">
            <text:p>81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0.99" calcext:value-type="float">
            <text:p>0.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59" calcext:value-type="float">
            <text:p>3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6.7" calcext:value-type="float">
            <text:p>76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4.7082786496851" calcext:value-type="float">
            <text:p>44.70827864968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1.35" calcext:value-type="float">
            <text:p>21.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6.5" calcext:value-type="float">
            <text:p>16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4.4" calcext:value-type="float">
            <text:p>24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54.4722" calcext:value-type="float">
            <text:p>154.47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3.174" calcext:value-type="float">
            <text:p>43.1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9" calcext:value-type="float">
            <text:p>1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2.6" calcext:value-type="float">
            <text:p>62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.79483794981336" calcext:value-type="float">
            <text:p>3.794837949813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table:number-columns-repeated="5"/>
          <table:table-cell office:value-type="float" office:value="5.1" calcext:value-type="float">
            <text:p>5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7.43113" calcext:value-type="float">
            <text:p>77.431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0.3" calcext:value-type="float">
            <text:p>3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0.5" calcext:value-type="float">
            <text:p>30.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4.4" calcext:value-type="float">
            <text:p>34.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4.2" calcext:value-type="float">
            <text:p>2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94.1408056901239" calcext:value-type="float">
            <text:p>94.14080569012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1.0058676167972" calcext:value-type="float">
            <text:p>41.00586761679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9.4294228407207" calcext:value-type="float">
            <text:p>39.42942284072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68" calcext:value-type="float">
            <text:p>0.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13611955684375" calcext:value-type="float">
            <text:p>2.136119556843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0.5206069946289" calcext:value-type="float">
            <text:p>40.52060699462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8.05" calcext:value-type="float">
            <text:p>48.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9.5682103295777" calcext:value-type="float">
            <text:p>49.56821032957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9" calcext:value-type="float">
            <text:p>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-1.82427927732397" calcext:value-type="float">
            <text:p>-1.824279277323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2.04" calcext:value-type="float">
            <text:p>72.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.15136133197601" calcext:value-type="float">
            <text:p>7.151361331976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9.3181209564209" calcext:value-type="float">
            <text:p>29.31812095642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80.52" calcext:value-type="float">
            <text:p>80.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1.8" calcext:value-type="float">
            <text:p>21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857143" calcext:value-type="float">
            <text:p>1.8571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.00135700453638634" calcext:value-type="float">
            <text:p>0.0013570045363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4.61863681" calcext:value-type="float">
            <text:p>14.618636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4.3390793643794" calcext:value-type="float">
            <text:p>14.33907936437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15" calcext:value-type="float">
            <text:p>2.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5.5" calcext:value-type="float">
            <text:p>55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4.9345515118948" calcext:value-type="float">
            <text:p>54.93455151189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2.2061104395983" calcext:value-type="float">
            <text:p>32.20611043959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2.389" calcext:value-type="float">
            <text:p>32.3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48" calcext:value-type="float">
            <text:p>0.4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.3" calcext:value-type="float">
            <text:p>3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0.175" calcext:value-type="float">
            <text:p>50.1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824421448575253" calcext:value-type="float">
            <text:p>0.8244214485752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275614208169122" calcext:value-type="float">
            <text:p>0.2756142081691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86.393813512775" calcext:value-type="float">
            <text:p>986.3938135127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.67236187472502" calcext:value-type="float">
            <text:p>2.6723618747250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-0.437062735181561" calcext:value-type="float">
            <text:p>-0.4370627351815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1139.5741976173" calcext:value-type="float">
            <text:p>11139.57419761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0.7150141" calcext:value-type="float">
            <text:p>70.71501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2.73" calcext:value-type="float">
            <text:p>52.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90568" calcext:value-type="float">
            <text:p>0.905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.85" calcext:value-type="float">
            <text:p>10.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8.9343791" calcext:value-type="float">
            <text:p>28.93437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8.36736" calcext:value-type="float">
            <text:p>28.367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205906521055617" calcext:value-type="float">
            <text:p>0.2059065210556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3592" calcext:value-type="float">
            <text:p>0.935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06202477582948" calcext:value-type="float">
            <text:p>1.062024775829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.84934940219914" calcext:value-type="float">
            <text:p>4.849349402199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.0975407976578804" calcext:value-type="float">
            <text:p>0.097540797657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6.2147093763894" calcext:value-type="float">
            <text:p>46.21470937638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.4" calcext:value-type="float">
            <text:p>30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6.1" calcext:value-type="float">
            <text:p>46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1.4" calcext:value-type="float">
            <text:p>11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35" calcext:value-type="float">
            <text:p>38.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.22154859445607" calcext:value-type="float">
            <text:p>9.221548594456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.17816161" calcext:value-type="float">
            <text:p>5.178161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2.2222333333333" calcext:value-type="float">
            <text:p>52.2222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8.4360268545117" calcext:value-type="float">
            <text:p>58.4360268545117</text:p>
          </table:table-cell>
          <table:table-cell office:value-type="float" office:value="39.757995854945" calcext:value-type="float">
            <text:p>39.757995854945</text:p>
          </table:table-cell>
          <table:table-cell office:value-type="float" office:value="35.5684517571428" calcext:value-type="float">
            <text:p>35.5684517571428</text:p>
          </table:table-cell>
          <table:table-cell office:value-type="float" office:value="42.2520020257149" calcext:value-type="float">
            <text:p>42.2520020257149</text:p>
          </table:table-cell>
          <table:table-cell office:value-type="float" office:value="63.3100601058159" calcext:value-type="float">
            <text:p>63.3100601058159</text:p>
          </table:table-cell>
          <table:table-cell office:value-type="float" office:value="45.961705072957" calcext:value-type="float">
            <text:p>45.961705072957</text:p>
          </table:table-cell>
          <table:table-cell office:value-type="float" office:value="58.2071697072053" calcext:value-type="float">
            <text:p>58.2071697072053</text:p>
          </table:table-cell>
          <table:table-cell office:value-type="float" office:value="56.4724715209009" calcext:value-type="float">
            <text:p>56.4724715209009</text:p>
          </table:table-cell>
          <table:table-cell office:value-type="float" office:value="8.44587325608501" calcext:value-type="float">
            <text:p>8.44587325608501</text:p>
          </table:table-cell>
          <table:table-cell office:value-type="float" office:value="39.5290492957746" calcext:value-type="float">
            <text:p>39.5290492957746</text:p>
          </table:table-cell>
          <table:table-cell office:value-type="float" office:value="34.467584534687" calcext:value-type="float">
            <text:p>34.467584534687</text:p>
          </table:table-cell>
          <table:table-cell office:value-type="float" office:value="83.225583364531" calcext:value-type="float">
            <text:p>83.225583364531</text:p>
          </table:table-cell>
          <table:table-cell office:value-type="float" office:value="89.4817579457326" calcext:value-type="float">
            <text:p>89.4817579457326</text:p>
          </table:table-cell>
          <table:table-cell office:value-type="float" office:value="43.3721290018907" calcext:value-type="float">
            <text:p>43.3721290018907</text:p>
          </table:table-cell>
          <table:table-cell office:value-type="float" office:value="72.8770962442164" calcext:value-type="float">
            <text:p>72.8770962442164</text:p>
          </table:table-cell>
          <table:table-cell office:value-type="float" office:value="40.4602802162874" calcext:value-type="float">
            <text:p>40.4602802162874</text:p>
          </table:table-cell>
          <table:table-cell office:value-type="float" office:value="24.2107144844749" calcext:value-type="float">
            <text:p>24.2107144844749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➚</text:p>
          </table:table-cell>
          <table:table-cell table:number-columns-repeated="5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/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50.2479546446097" calcext:value-type="float">
            <text:p>50.2479546446097</text:p>
          </table:table-cell>
          <table:table-cell office:value-type="float" office:value="34" calcext:value-type="float">
            <text:p>34</text:p>
          </table:table-cell>
          <table:table-cell office:value-type="float" office:value="0.032967032967033" calcext:value-type="float">
            <text:p>0.032967032967033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IC</text:p>
          </table:table-cell>
          <table:table-cell office:value-type="float" office:value="11575964" calcext:value-type="float">
            <text:p>11575964</text:p>
          </table:table-cell>
          <table:table-cell office:value-type="float" office:value="668.478984270799" calcext:value-type="float">
            <text:p>668.478984270799</text:p>
          </table:table-cell>
          <table:table-cell office:value-type="float" office:value="75.5930950104001" calcext:value-type="float">
            <text:p>75.59309501040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4.9" calcext:value-type="float">
            <text:p>64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8"/>
          <table:table-cell office:value-type="float" office:value="55.9" calcext:value-type="float">
            <text:p>55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1" calcext:value-type="float">
            <text:p>5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.4" calcext:value-type="float">
            <text:p>5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5196" calcext:value-type="float">
            <text:p>1.51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5.42425837198894" calcext:value-type="float">
            <text:p>5.4242583719889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12" calcext:value-type="float">
            <text:p>7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5.1" calcext:value-type="float">
            <text:p>85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2.1" calcext:value-type="float">
            <text:p>2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1.2" calcext:value-type="float">
            <text:p>61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0.29" calcext:value-type="float">
            <text:p>0.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7" calcext:value-type="float">
            <text:p>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14" calcext:value-type="float">
            <text:p>1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8.8976377952756" calcext:value-type="float">
            <text:p>68.89763779527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8.3512660106616" calcext:value-type="float">
            <text:p>48.35126601066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5.24" calcext:value-type="float">
            <text:p>95.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2.9" calcext:value-type="float">
            <text:p>2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2.7" calcext:value-type="float">
            <text:p>32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7.4016" calcext:value-type="float">
            <text:p>27.40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5.077" calcext:value-type="float">
            <text:p>45.0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80" calcext:value-type="float">
            <text:p>1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0.1" calcext:value-type="float">
            <text:p>60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.77528303642274" calcext:value-type="float">
            <text:p>3.775283036422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96.63138" calcext:value-type="float">
            <text:p>96.631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9.55961" calcext:value-type="float">
            <text:p>79.559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1" calcext:value-type="float">
            <text:p>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0.4" calcext:value-type="float">
            <text:p>20.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6.4" calcext:value-type="float">
            <text:p>36.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6.1" calcext:value-type="float">
            <text:p>26.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9.3" calcext:value-type="float">
            <text:p>39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2.972972972973" calcext:value-type="float">
            <text:p>72.9729729729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03.629012797179" calcext:value-type="float">
            <text:p>103.6290127971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5.9341198142855" calcext:value-type="float">
            <text:p>55.93411981428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0.4603170659462" calcext:value-type="float">
            <text:p>50.4603170659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.09" calcext:value-type="float">
            <text:p>3.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210555525160926" calcext:value-type="float">
            <text:p>0.2105555251609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.58847713470459" calcext:value-type="float">
            <text:p>7.588477134704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849999999999995" calcext:value-type="float">
            <text:p>0.8499999999999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5.6789242535879" calcext:value-type="float">
            <text:p>95.678924253587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-2.01704706148826" calcext:value-type="float">
            <text:p>-2.017047061488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7.83" calcext:value-type="float">
            <text:p>77.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9.954215440479" calcext:value-type="float">
            <text:p>39.9542154404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.10575866699219" calcext:value-type="float">
            <text:p>7.105758666992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94.84" calcext:value-type="float">
            <text:p>94.8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7.6" calcext:value-type="float">
            <text:p>37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952865" calcext:value-type="float">
            <text:p>1.9528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101671237596465" calcext:value-type="float">
            <text:p>0.0010167123759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2.57910697" calcext:value-type="float">
            <text:p>12.579106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59467076841764" calcext:value-type="float">
            <text:p>5.594670768417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9.1903638839722" calcext:value-type="float">
            <text:p>39.19036388397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73" calcext:value-type="float">
            <text:p>1.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7.9" calcext:value-type="float">
            <text:p>57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6.9206663670411" calcext:value-type="float">
            <text:p>86.92066636704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9.4278748588082" calcext:value-type="float">
            <text:p>39.427874858808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38.896" calcext:value-type="float">
            <text:p>38.8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5" calcext:value-type="float">
            <text:p>0.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" calcext:value-type="float">
            <text:p>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08202390442663" calcext:value-type="float">
            <text:p>1.082023904426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57530201481197" calcext:value-type="float">
            <text:p>0.557530201481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8.3512280456894" calcext:value-type="float">
            <text:p>78.35122804568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822871885593822" calcext:value-type="float">
            <text:p>0.0822871885593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642197668846827" calcext:value-type="float">
            <text:p>0.0642197668846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51.18583" calcext:value-type="float">
            <text:p>51.185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65973823263535" calcext:value-type="float">
            <text:p>0.1659738232635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2126" calcext:value-type="float">
            <text:p>0.921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88628625238422" calcext:value-type="float">
            <text:p>0.2886286252384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.02052199689205" calcext:value-type="float">
            <text:p>6.020521996892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326729460717945" calcext:value-type="float">
            <text:p>0.3267294607179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5.72054255523" calcext:value-type="float">
            <text:p>65.720542555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6.3" calcext:value-type="float">
            <text:p>26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4" calcext:value-type="float">
            <text:p>38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5.8" calcext:value-type="float">
            <text:p>35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0.3" calcext:value-type="float">
            <text:p>20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5.2" calcext:value-type="float">
            <text:p>75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5.26" calcext:value-type="float">
            <text:p>55.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4.0023571201305" calcext:value-type="float">
            <text:p>14.00235712013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.64857677" calcext:value-type="float">
            <text:p>9.648576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0.01" calcext:value-type="float">
            <text:p>50.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47" calcext:value-type="float">
            <text:p>1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.96324655436447" calcext:value-type="float">
            <text:p>7.96324655436447</text:p>
          </table:table-cell>
          <table:table-cell office:value-type="float" office:value="36.3591806039031" calcext:value-type="float">
            <text:p>36.3591806039031</text:p>
          </table:table-cell>
          <table:table-cell office:value-type="float" office:value="53.4825566670479" calcext:value-type="float">
            <text:p>53.4825566670479</text:p>
          </table:table-cell>
          <table:table-cell office:value-type="float" office:value="48.513218384409" calcext:value-type="float">
            <text:p>48.513218384409</text:p>
          </table:table-cell>
          <table:table-cell office:value-type="float" office:value="66.6479719783287" calcext:value-type="float">
            <text:p>66.6479719783287</text:p>
          </table:table-cell>
          <table:table-cell office:value-type="float" office:value="54.2871028597586" calcext:value-type="float">
            <text:p>54.2871028597586</text:p>
          </table:table-cell>
          <table:table-cell office:value-type="float" office:value="37.5" calcext:value-type="float">
            <text:p>37.5</text:p>
          </table:table-cell>
          <table:table-cell office:value-type="float" office:value="44.8227247016188" calcext:value-type="float">
            <text:p>44.8227247016188</text:p>
          </table:table-cell>
          <table:table-cell office:value-type="float" office:value="10.0453464059393" calcext:value-type="float">
            <text:p>10.0453464059393</text:p>
          </table:table-cell>
          <table:table-cell office:value-type="float" office:value="57.5971987549688" calcext:value-type="float">
            <text:p>57.5971987549688</text:p>
          </table:table-cell>
          <table:table-cell office:value-type="float" office:value="43.8987011826081" calcext:value-type="float">
            <text:p>43.8987011826081</text:p>
          </table:table-cell>
          <table:table-cell office:value-type="float" office:value="95.8754360523584" calcext:value-type="float">
            <text:p>95.8754360523584</text:p>
          </table:table-cell>
          <table:table-cell office:value-type="float" office:value="99.3026610893363" calcext:value-type="float">
            <text:p>99.3026610893363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79.3412415649916" calcext:value-type="float">
            <text:p>79.3412415649916</text:p>
          </table:table-cell>
          <table:table-cell office:value-type="float" office:value="46.7320432010887" calcext:value-type="float">
            <text:p>46.7320432010887</text:p>
          </table:table-cell>
          <table:table-cell office:value-type="float" office:value="33.2284014402861" calcext:value-type="float">
            <text:p>33.2284014402861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table:number-columns-repeated="4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2" office:value-type="string" calcext:value-type="string">
            <text:p>➚</text:p>
          </table:table-cell>
          <table:table-cell table:number-columns-repeated="4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51.481215617507" calcext:value-type="float">
            <text:p>51.481215617507</text:p>
          </table:table-cell>
          <table:table-cell office:value-type="float" office:value="29" calcext:value-type="float">
            <text:p>29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11801595" calcext:value-type="float">
            <text:p>11801595</text:p>
          </table:table-cell>
          <table:table-cell office:value-type="float" office:value="2069.19492266158" calcext:value-type="float">
            <text:p>2069.19492266158</text:p>
          </table:table-cell>
          <table:table-cell office:value-type="float" office:value="45.3549724274739" calcext:value-type="float">
            <text:p>45.35497242747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0.1" calcext:value-type="float">
            <text:p>40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.600064066" calcext:value-type="float">
            <text:p>3.60006406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0.4" calcext:value-type="float">
            <text:p>10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.5" calcext:value-type="float">
            <text:p>4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.6" calcext:value-type="float">
            <text:p>9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4559" calcext:value-type="float">
            <text:p>1.45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4.747607421875" calcext:value-type="float">
            <text:p>14.7476074218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05" calcext:value-type="float">
            <text:p>4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7.2" calcext:value-type="float">
            <text:p>77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32.7" calcext:value-type="float">
            <text:p>32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8.3" calcext:value-type="float">
            <text:p>98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37" calcext:value-type="float">
            <text:p>0.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5" calcext:value-type="float">
            <text:p>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3.1" calcext:value-type="float">
            <text:p>1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5.5708836642957" calcext:value-type="float">
            <text:p>65.57088366429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8.02" calcext:value-type="float">
            <text:p>78.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9.6" calcext:value-type="float">
            <text:p>19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7.7" calcext:value-type="float">
            <text:p>27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8.1498" calcext:value-type="float">
            <text:p>88.14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.6" calcext:value-type="float">
            <text:p>50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05" calcext:value-type="float">
            <text:p>2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4" calcext:value-type="float">
            <text:p>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61.1" calcext:value-type="float">
            <text:p>61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8198270679692" calcext:value-type="float">
            <text:p>5.81982706796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7.03366" calcext:value-type="float">
            <text:p>97.033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.6" calcext:value-type="float">
            <text:p>3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2.49247" calcext:value-type="float">
            <text:p>52.4924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5.9" calcext:value-type="float">
            <text:p>25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.2" calcext:value-type="float">
            <text:p>9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.2" calcext:value-type="float">
            <text:p>7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8.2" calcext:value-type="float">
            <text:p>18.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4.5" calcext:value-type="float">
            <text:p>24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94.2050696616592" calcext:value-type="float">
            <text:p>94.20506966165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7.0172867018849" calcext:value-type="float">
            <text:p>67.01728670188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3.9301122458203" calcext:value-type="float">
            <text:p>13.930112245820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71" calcext:value-type="float">
            <text:p>0.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.12704052445812" calcext:value-type="float">
            <text:p>7.127040524458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0168" calcext:value-type="float">
            <text:p>0.01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1.4026145935059" calcext:value-type="float">
            <text:p>41.40261459350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.44" calcext:value-type="float">
            <text:p>6.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.8626179373594" calcext:value-type="float">
            <text:p>50.86261793735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4.53" calcext:value-type="float">
            <text:p>74.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21461357014593" calcext:value-type="float">
            <text:p>2.214613570145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9.7" calcext:value-type="float">
            <text:p>69.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.45858823850415" calcext:value-type="float">
            <text:p>5.458588238504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8.4892234802246" calcext:value-type="float">
            <text:p>38.48922348022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90.6" calcext:value-type="float">
            <text:p>90.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8.8" calcext:value-type="float">
            <text:p>38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496995" calcext:value-type="float">
            <text:p>2.4969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15387731278153" calcext:value-type="float">
            <text:p>0.0153877312781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2.04507068" calcext:value-type="float">
            <text:p>12.045070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4.119012325245" calcext:value-type="float">
            <text:p>14.1190123252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.1448661088944" calcext:value-type="float">
            <text:p>50.14486610889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94" calcext:value-type="float">
            <text:p>2.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1.5" calcext:value-type="float">
            <text:p>61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6334307350312" calcext:value-type="float">
            <text:p>56.63343073503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8.40182477904" calcext:value-type="float">
            <text:p>48.401824779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9" calcext:value-type="float">
            <text:p>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4" calcext:value-type="float">
            <text:p>0.5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" calcext:value-type="float">
            <text:p>0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00990609344961" calcext:value-type="float">
            <text:p>1.009906093449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86226863994482" calcext:value-type="float">
            <text:p>0.1862268639944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0162097947646721" calcext:value-type="float">
            <text:p>0.0016209794764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2.847811" calcext:value-type="float">
            <text:p>82.8478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6.67" calcext:value-type="float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8"/>
          <table:table-cell office:value-type="float" office:value="1.4741024" calcext:value-type="float">
            <text:p>1.47410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7.38324" calcext:value-type="float">
            <text:p>77.383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93026350086602" calcext:value-type="float">
            <text:p>0.1930263500866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0994" calcext:value-type="float">
            <text:p>0.909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639702780331997" calcext:value-type="float">
            <text:p>0.63970278033199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.18276348053584" calcext:value-type="float">
            <text:p>6.182763480535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0.4297640194595" calcext:value-type="float">
            <text:p>50.42976401945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2.5" calcext:value-type="float">
            <text:p>52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0.4" calcext:value-type="float">
            <text:p>60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97.7" calcext:value-type="float">
            <text:p>97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8.8" calcext:value-type="float">
            <text:p>38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4.8" calcext:value-type="float">
            <text:p>84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0.16" calcext:value-type="float">
            <text:p>30.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6.0878675370267" calcext:value-type="float">
            <text:p>16.087867537026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.16025423" calcext:value-type="float">
            <text:p>5.160254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.56" calcext:value-type="float">
            <text:p>6.5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05" calcext:value-type="float">
            <text:p>1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5.5556" calcext:value-type="float">
            <text:p>75.55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1.6775679509425" calcext:value-type="float">
            <text:p>31.6775679509425</text:p>
          </table:table-cell>
          <table:table-cell office:value-type="float" office:value="48.1205720457523" calcext:value-type="float">
            <text:p>48.1205720457523</text:p>
          </table:table-cell>
          <table:table-cell office:value-type="float" office:value="46.6879215364875" calcext:value-type="float">
            <text:p>46.6879215364875</text:p>
          </table:table-cell>
          <table:table-cell office:value-type="float" office:value="39.1477902347537" calcext:value-type="float">
            <text:p>39.1477902347537</text:p>
          </table:table-cell>
          <table:table-cell office:value-type="float" office:value="48.5608025220686" calcext:value-type="float">
            <text:p>48.5608025220686</text:p>
          </table:table-cell>
          <table:table-cell office:value-type="float" office:value="46.6391815712754" calcext:value-type="float">
            <text:p>46.6391815712754</text:p>
          </table:table-cell>
          <table:table-cell office:value-type="float" office:value="42.0730566218182" calcext:value-type="float">
            <text:p>42.0730566218182</text:p>
          </table:table-cell>
          <table:table-cell office:value-type="float" office:value="68.7636662836026" calcext:value-type="float">
            <text:p>68.7636662836026</text:p>
          </table:table-cell>
          <table:table-cell office:value-type="float" office:value="15.6127714186086" calcext:value-type="float">
            <text:p>15.6127714186086</text:p>
          </table:table-cell>
          <table:table-cell office:value-type="float" office:value="18.1058223818389" calcext:value-type="float">
            <text:p>18.1058223818389</text:p>
          </table:table-cell>
          <table:table-cell office:value-type="float" office:value="39.444813963151" calcext:value-type="float">
            <text:p>39.444813963151</text:p>
          </table:table-cell>
          <table:table-cell office:value-type="float" office:value="95.7025316267867" calcext:value-type="float">
            <text:p>95.7025316267867</text:p>
          </table:table-cell>
          <table:table-cell office:value-type="float" office:value="96.6397332235904" calcext:value-type="float">
            <text:p>96.6397332235904</text:p>
          </table:table-cell>
          <table:table-cell office:value-type="float" office:value="34.4368317723381" calcext:value-type="float">
            <text:p>34.4368317723381</text:p>
          </table:table-cell>
          <table:table-cell office:value-type="float" office:value="84.7142948092629" calcext:value-type="float">
            <text:p>84.7142948092629</text:p>
          </table:table-cell>
          <table:table-cell office:value-type="float" office:value="61.0835499626142" calcext:value-type="float">
            <text:p>61.0835499626142</text:p>
          </table:table-cell>
          <table:table-cell office:value-type="float" office:value="57.7697575727269" calcext:value-type="float">
            <text:p>57.7697575727269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5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53.4732823340055" calcext:value-type="float">
            <text:p>53.4732823340055</text:p>
          </table:table-cell>
          <table:table-cell office:value-type="float" office:value="20" calcext:value-type="float">
            <text:p>20</text:p>
          </table:table-cell>
          <table:table-cell office:value-type="float" office:value="0.010989010989011" calcext:value-type="float">
            <text:p>0.010989010989011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20321560" calcext:value-type="float">
            <text:p>20321560</text:p>
          </table:table-cell>
          <table:table-cell office:value-type="float" office:value="1696.22547690272" calcext:value-type="float">
            <text:p>1696.22547690272</text:p>
          </table:table-cell>
          <table:table-cell office:value-type="float" office:value="28.3737155726899" calcext:value-type="float">
            <text:p>28.373715572689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0.1" calcext:value-type="float">
            <text:p>40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825540327" calcext:value-type="float">
            <text:p>1.8255403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1.3" calcext:value-type="float">
            <text:p>21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7.3" calcext:value-type="float">
            <text:p>27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.6" calcext:value-type="float">
            <text:p>7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.6" calcext:value-type="float">
            <text:p>5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1814" calcext:value-type="float">
            <text:p>1.18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1.7735166015625" calcext:value-type="float">
            <text:p>21.77351660156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71" calcext:value-type="float">
            <text:p>3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9.8" calcext:value-type="float">
            <text:p>79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5.4" calcext:value-type="float">
            <text:p>2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1.2" calcext:value-type="float">
            <text:p>81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23" calcext:value-type="float">
            <text:p>0.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5" calcext:value-type="float">
            <text:p>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9" calcext:value-type="float">
            <text:p>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7.8" calcext:value-type="float">
            <text:p>27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44.794700590026" calcext:value-type="float">
            <text:p>144.7947005900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90.92" calcext:value-type="float">
            <text:p>90.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1.7" calcext:value-type="float">
            <text:p>21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0.7" calcext:value-type="float">
            <text:p>30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06.5448" calcext:value-type="float">
            <text:p>106.54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1.072" calcext:value-type="float">
            <text:p>51.0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06" calcext:value-type="float">
            <text:p>20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8" calcext:value-type="float">
            <text:p>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0.3" calcext:value-type="float">
            <text:p>6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92723612273834" calcext:value-type="float">
            <text:p>4.927236122738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76.42373" calcext:value-type="float">
            <text:p>76.423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.5" calcext:value-type="float">
            <text:p>1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.0963" calcext:value-type="float">
            <text:p>50.09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1.6" calcext:value-type="float">
            <text:p>51.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5.8" calcext:value-type="float">
            <text:p>75.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4.3" calcext:value-type="float">
            <text:p>14.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7.209651987636" calcext:value-type="float">
            <text:p>77.2096519876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3.85759551611" calcext:value-type="float">
            <text:p>53.857595516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2.5320811837064" calcext:value-type="float">
            <text:p>22.53208118370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.49" calcext:value-type="float">
            <text:p>9.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.14002488802399" calcext:value-type="float">
            <text:p>7.140024888023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9.1647129058838" calcext:value-type="float">
            <text:p>19.16471290588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.93000000000001" calcext:value-type="float">
            <text:p>8.93000000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4.1671878585048" calcext:value-type="float">
            <text:p>74.16718785850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20294541451769" calcext:value-type="float">
            <text:p>2.202945414517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2.6" calcext:value-type="float">
            <text:p>62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.52291107136986" calcext:value-type="float">
            <text:p>4.522911071369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3.1599922180176" calcext:value-type="float">
            <text:p>43.15999221801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8.19" calcext:value-type="float">
            <text:p>88.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5.1" calcext:value-type="float">
            <text:p>35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430736" calcext:value-type="float">
            <text:p>2.4307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221829995512962" calcext:value-type="float">
            <text:p>0.2218299955129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118950364394091" calcext:value-type="float">
            <text:p>0.0118950364394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8.81935555" calcext:value-type="float">
            <text:p>28.819355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5.8762069118956" calcext:value-type="float">
            <text:p>15.87620691189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5.2824866771698" calcext:value-type="float">
            <text:p>35.28248667716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48" calcext:value-type="float">
            <text:p>1.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5.8" calcext:value-type="float">
            <text:p>65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5.8497360639293" calcext:value-type="float">
            <text:p>75.84973606392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8.514789246098" calcext:value-type="float">
            <text:p>48.5147892460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2.936" calcext:value-type="float">
            <text:p>42.9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1" calcext:value-type="float">
            <text:p>0.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" calcext:value-type="float">
            <text:p>0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6.484" calcext:value-type="float">
            <text:p>66.4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774.24206494541" calcext:value-type="float">
            <text:p>5774.242064945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267075209505217" calcext:value-type="float">
            <text:p>0.2670752095052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34684604536386" calcext:value-type="float">
            <text:p>0.1346846045363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71.83337" calcext:value-type="float">
            <text:p>71.833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.98912" calcext:value-type="float">
            <text:p>0.989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743123152330871" calcext:value-type="float">
            <text:p>0.7431231523308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369948600335361" calcext:value-type="float">
            <text:p>0.3699486003353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61682988477427" calcext:value-type="float">
            <text:p>0.1616829884774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1.9073102424974" calcext:value-type="float">
            <text:p>61.90731024249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9.2" calcext:value-type="float">
            <text:p>39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3.1" calcext:value-type="float">
            <text:p>5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81.2" calcext:value-type="float">
            <text:p>81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5.7" calcext:value-type="float">
            <text:p>45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6.9" calcext:value-type="float">
            <text:p>76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3.33" calcext:value-type="float">
            <text:p>23.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8.2816879942709" calcext:value-type="float">
            <text:p>18.28168799427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.70430007" calcext:value-type="float">
            <text:p>5.704300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89" calcext:value-type="float">
            <text:p>5.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4" calcext:value-type="float">
            <text:p>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5.5555666666667" calcext:value-type="float">
            <text:p>75.5555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8.8827803569434" calcext:value-type="float">
            <text:p>38.8827803569434</text:p>
          </table:table-cell>
          <table:table-cell office:value-type="float" office:value="45.5708787274959" calcext:value-type="float">
            <text:p>45.5708787274959</text:p>
          </table:table-cell>
          <table:table-cell office:value-type="float" office:value="47.1995595516708" calcext:value-type="float">
            <text:p>47.1995595516708</text:p>
          </table:table-cell>
          <table:table-cell office:value-type="float" office:value="21.4204360866222" calcext:value-type="float">
            <text:p>21.4204360866222</text:p>
          </table:table-cell>
          <table:table-cell office:value-type="float" office:value="28.7746312159769" calcext:value-type="float">
            <text:p>28.7746312159769</text:p>
          </table:table-cell>
          <table:table-cell office:value-type="float" office:value="44.1483455468342" calcext:value-type="float">
            <text:p>44.1483455468342</text:p>
          </table:table-cell>
          <table:table-cell office:value-type="float" office:value="46.8620805098391" calcext:value-type="float">
            <text:p>46.8620805098391</text:p>
          </table:table-cell>
          <table:table-cell office:value-type="float" office:value="66.580391288693" calcext:value-type="float">
            <text:p>66.580391288693</text:p>
          </table:table-cell>
          <table:table-cell office:value-type="float" office:value="18.2814415302062" calcext:value-type="float">
            <text:p>18.2814415302062</text:p>
          </table:table-cell>
          <table:table-cell office:value-type="float" office:value="70.9137511589158" calcext:value-type="float">
            <text:p>70.9137511589158</text:p>
          </table:table-cell>
          <table:table-cell office:value-type="float" office:value="43.3874913050471" calcext:value-type="float">
            <text:p>43.3874913050471</text:p>
          </table:table-cell>
          <table:table-cell office:value-type="float" office:value="88.9284112309084" calcext:value-type="float">
            <text:p>88.9284112309084</text:p>
          </table:table-cell>
          <table:table-cell office:value-type="float" office:value="90.6462709767606" calcext:value-type="float">
            <text:p>90.6462709767606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88.4366318093337" calcext:value-type="float">
            <text:p>88.4366318093337</text:p>
          </table:table-cell>
          <table:table-cell office:value-type="float" office:value="62.8247094082179" calcext:value-type="float">
            <text:p>62.8247094082179</text:p>
          </table:table-cell>
          <table:table-cell office:value-type="float" office:value="61.9171047419655" calcext:value-type="float">
            <text:p>61.9171047419655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7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4"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61.4407466603639" calcext:value-type="float">
            <text:p>61.4407466603639</text:p>
          </table:table-cell>
          <table:table-cell office:value-type="float" office:value="8" calcext:value-type="float">
            <text:p>8</text:p>
          </table:table-cell>
          <table:table-cell office:value-type="float" office:value="0.043956043956044" calcext:value-type="float">
            <text:p>0.043956043956044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UMIC</text:p>
          </table:table-cell>
          <table:table-cell office:value-type="float" office:value="2374636" calcext:value-type="float">
            <text:p>2374636</text:p>
          </table:table-cell>
          <table:table-cell office:value-type="float" office:value="15473.9226231674" calcext:value-type="float">
            <text:p>15473.9226231674</text:p>
          </table:table-cell>
          <table:table-cell office:value-type="float" office:value="16.2042831159018" calcext:value-type="float">
            <text:p>16.20428311590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9.3" calcext:value-type="float">
            <text:p>19.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1.631938608" calcext:value-type="float">
            <text:p>91.63193860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8.5" calcext:value-type="float">
            <text:p>28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1.4" calcext:value-type="float">
            <text:p>31.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.2" calcext:value-type="float">
            <text:p>7.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18.9" calcext:value-type="float">
            <text:p>18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4528" calcext:value-type="float">
            <text:p>0.45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9.5724170003595" calcext:value-type="float">
            <text:p>89.57241700035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29" calcext:value-type="float">
            <text:p>1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99.7" calcext:value-type="float">
            <text:p>99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5.4" calcext:value-type="float">
            <text:p>2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7.6" calcext:value-type="float">
            <text:p>37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.47" calcext:value-type="float">
            <text:p>7.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4" calcext:value-type="float">
            <text:p>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00" calcext:value-type="float">
            <text:p>3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.305455300762198" calcext:value-type="float">
            <text:p>0.3054553007621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0.62" calcext:value-type="float">
            <text:p>30.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0.3" calcext:value-type="float">
            <text:p>2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1.7182" calcext:value-type="float">
            <text:p>31.71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6.583" calcext:value-type="float">
            <text:p>66.5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01" calcext:value-type="float">
            <text:p>1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5" calcext:value-type="float">
            <text:p>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6.1" calcext:value-type="float">
            <text:p>66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.50488105366026" calcext:value-type="float">
            <text:p>3.504881053660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9.04661" calcext:value-type="float">
            <text:p>89.046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97.7" calcext:value-type="float">
            <text:p>97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4" calcext:value-type="float">
            <text:p>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.5" calcext:value-type="float">
            <text:p>9.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5.8" calcext:value-type="float">
            <text:p>15.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6.8421052631579" calcext:value-type="float">
            <text:p>96.84210526315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3.9335254548745" calcext:value-type="float">
            <text:p>83.93352545487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9.1739852456857" calcext:value-type="float">
            <text:p>79.17398524568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9.9559063382571" calcext:value-type="float">
            <text:p>59.95590633825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.09" calcext:value-type="float">
            <text:p>2.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.1650701357952" calcext:value-type="float">
            <text:p>8.16507013579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5" calcext:value-type="float">
            <text:p>0.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0.6883964538574" calcext:value-type="float">
            <text:p>60.68839645385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4.08" calcext:value-type="float">
            <text:p>64.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8.8798269935477" calcext:value-type="float">
            <text:p>28.87982699354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2.18709815214265" calcext:value-type="float">
            <text:p>2.187098152142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9.32" calcext:value-type="float">
            <text:p>59.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.43257358986597" calcext:value-type="float">
            <text:p>3.432573589865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1.0324554443359" calcext:value-type="float">
            <text:p>51.03245544433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76.22" calcext:value-type="float">
            <text:p>76.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7.2" calcext:value-type="float">
            <text:p>67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95539" calcext:value-type="float">
            <text:p>2.955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537280023097992" calcext:value-type="float">
            <text:p>0.53728002309799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100699474727365" calcext:value-type="float">
            <text:p>0.1006994747273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6.89270359" calcext:value-type="float">
            <text:p>66.892703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1.4137946360181" calcext:value-type="float">
            <text:p>41.41379463601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63.0341112613678" calcext:value-type="float">
            <text:p>63.034111261367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.84" calcext:value-type="float">
            <text:p>5.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99.447570345002" calcext:value-type="float">
            <text:p>99.4475703450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3.4816368066382" calcext:value-type="float">
            <text:p>63.48163680663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3.094" calcext:value-type="float">
            <text:p>23.0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.03" calcext:value-type="float">
            <text:p>1.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.6" calcext:value-type="float">
            <text:p>7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0.375" calcext:value-type="float">
            <text:p>40.3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5.3779401863651" calcext:value-type="float">
            <text:p>15.37794018636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0.027501727311" calcext:value-type="float">
            <text:p>10.0275017273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07.633410329116" calcext:value-type="float">
            <text:p>107.6334103291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.27483046403527" calcext:value-type="float">
            <text:p>6.274830464035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.34218224384587" calcext:value-type="float">
            <text:p>4.342182243845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8.5522235167039" calcext:value-type="float">
            <text:p>58.55222351670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47.10209" calcext:value-type="float">
            <text:p>47.102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0235994873463455" calcext:value-type="float">
            <text:p>0.0235994873463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7963" calcext:value-type="float">
            <text:p>0.979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.7636111347746" calcext:value-type="float">
            <text:p>6.76361113477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5.0382209040204" calcext:value-type="float">
            <text:p>15.03822090402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3.7849629661609" calcext:value-type="float">
            <text:p>33.78496296616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8.3" calcext:value-type="float">
            <text:p>88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9.8" calcext:value-type="float">
            <text:p>79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1" calcext:value-type="float">
            <text:p>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5.9" calcext:value-type="float">
            <text:p>65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3.2" calcext:value-type="float">
            <text:p>83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5.29" calcext:value-type="float">
            <text:p>25.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2.6130379613938" calcext:value-type="float">
            <text:p>32.61303796139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4.11774976" calcext:value-type="float">
            <text:p>14.1177497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08" calcext:value-type="float">
            <text:p>1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4.4444333333333" calcext:value-type="float">
            <text:p>54.4444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85.0233430762586" calcext:value-type="float">
            <text:p>85.0233430762586</text:p>
          </table:table-cell>
          <table:table-cell office:value-type="float" office:value="44.7732121847922" calcext:value-type="float">
            <text:p>44.7732121847922</text:p>
          </table:table-cell>
          <table:table-cell office:value-type="float" office:value="57.1349665243117" calcext:value-type="float">
            <text:p>57.1349665243117</text:p>
          </table:table-cell>
          <table:table-cell office:value-type="float" office:value="81.8563944854356" calcext:value-type="float">
            <text:p>81.8563944854356</text:p>
          </table:table-cell>
          <table:table-cell office:value-type="float" office:value="64.1927146746472" calcext:value-type="float">
            <text:p>64.1927146746472</text:p>
          </table:table-cell>
          <table:table-cell office:value-type="float" office:value="60.5835442245628" calcext:value-type="float">
            <text:p>60.5835442245628</text:p>
          </table:table-cell>
          <table:table-cell office:value-type="float" office:value="49.8793738624578" calcext:value-type="float">
            <text:p>49.8793738624578</text:p>
          </table:table-cell>
          <table:table-cell office:value-type="float" office:value="63.7767475194597" calcext:value-type="float">
            <text:p>63.7767475194597</text:p>
          </table:table-cell>
          <table:table-cell office:value-type="float" office:value="43.2983085663301" calcext:value-type="float">
            <text:p>43.2983085663301</text:p>
          </table:table-cell>
          <table:table-cell office:value-type="float" office:value="0" calcext:value-type="float">
            <text:p>0</text:p>
          </table:table-cell>
          <table:table-cell office:value-type="float" office:value="82.5216567337538" calcext:value-type="float">
            <text:p>82.5216567337538</text:p>
          </table:table-cell>
          <table:table-cell office:value-type="float" office:value="63.4004254764341" calcext:value-type="float">
            <text:p>63.4004254764341</text:p>
          </table:table-cell>
          <table:table-cell office:value-type="float" office:value="68.1982213666739" calcext:value-type="float">
            <text:p>68.1982213666739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78.1371833499536" calcext:value-type="float">
            <text:p>78.1371833499536</text:p>
          </table:table-cell>
          <table:table-cell office:value-type="float" office:value="71.4724990174646" calcext:value-type="float">
            <text:p>71.4724990174646</text:p>
          </table:table-cell>
          <table:table-cell office:value-type="float" office:value="74.4532649298734" calcext:value-type="float">
            <text:p>74.4532649298734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↓</text:p>
          </table:table-cell>
          <table:table-cell/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float" office:value="36.6988680780019" calcext:value-type="float">
            <text:p>36.6988680780019</text:p>
          </table:table-cell>
          <table:table-cell office:value-type="float" office:value="51" calcext:value-type="float">
            <text:p>51</text:p>
          </table:table-cell>
          <table:table-cell office:value-type="float" office:value="0.021978021978022" calcext:value-type="float">
            <text:p>0.021978021978022</text:p>
          </table:table-cell>
          <table:table-cell office:value-type="float" office:value="45.4838944932066" calcext:value-type="float">
            <text:p>45.48389449320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IC</text:p>
          </table:table-cell>
          <table:table-cell office:value-type="float" office:value="4825711" calcext:value-type="float">
            <text:p>4825711</text:p>
          </table:table-cell>
          <table:table-cell office:value-type="float" office:value="661.239967689311" calcext:value-type="float">
            <text:p>661.239967689311</text:p>
          </table:table-cell>
          <table:table-cell office:value-type="float" office:value="77.1343013569814" calcext:value-type="float">
            <text:p>77.13430135698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2" calcext:value-type="float">
            <text:p>6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61.8" calcext:value-type="float">
            <text:p>61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0.7" calcext:value-type="float">
            <text:p>40.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.4" calcext:value-type="float">
            <text:p>7.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7.5" calcext:value-type="float">
            <text:p>7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8798" calcext:value-type="float">
            <text:p>0.87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340972224341498" calcext:value-type="float">
            <text:p>0.3409722243414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21.5" calcext:value-type="float">
            <text:p>121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.71" calcext:value-type="float">
            <text:p>1.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3" calcext:value-type="float">
            <text:p>4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9.54365287724137" calcext:value-type="float">
            <text:p>9.543652877241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03.110485331868" calcext:value-type="float">
            <text:p>103.1104853318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1.88" calcext:value-type="float">
            <text:p>21.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3.1" calcext:value-type="float">
            <text:p>2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1.8" calcext:value-type="float">
            <text:p>31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05.7876" calcext:value-type="float">
            <text:p>105.78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0.297" calcext:value-type="float">
            <text:p>30.2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12" calcext:value-type="float">
            <text:p>2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7" calcext:value-type="float">
            <text:p>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47586192197231" calcext:value-type="float">
            <text:p>3.475861921972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68.07992" calcext:value-type="float">
            <text:p>68.079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6.35627" calcext:value-type="float">
            <text:p>36.356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7.9" calcext:value-type="float">
            <text:p>67.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4.2" calcext:value-type="float">
            <text:p>24.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.6" calcext:value-type="float">
            <text:p>8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8.2" calcext:value-type="float">
            <text:p>18.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8.7" calcext:value-type="float">
            <text:p>28.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9.1470786498955" calcext:value-type="float">
            <text:p>79.14707864989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4.1438602913517" calcext:value-type="float">
            <text:p>54.14386029135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5.0869997513182" calcext:value-type="float">
            <text:p>25.08699975131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07" calcext:value-type="float">
            <text:p>0.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376228136374737" calcext:value-type="float">
            <text:p>0.3762281363747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3.9851121902466" calcext:value-type="float">
            <text:p>13.98511219024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970000000000004" calcext:value-type="float">
            <text:p>0.9700000000000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6.5670200103872" calcext:value-type="float">
            <text:p>76.56702001038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-5.15315081826929" calcext:value-type="float">
            <text:p>-5.153150818269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7.43" calcext:value-type="float">
            <text:p>67.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2.2507059010979" calcext:value-type="float">
            <text:p>22.25070590109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3.745945930481" calcext:value-type="float">
            <text:p>13.7459459304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0.9" calcext:value-type="float">
            <text:p>60.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4.4" calcext:value-type="float">
            <text:p>24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928571" calcext:value-type="float">
            <text:p>1.9285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628996385120775" calcext:value-type="float">
            <text:p>0.0062899638512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743447204" calcext:value-type="float">
            <text:p>4.74344720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33925494461827" calcext:value-type="float">
            <text:p>4.339254944618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6.1551451683044" calcext:value-type="float">
            <text:p>56.155145168304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.49" calcext:value-type="float">
            <text:p>4.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3.3" calcext:value-type="float">
            <text:p>93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8787725876027" calcext:value-type="float">
            <text:p>42.87877258760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5.1329322151944" calcext:value-type="float">
            <text:p>25.13293221519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56.828" calcext:value-type="float">
            <text:p>56.8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" calcext:value-type="float">
            <text:p>0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" calcext:value-type="float">
            <text:p>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905203197134454" calcext:value-type="float">
            <text:p>0.905203197134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31593458966775" calcext:value-type="float">
            <text:p>0.7315934589667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9.6309411823336" calcext:value-type="float">
            <text:p>59.63094118233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168675501200208" calcext:value-type="float">
            <text:p>0.1686755012002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566424036724709" calcext:value-type="float">
            <text:p>0.0566424036724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74.37049" calcext:value-type="float">
            <text:p>74.370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578190731011986" calcext:value-type="float">
            <text:p>0.0578190731011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4378" calcext:value-type="float">
            <text:p>0.943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47514413855911" calcext:value-type="float">
            <text:p>0.475144138559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9.7573759607917" calcext:value-type="float">
            <text:p>19.75737596079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4.5569744878527" calcext:value-type="float">
            <text:p>34.55697448785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2.1246728558591" calcext:value-type="float">
            <text:p>52.12467285585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8.5" calcext:value-type="float">
            <text:p>28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7.1" calcext:value-type="float">
            <text:p>27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2.8" calcext:value-type="float">
            <text:p>12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9.9" calcext:value-type="float">
            <text:p>19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5.25" calcext:value-type="float">
            <text:p>35.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.1131637347627" calcext:value-type="float">
            <text:p>9.11316373476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.85729097" calcext:value-type="float">
            <text:p>1.857290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20" calcext:value-type="float">
            <text:p>1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5.5555333333333" calcext:value-type="float">
            <text:p>35.5555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0.1837672281776" calcext:value-type="float">
            <text:p>10.1837672281776</text:p>
          </table:table-cell>
          <table:table-cell office:value-type="float" office:value="27.9013792597628" calcext:value-type="float">
            <text:p>27.9013792597628</text:p>
          </table:table-cell>
          <table:table-cell office:value-type="float" office:value="16.8029001757977" calcext:value-type="float">
            <text:p>16.8029001757977</text:p>
          </table:table-cell>
          <table:table-cell office:value-type="float" office:value="12.3143854005322" calcext:value-type="float">
            <text:p>12.3143854005322</text:p>
          </table:table-cell>
          <table:table-cell office:value-type="float" office:value="31.9494857305161" calcext:value-type="float">
            <text:p>31.9494857305161</text:p>
          </table:table-cell>
          <table:table-cell office:value-type="float" office:value="47.99260375273" calcext:value-type="float">
            <text:p>47.99260375273</text:p>
          </table:table-cell>
          <table:table-cell office:value-type="float" office:value="23.8289852641371" calcext:value-type="float">
            <text:p>23.8289852641371</text:p>
          </table:table-cell>
          <table:table-cell office:value-type="float" office:value="25.6268046440358" calcext:value-type="float">
            <text:p>25.6268046440358</text:p>
          </table:table-cell>
          <table:table-cell office:value-type="float" office:value="4.88609464536649" calcext:value-type="float">
            <text:p>4.88609464536649</text:p>
          </table:table-cell>
          <table:table-cell office:value-type="float" office:value="9.64064060802191" calcext:value-type="float">
            <text:p>9.64064060802191</text:p>
          </table:table-cell>
          <table:table-cell office:value-type="float" office:value="20.8162959317303" calcext:value-type="float">
            <text:p>20.8162959317303</text:p>
          </table:table-cell>
          <table:table-cell office:value-type="float" office:value="96.1432868385607" calcext:value-type="float">
            <text:p>96.1432868385607</text:p>
          </table:table-cell>
          <table:table-cell office:value-type="float" office:value="99.2967327257846" calcext:value-type="float">
            <text:p>99.2967327257846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88.449669273128" calcext:value-type="float">
            <text:p>88.449669273128</text:p>
          </table:table-cell>
          <table:table-cell office:value-type="float" office:value="28.5806417197748" calcext:value-type="float">
            <text:p>28.5806417197748</text:p>
          </table:table-cell>
          <table:table-cell office:value-type="float" office:value="32.3274512188614" calcext:value-type="float">
            <text:p>32.3274512188614</text:p>
          </table:table-cell>
          <table:table-cell office:value-type="float" office:value="23.9457752911782" calcext:value-type="float">
            <text:p>23.9457752911782</text:p>
          </table:table-cell>
          <table:table-cell office:value-type="float" office:value="40.3010423102761" calcext:value-type="float">
            <text:p>40.3010423102761</text:p>
          </table:table-cell>
          <table:table-cell office:value-type="float" office:value="36.8245778913515" calcext:value-type="float">
            <text:p>36.8245778913515</text:p>
          </table:table-cell>
          <table:table-cell office:value-type="float" office:value="40.352267546489" calcext:value-type="float">
            <text:p>40.352267546489</text:p>
          </table:table-cell>
          <table:table-cell office:value-type="float" office:value="46.1653896392318" calcext:value-type="float">
            <text:p>46.1653896392318</text:p>
          </table:table-cell>
          <table:table-cell office:value-type="float" office:value="47.4554080664188" calcext:value-type="float">
            <text:p>47.4554080664188</text:p>
          </table:table-cell>
          <table:table-cell office:value-type="float" office:value="45.0565446039343" calcext:value-type="float">
            <text:p>45.0565446039343</text:p>
          </table:table-cell>
          <table:table-cell office:value-type="float" office:value="48.942710516879" calcext:value-type="float">
            <text:p>48.942710516879</text:p>
          </table:table-cell>
          <table:table-cell office:value-type="float" office:value="15.2028637940111" calcext:value-type="float">
            <text:p>15.2028637940111</text:p>
          </table:table-cell>
          <table:table-cell office:value-type="float" office:value="26.9301912770185" calcext:value-type="float">
            <text:p>26.9301912770185</text:p>
          </table:table-cell>
          <table:table-cell office:value-type="float" office:value="34.4980385809387" calcext:value-type="float">
            <text:p>34.4980385809387</text:p>
          </table:table-cell>
          <table:table-cell office:value-type="float" office:value="81.4133562157156" calcext:value-type="float">
            <text:p>81.4133562157156</text:p>
          </table:table-cell>
          <table:table-cell office:value-type="float" office:value="88.3999063454358" calcext:value-type="float">
            <text:p>88.3999063454358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76.8558624215424" calcext:value-type="float">
            <text:p>76.8558624215424</text:p>
          </table:table-cell>
          <table:table-cell office:value-type="float" office:value="40.8879082417839" calcext:value-type="float">
            <text:p>40.8879082417839</text:p>
          </table:table-cell>
          <table:table-cell office:value-type="float" office:value="32.8547307331923" calcext:value-type="float">
            <text:p>32.8547307331923</text:p>
          </table:table-cell>
          <table:table-cell table:number-columns-repeated="9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7"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55.5593609739285" calcext:value-type="float">
            <text:p>55.5593609739285</text:p>
          </table:table-cell>
          <table:table-cell office:value-type="float" office:value="17" calcext:value-type="float">
            <text:p>1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MIC</text:p>
          </table:table-cell>
          <table:table-cell office:value-type="float" office:value="25531083" calcext:value-type="float">
            <text:p>25531083</text:p>
          </table:table-cell>
          <table:table-cell office:value-type="float" office:value="3585.53598955241" calcext:value-type="float">
            <text:p>3585.53598955241</text:p>
          </table:table-cell>
          <table:table-cell office:value-type="float" office:value="21.2604153596928" calcext:value-type="float">
            <text:p>21.26041535969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6.3" calcext:value-type="float">
            <text:p>46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9.454722067" calcext:value-type="float">
            <text:p>39.4547220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0.7" calcext:value-type="float">
            <text:p>20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1.6" calcext:value-type="float">
            <text:p>21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0.3" calcext:value-type="float">
            <text:p>1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.1339" calcext:value-type="float">
            <text:p>2.13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1.6833378232759" calcext:value-type="float">
            <text:p>51.68333782327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45" calcext:value-type="float">
            <text:p>6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3.6" calcext:value-type="float">
            <text:p>73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3.5" calcext:value-type="float">
            <text:p>33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8.8" calcext:value-type="float">
            <text:p>88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.29" calcext:value-type="float">
            <text:p>1.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6" calcext:value-type="float">
            <text:p>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48" calcext:value-type="float">
            <text:p>1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4.1" calcext:value-type="float">
            <text:p>64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9.4282715401476" calcext:value-type="float">
            <text:p>39.42827154014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83.23" calcext:value-type="float">
            <text:p>83.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9.1" calcext:value-type="float">
            <text:p>29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33.386" calcext:value-type="float">
            <text:p>133.3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.32" calcext:value-type="float">
            <text:p>50.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8" calcext:value-type="float">
            <text:p>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4.6" calcext:value-type="float">
            <text:p>54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26837477667156" calcext:value-type="float">
            <text:p>5.268374776671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5.95877" calcext:value-type="float">
            <text:p>85.958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.2" calcext:value-type="float">
            <text:p>5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3.02069" calcext:value-type="float">
            <text:p>53.020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7" calcext:value-type="float">
            <text:p>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3.2" calcext:value-type="float">
            <text:p>33.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6.7" calcext:value-type="float">
            <text:p>36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0.6" calcext:value-type="float">
            <text:p>10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.1" calcext:value-type="float">
            <text:p>31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4.5161290322581" calcext:value-type="float">
            <text:p>64.51612903225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2.9275168247231" calcext:value-type="float">
            <text:p>72.92751682472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3.0574155684606" calcext:value-type="float">
            <text:p>73.05741556846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9.9318380607918" calcext:value-type="float">
            <text:p>29.93183806079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71" calcext:value-type="float">
            <text:p>2.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.03165832629614" calcext:value-type="float">
            <text:p>8.031658326296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6" calcext:value-type="float">
            <text:p>0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4.3" calcext:value-type="float">
            <text:p>64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8.23" calcext:value-type="float">
            <text:p>18.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4.5280256540323" calcext:value-type="float">
            <text:p>64.52802565403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74141842420361" calcext:value-type="float">
            <text:p>5.741418424203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5.88" calcext:value-type="float">
            <text:p>55.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9148048943876" calcext:value-type="float">
            <text:p>5.91480489438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1.3309555053711" calcext:value-type="float">
            <text:p>41.33095550537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93.7" calcext:value-type="float">
            <text:p>93.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3.5" calcext:value-type="float">
            <text:p>53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886806" calcext:value-type="float">
            <text:p>2.8868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0.00749074133820258" calcext:value-type="float">
            <text:p>0.0074907413382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3.90212289" calcext:value-type="float">
            <text:p>53.902122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3.8399208514876" calcext:value-type="float">
            <text:p>43.83992085148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6.4348495006561" calcext:value-type="float">
            <text:p>46.43484950065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01" calcext:value-type="float">
            <text:p>2.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0.1879527587093" calcext:value-type="float">
            <text:p>70.18795275870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1.2149809199113" calcext:value-type="float">
            <text:p>41.21498091991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5.886" calcext:value-type="float">
            <text:p>25.8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48" calcext:value-type="float">
            <text:p>0.4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" calcext:value-type="float">
            <text:p>0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9.796" calcext:value-type="float">
            <text:p>59.7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68255706833768" calcext:value-type="float">
            <text:p>0.682557068337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355041864553374" calcext:value-type="float">
            <text:p>0.3550418645533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0.3608046832796" calcext:value-type="float">
            <text:p>20.36080468327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83052275794832" calcext:value-type="float">
            <text:p>0.830522757948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-0.0735574679619423" calcext:value-type="float">
            <text:p>-0.0735574679619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7.436154546812" calcext:value-type="float">
            <text:p>177.4361545468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1.6240218" calcext:value-type="float">
            <text:p>81.62402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.73" calcext:value-type="float">
            <text:p>37.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8"/>
          <table:table-cell office:value-type="float" office:value="4.2674958" calcext:value-type="float">
            <text:p>4.26749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9.12624" calcext:value-type="float">
            <text:p>79.126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853673115351213" calcext:value-type="float">
            <text:p>0.8536731153512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8884" calcext:value-type="float">
            <text:p>0.88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244246779211611" calcext:value-type="float">
            <text:p>0.2442467792116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1.6305242937309" calcext:value-type="float">
            <text:p>11.63052429373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9.7100491472476" calcext:value-type="float">
            <text:p>39.71004914724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6.4" calcext:value-type="float">
            <text:p>26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2.4" calcext:value-type="float">
            <text:p>62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7.7" calcext:value-type="float">
            <text:p>57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7.3" calcext:value-type="float">
            <text:p>47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0.08" calcext:value-type="float">
            <text:p>30.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9.7511906951402" calcext:value-type="float">
            <text:p>19.75119069514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.01629906" calcext:value-type="float">
            <text:p>6.016299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66" calcext:value-type="float">
            <text:p>0.6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9" calcext:value-type="float">
            <text:p>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0.0000333333333" calcext:value-type="float">
            <text:p>70.0000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1.5269389553335" calcext:value-type="float">
            <text:p>51.5269389553335</text:p>
          </table:table-cell>
          <table:table-cell office:value-type="float" office:value="53.7853780032513" calcext:value-type="float">
            <text:p>53.7853780032513</text:p>
          </table:table-cell>
          <table:table-cell office:value-type="float" office:value="41.0051203396965" calcext:value-type="float">
            <text:p>41.0051203396965</text:p>
          </table:table-cell>
          <table:table-cell office:value-type="float" office:value="37.3433632163901" calcext:value-type="float">
            <text:p>37.3433632163901</text:p>
          </table:table-cell>
          <table:table-cell office:value-type="float" office:value="38.891017656812" calcext:value-type="float">
            <text:p>38.891017656812</text:p>
          </table:table-cell>
          <table:table-cell office:value-type="float" office:value="51.8876206840819" calcext:value-type="float">
            <text:p>51.8876206840819</text:p>
          </table:table-cell>
          <table:table-cell office:value-type="float" office:value="61.4998533000972" calcext:value-type="float">
            <text:p>61.4998533000972</text:p>
          </table:table-cell>
          <table:table-cell office:value-type="float" office:value="69.1277612853908" calcext:value-type="float">
            <text:p>69.1277612853908</text:p>
          </table:table-cell>
          <table:table-cell office:value-type="float" office:value="41.1467962374479" calcext:value-type="float">
            <text:p>41.1467962374479</text:p>
          </table:table-cell>
          <table:table-cell office:value-type="float" office:value="38.6436978863998" calcext:value-type="float">
            <text:p>38.6436978863998</text:p>
          </table:table-cell>
          <table:table-cell office:value-type="float" office:value="44.1994180133179" calcext:value-type="float">
            <text:p>44.1994180133179</text:p>
          </table:table-cell>
          <table:table-cell office:value-type="float" office:value="87.5385059556803" calcext:value-type="float">
            <text:p>87.5385059556803</text:p>
          </table:table-cell>
          <table:table-cell office:value-type="float" office:value="98.9948262491097" calcext:value-type="float">
            <text:p>98.9948262491097</text:p>
          </table:table-cell>
          <table:table-cell office:value-type="float" office:value="38.3814345834776" calcext:value-type="float">
            <text:p>38.3814345834776</text:p>
          </table:table-cell>
          <table:table-cell office:value-type="float" office:value="73.1899351407875" calcext:value-type="float">
            <text:p>73.1899351407875</text:p>
          </table:table-cell>
          <table:table-cell office:value-type="float" office:value="54.9455075477696" calcext:value-type="float">
            <text:p>54.9455075477696</text:p>
          </table:table-cell>
          <table:table-cell office:value-type="float" office:value="62.4019615017416" calcext:value-type="float">
            <text:p>62.4019615017416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4" office:value-type="string" calcext:value-type="string">
            <text:p>red</text:p>
          </table:table-cell>
          <table:table-cell table:number-columns-repeated="5" office:value-type="string" calcext:value-type="string">
            <text:p>orange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4"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51.5363476807033" calcext:value-type="float">
            <text:p>51.5363476807033</text:p>
          </table:table-cell>
          <table:table-cell office:value-type="float" office:value="28" calcext:value-type="float">
            <text:p>28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45.4838944932066" calcext:value-type="float">
            <text:p>45.48389449320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MIC</text:p>
          </table:table-cell>
          <table:table-cell office:value-type="float" office:value="25312993" calcext:value-type="float">
            <text:p>25312993</text:p>
          </table:table-cell>
          <table:table-cell office:value-type="float" office:value="3383.46080641795" calcext:value-type="float">
            <text:p>3383.46080641795</text:p>
          </table:table-cell>
          <table:table-cell office:value-type="float" office:value="21.4054577355533" calcext:value-type="float">
            <text:p>21.40545773555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7.5" calcext:value-type="float">
            <text:p>37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050334025" calcext:value-type="float">
            <text:p>1.0503340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.3" calcext:value-type="float">
            <text:p>7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1.7" calcext:value-type="float">
            <text:p>31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2" calcext:value-type="float">
            <text:p>5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1.4" calcext:value-type="float">
            <text:p>11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6437" calcext:value-type="float">
            <text:p>1.64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.66752913936492" calcext:value-type="float">
            <text:p>9.667529139364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96" calcext:value-type="float">
            <text:p>5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4.7" calcext:value-type="float">
            <text:p>64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4" calcext:value-type="float">
            <text:p>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.24" calcext:value-type="float">
            <text:p>1.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9" calcext:value-type="float">
            <text:p>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94" calcext:value-type="float">
            <text:p>1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5.1" calcext:value-type="float">
            <text:p>15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08402456717" calcext:value-type="float">
            <text:p>48.084024567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5.81" calcext:value-type="float">
            <text:p>85.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1.6" calcext:value-type="float">
            <text:p>21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8.1" calcext:value-type="float">
            <text:p>28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8.8318" calcext:value-type="float">
            <text:p>108.83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3.01" calcext:value-type="float">
            <text:p>53.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08" calcext:value-type="float">
            <text:p>2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7" calcext:value-type="float">
            <text:p>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8.1" calcext:value-type="float">
            <text:p>58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25073747616622" calcext:value-type="float">
            <text:p>5.250737476166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5.20049" calcext:value-type="float">
            <text:p>95.200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.3" calcext:value-type="float">
            <text:p>6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0.57444" calcext:value-type="float">
            <text:p>80.574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4" calcext:value-type="float">
            <text:p>1.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1.1" calcext:value-type="float">
            <text:p>31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8.6" calcext:value-type="float">
            <text:p>18.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0.1" calcext:value-type="float">
            <text:p>40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1.8421052631579" calcext:value-type="float">
            <text:p>61.84210526315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7.8040367700014" calcext:value-type="float">
            <text:p>87.80403677000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5.2799662849759" calcext:value-type="float">
            <text:p>65.27996628497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8.8349851336722" calcext:value-type="float">
            <text:p>38.83498513367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48" calcext:value-type="float">
            <text:p>0.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08959178612762" calcext:value-type="float">
            <text:p>5.089591786127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0.0747680664063" calcext:value-type="float">
            <text:p>60.074768066406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3.04" calcext:value-type="float">
            <text:p>23.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6.5384004118885" calcext:value-type="float">
            <text:p>76.53840041188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29382056813706" calcext:value-type="float">
            <text:p>2.293820568137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3.7" calcext:value-type="float">
            <text:p>73.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.86720569193613" calcext:value-type="float">
            <text:p>6.867205691936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4.5907897949219" calcext:value-type="float">
            <text:p>34.59078979492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6.26" calcext:value-type="float">
            <text:p>86.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5.7" calcext:value-type="float">
            <text:p>45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57248" calcext:value-type="float">
            <text:p>2.572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.0285888731047819" calcext:value-type="float">
            <text:p>0.0285888731047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7.72282524" calcext:value-type="float">
            <text:p>17.722825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3.2029719748646" calcext:value-type="float">
            <text:p>23.20297197486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7.6676970720291" calcext:value-type="float">
            <text:p>47.66769707202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69" calcext:value-type="float">
            <text:p>2.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.8" calcext:value-type="float">
            <text:p>37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1.4598823007377" calcext:value-type="float">
            <text:p>61.45988230073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7.2460190399199" calcext:value-type="float">
            <text:p>47.24601903991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72.793" calcext:value-type="float">
            <text:p>72.7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77" calcext:value-type="float">
            <text:p>0.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8" calcext:value-type="float">
            <text:p>0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9.31" calcext:value-type="float">
            <text:p>59.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80520244962973" calcext:value-type="float">
            <text:p>0.9805202449629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116555792530571" calcext:value-type="float">
            <text:p>0.1165557925305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36.367984015399" calcext:value-type="float">
            <text:p>436.3679840153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04952436707601" calcext:value-type="float">
            <text:p>1.049524367076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8920226052399" calcext:value-type="float">
            <text:p>0.0892022605239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25.230679503083" calcext:value-type="float">
            <text:p>425.2306795030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1.4164091" calcext:value-type="float">
            <text:p>81.41640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4.49" calcext:value-type="float">
            <text:p>34.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8"/>
          <table:table-cell office:value-type="float" office:value="7.9442791" calcext:value-type="float">
            <text:p>7.94427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6.30719" calcext:value-type="float">
            <text:p>36.307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182729721284433" calcext:value-type="float">
            <text:p>0.1827297212844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3584" calcext:value-type="float">
            <text:p>0.835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329316203074697" calcext:value-type="float">
            <text:p>0.32931620307469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.17410119150193" calcext:value-type="float">
            <text:p>4.174101191501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1.48488462915557" calcext:value-type="float">
            <text:p>1.484884629155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6.2392054117961" calcext:value-type="float">
            <text:p>46.23920541179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5.7" calcext:value-type="float">
            <text:p>45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0.7" calcext:value-type="float">
            <text:p>50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6.8" calcext:value-type="float">
            <text:p>26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6.1" calcext:value-type="float">
            <text:p>66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0.92" calcext:value-type="float">
            <text:p>40.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7.2605847686485" calcext:value-type="float">
            <text:p>17.26058476864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.50740509" calcext:value-type="float">
            <text:p>3.507405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0.0000333333333" calcext:value-type="float">
            <text:p>60.0000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3.1509697789447" calcext:value-type="float">
            <text:p>43.1509697789447</text:p>
          </table:table-cell>
          <table:table-cell office:value-type="float" office:value="47.9870188066454" calcext:value-type="float">
            <text:p>47.9870188066454</text:p>
          </table:table-cell>
          <table:table-cell office:value-type="float" office:value="42.6986809859959" calcext:value-type="float">
            <text:p>42.6986809859959</text:p>
          </table:table-cell>
          <table:table-cell office:value-type="float" office:value="57.9929267110506" calcext:value-type="float">
            <text:p>57.9929267110506</text:p>
          </table:table-cell>
          <table:table-cell office:value-type="float" office:value="55.358569887104" calcext:value-type="float">
            <text:p>55.358569887104</text:p>
          </table:table-cell>
          <table:table-cell office:value-type="float" office:value="52.5315436044376" calcext:value-type="float">
            <text:p>52.5315436044376</text:p>
          </table:table-cell>
          <table:table-cell office:value-type="float" office:value="64.8643926340923" calcext:value-type="float">
            <text:p>64.8643926340923</text:p>
          </table:table-cell>
          <table:table-cell office:value-type="float" office:value="67.1338657268404" calcext:value-type="float">
            <text:p>67.1338657268404</text:p>
          </table:table-cell>
          <table:table-cell office:value-type="float" office:value="24.6841887527013" calcext:value-type="float">
            <text:p>24.6841887527013</text:p>
          </table:table-cell>
          <table:table-cell office:value-type="float" office:value="21.594792856297" calcext:value-type="float">
            <text:p>21.594792856297</text:p>
          </table:table-cell>
          <table:table-cell office:value-type="float" office:value="29.7920234367538" calcext:value-type="float">
            <text:p>29.7920234367538</text:p>
          </table:table-cell>
          <table:table-cell office:value-type="float" office:value="85.969446577224" calcext:value-type="float">
            <text:p>85.969446577224</text:p>
          </table:table-cell>
          <table:table-cell office:value-type="float" office:value="97.3483391403486" calcext:value-type="float">
            <text:p>97.3483391403486</text:p>
          </table:table-cell>
          <table:table-cell office:value-type="float" office:value="35.6153361325523" calcext:value-type="float">
            <text:p>35.6153361325523</text:p>
          </table:table-cell>
          <table:table-cell office:value-type="float" office:value="69.7855355181369" calcext:value-type="float">
            <text:p>69.7855355181369</text:p>
          </table:table-cell>
          <table:table-cell office:value-type="float" office:value="45.4369583145965" calcext:value-type="float">
            <text:p>45.4369583145965</text:p>
          </table:table-cell>
          <table:table-cell office:value-type="float" office:value="34.1733217082345" calcext:value-type="float">
            <text:p>34.1733217082345</text:p>
          </table:table-cell>
          <table:table-cell office:value-type="float" office:value="23.9457752911782" calcext:value-type="float">
            <text:p>23.9457752911782</text:p>
          </table:table-cell>
          <table:table-cell office:value-type="float" office:value="40.3010423102761" calcext:value-type="float">
            <text:p>40.3010423102761</text:p>
          </table:table-cell>
          <table:table-cell office:value-type="float" office:value="36.8245778913515" calcext:value-type="float">
            <text:p>36.8245778913515</text:p>
          </table:table-cell>
          <table:table-cell office:value-type="float" office:value="40.352267546489" calcext:value-type="float">
            <text:p>40.352267546489</text:p>
          </table:table-cell>
          <table:table-cell office:value-type="float" office:value="46.1653896392318" calcext:value-type="float">
            <text:p>46.1653896392318</text:p>
          </table:table-cell>
          <table:table-cell office:value-type="float" office:value="47.4554080664188" calcext:value-type="float">
            <text:p>47.4554080664188</text:p>
          </table:table-cell>
          <table:table-cell office:value-type="float" office:value="45.0565446039343" calcext:value-type="float">
            <text:p>45.0565446039343</text:p>
          </table:table-cell>
          <table:table-cell office:value-type="float" office:value="48.942710516879" calcext:value-type="float">
            <text:p>48.942710516879</text:p>
          </table:table-cell>
          <table:table-cell office:value-type="float" office:value="15.2028637940111" calcext:value-type="float">
            <text:p>15.2028637940111</text:p>
          </table:table-cell>
          <table:table-cell office:value-type="float" office:value="26.9301912770185" calcext:value-type="float">
            <text:p>26.9301912770185</text:p>
          </table:table-cell>
          <table:table-cell office:value-type="float" office:value="34.4980385809387" calcext:value-type="float">
            <text:p>34.4980385809387</text:p>
          </table:table-cell>
          <table:table-cell office:value-type="float" office:value="81.4133562157156" calcext:value-type="float">
            <text:p>81.4133562157156</text:p>
          </table:table-cell>
          <table:table-cell office:value-type="float" office:value="88.3999063454358" calcext:value-type="float">
            <text:p>88.3999063454358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76.8558624215424" calcext:value-type="float">
            <text:p>76.8558624215424</text:p>
          </table:table-cell>
          <table:table-cell office:value-type="float" office:value="40.8879082417839" calcext:value-type="float">
            <text:p>40.8879082417839</text:p>
          </table:table-cell>
          <table:table-cell office:value-type="float" office:value="32.8547307331923" calcext:value-type="float">
            <text:p>32.85473073319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table:number-columns-repeated="3" office:value-type="string" calcext:value-type="string">
            <text:p>↓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41.6182546750788" calcext:value-type="float">
            <text:p>41.6182546750788</text:p>
          </table:table-cell>
          <table:table-cell office:value-type="float" office:value="48" calcext:value-type="float">
            <text:p>48</text:p>
          </table:table-cell>
          <table:table-cell office:value-type="float" office:value="0.114583333333333" calcext:value-type="float">
            <text:p>0.114583333333333</text:p>
          </table:table-cell>
          <table:table-cell office:value-type="float" office:value="45.4838944932066" calcext:value-type="float">
            <text:p>45.48389449320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IC</text:p>
          </table:table-cell>
          <table:table-cell office:value-type="float" office:value="86727573" calcext:value-type="float">
            <text:p>86727573</text:p>
          </table:table-cell>
          <table:table-cell office:value-type="float" office:value="808.133213372096" calcext:value-type="float">
            <text:p>808.133213372096</text:p>
          </table:table-cell>
          <table:table-cell office:value-type="float" office:value="70.1431142566343" calcext:value-type="float">
            <text:p>70.14311425663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3.9" calcext:value-type="float">
            <text:p>63.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.48095159" calcext:value-type="float">
            <text:p>5.480951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42.6" calcext:value-type="float">
            <text:p>42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.1" calcext:value-type="float">
            <text:p>8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.7" calcext:value-type="float">
            <text:p>6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7715" calcext:value-type="float">
            <text:p>0.77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47670284647337" calcext:value-type="float">
            <text:p>2.476702846473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93" calcext:value-type="float">
            <text:p>6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0.1" calcext:value-type="float">
            <text:p>80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1.1" calcext:value-type="float">
            <text:p>91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17" calcext:value-type="float">
            <text:p>0.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5" calcext:value-type="float">
            <text:p>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22" calcext:value-type="float">
            <text:p>3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7.0103736272132" calcext:value-type="float">
            <text:p>17.01037362721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5613557749726" calcext:value-type="float">
            <text:p>56.56135577497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92.19" calcext:value-type="float">
            <text:p>92.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9.4" calcext:value-type="float">
            <text:p>19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3.5" calcext:value-type="float">
            <text:p>33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25.2448" calcext:value-type="float">
            <text:p>125.24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3.899" calcext:value-type="float">
            <text:p>43.8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4" calcext:value-type="float">
            <text:p>1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60.5" calcext:value-type="float">
            <text:p>6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31103303723824" calcext:value-type="float">
            <text:p>4.311033037238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4.98951" calcext:value-type="float">
            <text:p>84.9895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.3" calcext:value-type="float">
            <text:p>37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8.9" calcext:value-type="float">
            <text:p>8.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15.6" calcext:value-type="float">
            <text:p>15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3.0952380952381" calcext:value-type="float">
            <text:p>63.09523809523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97.1098100271363" calcext:value-type="float">
            <text:p>97.10981002713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1.8379936166031" calcext:value-type="float">
            <text:p>41.83799361660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9.7136866282261" calcext:value-type="float">
            <text:p>19.71368662822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09" calcext:value-type="float">
            <text:p>0.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469644939193916" calcext:value-type="float">
            <text:p>0.4696449391939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7.1473789215088" calcext:value-type="float">
            <text:p>17.14737892150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02" calcext:value-type="float">
            <text:p>4.0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5.8176997146271" calcext:value-type="float">
            <text:p>95.81769971462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1" calcext:value-type="float">
            <text:p>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74917051897629" calcext:value-type="float">
            <text:p>2.749170518976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0.97" calcext:value-type="float">
            <text:p>60.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3.7085641672243" calcext:value-type="float">
            <text:p>13.70856416722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5.8256759643555" calcext:value-type="float">
            <text:p>25.82567596435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90.24" calcext:value-type="float">
            <text:p>90.2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4.7" calcext:value-type="float">
            <text:p>24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0167699996381998" calcext:value-type="float">
            <text:p>0.01676999963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143263285926606" calcext:value-type="float">
            <text:p>0.0014326328592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873687212" calcext:value-type="float">
            <text:p>5.8736872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.61990491569355" calcext:value-type="float">
            <text:p>8.619904915693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2.0783996582031" calcext:value-type="float">
            <text:p>42.07839965820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06" calcext:value-type="float">
            <text:p>2.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4.8" calcext:value-type="float">
            <text:p>74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2.742253397535" calcext:value-type="float">
            <text:p>62.7422533975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0.8270495666883" calcext:value-type="float">
            <text:p>40.82704956668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4.909" calcext:value-type="float">
            <text:p>44.9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" calcext:value-type="float">
            <text:p>0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47.865" calcext:value-type="float">
            <text:p>47.8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824421448575253" calcext:value-type="float">
            <text:p>0.8244214485752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275614208169122" calcext:value-type="float">
            <text:p>0.2756142081691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1.256270072272" calcext:value-type="float">
            <text:p>61.25627007227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977949735491903" calcext:value-type="float">
            <text:p>0.097794973549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569445883510128" calcext:value-type="float">
            <text:p>0.0569445883510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84.5276425" calcext:value-type="float">
            <text:p>84.52764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9.54" calcext:value-type="float">
            <text:p>39.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12"/>
          <table:table-cell office:value-type="float" office:value="40.10245" calcext:value-type="float">
            <text:p>40.102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271699615161205" calcext:value-type="float">
            <text:p>0.2716996151612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9136" calcext:value-type="float">
            <text:p>0.891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308587947925006" calcext:value-type="float">
            <text:p>0.3085879479250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3.5463883986769" calcext:value-type="float">
            <text:p>13.54638839867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88015821711074" calcext:value-type="float">
            <text:p>5.880158217110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5.2106727653147" calcext:value-type="float">
            <text:p>45.21067276531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8.4" calcext:value-type="float">
            <text:p>38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4.7" calcext:value-type="float">
            <text:p>14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7.3" calcext:value-type="float">
            <text:p>17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4.6" calcext:value-type="float">
            <text:p>24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1.6" calcext:value-type="float">
            <text:p>51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.42058891445728" calcext:value-type="float">
            <text:p>9.420588914457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.87472303" calcext:value-type="float">
            <text:p>2.8747230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2.2222333333333" calcext:value-type="float">
            <text:p>52.2222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8.77432613641765" calcext:value-type="float">
            <text:p>8.77432613641765</text:p>
          </table:table-cell>
          <table:table-cell office:value-type="float" office:value="32.5304323133611" calcext:value-type="float">
            <text:p>32.5304323133611</text:p>
          </table:table-cell>
          <table:table-cell office:value-type="float" office:value="40.9098410547129" calcext:value-type="float">
            <text:p>40.9098410547129</text:p>
          </table:table-cell>
          <table:table-cell office:value-type="float" office:value="52.038406927486" calcext:value-type="float">
            <text:p>52.038406927486</text:p>
          </table:table-cell>
          <table:table-cell office:value-type="float" office:value="38.7667465718872" calcext:value-type="float">
            <text:p>38.7667465718872</text:p>
          </table:table-cell>
          <table:table-cell office:value-type="float" office:value="42.6565847717667" calcext:value-type="float">
            <text:p>42.6565847717667</text:p>
          </table:table-cell>
          <table:table-cell office:value-type="float" office:value="40.4785566509167" calcext:value-type="float">
            <text:p>40.4785566509167</text:p>
          </table:table-cell>
          <table:table-cell office:value-type="float" office:value="55.2778523543856" calcext:value-type="float">
            <text:p>55.2778523543856</text:p>
          </table:table-cell>
          <table:table-cell office:value-type="float" office:value="6.03826391215443" calcext:value-type="float">
            <text:p>6.03826391215443</text:p>
          </table:table-cell>
          <table:table-cell office:value-type="float" office:value="43.2170427349252" calcext:value-type="float">
            <text:p>43.2170427349252</text:p>
          </table:table-cell>
          <table:table-cell office:value-type="float" office:value="36.1665075914336" calcext:value-type="float">
            <text:p>36.1665075914336</text:p>
          </table:table-cell>
          <table:table-cell office:value-type="float" office:value="81.5398588095798" calcext:value-type="float">
            <text:p>81.5398588095798</text:p>
          </table:table-cell>
          <table:table-cell office:value-type="float" office:value="99.1558439944411" calcext:value-type="float">
            <text:p>99.1558439944411</text:p>
          </table:table-cell>
          <table:table-cell office:value-type="float" office:value="8.08281219362745" calcext:value-type="float">
            <text:p>8.08281219362745</text:p>
          </table:table-cell>
          <table:table-cell office:value-type="float" office:value="72.7869726076328" calcext:value-type="float">
            <text:p>72.7869726076328</text:p>
          </table:table-cell>
          <table:table-cell office:value-type="float" office:value="26.4670022097894" calcext:value-type="float">
            <text:p>26.4670022097894</text:p>
          </table:table-cell>
          <table:table-cell office:value-type="float" office:value="22.6232786418224" calcext:value-type="float">
            <text:p>22.6232786418224</text:p>
          </table:table-cell>
          <table:table-cell office:value-type="float" office:value="23.9457752911782" calcext:value-type="float">
            <text:p>23.9457752911782</text:p>
          </table:table-cell>
          <table:table-cell office:value-type="float" office:value="40.3010423102761" calcext:value-type="float">
            <text:p>40.3010423102761</text:p>
          </table:table-cell>
          <table:table-cell office:value-type="float" office:value="36.8245778913515" calcext:value-type="float">
            <text:p>36.8245778913515</text:p>
          </table:table-cell>
          <table:table-cell office:value-type="float" office:value="40.352267546489" calcext:value-type="float">
            <text:p>40.352267546489</text:p>
          </table:table-cell>
          <table:table-cell office:value-type="float" office:value="46.1653896392318" calcext:value-type="float">
            <text:p>46.1653896392318</text:p>
          </table:table-cell>
          <table:table-cell office:value-type="float" office:value="47.4554080664188" calcext:value-type="float">
            <text:p>47.4554080664188</text:p>
          </table:table-cell>
          <table:table-cell office:value-type="float" office:value="45.0565446039343" calcext:value-type="float">
            <text:p>45.0565446039343</text:p>
          </table:table-cell>
          <table:table-cell office:value-type="float" office:value="48.942710516879" calcext:value-type="float">
            <text:p>48.942710516879</text:p>
          </table:table-cell>
          <table:table-cell office:value-type="float" office:value="15.2028637940111" calcext:value-type="float">
            <text:p>15.2028637940111</text:p>
          </table:table-cell>
          <table:table-cell office:value-type="float" office:value="26.9301912770185" calcext:value-type="float">
            <text:p>26.9301912770185</text:p>
          </table:table-cell>
          <table:table-cell office:value-type="float" office:value="34.4980385809387" calcext:value-type="float">
            <text:p>34.4980385809387</text:p>
          </table:table-cell>
          <table:table-cell office:value-type="float" office:value="81.4133562157156" calcext:value-type="float">
            <text:p>81.4133562157156</text:p>
          </table:table-cell>
          <table:table-cell office:value-type="float" office:value="88.3999063454358" calcext:value-type="float">
            <text:p>88.3999063454358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76.8558624215424" calcext:value-type="float">
            <text:p>76.8558624215424</text:p>
          </table:table-cell>
          <table:table-cell office:value-type="float" office:value="40.8879082417839" calcext:value-type="float">
            <text:p>40.8879082417839</text:p>
          </table:table-cell>
          <table:table-cell office:value-type="float" office:value="32.8547307331923" calcext:value-type="float">
            <text:p>32.8547307331923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5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4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48.6164838203828" calcext:value-type="float">
            <text:p>48.6164838203828</text:p>
          </table:table-cell>
          <table:table-cell office:value-type="float" office:value="39" calcext:value-type="float">
            <text:p>3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45.4838944932066" calcext:value-type="float">
            <text:p>45.48389449320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MIC</text:p>
          </table:table-cell>
          <table:table-cell office:value-type="float" office:value="5542197" calcext:value-type="float">
            <text:p>5542197</text:p>
          </table:table-cell>
          <table:table-cell office:value-type="float" office:value="4957.5901199438" calcext:value-type="float">
            <text:p>4957.5901199438</text:p>
          </table:table-cell>
          <table:table-cell office:value-type="float" office:value="49.9261822587429" calcext:value-type="float">
            <text:p>49.926182258742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6.5" calcext:value-type="float">
            <text:p>46.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.889877202" calcext:value-type="float">
            <text:p>4.88987720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.5" calcext:value-type="float">
            <text:p>37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1.2" calcext:value-type="float">
            <text:p>21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.2" calcext:value-type="float">
            <text:p>8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9.6" calcext:value-type="float">
            <text:p>9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8282" calcext:value-type="float">
            <text:p>0.82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84409088134766" calcext:value-type="float">
            <text:p>1.844090881347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42" calcext:value-type="float">
            <text:p>4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1.2" calcext:value-type="float">
            <text:p>91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9.4" calcext:value-type="float">
            <text:p>19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7.5" calcext:value-type="float">
            <text:p>47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.59" calcext:value-type="float">
            <text:p>1.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6" calcext:value-type="float">
            <text:p>3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7.8843320819275" calcext:value-type="float">
            <text:p>37.88433208192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6.54" calcext:value-type="float">
            <text:p>46.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6.7" calcext:value-type="float">
            <text:p>16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6.7" calcext:value-type="float">
            <text:p>26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4.0906" calcext:value-type="float">
            <text:p>114.090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8.458" calcext:value-type="float">
            <text:p>48.4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31" calcext:value-type="float">
            <text:p>1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9" calcext:value-type="float">
            <text:p>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4.3" calcext:value-type="float">
            <text:p>64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.49021419251543" calcext:value-type="float">
            <text:p>5.490214192515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5.84186" calcext:value-type="float">
            <text:p>85.8418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0.91395" calcext:value-type="float">
            <text:p>80.9139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2.6" calcext:value-type="float">
            <text:p>32.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1.3" calcext:value-type="float">
            <text:p>11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3.5" calcext:value-type="float">
            <text:p>23.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8.5" calcext:value-type="float">
            <text:p>38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2.089552238806" calcext:value-type="float">
            <text:p>82.0895522388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93.7112016556225" calcext:value-type="float">
            <text:p>93.71120165562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8.3404568683904" calcext:value-type="float">
            <text:p>68.34045686839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5.0093285156156" calcext:value-type="float">
            <text:p>15.00932851561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01" calcext:value-type="float">
            <text:p>0.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5661697387695" calcext:value-type="float">
            <text:p>56.56616973876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4.13" calcext:value-type="float">
            <text:p>24.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2.4021190190415" calcext:value-type="float">
            <text:p>62.40211901904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9" calcext:value-type="float">
            <text:p>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-1.1478957164791" calcext:value-type="float">
            <text:p>-1.14789571647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2.05" calcext:value-type="float">
            <text:p>62.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.02686005211816" calcext:value-type="float">
            <text:p>8.026860052118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6.0927505493164" calcext:value-type="float">
            <text:p>26.09275054931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4.1" calcext:value-type="float">
            <text:p>64.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44.4" calcext:value-type="float">
            <text:p>44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066116" calcext:value-type="float">
            <text:p>2.0661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.0151780563542894" calcext:value-type="float">
            <text:p>0.0151780563542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.22644941" calcext:value-type="float">
            <text:p>16.226449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.65" calcext:value-type="float">
            <text:p>8.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2.5750637054443" calcext:value-type="float">
            <text:p>52.575063705444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.06" calcext:value-type="float">
            <text:p>3.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6.9" calcext:value-type="float">
            <text:p>46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2.5836363636364" calcext:value-type="float">
            <text:p>82.58363636363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7.0629595773118" calcext:value-type="float">
            <text:p>47.06295957731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6.638" calcext:value-type="float">
            <text:p>46.6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3" calcext:value-type="float">
            <text:p>0.5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4.592" calcext:value-type="float">
            <text:p>44.5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905203197134454" calcext:value-type="float">
            <text:p>0.905203197134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31593458966775" calcext:value-type="float">
            <text:p>0.7315934589667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09640972636384" calcext:value-type="float">
            <text:p>1.096409726363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-0.415138301210213" calcext:value-type="float">
            <text:p>-0.4151383012102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319.16428375438" calcext:value-type="float">
            <text:p>5319.164283754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6.9374119" calcext:value-type="float">
            <text:p>76.93741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7.51" calcext:value-type="float">
            <text:p>47.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table:number-columns-repeated="8"/>
          <table:table-cell office:value-type="float" office:value="8.0365053" calcext:value-type="float">
            <text:p>8.03650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2.11942" calcext:value-type="float">
            <text:p>72.1194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0789526417338" calcext:value-type="float">
            <text:p>0.107895264173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8384" calcext:value-type="float">
            <text:p>0.983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15966061979605" calcext:value-type="float">
            <text:p>1.159660619796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.32245141004731" calcext:value-type="float">
            <text:p>9.322451410047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410994683167281" calcext:value-type="float">
            <text:p>0.4109946831672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3.3601020484173" calcext:value-type="float">
            <text:p>43.36010204841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3.3" calcext:value-type="float">
            <text:p>23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3" calcext:value-type="float">
            <text:p>38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6.8" calcext:value-type="float">
            <text:p>26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5.9" calcext:value-type="float">
            <text:p>15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5.9" calcext:value-type="float">
            <text:p>95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5.42" calcext:value-type="float">
            <text:p>35.4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3.3211675765042" calcext:value-type="float">
            <text:p>33.32116757650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.04560714" calcext:value-type="float">
            <text:p>6.045607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5.5555666666667" calcext:value-type="float">
            <text:p>55.5555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6.7417219594037" calcext:value-type="float">
            <text:p>26.7417219594037</text:p>
          </table:table-cell>
          <table:table-cell office:value-type="float" office:value="34.5132873829999" calcext:value-type="float">
            <text:p>34.5132873829999</text:p>
          </table:table-cell>
          <table:table-cell office:value-type="float" office:value="46.8413378557719" calcext:value-type="float">
            <text:p>46.8413378557719</text:p>
          </table:table-cell>
          <table:table-cell office:value-type="float" office:value="57.0744548789789" calcext:value-type="float">
            <text:p>57.0744548789789</text:p>
          </table:table-cell>
          <table:table-cell office:value-type="float" office:value="49.6328350018766" calcext:value-type="float">
            <text:p>49.6328350018766</text:p>
          </table:table-cell>
          <table:table-cell office:value-type="float" office:value="38.3234374591758" calcext:value-type="float">
            <text:p>38.3234374591758</text:p>
          </table:table-cell>
          <table:table-cell office:value-type="float" office:value="45.0438990331347" calcext:value-type="float">
            <text:p>45.0438990331347</text:p>
          </table:table-cell>
          <table:table-cell office:value-type="float" office:value="46.043367386803" calcext:value-type="float">
            <text:p>46.043367386803</text:p>
          </table:table-cell>
          <table:table-cell office:value-type="float" office:value="16.6502814264411" calcext:value-type="float">
            <text:p>16.6502814264411</text:p>
          </table:table-cell>
          <table:table-cell office:value-type="float" office:value="14.6830088655714" calcext:value-type="float">
            <text:p>14.6830088655714</text:p>
          </table:table-cell>
          <table:table-cell office:value-type="float" office:value="43.44427277545" calcext:value-type="float">
            <text:p>43.44427277545</text:p>
          </table:table-cell>
          <table:table-cell office:value-type="float" office:value="81.5648635868125" calcext:value-type="float">
            <text:p>81.5648635868125</text:p>
          </table:table-cell>
          <table:table-cell office:value-type="float" office:value="94.4282629623773" calcext:value-type="float">
            <text:p>94.4282629623773</text:p>
          </table:table-cell>
          <table:table-cell office:value-type="float" office:value="44.325295619066" calcext:value-type="float">
            <text:p>44.325295619066</text:p>
          </table:table-cell>
          <table:table-cell office:value-type="float" office:value="88.8782319829448" calcext:value-type="float">
            <text:p>88.8782319829448</text:p>
          </table:table-cell>
          <table:table-cell office:value-type="float" office:value="46.4528882070641" calcext:value-type="float">
            <text:p>46.4528882070641</text:p>
          </table:table-cell>
          <table:table-cell office:value-type="float" office:value="51.8387785626351" calcext:value-type="float">
            <text:p>51.8387785626351</text:p>
          </table:table-cell>
          <table:table-cell office:value-type="float" office:value="23.9457752911782" calcext:value-type="float">
            <text:p>23.9457752911782</text:p>
          </table:table-cell>
          <table:table-cell office:value-type="float" office:value="40.3010423102761" calcext:value-type="float">
            <text:p>40.3010423102761</text:p>
          </table:table-cell>
          <table:table-cell office:value-type="float" office:value="36.8245778913515" calcext:value-type="float">
            <text:p>36.8245778913515</text:p>
          </table:table-cell>
          <table:table-cell office:value-type="float" office:value="40.352267546489" calcext:value-type="float">
            <text:p>40.352267546489</text:p>
          </table:table-cell>
          <table:table-cell office:value-type="float" office:value="46.1653896392318" calcext:value-type="float">
            <text:p>46.1653896392318</text:p>
          </table:table-cell>
          <table:table-cell office:value-type="float" office:value="47.4554080664188" calcext:value-type="float">
            <text:p>47.4554080664188</text:p>
          </table:table-cell>
          <table:table-cell office:value-type="float" office:value="45.0565446039343" calcext:value-type="float">
            <text:p>45.0565446039343</text:p>
          </table:table-cell>
          <table:table-cell office:value-type="float" office:value="48.942710516879" calcext:value-type="float">
            <text:p>48.942710516879</text:p>
          </table:table-cell>
          <table:table-cell office:value-type="float" office:value="15.2028637940111" calcext:value-type="float">
            <text:p>15.2028637940111</text:p>
          </table:table-cell>
          <table:table-cell office:value-type="float" office:value="26.9301912770185" calcext:value-type="float">
            <text:p>26.9301912770185</text:p>
          </table:table-cell>
          <table:table-cell office:value-type="float" office:value="34.4980385809387" calcext:value-type="float">
            <text:p>34.4980385809387</text:p>
          </table:table-cell>
          <table:table-cell office:value-type="float" office:value="81.4133562157156" calcext:value-type="float">
            <text:p>81.4133562157156</text:p>
          </table:table-cell>
          <table:table-cell office:value-type="float" office:value="88.3999063454358" calcext:value-type="float">
            <text:p>88.3999063454358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76.8558624215424" calcext:value-type="float">
            <text:p>76.8558624215424</text:p>
          </table:table-cell>
          <table:table-cell office:value-type="float" office:value="40.8879082417839" calcext:value-type="float">
            <text:p>40.8879082417839</text:p>
          </table:table-cell>
          <table:table-cell office:value-type="float" office:value="32.8547307331923" calcext:value-type="float">
            <text:p>32.8547307331923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5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3"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47.5530611366899" calcext:value-type="float">
            <text:p>47.5530611366899</text:p>
          </table:table-cell>
          <table:table-cell office:value-type="float" office:value="41" calcext:value-type="float">
            <text:p>41</text:p>
          </table:table-cell>
          <table:table-cell office:value-type="float" office:value="0.114583333333333" calcext:value-type="float">
            <text:p>0.114583333333333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IC</text:p>
          </table:table-cell>
          <table:table-cell office:value-type="float" office:value="850910" calcext:value-type="float">
            <text:p>850910</text:p>
          </table:table-cell>
          <table:table-cell office:value-type="float" office:value="2500.50799766547" calcext:value-type="float">
            <text:p>2500.50799766547</text:p>
          </table:table-cell>
          <table:table-cell office:value-type="float" office:value="21.1818058704854" calcext:value-type="float">
            <text:p>21.181805870485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2.4" calcext:value-type="float">
            <text:p>42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88511094" calcext:value-type="float">
            <text:p>0.8851109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2.1" calcext:value-type="float">
            <text:p>32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.1" calcext:value-type="float">
            <text:p>11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7.8" calcext:value-type="float">
            <text:p>7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3558" calcext:value-type="float">
            <text:p>1.35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2.2" calcext:value-type="float">
            <text:p>82.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31.7" calcext:value-type="float">
            <text:p>31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9" calcext:value-type="float">
            <text:p>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01" calcext:value-type="float">
            <text:p>0.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5" calcext:value-type="float">
            <text:p>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5.9778487402861" calcext:value-type="float">
            <text:p>15.977848740286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982907243043474" calcext:value-type="float">
            <text:p>0.9829072430434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6.16" calcext:value-type="float">
            <text:p>46.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2.9" calcext:value-type="float">
            <text:p>2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8.6" calcext:value-type="float">
            <text:p>28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7.17" calcext:value-type="float">
            <text:p>67.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7.359" calcext:value-type="float">
            <text:p>47.3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72" calcext:value-type="float">
            <text:p>1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3.9" calcext:value-type="float">
            <text:p>63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.97281960460546" calcext:value-type="float">
            <text:p>3.972819604605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79.83747" calcext:value-type="float">
            <text:p>79.837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.8" calcext:value-type="float">
            <text:p>4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1.58127" calcext:value-type="float">
            <text:p>71.581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.6" calcext:value-type="float">
            <text:p>31.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6.1" calcext:value-type="float">
            <text:p>6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.3" calcext:value-type="float">
            <text:p>8.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7.8" calcext:value-type="float">
            <text:p>27.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6.0714285714286" calcext:value-type="float">
            <text:p>66.07142857142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1.8692790164643" calcext:value-type="float">
            <text:p>71.86927901646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3.7011875895908" calcext:value-type="float">
            <text:p>83.70118758959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4.1660372152865" calcext:value-type="float">
            <text:p>34.16603721528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17" calcext:value-type="float">
            <text:p>1.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8"/>
          <table:table-cell office:value-type="float" office:value="77.8442153930664" calcext:value-type="float">
            <text:p>77.84421539306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9.34" calcext:value-type="float">
            <text:p>9.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5.3330523920407" calcext:value-type="float">
            <text:p>45.33305239204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.14298704912494" calcext:value-type="float">
            <text:p>0.142987049124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45" calcext:value-type="float">
            <text:p>42.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21.694673538208" calcext:value-type="float">
            <text:p>21.6946735382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72.25" calcext:value-type="float">
            <text:p>72.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9" calcext:value-type="float">
            <text:p>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25" calcext:value-type="float">
            <text:p>2.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578179263223651" calcext:value-type="float">
            <text:p>0.0057817926322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7.78049715" calcext:value-type="float">
            <text:p>37.780497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.47817029542124" calcext:value-type="float">
            <text:p>8.478170295421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4.9755251407623" calcext:value-type="float">
            <text:p>44.97552514076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48" calcext:value-type="float">
            <text:p>2.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9.6" calcext:value-type="float">
            <text:p>69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7.0039645647555" calcext:value-type="float">
            <text:p>87.00396456475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7.9644181478194" calcext:value-type="float">
            <text:p>57.96441814781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20.547" calcext:value-type="float">
            <text:p>20.5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.23" calcext:value-type="float">
            <text:p>2.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8" calcext:value-type="float">
            <text:p>0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08202390442663" calcext:value-type="float">
            <text:p>1.082023904426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57530201481197" calcext:value-type="float">
            <text:p>0.557530201481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252.46087294324" calcext:value-type="float">
            <text:p>1252.460872943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41478077579088" calcext:value-type="float">
            <text:p>0.414780775790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2.8730656" calcext:value-type="float">
            <text:p>82.87306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6.74" calcext:value-type="float">
            <text:p>36.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4.002400240024" calcext:value-type="float">
            <text:p>24.0024002400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10.41779" calcext:value-type="float">
            <text:p>10.417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340018533851092" calcext:value-type="float">
            <text:p>0.3400185338510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76072" calcext:value-type="float">
            <text:p>0.7607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7.70322986825722" calcext:value-type="float">
            <text:p>7.703229868257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0.7679416513245" calcext:value-type="float">
            <text:p>70.76794165132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7.4" calcext:value-type="float">
            <text:p>47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56.1" calcext:value-type="float">
            <text:p>56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3.2" calcext:value-type="float">
            <text:p>23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7.3" calcext:value-type="float">
            <text:p>87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5.3" calcext:value-type="float">
            <text:p>25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5.4908595786212" calcext:value-type="float">
            <text:p>15.49085957862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.42269775" calcext:value-type="float">
            <text:p>5.422697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1" calcext:value-type="float">
            <text:p>0.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4" calcext:value-type="float">
            <text:p>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5.5555" calcext:value-type="float">
            <text:p>35.55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0.6973060627058" calcext:value-type="float">
            <text:p>40.6973060627058</text:p>
          </table:table-cell>
          <table:table-cell office:value-type="float" office:value="41.5593162579402" calcext:value-type="float">
            <text:p>41.5593162579402</text:p>
          </table:table-cell>
          <table:table-cell office:value-type="float" office:value="48.8321442509683" calcext:value-type="float">
            <text:p>48.8321442509683</text:p>
          </table:table-cell>
          <table:table-cell office:value-type="float" office:value="41.8587359098273" calcext:value-type="float">
            <text:p>41.8587359098273</text:p>
          </table:table-cell>
          <table:table-cell office:value-type="float" office:value="30.8244453055269" calcext:value-type="float">
            <text:p>30.8244453055269</text:p>
          </table:table-cell>
          <table:table-cell office:value-type="float" office:value="66.6431615125953" calcext:value-type="float">
            <text:p>66.6431615125953</text:p>
          </table:table-cell>
          <table:table-cell office:value-type="float" office:value="43.5782447876827" calcext:value-type="float">
            <text:p>43.5782447876827</text:p>
          </table:table-cell>
          <table:table-cell office:value-type="float" office:value="35.3217467165047" calcext:value-type="float">
            <text:p>35.3217467165047</text:p>
          </table:table-cell>
          <table:table-cell office:value-type="float" office:value="17.266517164833" calcext:value-type="float">
            <text:p>17.266517164833</text:p>
          </table:table-cell>
          <table:table-cell office:value-type="float" office:value="26.0115843087855" calcext:value-type="float">
            <text:p>26.0115843087855</text:p>
          </table:table-cell>
          <table:table-cell office:value-type="float" office:value="57.1281509741707" calcext:value-type="float">
            <text:p>57.1281509741707</text:p>
          </table:table-cell>
          <table:table-cell office:value-type="float" office:value="83.8868809736746" calcext:value-type="float">
            <text:p>83.8868809736746</text:p>
          </table:table-cell>
          <table:table-cell office:value-type="float" office:value="97.0972513945155" calcext:value-type="float">
            <text:p>97.0972513945155</text:p>
          </table:table-cell>
          <table:table-cell office:value-type="float" office:value="22.1837877595912" calcext:value-type="float">
            <text:p>22.1837877595912</text:p>
          </table:table-cell>
          <table:table-cell office:value-type="float" office:value="41.2034700374111" calcext:value-type="float">
            <text:p>41.2034700374111</text:p>
          </table:table-cell>
          <table:table-cell office:value-type="float" office:value="59.339364006804" calcext:value-type="float">
            <text:p>59.339364006804</text:p>
          </table:table-cell>
          <table:table-cell office:value-type="float" office:value="54.9699319001912" calcext:value-type="float">
            <text:p>54.9699319001912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3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 table:number-columns-repeated="3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float" office:value="63.9989661248067" calcext:value-type="float">
            <text:p>63.9989661248067</text:p>
          </table:table-cell>
          <table:table-cell office:value-type="float" office:value="5" calcext:value-type="float">
            <text:p>5</text:p>
          </table:table-cell>
          <table:table-cell office:value-type="float" office:value="0.135416666666667" calcext:value-type="float">
            <text:p>0.135416666666667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MIC</text:p>
          </table:table-cell>
          <table:table-cell office:value-type="float" office:value="560349" calcext:value-type="float">
            <text:p>560349</text:p>
          </table:table-cell>
          <table:table-cell office:value-type="float" office:value="6283.16284557894" calcext:value-type="float">
            <text:p>6283.16284557894</text:p>
          </table:table-cell>
          <table:table-cell office:value-type="float" office:value="15.4734799956075" calcext:value-type="float">
            <text:p>15.473479995607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3.829817853" calcext:value-type="float">
            <text:p>33.82981785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2.3" calcext:value-type="float">
            <text:p>12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table:number-columns-repeated="8"/>
          <table:table-cell office:value-type="float" office:value="11.8" calcext:value-type="float">
            <text:p>11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178" calcext:value-type="float">
            <text:p>0.1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1.4" calcext:value-type="float">
            <text:p>91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0.4" calcext:value-type="float">
            <text:p>10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7.4" calcext:value-type="float">
            <text:p>17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4" calcext:value-type="float">
            <text:p>0.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34" calcext:value-type="float">
            <text:p>1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183020124892933" calcext:value-type="float">
            <text:p>0.1830201248929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1.42" calcext:value-type="float">
            <text:p>61.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7.2" calcext:value-type="float">
            <text:p>17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1.3" calcext:value-type="float">
            <text:p>21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4.7374" calcext:value-type="float">
            <text:p>74.73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8.25" calcext:value-type="float">
            <text:p>68.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99" calcext:value-type="float">
            <text:p>9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6" calcext:value-type="float">
            <text:p>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3.2" calcext:value-type="float">
            <text:p>73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86.20393" calcext:value-type="float">
            <text:p>86.203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.1" calcext:value-type="float">
            <text:p>6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8.11131" calcext:value-type="float">
            <text:p>98.111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4" calcext:value-type="float">
            <text:p>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8" calcext:value-type="float">
            <text:p>1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3.6" calcext:value-type="float">
            <text:p>23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1.4" calcext:value-type="float">
            <text:p>21.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3.2" calcext:value-type="float">
            <text:p>73.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2.1875" calcext:value-type="float">
            <text:p>92.18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69.8137461500708" calcext:value-type="float">
            <text:p>69.81374615007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6.4593527322802" calcext:value-type="float">
            <text:p>86.45935273228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5.2069638901171" calcext:value-type="float">
            <text:p>65.20696389011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8.97" calcext:value-type="float">
            <text:p>8.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45225883139186" calcext:value-type="float">
            <text:p>5.452258831391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9.4" calcext:value-type="float">
            <text:p>19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2.6115875244141" calcext:value-type="float">
            <text:p>92.61158752441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1.05" calcext:value-type="float">
            <text:p>71.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6.5797158996811" calcext:value-type="float">
            <text:p>26.57971589968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985062871277711" calcext:value-type="float">
            <text:p>0.9850628712777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0.62" calcext:value-type="float">
            <text:p>60.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.1050311797595" calcext:value-type="float">
            <text:p>4.10503117975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83.51" calcext:value-type="float">
            <text:p>83.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3.5" calcext:value-type="float">
            <text:p>63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0726400017738342" calcext:value-type="float">
            <text:p>0.07264000177383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150122321891912" calcext:value-type="float">
            <text:p>0.0150122321891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9.89081019" calcext:value-type="float">
            <text:p>69.890810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7.1621463484891" calcext:value-type="float">
            <text:p>57.16214634848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0.0155121088028" calcext:value-type="float">
            <text:p>50.015512108802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71" calcext:value-type="float">
            <text:p>2.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97.4624046102272" calcext:value-type="float">
            <text:p>97.46240461022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34.779" calcext:value-type="float">
            <text:p>34.7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" calcext:value-type="float">
            <text:p>0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.6" calcext:value-type="float">
            <text:p>4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68883100993971" calcext:value-type="float">
            <text:p>1.688831009939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55393283416117" calcext:value-type="float">
            <text:p>2.553932834161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.12329253027428" calcext:value-type="float">
            <text:p>1.123292530274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00000517740614413216" calcext:value-type="float">
            <text:p>5.17740614413216E-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3.7316557" calcext:value-type="float">
            <text:p>73.73165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9.85" calcext:value-type="float">
            <text:p>59.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.56951" calcext:value-type="float">
            <text:p>4.569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6.8" calcext:value-type="float">
            <text:p>26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3.7147612" calcext:value-type="float">
            <text:p>33.71476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15.14259" calcext:value-type="float">
            <text:p>15.142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88206" calcext:value-type="float">
            <text:p>0.882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.68847029455521" calcext:value-type="float">
            <text:p>4.688470294555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1.485829080489" calcext:value-type="float">
            <text:p>11.4858290804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7.1" calcext:value-type="float">
            <text:p>77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9.4" calcext:value-type="float">
            <text:p>89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7" calcext:value-type="float">
            <text:p>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9.1" calcext:value-type="float">
            <text:p>59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91" calcext:value-type="float">
            <text:p>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0.39" calcext:value-type="float">
            <text:p>20.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3.807340145347" calcext:value-type="float">
            <text:p>23.80734014534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.553975" calcext:value-type="float">
            <text:p>8.5539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1.21" calcext:value-type="float">
            <text:p>11.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1.1111" calcext:value-type="float">
            <text:p>71.11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58.0772151073472" calcext:value-type="float">
            <text:p>58.0772151073472</text:p>
          </table:table-cell>
          <table:table-cell office:value-type="float" office:value="47.6860695752732" calcext:value-type="float">
            <text:p>47.6860695752732</text:p>
          </table:table-cell>
          <table:table-cell office:value-type="float" office:value="73.8793210881079" calcext:value-type="float">
            <text:p>73.8793210881079</text:p>
          </table:table-cell>
          <table:table-cell office:value-type="float" office:value="67.6107840587066" calcext:value-type="float">
            <text:p>67.6107840587066</text:p>
          </table:table-cell>
          <table:table-cell office:value-type="float" office:value="66.9367440911176" calcext:value-type="float">
            <text:p>66.9367440911176</text:p>
          </table:table-cell>
          <table:table-cell office:value-type="float" office:value="69.1416420662824" calcext:value-type="float">
            <text:p>69.1416420662824</text:p>
          </table:table-cell>
          <table:table-cell office:value-type="float" office:value="63.1139313188361" calcext:value-type="float">
            <text:p>63.1139313188361</text:p>
          </table:table-cell>
          <table:table-cell office:value-type="float" office:value="68.6352418261621" calcext:value-type="float">
            <text:p>68.6352418261621</text:p>
          </table:table-cell>
          <table:table-cell office:value-type="float" office:value="41.6932315255674" calcext:value-type="float">
            <text:p>41.6932315255674</text:p>
          </table:table-cell>
          <table:table-cell office:value-type="float" office:value="18.2880111143623" calcext:value-type="float">
            <text:p>18.2880111143623</text:p>
          </table:table-cell>
          <table:table-cell office:value-type="float" office:value="81.0037963350854" calcext:value-type="float">
            <text:p>81.0037963350854</text:p>
          </table:table-cell>
          <table:table-cell office:value-type="float" office:value="91.7957600483413" calcext:value-type="float">
            <text:p>91.7957600483413</text:p>
          </table:table-cell>
          <table:table-cell office:value-type="float" office:value="88.5279095287024" calcext:value-type="float">
            <text:p>88.5279095287024</text:p>
          </table:table-cell>
          <table:table-cell office:value-type="float" office:value="40.4305882870526" calcext:value-type="float">
            <text:p>40.4305882870526</text:p>
          </table:table-cell>
          <table:table-cell office:value-type="float" office:value="54.7064259338896" calcext:value-type="float">
            <text:p>54.7064259338896</text:p>
          </table:table-cell>
          <table:table-cell office:value-type="float" office:value="81.4195804287398" calcext:value-type="float">
            <text:p>81.4195804287398</text:p>
          </table:table-cell>
          <table:table-cell office:value-type="float" office:value="75.0361717881404" calcext:value-type="float">
            <text:p>75.0361717881404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5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3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3" office:value-type="string" calcext:value-type="string">
            <text:p>➚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2"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float" office:value="49.634885403692" calcext:value-type="float">
            <text:p>49.634885403692</text:p>
          </table:table-cell>
          <table:table-cell office:value-type="float" office:value="36" calcext:value-type="float">
            <text:p>36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MIC</text:p>
          </table:table-cell>
          <table:table-cell office:value-type="float" office:value="985690" calcext:value-type="float">
            <text:p>985690</text:p>
          </table:table-cell>
          <table:table-cell/>
          <table:table-cell office:value-type="float" office:value="13.4006449508265" calcext:value-type="float">
            <text:p>13.40064495082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1.1" calcext:value-type="float">
            <text:p>21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5.65262263" calcext:value-type="float">
            <text:p>35.652622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9.7" calcext:value-type="float">
            <text:p>19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3.5" calcext:value-type="float">
            <text:p>33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1.5" calcext:value-type="float">
            <text:p>21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3.5" calcext:value-type="float">
            <text:p>13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9256" calcext:value-type="float">
            <text:p>1.92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229" calcext:value-type="float">
            <text:p>2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7.4" calcext:value-type="float">
            <text:p>87.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1.7" calcext:value-type="float">
            <text:p>61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61" calcext:value-type="float">
            <text:p>0.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69" calcext:value-type="float">
            <text:p>2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2.2" calcext:value-type="float">
            <text:p>22.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1.65" calcext:value-type="float">
            <text:p>31.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9.6" calcext:value-type="float">
            <text:p>19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4.9" calcext:value-type="float">
            <text:p>24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9.4152" calcext:value-type="float">
            <text:p>19.41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8.859" calcext:value-type="float">
            <text:p>48.8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59" calcext:value-type="float">
            <text:p>1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8" calcext:value-type="float">
            <text:p>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3.8" calcext:value-type="float">
            <text:p>63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36919370699304" calcext:value-type="float">
            <text:p>4.369193706993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59.06761" calcext:value-type="float">
            <text:p>59.067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1" calcext:value-type="float">
            <text:p>4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.4" calcext:value-type="float">
            <text:p>5.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3.1" calcext:value-type="float">
            <text:p>9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6.2" calcext:value-type="float">
            <text:p>26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72.2144466603127" calcext:value-type="float">
            <text:p>72.21444666031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6.9224836211744" calcext:value-type="float">
            <text:p>76.92248362117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1.3780581532586" calcext:value-type="float">
            <text:p>51.37805815325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.9" calcext:value-type="float">
            <text:p>7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7.7227804789166" calcext:value-type="float">
            <text:p>77.72278047891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1.7826919555664" calcext:value-type="float">
            <text:p>51.78269195556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1.52" calcext:value-type="float">
            <text:p>11.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5.3805952215024" calcext:value-type="float">
            <text:p>15.3805952215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6.11259187860396" calcext:value-type="float">
            <text:p>6.112591878603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5.97" calcext:value-type="float">
            <text:p>55.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.14867577331501" calcext:value-type="float">
            <text:p>7.148675773315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2.2738819122314" calcext:value-type="float">
            <text:p>12.27388191223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85.73" calcext:value-type="float">
            <text:p>85.7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1" calcext:value-type="float">
            <text:p>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791781" calcext:value-type="float">
            <text:p>2.7917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.00435090355532492" calcext:value-type="float">
            <text:p>0.0043509035553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9.49100561" calcext:value-type="float">
            <text:p>19.491005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5.6814092453962" calcext:value-type="float">
            <text:p>55.68140924539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34" calcext:value-type="float">
            <text:p>2.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5.6" calcext:value-type="float">
            <text:p>65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5.9926751197565" calcext:value-type="float">
            <text:p>95.99267511975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0.7654488392994" calcext:value-type="float">
            <text:p>60.765448839299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45.55" calcext:value-type="float">
            <text:p>45.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08202390442663" calcext:value-type="float">
            <text:p>1.082023904426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57530201481197" calcext:value-type="float">
            <text:p>0.557530201481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573.7897979016" calcext:value-type="float">
            <text:p>2573.78979790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24796648318588" calcext:value-type="float">
            <text:p>1.247966483185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618212005663682" calcext:value-type="float">
            <text:p>0.6182120056636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2.6185435" calcext:value-type="float">
            <text:p>72.61854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9.9" calcext:value-type="float">
            <text:p>49.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8"/>
          <table:table-cell office:value-type="float" office:value="0.94505" calcext:value-type="float">
            <text:p>0.945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8199" calcext:value-type="float">
            <text:p>0.81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93629600853217" calcext:value-type="float">
            <text:p>1.936296008532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.48470717985711" calcext:value-type="float">
            <text:p>6.484707179857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1.6226778281214" calcext:value-type="float">
            <text:p>71.62267782812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1.6" calcext:value-type="float">
            <text:p>51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1.2" calcext:value-type="float">
            <text:p>21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91.7" calcext:value-type="float">
            <text:p>91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0.77" calcext:value-type="float">
            <text:p>70.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9.7341889928944" calcext:value-type="float">
            <text:p>29.734188992894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.09767008" calcext:value-type="float">
            <text:p>7.097670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10.64" calcext:value-type="float">
            <text:p>10.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" calcext:value-type="float">
            <text:p>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0.0000333333333" calcext:value-type="float">
            <text:p>60.0000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6.731988462022" calcext:value-type="float">
            <text:p>66.731988462022</text:p>
          </table:table-cell>
          <table:table-cell office:value-type="float" office:value="34.8221500820682" calcext:value-type="float">
            <text:p>34.8221500820682</text:p>
          </table:table-cell>
          <table:table-cell office:value-type="float" office:value="48.9370124678591" calcext:value-type="float">
            <text:p>48.9370124678591</text:p>
          </table:table-cell>
          <table:table-cell office:value-type="float" office:value="21.1570234233996" calcext:value-type="float">
            <text:p>21.1570234233996</text:p>
          </table:table-cell>
          <table:table-cell office:value-type="float" office:value="42.0170343885136" calcext:value-type="float">
            <text:p>42.0170343885136</text:p>
          </table:table-cell>
          <table:table-cell office:value-type="float" office:value="41.5385151723424" calcext:value-type="float">
            <text:p>41.5385151723424</text:p>
          </table:table-cell>
          <table:table-cell office:value-type="float" office:value="23.7912977413134" calcext:value-type="float">
            <text:p>23.7912977413134</text:p>
          </table:table-cell>
          <table:table-cell office:value-type="float" office:value="59.7206116362725" calcext:value-type="float">
            <text:p>59.7206116362725</text:p>
          </table:table-cell>
          <table:table-cell office:value-type="float" office:value="34.9743560795017" calcext:value-type="float">
            <text:p>34.9743560795017</text:p>
          </table:table-cell>
          <table:table-cell office:value-type="float" office:value="31.6197183098592" calcext:value-type="float">
            <text:p>31.6197183098592</text:p>
          </table:table-cell>
          <table:table-cell office:value-type="float" office:value="52.9124303861076" calcext:value-type="float">
            <text:p>52.9124303861076</text:p>
          </table:table-cell>
          <table:table-cell office:value-type="float" office:value="98.0950020040029" calcext:value-type="float">
            <text:p>98.0950020040029</text:p>
          </table:table-cell>
          <table:table-cell office:value-type="float" office:value="90.279090312198" calcext:value-type="float">
            <text:p>90.279090312198</text:p>
          </table:table-cell>
          <table:table-cell office:value-type="float" office:value="17.3138921743697" calcext:value-type="float">
            <text:p>17.3138921743697</text:p>
          </table:table-cell>
          <table:table-cell office:value-type="float" office:value="49.3309619663724" calcext:value-type="float">
            <text:p>49.3309619663724</text:p>
          </table:table-cell>
          <table:table-cell office:value-type="float" office:value="60.4499063907773" calcext:value-type="float">
            <text:p>60.4499063907773</text:p>
          </table:table-cell>
          <table:table-cell office:value-type="float" office:value="70.1020608657842" calcext:value-type="float">
            <text:p>70.1020608657842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office:value-type="string" calcext:value-type="string">
            <text:p>orange</text:p>
          </table:table-cell>
          <table:table-cell table:number-columns-repeated="6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65.5536680286933" calcext:value-type="float">
            <text:p>65.5536680286933</text:p>
          </table:table-cell>
          <table:table-cell office:value-type="float" office:value="3" calcext:value-type="float">
            <text:p>3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2.1496253780218" calcext:value-type="float">
            <text:p>62.1496253780218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UMIC</text:p>
          </table:table-cell>
          <table:table-cell office:value-type="float" office:value="42679018" calcext:value-type="float">
            <text:p>42679018</text:p>
          </table:table-cell>
          <table:table-cell office:value-type="float" office:value="13900.1581055712" calcext:value-type="float">
            <text:p>13900.1581055712</text:p>
          </table:table-cell>
          <table:table-cell office:value-type="float" office:value="0.302732788157888" calcext:value-type="float">
            <text:p>0.30273278815788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.5" calcext:value-type="float">
            <text:p>5.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4.7" calcext:value-type="float">
            <text:p>4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1.7" calcext:value-type="float">
            <text:p>11.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.1" calcext:value-type="float">
            <text:p>4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7.4" calcext:value-type="float">
            <text:p>27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.5607" calcext:value-type="float">
            <text:p>1.56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2.3152731748937" calcext:value-type="float">
            <text:p>22.31527317489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40" calcext:value-type="float">
            <text:p>1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6.6" calcext:value-type="float">
            <text:p>96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3" calcext:value-type="float">
            <text:p>0.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0" calcext:value-type="float">
            <text:p>7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5.57" calcext:value-type="float">
            <text:p>85.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4.2" calcext:value-type="float">
            <text:p>1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3.7" calcext:value-type="float">
            <text:p>23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0.4216" calcext:value-type="float">
            <text:p>10.42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2.332" calcext:value-type="float">
            <text:p>72.3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8" calcext:value-type="float">
            <text:p>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6.4" calcext:value-type="float">
            <text:p>76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.04308621179065" calcext:value-type="float">
            <text:p>5.043086211790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97.54668" calcext:value-type="float">
            <text:p>97.546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3.76733" calcext:value-type="float">
            <text:p>93.7673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9" calcext:value-type="float">
            <text:p>7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5" calcext:value-type="float">
            <text:p>2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5.8" calcext:value-type="float">
            <text:p>25.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3.3" calcext:value-type="float">
            <text:p>13.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7.2" calcext:value-type="float">
            <text:p>77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8.3720930232558" calcext:value-type="float">
            <text:p>88.37209302325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2.7825302479573" calcext:value-type="float">
            <text:p>22.78253024795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93.4664265273344" calcext:value-type="float">
            <text:p>93.46642652733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7.4876863565245" calcext:value-type="float">
            <text:p>87.48768635652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87.99" calcext:value-type="float">
            <text:p>87.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.45147789970534" calcext:value-type="float">
            <text:p>7.451477899705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6.11" calcext:value-type="float">
            <text:p>46.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9.439567565918" calcext:value-type="float">
            <text:p>99.4395675659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2.62" calcext:value-type="float">
            <text:p>92.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589586840918149" calcext:value-type="float">
            <text:p>0.0589586840918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10005705193368" calcext:value-type="float">
            <text:p>1.100057051933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6.3" calcext:value-type="float">
            <text:p>36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.6547091233844" calcext:value-type="float">
            <text:p>2.65470912338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2.7766265869141" calcext:value-type="float">
            <text:p>42.77662658691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8.07" calcext:value-type="float">
            <text:p>78.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2.9" calcext:value-type="float">
            <text:p>62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421383" calcext:value-type="float">
            <text:p>2.4213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066040001809597" calcext:value-type="float">
            <text:p>0.06604000180959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109518157539669" calcext:value-type="float">
            <text:p>0.1095181575396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8.39726433" calcext:value-type="float">
            <text:p>78.397264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7.6910551485548" calcext:value-type="float">
            <text:p>47.69105514855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1.4984440803528" calcext:value-type="float">
            <text:p>31.498444080352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9" calcext:value-type="float">
            <text:p>0.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81.8779904580154" calcext:value-type="float">
            <text:p>81.87799045801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57.6587571153821" calcext:value-type="float">
            <text:p>57.65875711538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8.884" calcext:value-type="float">
            <text:p>38.8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.21" calcext:value-type="float">
            <text:p>1.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.2" calcext:value-type="float">
            <text:p>6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0.288" calcext:value-type="float">
            <text:p>40.2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.5242364237035" calcext:value-type="float">
            <text:p>8.52423642370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99180905973183" calcext:value-type="float">
            <text:p>0.6991809059731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95.171289632959" calcext:value-type="float">
            <text:p>195.1712896329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.89552384949908" calcext:value-type="float">
            <text:p>6.89552384949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-0.121441634151269" calcext:value-type="float">
            <text:p>-0.1214416341512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194.06911689891" calcext:value-type="float">
            <text:p>3194.069116898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8.0694479" calcext:value-type="float">
            <text:p>58.06944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0.47" calcext:value-type="float">
            <text:p>40.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4.89155" calcext:value-type="float">
            <text:p>54.891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5.2034796520348" calcext:value-type="float">
            <text:p>65.20347965203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9.615703" calcext:value-type="float">
            <text:p>29.6157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8.81398" calcext:value-type="float">
            <text:p>38.813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633958462756383" calcext:value-type="float">
            <text:p>0.63395846275638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90421" calcext:value-type="float">
            <text:p>0.904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746507098954868" calcext:value-type="float">
            <text:p>0.7465070989548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35936601175656" calcext:value-type="float">
            <text:p>1.359366011756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87513304008038" calcext:value-type="float">
            <text:p>0.1875133040080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4.2546058336368" calcext:value-type="float">
            <text:p>64.25460583363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7.4" calcext:value-type="float">
            <text:p>47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0.6" calcext:value-type="float">
            <text:p>60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4.7" calcext:value-type="float">
            <text:p>34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9.6" calcext:value-type="float">
            <text:p>99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3.13" calcext:value-type="float">
            <text:p>43.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7.2967848788851" calcext:value-type="float">
            <text:p>17.29678487888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7.36218067" calcext:value-type="float">
            <text:p>7.3621806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41" calcext:value-type="float">
            <text:p>1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9.7915063442439" calcext:value-type="float">
            <text:p>99.7915063442439</text:p>
          </table:table-cell>
          <table:table-cell office:value-type="float" office:value="50.4636389556704" calcext:value-type="float">
            <text:p>50.4636389556704</text:p>
          </table:table-cell>
          <table:table-cell office:value-type="float" office:value="77.5560272787475" calcext:value-type="float">
            <text:p>77.5560272787475</text:p>
          </table:table-cell>
          <table:table-cell office:value-type="float" office:value="77.5135801436049" calcext:value-type="float">
            <text:p>77.5135801436049</text:p>
          </table:table-cell>
          <table:table-cell office:value-type="float" office:value="59.3432485023371" calcext:value-type="float">
            <text:p>59.3432485023371</text:p>
          </table:table-cell>
          <table:table-cell office:value-type="float" office:value="63.5584894668153" calcext:value-type="float">
            <text:p>63.5584894668153</text:p>
          </table:table-cell>
          <table:table-cell office:value-type="float" office:value="47.9632126059697" calcext:value-type="float">
            <text:p>47.9632126059697</text:p>
          </table:table-cell>
          <table:table-cell office:value-type="float" office:value="52.3301889006243" calcext:value-type="float">
            <text:p>52.3301889006243</text:p>
          </table:table-cell>
          <table:table-cell office:value-type="float" office:value="39.4108622693048" calcext:value-type="float">
            <text:p>39.4108622693048</text:p>
          </table:table-cell>
          <table:table-cell office:value-type="float" office:value="91.5558886192214" calcext:value-type="float">
            <text:p>91.5558886192214</text:p>
          </table:table-cell>
          <table:table-cell office:value-type="float" office:value="66.6116669379384" calcext:value-type="float">
            <text:p>66.6116669379384</text:p>
          </table:table-cell>
          <table:table-cell office:value-type="float" office:value="71.8016329641476" calcext:value-type="float">
            <text:p>71.8016329641476</text:p>
          </table:table-cell>
          <table:table-cell office:value-type="float" office:value="90.640357431246" calcext:value-type="float">
            <text:p>90.640357431246</text:p>
          </table:table-cell>
          <table:table-cell office:value-type="float" office:value="43.1129646943413" calcext:value-type="float">
            <text:p>43.1129646943413</text:p>
          </table:table-cell>
          <table:table-cell office:value-type="float" office:value="66.7985278193912" calcext:value-type="float">
            <text:p>66.7985278193912</text:p>
          </table:table-cell>
          <table:table-cell office:value-type="float" office:value="66.0229480284992" calcext:value-type="float">
            <text:p>66.0229480284992</text:p>
          </table:table-cell>
          <table:table-cell office:value-type="float" office:value="49.9376155256832" calcext:value-type="float">
            <text:p>49.9376155256832</text:p>
          </table:table-cell>
          <table:table-cell office:value-type="float" office:value="80.1320635269256" calcext:value-type="float">
            <text:p>80.1320635269256</text:p>
          </table:table-cell>
          <table:table-cell office:value-type="float" office:value="54.573186538511" calcext:value-type="float">
            <text:p>54.573186538511</text:p>
          </table:table-cell>
          <table:table-cell office:value-type="float" office:value="67.7071781318217" calcext:value-type="float">
            <text:p>67.7071781318217</text:p>
          </table:table-cell>
          <table:table-cell office:value-type="float" office:value="64.1306988557307" calcext:value-type="float">
            <text:p>64.1306988557307</text:p>
          </table:table-cell>
          <table:table-cell office:value-type="float" office:value="49.9968342166093" calcext:value-type="float">
            <text:p>49.9968342166093</text:p>
          </table:table-cell>
          <table:table-cell office:value-type="float" office:value="61.5516103080322" calcext:value-type="float">
            <text:p>61.5516103080322</text:p>
          </table:table-cell>
          <table:table-cell office:value-type="float" office:value="49.4767221524256" calcext:value-type="float">
            <text:p>49.4767221524256</text:p>
          </table:table-cell>
          <table:table-cell office:value-type="float" office:value="50.4000361986806" calcext:value-type="float">
            <text:p>50.4000361986806</text:p>
          </table:table-cell>
          <table:table-cell office:value-type="float" office:value="37.6138001296873" calcext:value-type="float">
            <text:p>37.6138001296873</text:p>
          </table:table-cell>
          <table:table-cell office:value-type="float" office:value="68.2471797298378" calcext:value-type="float">
            <text:p>68.2471797298378</text:p>
          </table:table-cell>
          <table:table-cell office:value-type="float" office:value="61.7474189239468" calcext:value-type="float">
            <text:p>61.7474189239468</text:p>
          </table:table-cell>
          <table:table-cell office:value-type="float" office:value="75.5536223697303" calcext:value-type="float">
            <text:p>75.5536223697303</text:p>
          </table:table-cell>
          <table:table-cell office:value-type="float" office:value="87.7186677158227" calcext:value-type="float">
            <text:p>87.7186677158227</text:p>
          </table:table-cell>
          <table:table-cell office:value-type="float" office:value="49.5732466737908" calcext:value-type="float">
            <text:p>49.5732466737908</text:p>
          </table:table-cell>
          <table:table-cell office:value-type="float" office:value="71.2902464881582" calcext:value-type="float">
            <text:p>71.2902464881582</text:p>
          </table:table-cell>
          <table:table-cell office:value-type="float" office:value="65.8249457118411" calcext:value-type="float">
            <text:p>65.8249457118411</text:p>
          </table:table-cell>
          <table:table-cell office:value-type="float" office:value="61.0061737548183" calcext:value-type="float">
            <text:p>61.0061737548183</text:p>
          </table:table-cell>
          <table:table-cell office:value-type="string" calcext:value-type="string">
            <text:p>green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table:number-columns-repeated="5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63.6572129624032" calcext:value-type="float">
            <text:p>63.6572129624032</text:p>
          </table:table-cell>
          <table:table-cell office:value-type="float" office:value="6" calcext:value-type="float">
            <text:p>6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62.1496253780218" calcext:value-type="float">
            <text:p>62.1496253780218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MIC</text:p>
          </table:table-cell>
          <table:table-cell office:value-type="float" office:value="101168745" calcext:value-type="float">
            <text:p>101168745</text:p>
          </table:table-cell>
          <table:table-cell office:value-type="float" office:value="10551.2996496835" calcext:value-type="float">
            <text:p>10551.2996496835</text:p>
          </table:table-cell>
          <table:table-cell office:value-type="float" office:value="0.589305281295685" calcext:value-type="float">
            <text:p>0.5893052812956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7.8" calcext:value-type="float">
            <text:p>27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0.290156857" calcext:value-type="float">
            <text:p>60.2901568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.8" calcext:value-type="float">
            <text:p>4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2.3" calcext:value-type="float">
            <text:p>22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9.5" calcext:value-type="float">
            <text:p>9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.114" calcext:value-type="float">
            <text:p>7.1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49.194044474581" calcext:value-type="float">
            <text:p>649.1940444745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1.5" calcext:value-type="float">
            <text:p>91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2.1" calcext:value-type="float">
            <text:p>2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2" calcext:value-type="float">
            <text:p>0.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8.64" calcext:value-type="float">
            <text:p>98.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7.7" calcext:value-type="float">
            <text:p>27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3.3" calcext:value-type="float">
            <text:p>13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0.9624" calcext:value-type="float">
            <text:p>50.96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5.161" calcext:value-type="float">
            <text:p>65.1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09" calcext:value-type="float">
            <text:p>1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4" calcext:value-type="float">
            <text:p>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0.5" calcext:value-type="float">
            <text:p>7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.00545084510543" calcext:value-type="float">
            <text:p>4.005450845105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7.01772" calcext:value-type="float">
            <text:p>97.017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.2" calcext:value-type="float">
            <text:p>7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8.19256" calcext:value-type="float">
            <text:p>88.192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1" calcext:value-type="float">
            <text:p>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7.4" calcext:value-type="float">
            <text:p>17.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7.2" calcext:value-type="float">
            <text:p>87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4.9" calcext:value-type="float">
            <text:p>14.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4.2" calcext:value-type="float">
            <text:p>24.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2.2784810126582" calcext:value-type="float">
            <text:p>82.27848101265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0.2358984182262" calcext:value-type="float">
            <text:p>30.23589841822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8.3574991600019" calcext:value-type="float">
            <text:p>98.35749916000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3.1694798363426" calcext:value-type="float">
            <text:p>93.16947983634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59.85" calcext:value-type="float">
            <text:p>159.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.79029390546264" calcext:value-type="float">
            <text:p>2.790293905462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8.35" calcext:value-type="float">
            <text:p>28.3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7.62" calcext:value-type="float">
            <text:p>97.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.70937726460422" calcext:value-type="float">
            <text:p>5.709377264604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44448634301038" calcext:value-type="float">
            <text:p>1.444486343010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2.58" calcext:value-type="float">
            <text:p>42.5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.51900308214546" calcext:value-type="float">
            <text:p>5.519003082145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2.7843589782715" calcext:value-type="float">
            <text:p>32.78435897827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4.11" calcext:value-type="float">
            <text:p>84.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9.3" calcext:value-type="float">
            <text:p>69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817778" calcext:value-type="float">
            <text:p>2.8177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708760023117065" calcext:value-type="float">
            <text:p>0.7087600231170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112939167799794" calcext:value-type="float">
            <text:p>0.11293916779979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0.11152433" calcext:value-type="float">
            <text:p>50.111524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4.9502042452857" calcext:value-type="float">
            <text:p>44.95020424528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9.7248917818069" calcext:value-type="float">
            <text:p>49.72489178180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27" calcext:value-type="float">
            <text:p>1.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0.6" calcext:value-type="float">
            <text:p>10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7.9420175728649" calcext:value-type="float">
            <text:p>97.94201757286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70.988861253739" calcext:value-type="float">
            <text:p>70.9888612537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6.999" calcext:value-type="float">
            <text:p>86.9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.37" calcext:value-type="float">
            <text:p>1.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.5" calcext:value-type="float">
            <text:p>5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4.655" calcext:value-type="float">
            <text:p>44.6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.62586007681125" calcext:value-type="float">
            <text:p>7.625860076811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-0.585800493011584" calcext:value-type="float">
            <text:p>-0.5858004930115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.2157078030504" calcext:value-type="float">
            <text:p>17.21570780305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.85625547498141" calcext:value-type="float">
            <text:p>3.856255474981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-0.188288145873698" calcext:value-type="float">
            <text:p>-0.1882881458736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55.629631113817" calcext:value-type="float">
            <text:p>155.6296311138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6.6547727" calcext:value-type="float">
            <text:p>66.65477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9.5" calcext:value-type="float">
            <text:p>49.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4.81564" calcext:value-type="float">
            <text:p>64.8156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7.3560745686882" calcext:value-type="float">
            <text:p>27.35607456868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4.5281664" calcext:value-type="float">
            <text:p>34.52816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9.64423" calcext:value-type="float">
            <text:p>39.644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0036454511042959" calcext:value-type="float">
            <text:p>0.0036454511042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1189" calcext:value-type="float">
            <text:p>0.911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340815384961059" calcext:value-type="float">
            <text:p>0.3408153849610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51328794238893" calcext:value-type="float">
            <text:p>2.513287942388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0.945228205500426" calcext:value-type="float">
            <text:p>0.9452282055004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7.0290401779525" calcext:value-type="float">
            <text:p>87.02904017795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1.4" calcext:value-type="float">
            <text:p>61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5.4" calcext:value-type="float">
            <text:p>4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9.2" calcext:value-type="float">
            <text:p>39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9.4" calcext:value-type="float">
            <text:p>99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6.72" calcext:value-type="float">
            <text:p>56.7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5.900460599237" calcext:value-type="float">
            <text:p>15.9004605992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.37601705" calcext:value-type="float">
            <text:p>5.3760170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48" calcext:value-type="float">
            <text:p>1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7.4065453601635" calcext:value-type="float">
            <text:p>77.4065453601635</text:p>
          </table:table-cell>
          <table:table-cell office:value-type="float" office:value="62.9758349921521" calcext:value-type="float">
            <text:p>62.9758349921521</text:p>
          </table:table-cell>
          <table:table-cell office:value-type="float" office:value="69.3006231950229" calcext:value-type="float">
            <text:p>69.3006231950229</text:p>
          </table:table-cell>
          <table:table-cell office:value-type="float" office:value="73.4048050585545" calcext:value-type="float">
            <text:p>73.4048050585545</text:p>
          </table:table-cell>
          <table:table-cell office:value-type="float" office:value="44.1464844880771" calcext:value-type="float">
            <text:p>44.1464844880771</text:p>
          </table:table-cell>
          <table:table-cell office:value-type="float" office:value="62.3436285240201" calcext:value-type="float">
            <text:p>62.3436285240201</text:p>
          </table:table-cell>
          <table:table-cell office:value-type="float" office:value="50.4119168309352" calcext:value-type="float">
            <text:p>50.4119168309352</text:p>
          </table:table-cell>
          <table:table-cell office:value-type="float" office:value="51.745746139244" calcext:value-type="float">
            <text:p>51.745746139244</text:p>
          </table:table-cell>
          <table:table-cell office:value-type="float" office:value="41.5294674736206" calcext:value-type="float">
            <text:p>41.5294674736206</text:p>
          </table:table-cell>
          <table:table-cell office:value-type="float" office:value="57.1348355185818" calcext:value-type="float">
            <text:p>57.1348355185818</text:p>
          </table:table-cell>
          <table:table-cell office:value-type="float" office:value="69.7400783424054" calcext:value-type="float">
            <text:p>69.7400783424054</text:p>
          </table:table-cell>
          <table:table-cell office:value-type="float" office:value="73.2707116586138" calcext:value-type="float">
            <text:p>73.2707116586138</text:p>
          </table:table-cell>
          <table:table-cell office:value-type="float" office:value="95.8198833310486" calcext:value-type="float">
            <text:p>95.8198833310486</text:p>
          </table:table-cell>
          <table:table-cell office:value-type="float" office:value="51.8027067245848" calcext:value-type="float">
            <text:p>51.8027067245848</text:p>
          </table:table-cell>
          <table:table-cell office:value-type="float" office:value="78.3869539463773" calcext:value-type="float">
            <text:p>78.3869539463773</text:p>
          </table:table-cell>
          <table:table-cell office:value-type="float" office:value="67.5054312449891" calcext:value-type="float">
            <text:p>67.5054312449891</text:p>
          </table:table-cell>
          <table:table-cell office:value-type="float" office:value="55.2469675324635" calcext:value-type="float">
            <text:p>55.2469675324635</text:p>
          </table:table-cell>
          <table:table-cell office:value-type="float" office:value="80.1320635269256" calcext:value-type="float">
            <text:p>80.1320635269256</text:p>
          </table:table-cell>
          <table:table-cell office:value-type="float" office:value="54.573186538511" calcext:value-type="float">
            <text:p>54.573186538511</text:p>
          </table:table-cell>
          <table:table-cell office:value-type="float" office:value="67.7071781318217" calcext:value-type="float">
            <text:p>67.7071781318217</text:p>
          </table:table-cell>
          <table:table-cell office:value-type="float" office:value="64.1306988557307" calcext:value-type="float">
            <text:p>64.1306988557307</text:p>
          </table:table-cell>
          <table:table-cell office:value-type="float" office:value="49.9968342166093" calcext:value-type="float">
            <text:p>49.9968342166093</text:p>
          </table:table-cell>
          <table:table-cell office:value-type="float" office:value="61.5516103080322" calcext:value-type="float">
            <text:p>61.5516103080322</text:p>
          </table:table-cell>
          <table:table-cell office:value-type="float" office:value="49.4767221524256" calcext:value-type="float">
            <text:p>49.4767221524256</text:p>
          </table:table-cell>
          <table:table-cell office:value-type="float" office:value="50.4000361986806" calcext:value-type="float">
            <text:p>50.4000361986806</text:p>
          </table:table-cell>
          <table:table-cell office:value-type="float" office:value="37.6138001296873" calcext:value-type="float">
            <text:p>37.6138001296873</text:p>
          </table:table-cell>
          <table:table-cell office:value-type="float" office:value="68.2471797298378" calcext:value-type="float">
            <text:p>68.2471797298378</text:p>
          </table:table-cell>
          <table:table-cell office:value-type="float" office:value="61.7474189239468" calcext:value-type="float">
            <text:p>61.7474189239468</text:p>
          </table:table-cell>
          <table:table-cell office:value-type="float" office:value="75.5536223697303" calcext:value-type="float">
            <text:p>75.5536223697303</text:p>
          </table:table-cell>
          <table:table-cell office:value-type="float" office:value="87.7186677158227" calcext:value-type="float">
            <text:p>87.7186677158227</text:p>
          </table:table-cell>
          <table:table-cell office:value-type="float" office:value="49.5732466737908" calcext:value-type="float">
            <text:p>49.5732466737908</text:p>
          </table:table-cell>
          <table:table-cell office:value-type="float" office:value="71.2902464881582" calcext:value-type="float">
            <text:p>71.2902464881582</text:p>
          </table:table-cell>
          <table:table-cell office:value-type="float" office:value="65.8249457118411" calcext:value-type="float">
            <text:p>65.8249457118411</text:p>
          </table:table-cell>
          <table:table-cell office:value-type="float" office:value="61.0061737548183" calcext:value-type="float">
            <text:p>61.006173754818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float" office:value="43.3154012678865" calcext:value-type="float">
            <text:p>43.3154012678865</text:p>
          </table:table-cell>
          <table:table-cell office:value-type="float" office:value="46" calcext:value-type="float">
            <text:p>46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IC</text:p>
          </table:table-cell>
          <table:table-cell office:value-type="float" office:value="5309659" calcext:value-type="float">
            <text:p>5309659</text:p>
          </table:table-cell>
          <table:table-cell table:number-columns-repeated="17"/>
          <table:table-cell office:value-type="float" office:value="50.3" calcext:value-type="float">
            <text:p>50.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5.3" calcext:value-type="float">
            <text:p>15.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4142" calcext:value-type="float">
            <text:p>0.41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.78602896427762" calcext:value-type="float">
            <text:p>2.786028964277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1" calcext:value-type="float">
            <text:p>5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4.1" calcext:value-type="float">
            <text:p>34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3.1" calcext:value-type="float">
            <text:p>4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0.16" calcext:value-type="float">
            <text:p>0.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2" calcext:value-type="float">
            <text:p>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7" calcext:value-type="float">
            <text:p>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.6" calcext:value-type="float">
            <text:p>4.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.37970806286499" calcext:value-type="float">
            <text:p>4.379708062864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9.1" calcext:value-type="float">
            <text:p>69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3.9" calcext:value-type="float">
            <text:p>23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4.9" calcext:value-type="float">
            <text:p>24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3.4908" calcext:value-type="float">
            <text:p>53.4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0.38" calcext:value-type="float">
            <text:p>40.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74" calcext:value-type="float">
            <text:p>1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5" calcext:value-type="float">
            <text:p>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37.35275" calcext:value-type="float">
            <text:p>37.352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6.97491" calcext:value-type="float">
            <text:p>86.9749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0.7" calcext:value-type="float">
            <text:p>40.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19.6" calcext:value-type="float">
            <text:p>19.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86.3880993051352" calcext:value-type="float">
            <text:p>86.38809930513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9.290330471875" calcext:value-type="float">
            <text:p>19.2903304718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.2575267499219" calcext:value-type="float">
            <text:p>11.25752674992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.11" calcext:value-type="float">
            <text:p>10.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19085240027994" calcext:value-type="float">
            <text:p>1.190852400279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6.6804618835449" calcext:value-type="float">
            <text:p>46.68046188354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.32" calcext:value-type="float">
            <text:p>16.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9.767472303226" calcext:value-type="float">
            <text:p>79.7674723032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75.28" calcext:value-type="float">
            <text:p>75.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3.029433431581" calcext:value-type="float">
            <text:p>93.0294334315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51.91" calcext:value-type="float">
            <text:p>51.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1.3" calcext:value-type="float">
            <text:p>11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8625" calcext:value-type="float">
            <text:p>1.86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1715561861647" calcext:value-type="float">
            <text:p>0.0017155618616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3089069798665" calcext:value-type="float">
            <text:p>1.30890697986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12"/>
          <table:table-cell office:value-type="float" office:value="69" calcext:value-type="float">
            <text:p>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48.03" calcext:value-type="float">
            <text:p>48.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" calcext:value-type="float">
            <text:p>0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" calcext:value-type="float">
            <text:p>0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5.475" calcext:value-type="float">
            <text:p>15.4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08202390442663" calcext:value-type="float">
            <text:p>1.082023904426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57530201481197" calcext:value-type="float">
            <text:p>0.557530201481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236545706100033" calcext:value-type="float">
            <text:p>0.2365457061000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66270498016076" calcext:value-type="float">
            <text:p>0.0662704980160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6.6118431" calcext:value-type="float">
            <text:p>76.61184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4.6" calcext:value-type="float">
            <text:p>54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.73" calcext:value-type="float">
            <text:p>10.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13.33668" calcext:value-type="float">
            <text:p>13.336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90638" calcext:value-type="float">
            <text:p>0.906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323831194348474" calcext:value-type="float">
            <text:p>0.3238311943484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.04416849668742" calcext:value-type="float">
            <text:p>8.044168496687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8"/>
          <table:table-cell office:value-type="float" office:value="31.3" calcext:value-type="float">
            <text:p>31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.1" calcext:value-type="float">
            <text:p>8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4" calcext:value-type="float">
            <text:p>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7.8" calcext:value-type="float">
            <text:p>17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84.24" calcext:value-type="float">
            <text:p>84.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8"/>
          <table:table-cell office:value-type="float" office:value="0.79" calcext:value-type="float">
            <text:p>0.7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54" calcext:value-type="float">
            <text:p>1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.1111" calcext:value-type="float">
            <text:p>31.11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20.931970555719" calcext:value-type="float">
            <text:p>20.931970555719</text:p>
          </table:table-cell>
          <table:table-cell office:value-type="float" office:value="52.7060430599972" calcext:value-type="float">
            <text:p>52.7060430599972</text:p>
          </table:table-cell>
          <table:table-cell office:value-type="float" office:value="28.2347572443953" calcext:value-type="float">
            <text:p>28.2347572443953</text:p>
          </table:table-cell>
          <table:table-cell office:value-type="float" office:value="36.4816905988399" calcext:value-type="float">
            <text:p>36.4816905988399</text:p>
          </table:table-cell>
          <table:table-cell office:value-type="float" office:value="39.8316248589741" calcext:value-type="float">
            <text:p>39.8316248589741</text:p>
          </table:table-cell>
          <table:table-cell office:value-type="float" office:value="36.603412001717" calcext:value-type="float">
            <text:p>36.603412001717</text:p>
          </table:table-cell>
          <table:table-cell office:value-type="float" office:value="37.990404040404" calcext:value-type="float">
            <text:p>37.990404040404</text:p>
          </table:table-cell>
          <table:table-cell office:value-type="float" office:value="0.447024458547831" calcext:value-type="float">
            <text:p>0.447024458547831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57.6380591549184" calcext:value-type="float">
            <text:p>57.6380591549184</text:p>
          </table:table-cell>
          <table:table-cell office:value-type="float" office:value="77.0040544156756" calcext:value-type="float">
            <text:p>77.0040544156756</text:p>
          </table:table-cell>
          <table:table-cell office:value-type="float" office:value="98.9769879296321" calcext:value-type="float">
            <text:p>98.9769879296321</text:p>
          </table:table-cell>
          <table:table-cell office:value-type="float" office:value="34.8908019879163" calcext:value-type="float">
            <text:p>34.8908019879163</text:p>
          </table:table-cell>
          <table:table-cell office:value-type="float" office:value="61.6339587708768" calcext:value-type="float">
            <text:p>61.6339587708768</text:p>
          </table:table-cell>
          <table:table-cell office:value-type="float" office:value="33.4293135398806" calcext:value-type="float">
            <text:p>33.4293135398806</text:p>
          </table:table-cell>
          <table:table-cell office:value-type="float" office:value="38.2774239618806" calcext:value-type="float">
            <text:p>38.2774239618806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office:value-type="string" calcext:value-type="string">
            <text:p>gray</text:p>
          </table:table-cell>
          <table:table-cell table:number-columns-repeated="8"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 table:number-columns-repeated="3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60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53.2109668315736" calcext:value-type="float">
            <text:p>53.21096683157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IC</text:p>
          </table:table-cell>
          <table:table-cell office:value-type="float" office:value="110135635" calcext:value-type="float">
            <text:p>110135635</text:p>
          </table:table-cell>
          <table:table-cell office:value-type="float" office:value="1729.92663898628" calcext:value-type="float">
            <text:p>1729.92663898628</text:p>
          </table:table-cell>
          <table:table-cell office:value-type="float" office:value="13.7211651962216" calcext:value-type="float">
            <text:p>13.72116519622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3.5" calcext:value-type="float">
            <text:p>23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6.210310794" calcext:value-type="float">
            <text:p>16.2103107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1.4" calcext:value-type="float">
            <text:p>21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38.4" calcext:value-type="float">
            <text:p>38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.9" calcext:value-type="float">
            <text:p>9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5" calcext:value-type="float">
            <text:p>4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.484" calcext:value-type="float">
            <text:p>2.4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4.433712112343" calcext:value-type="float">
            <text:p>14.43371211234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53" calcext:value-type="float">
            <text:p>3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7.7" calcext:value-type="float">
            <text:p>27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8.9" calcext:value-type="float">
            <text:p>28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8.5" calcext:value-type="float">
            <text:p>58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0.17" calcext:value-type="float">
            <text:p>0.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1" calcext:value-type="float">
            <text:p>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64" calcext:value-type="float">
            <text:p>1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7.6" calcext:value-type="float">
            <text:p>27.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.11540687568994" calcext:value-type="float">
            <text:p>5.115406875689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1.45" calcext:value-type="float">
            <text:p>71.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8.3" calcext:value-type="float">
            <text:p>18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7.3" calcext:value-type="float">
            <text:p>27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4.8554" calcext:value-type="float">
            <text:p>64.855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4.213" calcext:value-type="float">
            <text:p>44.2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44" calcext:value-type="float">
            <text:p>1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5" calcext:value-type="float">
            <text:p>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5.5" calcext:value-type="float">
            <text:p>65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.37926238096652" calcext:value-type="float">
            <text:p>4.379262380966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85.43871" calcext:value-type="float">
            <text:p>85.438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4.98298" calcext:value-type="float">
            <text:p>54.9829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0.3" calcext:value-type="float">
            <text:p>4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5.2" calcext:value-type="float">
            <text:p>65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8" calcext:value-type="float">
            <text:p>38.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7.6" calcext:value-type="float">
            <text:p>47.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9.4" calcext:value-type="float">
            <text:p>59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8.1449103026653" calcext:value-type="float">
            <text:p>88.14491030266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9.1242615806378" calcext:value-type="float">
            <text:p>39.12426158063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.07891807037814" calcext:value-type="float">
            <text:p>7.078918070378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.6" calcext:value-type="float">
            <text:p>11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30726129938068" calcext:value-type="float">
            <text:p>1.307261299380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9" calcext:value-type="float">
            <text:p>4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51" calcext:value-type="float">
            <text:p>3.5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2.163461141348" calcext:value-type="float">
            <text:p>92.1634611413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7" calcext:value-type="float">
            <text:p>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.0548079509974" calcext:value-type="float">
            <text:p>7.05480795099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8.85" calcext:value-type="float">
            <text:p>78.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.14993117437815" calcext:value-type="float">
            <text:p>6.149931174378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4.8275680541992" calcext:value-type="float">
            <text:p>34.82756805419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70.79" calcext:value-type="float">
            <text:p>70.7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6.8" calcext:value-type="float">
            <text:p>46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117674" calcext:value-type="float">
            <text:p>2.1176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604740023612976" calcext:value-type="float">
            <text:p>0.60474002361297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0109469239612404" calcext:value-type="float">
            <text:p>0.0109469239612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4.08952074" calcext:value-type="float">
            <text:p>14.089520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8.6180514528264" calcext:value-type="float">
            <text:p>18.61805145282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9.1" calcext:value-type="float">
            <text:p>39.1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78" calcext:value-type="float">
            <text:p>1.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3.9" calcext:value-type="float">
            <text:p>73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6.0106425737885" calcext:value-type="float">
            <text:p>86.01064257378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3.8450608342914" calcext:value-type="float">
            <text:p>43.84506083429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8.979" calcext:value-type="float">
            <text:p>38.9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3" calcext:value-type="float">
            <text:p>0.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" calcext:value-type="float">
            <text:p>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5.718" calcext:value-type="float">
            <text:p>45.7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39895658845739" calcext:value-type="float">
            <text:p>0.398956588457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309283408816322" calcext:value-type="float">
            <text:p>0.3092834088163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726.38217028542" calcext:value-type="float">
            <text:p>2726.3821702854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201653862443903" calcext:value-type="float">
            <text:p>0.2016538624439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517936524848742" calcext:value-type="float">
            <text:p>0.0517936524848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00231578878594541" calcext:value-type="float">
            <text:p>0.0002315788785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19.76797" calcext:value-type="float">
            <text:p>19.767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126052641499423" calcext:value-type="float">
            <text:p>0.1260526414994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4005" calcext:value-type="float">
            <text:p>0.840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151577302918486" calcext:value-type="float">
            <text:p>0.1515773029184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.56161239607092" calcext:value-type="float">
            <text:p>7.561612396070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455221094128979" calcext:value-type="float">
            <text:p>0.4552210941289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3.6335415985893" calcext:value-type="float">
            <text:p>63.633541598589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7.4" calcext:value-type="float">
            <text:p>27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6" calcext:value-type="float">
            <text:p>48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77.8" calcext:value-type="float">
            <text:p>77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6.5" calcext:value-type="float">
            <text:p>36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.7" calcext:value-type="float">
            <text:p>2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0.17" calcext:value-type="float">
            <text:p>50.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4.2265267256544" calcext:value-type="float">
            <text:p>14.226526725654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82528578" calcext:value-type="float">
            <text:p>5.82528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.88" calcext:value-type="float">
            <text:p>8.8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54" calcext:value-type="float">
            <text:p>1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2.2222333333333" calcext:value-type="float">
            <text:p>72.2222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58.8789403483992" calcext:value-type="float">
            <text:p>58.8789403483992</text:p>
          </table:table-cell>
          <table:table-cell office:value-type="float" office:value="41.4232989393697" calcext:value-type="float">
            <text:p>41.4232989393697</text:p>
          </table:table-cell>
          <table:table-cell office:value-type="float" office:value="49.0507525561279" calcext:value-type="float">
            <text:p>49.0507525561279</text:p>
          </table:table-cell>
          <table:table-cell office:value-type="float" office:value="27.5009835830925" calcext:value-type="float">
            <text:p>27.5009835830925</text:p>
          </table:table-cell>
          <table:table-cell office:value-type="float" office:value="54.4567064415999" calcext:value-type="float">
            <text:p>54.4567064415999</text:p>
          </table:table-cell>
          <table:table-cell office:value-type="float" office:value="39.4318770355856" calcext:value-type="float">
            <text:p>39.4318770355856</text:p>
          </table:table-cell>
          <table:table-cell office:value-type="float" office:value="58.7013153068304" calcext:value-type="float">
            <text:p>58.7013153068304</text:p>
          </table:table-cell>
          <table:table-cell office:value-type="float" office:value="70.9515365199235" calcext:value-type="float">
            <text:p>70.9515365199235</text:p>
          </table:table-cell>
          <table:table-cell office:value-type="float" office:value="18.8976988162126" calcext:value-type="float">
            <text:p>18.8976988162126</text:p>
          </table:table-cell>
          <table:table-cell office:value-type="float" office:value="56.1619718309859" calcext:value-type="float">
            <text:p>56.1619718309859</text:p>
          </table:table-cell>
          <table:table-cell office:value-type="float" office:value="45.4233924255791" calcext:value-type="float">
            <text:p>45.4233924255791</text:p>
          </table:table-cell>
          <table:table-cell office:value-type="float" office:value="85.6536389390337" calcext:value-type="float">
            <text:p>85.6536389390337</text:p>
          </table:table-cell>
          <table:table-cell office:value-type="float" office:value="95.5960050104368" calcext:value-type="float">
            <text:p>95.5960050104368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6.8280546928514" calcext:value-type="float">
            <text:p>66.8280546928514</text:p>
          </table:table-cell>
          <table:table-cell office:value-type="float" office:value="49.692570491075" calcext:value-type="float">
            <text:p>49.692570491075</text:p>
          </table:table-cell>
          <table:table-cell office:value-type="float" office:value="47.3194956822913" calcext:value-type="float">
            <text:p>47.3194956822913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office:value-type="string" calcext:value-type="string">
            <text:p>orange</text:p>
          </table:table-cell>
          <table:table-cell table:number-columns-repeated="6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➚</text:p>
          </table:table-cell>
          <table:table-cell table:number-columns-repeated="4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table:number-columns-repeated="3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59.0626368212989" calcext:value-type="float">
            <text:p>59.0626368212989</text:p>
          </table:table-cell>
          <table:table-cell office:value-type="float" office:value="11" calcext:value-type="float">
            <text:p>11</text:p>
          </table:table-cell>
          <table:table-cell office:value-type="float" office:value="0.0729166666666667" calcext:value-type="float">
            <text:p>0.072916666666667</text:p>
          </table:table-cell>
          <table:table-cell office:value-type="float" office:value="45.4838944932066" calcext:value-type="float">
            <text:p>45.48389449320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MIC</text:p>
          </table:table-cell>
          <table:table-cell office:value-type="float" office:value="2109099" calcext:value-type="float">
            <text:p>2109099</text:p>
          </table:table-cell>
          <table:table-cell office:value-type="float" office:value="16463.8713675317" calcext:value-type="float">
            <text:p>16463.8713675317</text:p>
          </table:table-cell>
          <table:table-cell office:value-type="float" office:value="2.40744921233599" calcext:value-type="float">
            <text:p>2.4074492123359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3.4" calcext:value-type="float">
            <text:p>33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4.932173444" calcext:value-type="float">
            <text:p>54.93217344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.4" calcext:value-type="float">
            <text:p>9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7.5" calcext:value-type="float">
            <text:p>17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.4" calcext:value-type="float">
            <text:p>3.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604" calcext:value-type="float">
            <text:p>1.6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6.7664002403846" calcext:value-type="float">
            <text:p>26.766400240384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91" calcext:value-type="float">
            <text:p>2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9.3" calcext:value-type="float">
            <text:p>89.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8.3" calcext:value-type="float">
            <text:p>48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.6" calcext:value-type="float">
            <text:p>1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9" calcext:value-type="float">
            <text:p>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29" calcext:value-type="float">
            <text:p>5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3.976833976834" calcext:value-type="float">
            <text:p>33.97683397683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4.9365845372437" calcext:value-type="float">
            <text:p>24.93658453724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9.71" calcext:value-type="float">
            <text:p>9.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4.4" calcext:value-type="float">
            <text:p>14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2.7" calcext:value-type="float">
            <text:p>22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8.484" calcext:value-type="float">
            <text:p>98.4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5.973" calcext:value-type="float">
            <text:p>55.9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6.4" calcext:value-type="float">
            <text:p>66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.78300882506323" calcext:value-type="float">
            <text:p>4.783008825063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8.50414" calcext:value-type="float">
            <text:p>88.504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21.9" calcext:value-type="float">
            <text:p>21.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.1" calcext:value-type="float">
            <text:p>17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7.9" calcext:value-type="float">
            <text:p>17.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3.7" calcext:value-type="float">
            <text:p>33.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1.3186813186813" calcext:value-type="float">
            <text:p>81.31868131868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2.5323520118892" calcext:value-type="float">
            <text:p>72.53235201188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7.5409219903643" calcext:value-type="float">
            <text:p>87.54092199036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0.9303859912976" calcext:value-type="float">
            <text:p>40.93038599129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12" calcext:value-type="float">
            <text:p>0.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37715593604122" calcext:value-type="float">
            <text:p>2.377155936041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1.3955001831055" calcext:value-type="float">
            <text:p>91.395500183105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9.12" calcext:value-type="float">
            <text:p>79.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2.0078436860573" calcext:value-type="float">
            <text:p>82.00784368605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.383021114582388" calcext:value-type="float">
            <text:p>0.3830211145823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1.94" calcext:value-type="float">
            <text:p>41.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82952961615342" calcext:value-type="float">
            <text:p>4.8295296161534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8.6019973754883" calcext:value-type="float">
            <text:p>58.60199737548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82.59" calcext:value-type="float">
            <text:p>82.5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7.1" calcext:value-type="float">
            <text:p>37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091861" calcext:value-type="float">
            <text:p>2.0918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0299022217552806" calcext:value-type="float">
            <text:p>0.0299022217552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4.05080743" calcext:value-type="float">
            <text:p>84.050807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0.3201201533544" calcext:value-type="float">
            <text:p>50.32012015335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6.3286966085434" calcext:value-type="float">
            <text:p>46.328696608543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08" calcext:value-type="float">
            <text:p>2.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4.4963028029767" calcext:value-type="float">
            <text:p>94.49630280297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0.3031710595247" calcext:value-type="float">
            <text:p>30.30317105952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4.386" calcext:value-type="float">
            <text:p>44.3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45" calcext:value-type="float">
            <text:p>0.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.6" calcext:value-type="float">
            <text:p>7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8.208" calcext:value-type="float">
            <text:p>18.2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905203197134454" calcext:value-type="float">
            <text:p>0.905203197134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31593458966775" calcext:value-type="float">
            <text:p>0.7315934589667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5.06115307412013" calcext:value-type="float">
            <text:p>5.061153074120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-0.568298707391331" calcext:value-type="float">
            <text:p>-0.5682987073913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3.9655297" calcext:value-type="float">
            <text:p>33.96552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2.95" calcext:value-type="float">
            <text:p>62.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8.59706" calcext:value-type="float">
            <text:p>98.597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7.18" calcext:value-type="float">
            <text:p>47.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9.6297701" calcext:value-type="float">
            <text:p>39.62977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1.66679" calcext:value-type="float">
            <text:p>61.666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766458597780017" calcext:value-type="float">
            <text:p>0.0766458597780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6097" calcext:value-type="float">
            <text:p>0.960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.02613035209821" calcext:value-type="float">
            <text:p>3.026130352098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.04283680142992" calcext:value-type="float">
            <text:p>8.042836801429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4.720025536565" calcext:value-type="float">
            <text:p>34.7200255365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3.4" calcext:value-type="float">
            <text:p>13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1.7" calcext:value-type="float">
            <text:p>51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78.1" calcext:value-type="float">
            <text:p>78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5.3" calcext:value-type="float">
            <text:p>25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9.6" calcext:value-type="float">
            <text:p>89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2.37" calcext:value-type="float">
            <text:p>32.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.86375755357444" calcext:value-type="float">
            <text:p>9.8637575535744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.18336839" calcext:value-type="float">
            <text:p>4.183368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6.6666333333333" calcext:value-type="float">
            <text:p>36.6666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1.9271727341135" calcext:value-type="float">
            <text:p>71.9271727341135</text:p>
          </table:table-cell>
          <table:table-cell office:value-type="float" office:value="54.6280187375308" calcext:value-type="float">
            <text:p>54.6280187375308</text:p>
          </table:table-cell>
          <table:table-cell office:value-type="float" office:value="48.305445883848" calcext:value-type="float">
            <text:p>48.305445883848</text:p>
          </table:table-cell>
          <table:table-cell office:value-type="float" office:value="66.575296825822" calcext:value-type="float">
            <text:p>66.575296825822</text:p>
          </table:table-cell>
          <table:table-cell office:value-type="float" office:value="54.0388808027639" calcext:value-type="float">
            <text:p>54.0388808027639</text:p>
          </table:table-cell>
          <table:table-cell office:value-type="float" office:value="61.692400215826" calcext:value-type="float">
            <text:p>61.692400215826</text:p>
          </table:table-cell>
          <table:table-cell office:value-type="float" office:value="85.7162295033711" calcext:value-type="float">
            <text:p>85.7162295033711</text:p>
          </table:table-cell>
          <table:table-cell office:value-type="float" office:value="55.4891501625278" calcext:value-type="float">
            <text:p>55.4891501625278</text:p>
          </table:table-cell>
          <table:table-cell office:value-type="float" office:value="36.9601920604288" calcext:value-type="float">
            <text:p>36.9601920604288</text:p>
          </table:table-cell>
          <table:table-cell office:value-type="float" office:value="36.6057090020516" calcext:value-type="float">
            <text:p>36.6057090020516</text:p>
          </table:table-cell>
          <table:table-cell office:value-type="float" office:value="40.5116925855126" calcext:value-type="float">
            <text:p>40.5116925855126</text:p>
          </table:table-cell>
          <table:table-cell office:value-type="float" office:value="71.8528101771797" calcext:value-type="float">
            <text:p>71.8528101771797</text:p>
          </table:table-cell>
          <table:table-cell office:value-type="float" office:value="89.3224618689449" calcext:value-type="float">
            <text:p>89.3224618689449</text:p>
          </table:table-cell>
          <table:table-cell office:value-type="float" office:value="68.4834819470632" calcext:value-type="float">
            <text:p>68.4834819470632</text:p>
          </table:table-cell>
          <table:table-cell office:value-type="float" office:value="83.4563108123527" calcext:value-type="float">
            <text:p>83.4563108123527</text:p>
          </table:table-cell>
          <table:table-cell office:value-type="float" office:value="58.2701682467044" calcext:value-type="float">
            <text:p>58.2701682467044</text:p>
          </table:table-cell>
          <table:table-cell office:value-type="float" office:value="20.2294043960396" calcext:value-type="float">
            <text:p>20.2294043960396</text:p>
          </table:table-cell>
          <table:table-cell office:value-type="float" office:value="23.9457752911782" calcext:value-type="float">
            <text:p>23.9457752911782</text:p>
          </table:table-cell>
          <table:table-cell office:value-type="float" office:value="40.3010423102761" calcext:value-type="float">
            <text:p>40.3010423102761</text:p>
          </table:table-cell>
          <table:table-cell office:value-type="float" office:value="36.8245778913515" calcext:value-type="float">
            <text:p>36.8245778913515</text:p>
          </table:table-cell>
          <table:table-cell office:value-type="float" office:value="40.352267546489" calcext:value-type="float">
            <text:p>40.352267546489</text:p>
          </table:table-cell>
          <table:table-cell office:value-type="float" office:value="46.1653896392318" calcext:value-type="float">
            <text:p>46.1653896392318</text:p>
          </table:table-cell>
          <table:table-cell office:value-type="float" office:value="47.4554080664188" calcext:value-type="float">
            <text:p>47.4554080664188</text:p>
          </table:table-cell>
          <table:table-cell office:value-type="float" office:value="45.0565446039343" calcext:value-type="float">
            <text:p>45.0565446039343</text:p>
          </table:table-cell>
          <table:table-cell office:value-type="float" office:value="48.942710516879" calcext:value-type="float">
            <text:p>48.942710516879</text:p>
          </table:table-cell>
          <table:table-cell office:value-type="float" office:value="15.2028637940111" calcext:value-type="float">
            <text:p>15.2028637940111</text:p>
          </table:table-cell>
          <table:table-cell office:value-type="float" office:value="26.9301912770185" calcext:value-type="float">
            <text:p>26.9301912770185</text:p>
          </table:table-cell>
          <table:table-cell office:value-type="float" office:value="34.4980385809387" calcext:value-type="float">
            <text:p>34.4980385809387</text:p>
          </table:table-cell>
          <table:table-cell office:value-type="float" office:value="81.4133562157156" calcext:value-type="float">
            <text:p>81.4133562157156</text:p>
          </table:table-cell>
          <table:table-cell office:value-type="float" office:value="88.3999063454358" calcext:value-type="float">
            <text:p>88.3999063454358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76.8558624215424" calcext:value-type="float">
            <text:p>76.8558624215424</text:p>
          </table:table-cell>
          <table:table-cell office:value-type="float" office:value="40.8879082417839" calcext:value-type="float">
            <text:p>40.8879082417839</text:p>
          </table:table-cell>
          <table:table-cell office:value-type="float" office:value="32.8547307331923" calcext:value-type="float">
            <text:p>32.85473073319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4" office:value-type="string" calcext:value-type="string">
            <text:p>→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61.1691656181577" calcext:value-type="float">
            <text:p>61.1691656181577</text:p>
          </table:table-cell>
          <table:table-cell office:value-type="float" office:value="9" calcext:value-type="float">
            <text:p>9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MIC</text:p>
          </table:table-cell>
          <table:table-cell office:value-type="float" office:value="30096970" calcext:value-type="float">
            <text:p>30096970</text:p>
          </table:table-cell>
          <table:table-cell office:value-type="float" office:value="4091.90705844952" calcext:value-type="float">
            <text:p>4091.90705844952</text:p>
          </table:table-cell>
          <table:table-cell office:value-type="float" office:value="8.78948451865249" calcext:value-type="float">
            <text:p>8.7894845186524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3.4" calcext:value-type="float">
            <text:p>23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4.027475982" calcext:value-type="float">
            <text:p>64.0274759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.1" calcext:value-type="float">
            <text:p>6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8.8" calcext:value-type="float">
            <text:p>18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.7" calcext:value-type="float">
            <text:p>4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0.9" calcext:value-type="float">
            <text:p>10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8424" calcext:value-type="float">
            <text:p>1.84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0.8765957446809" calcext:value-type="float">
            <text:p>20.87659574468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19" calcext:value-type="float">
            <text:p>3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0.8" calcext:value-type="float">
            <text:p>70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9.3" calcext:value-type="float">
            <text:p>49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0.68" calcext:value-type="float">
            <text:p>0.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0" calcext:value-type="float">
            <text:p>4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52" calcext:value-type="float">
            <text:p>1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8.1804194008356" calcext:value-type="float">
            <text:p>78.18041940083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7.8620394956181" calcext:value-type="float">
            <text:p>37.86203949561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6.87" calcext:value-type="float">
            <text:p>26.8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0.8" calcext:value-type="float">
            <text:p>20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6.1" calcext:value-type="float">
            <text:p>26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7.644" calcext:value-type="float">
            <text:p>67.6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7.072" calcext:value-type="float">
            <text:p>57.0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04" calcext:value-type="float">
            <text:p>2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5" calcext:value-type="float">
            <text:p>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3.4" calcext:value-type="float">
            <text:p>63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48131092080835" calcext:value-type="float">
            <text:p>5.481310920808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4.58904" calcext:value-type="float">
            <text:p>84.5890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7.1" calcext:value-type="float">
            <text:p>7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5.71615" calcext:value-type="float">
            <text:p>85.716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0.7" calcext:value-type="float">
            <text:p>20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.8" calcext:value-type="float">
            <text:p>3.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2.7" calcext:value-type="float">
            <text:p>12.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6.2" calcext:value-type="float">
            <text:p>46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9.746835443038" calcext:value-type="float">
            <text:p>79.7468354430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94.4032239416803" calcext:value-type="float">
            <text:p>94.40322394168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7.7993023643858" calcext:value-type="float">
            <text:p>77.79930236438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14.2795059315063" calcext:value-type="float">
            <text:p>14.27950593150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79" calcext:value-type="float">
            <text:p>2.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32544767740711" calcext:value-type="float">
            <text:p>2.325447677407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4" calcext:value-type="float">
            <text:p>1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9.3" calcext:value-type="float">
            <text:p>79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1.71" calcext:value-type="float">
            <text:p>21.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1.4127943140724" calcext:value-type="float">
            <text:p>41.41279431407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6" calcext:value-type="float">
            <text:p>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62.95" calcext:value-type="float">
            <text:p>62.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.83588186912189" calcext:value-type="float">
            <text:p>4.835881869121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7.7175254821777" calcext:value-type="float">
            <text:p>57.71752548217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84.29" calcext:value-type="float">
            <text:p>84.2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1.5" calcext:value-type="float">
            <text:p>61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44289" calcext:value-type="float">
            <text:p>2.442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376549988985062" calcext:value-type="float">
            <text:p>0.3765499889850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348179342176803" calcext:value-type="float">
            <text:p>0.034817934217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1.68166761" calcext:value-type="float">
            <text:p>81.681667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7.8841526162936" calcext:value-type="float">
            <text:p>37.88415261629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2.1849012374878" calcext:value-type="float">
            <text:p>42.18490123748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09" calcext:value-type="float">
            <text:p>2.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7.9" calcext:value-type="float">
            <text:p>37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2302058327132" calcext:value-type="float">
            <text:p>42.23020583271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9.7922775500005" calcext:value-type="float">
            <text:p>49.79227755000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4.714" calcext:value-type="float">
            <text:p>34.7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09" calcext:value-type="float">
            <text:p>0.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4" calcext:value-type="float">
            <text:p>1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3.46" calcext:value-type="float">
            <text:p>63.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98852311652553" calcext:value-type="float">
            <text:p>1.988523116525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01356722188409" calcext:value-type="float">
            <text:p>1.013567221884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65.210712619967" calcext:value-type="float">
            <text:p>765.2107126199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833134562789417" calcext:value-type="float">
            <text:p>0.8331345627894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12502518582603" calcext:value-type="float">
            <text:p>0.2125025185826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86.495755885409" calcext:value-type="float">
            <text:p>486.4957558854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1.0197026" calcext:value-type="float">
            <text:p>81.01970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.27" calcext:value-type="float">
            <text:p>31.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.8088796" calcext:value-type="float">
            <text:p>7.80887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4.96444" calcext:value-type="float">
            <text:p>84.964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636072171127538" calcext:value-type="float">
            <text:p>0.6360721711275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84385" calcext:value-type="float">
            <text:p>0.843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368790283431336" calcext:value-type="float">
            <text:p>0.3687902834313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68379681134263" calcext:value-type="float">
            <text:p>1.6837968113426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6.1915234589818" calcext:value-type="float">
            <text:p>66.19152345898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1.8" calcext:value-type="float">
            <text:p>21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9.5" calcext:value-type="float">
            <text:p>79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4.7" calcext:value-type="float">
            <text:p>94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5.2" calcext:value-type="float">
            <text:p>45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70.5" calcext:value-type="float">
            <text:p>7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8.41" calcext:value-type="float">
            <text:p>18.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2.6820498531373" calcext:value-type="float">
            <text:p>22.682049853137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.00652534" calcext:value-type="float">
            <text:p>8.006525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.83" calcext:value-type="float">
            <text:p>4.8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04" calcext:value-type="float">
            <text:p>1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1.1111333333333" calcext:value-type="float">
            <text:p>71.1111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7.1333580605685" calcext:value-type="float">
            <text:p>77.1333580605685</text:p>
          </table:table-cell>
          <table:table-cell office:value-type="float" office:value="55.7743697503905" calcext:value-type="float">
            <text:p>55.7743697503905</text:p>
          </table:table-cell>
          <table:table-cell office:value-type="float" office:value="53.2479884116371" calcext:value-type="float">
            <text:p>53.2479884116371</text:p>
          </table:table-cell>
          <table:table-cell office:value-type="float" office:value="63.6535553156552" calcext:value-type="float">
            <text:p>63.6535553156552</text:p>
          </table:table-cell>
          <table:table-cell office:value-type="float" office:value="60.5609017978676" calcext:value-type="float">
            <text:p>60.5609017978676</text:p>
          </table:table-cell>
          <table:table-cell office:value-type="float" office:value="52.846784987564" calcext:value-type="float">
            <text:p>52.846784987564</text:p>
          </table:table-cell>
          <table:table-cell office:value-type="float" office:value="51.6626826631834" calcext:value-type="float">
            <text:p>51.6626826631834</text:p>
          </table:table-cell>
          <table:table-cell office:value-type="float" office:value="67.9936647148637" calcext:value-type="float">
            <text:p>67.9936647148637</text:p>
          </table:table-cell>
          <table:table-cell office:value-type="float" office:value="38.9065506033896" calcext:value-type="float">
            <text:p>38.9065506033896</text:p>
          </table:table-cell>
          <table:table-cell office:value-type="float" office:value="42.1295405105806" calcext:value-type="float">
            <text:p>42.1295405105806</text:p>
          </table:table-cell>
          <table:table-cell office:value-type="float" office:value="37.5021538044899" calcext:value-type="float">
            <text:p>37.5021538044899</text:p>
          </table:table-cell>
          <table:table-cell office:value-type="float" office:value="89.2597510653507" calcext:value-type="float">
            <text:p>89.2597510653507</text:p>
          </table:table-cell>
          <table:table-cell office:value-type="float" office:value="96.121779447047" calcext:value-type="float">
            <text:p>96.121779447047</text:p>
          </table:table-cell>
          <table:table-cell office:value-type="float" office:value="40.0494614364673" calcext:value-type="float">
            <text:p>40.0494614364673</text:p>
          </table:table-cell>
          <table:table-cell office:value-type="float" office:value="75.4437818078278" calcext:value-type="float">
            <text:p>75.4437818078278</text:p>
          </table:table-cell>
          <table:table-cell office:value-type="float" office:value="72.7376720155027" calcext:value-type="float">
            <text:p>72.7376720155027</text:p>
          </table:table-cell>
          <table:table-cell office:value-type="float" office:value="64.8518191162948" calcext:value-type="float">
            <text:p>64.8518191162948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49.3438662998574" calcext:value-type="float">
            <text:p>49.3438662998574</text:p>
          </table:table-cell>
          <table:table-cell office:value-type="float" office:value="37" calcext:value-type="float">
            <text:p>37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13398180" calcext:value-type="float">
            <text:p>13398180</text:p>
          </table:table-cell>
          <table:table-cell office:value-type="float" office:value="2042.40319094285" calcext:value-type="float">
            <text:p>2042.40319094285</text:p>
          </table:table-cell>
          <table:table-cell office:value-type="float" office:value="29.4234692743686" calcext:value-type="float">
            <text:p>29.423469274368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5.2" calcext:value-type="float">
            <text:p>55.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.029223773" calcext:value-type="float">
            <text:p>2.0292237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9.7" calcext:value-type="float">
            <text:p>19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2.4" calcext:value-type="float">
            <text:p>32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.1" calcext:value-type="float">
            <text:p>8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.7" calcext:value-type="float">
            <text:p>7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18" calcext:value-type="float">
            <text:p>1.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5685838859312" calcext:value-type="float">
            <text:p>1.56858388593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79" calcext:value-type="float">
            <text:p>67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2.7" calcext:value-type="float">
            <text:p>62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4.1" calcext:value-type="float">
            <text:p>24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5.7" calcext:value-type="float">
            <text:p>85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66" calcext:value-type="float">
            <text:p>0.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5" calcext:value-type="float">
            <text:p>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76" calcext:value-type="float">
            <text:p>1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.5" calcext:value-type="float">
            <text:p>16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9.4628870434757" calcext:value-type="float">
            <text:p>59.46288704347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5.81" calcext:value-type="float">
            <text:p>85.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2.4" calcext:value-type="float">
            <text:p>22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8.1" calcext:value-type="float">
            <text:p>28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37.4098" calcext:value-type="float">
            <text:p>137.40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5.821" calcext:value-type="float">
            <text:p>35.8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43" calcext:value-type="float">
            <text:p>24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9.8" calcext:value-type="float">
            <text:p>59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25222663340931" calcext:value-type="float">
            <text:p>5.252226633409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6.76458" calcext:value-type="float">
            <text:p>76.764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.6" calcext:value-type="float">
            <text:p>2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6.29505" calcext:value-type="float">
            <text:p>46.295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1.7" calcext:value-type="float">
            <text:p>51.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6.8" calcext:value-type="float">
            <text:p>96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1.9" calcext:value-type="float">
            <text:p>21.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1.8" calcext:value-type="float">
            <text:p>11.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1.5" calcext:value-type="float">
            <text:p>21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6.422178658655" calcext:value-type="float">
            <text:p>96.4221786586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7.3725473160771" calcext:value-type="float">
            <text:p>67.37254731607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1.9522720308296" calcext:value-type="float">
            <text:p>21.95227203082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33" calcext:value-type="float">
            <text:p>0.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.9630360242546" calcext:value-type="float">
            <text:p>17.96303602425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1" calcext:value-type="float">
            <text:p>1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3.5" calcext:value-type="float">
            <text:p>33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24" calcext:value-type="float">
            <text:p>1.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6.2683913195384" calcext:value-type="float">
            <text:p>76.26839131953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7" calcext:value-type="float">
            <text:p>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97856185452057" calcext:value-type="float">
            <text:p>3.978561854520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2.27" calcext:value-type="float">
            <text:p>62.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.79566581618333" calcext:value-type="float">
            <text:p>7.79566581618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3.4860343933105" calcext:value-type="float">
            <text:p>23.48603439331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3.9" calcext:value-type="float">
            <text:p>83.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7.5" calcext:value-type="float">
            <text:p>27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555556" calcext:value-type="float">
            <text:p>1.5555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306552379637048" calcext:value-type="float">
            <text:p>0.003065523796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4.62335191" calcext:value-type="float">
            <text:p>24.623351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11.4000207738886" calcext:value-type="float">
            <text:p>11.40002077388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3.7122619152069" calcext:value-type="float">
            <text:p>33.712261915206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33" calcext:value-type="float">
            <text:p>1.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3.3" calcext:value-type="float">
            <text:p>43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5.4824721510408" calcext:value-type="float">
            <text:p>65.48247215104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8.976406003528" calcext:value-type="float">
            <text:p>38.9764060035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6.062" calcext:value-type="float">
            <text:p>26.0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3.208" calcext:value-type="float">
            <text:p>53.2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37.539592667916" calcext:value-type="float">
            <text:p>137.5395926679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463055436609647" calcext:value-type="float">
            <text:p>0.4630554366096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409867402650727" calcext:value-type="float">
            <text:p>0.0409867402650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0465430804443071" calcext:value-type="float">
            <text:p>0.0046543080444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3.5438258" calcext:value-type="float">
            <text:p>83.54382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23" calcext:value-type="float">
            <text:p>42.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6.57065" calcext:value-type="float">
            <text:p>86.570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.45034503450345" calcext:value-type="float">
            <text:p>3.450345034503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7.4433832" calcext:value-type="float">
            <text:p>17.44338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76.38135" calcext:value-type="float">
            <text:p>76.381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856333881322905" calcext:value-type="float">
            <text:p>0.8563338813229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89511" calcext:value-type="float">
            <text:p>0.895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411673077169846" calcext:value-type="float">
            <text:p>0.4116730771698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.8245801020433" calcext:value-type="float">
            <text:p>8.82458010204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8.7160757627806" calcext:value-type="float">
            <text:p>48.71607576278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8.3" calcext:value-type="float">
            <text:p>28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4.2" calcext:value-type="float">
            <text:p>54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2.7" calcext:value-type="float">
            <text:p>32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7.1" calcext:value-type="float">
            <text:p>27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7.9" calcext:value-type="float">
            <text:p>57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.9" calcext:value-type="float">
            <text:p>31.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6.3968891192463" calcext:value-type="float">
            <text:p>16.396889119246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.29508543" calcext:value-type="float">
            <text:p>3.295085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3.57" calcext:value-type="float">
            <text:p>13.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02" calcext:value-type="float">
            <text:p>1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8.8889" calcext:value-type="float">
            <text:p>58.88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0.7606799666536" calcext:value-type="float">
            <text:p>30.7606799666536</text:p>
          </table:table-cell>
          <table:table-cell office:value-type="float" office:value="39.5429639488082" calcext:value-type="float">
            <text:p>39.5429639488082</text:p>
          </table:table-cell>
          <table:table-cell office:value-type="float" office:value="35.6349093222427" calcext:value-type="float">
            <text:p>35.6349093222427</text:p>
          </table:table-cell>
          <table:table-cell office:value-type="float" office:value="20.2810274462223" calcext:value-type="float">
            <text:p>20.2810274462223</text:p>
          </table:table-cell>
          <table:table-cell office:value-type="float" office:value="25.4354782775075" calcext:value-type="float">
            <text:p>25.4354782775075</text:p>
          </table:table-cell>
          <table:table-cell office:value-type="float" office:value="43.6517293519622" calcext:value-type="float">
            <text:p>43.6517293519622</text:p>
          </table:table-cell>
          <table:table-cell office:value-type="float" office:value="43.8640752757711" calcext:value-type="float">
            <text:p>43.8640752757711</text:p>
          </table:table-cell>
          <table:table-cell office:value-type="float" office:value="60.5891986533064" calcext:value-type="float">
            <text:p>60.5891986533064</text:p>
          </table:table-cell>
          <table:table-cell office:value-type="float" office:value="9.35254740940915" calcext:value-type="float">
            <text:p>9.35254740940915</text:p>
          </table:table-cell>
          <table:table-cell office:value-type="float" office:value="77.8128353306945" calcext:value-type="float">
            <text:p>77.8128353306945</text:p>
          </table:table-cell>
          <table:table-cell office:value-type="float" office:value="41.983592177544" calcext:value-type="float">
            <text:p>41.983592177544</text:p>
          </table:table-cell>
          <table:table-cell office:value-type="float" office:value="85.1030303785048" calcext:value-type="float">
            <text:p>85.1030303785048</text:p>
          </table:table-cell>
          <table:table-cell office:value-type="float" office:value="99.0003061332382" calcext:value-type="float">
            <text:p>99.0003061332382</text:p>
          </table:table-cell>
          <table:table-cell office:value-type="float" office:value="57.1961512860725" calcext:value-type="float">
            <text:p>57.1961512860725</text:p>
          </table:table-cell>
          <table:table-cell office:value-type="float" office:value="72.6865027712693" calcext:value-type="float">
            <text:p>72.6865027712693</text:p>
          </table:table-cell>
          <table:table-cell office:value-type="float" office:value="48.1751657635486" calcext:value-type="float">
            <text:p>48.1751657635486</text:p>
          </table:table-cell>
          <table:table-cell office:value-type="float" office:value="47.7755336048214" calcext:value-type="float">
            <text:p>47.7755336048214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7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table:number-columns-repeated="6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Gambia, The</text:p>
          </table:table-cell>
          <table:table-cell office:value-type="string" calcext:value-type="string">
            <text:p>GMB</text:p>
          </table:table-cell>
          <table:table-cell office:value-type="float" office:value="51.8964138838797" calcext:value-type="float">
            <text:p>51.8964138838797</text:p>
          </table:table-cell>
          <table:table-cell office:value-type="float" office:value="26" calcext:value-type="float">
            <text:p>26</text:p>
          </table:table-cell>
          <table:table-cell office:value-type="float" office:value="0.0625" calcext:value-type="float">
            <text:p>0.0625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2228075" calcext:value-type="float">
            <text:p>2228075</text:p>
          </table:table-cell>
          <table:table-cell office:value-type="float" office:value="1544.39065347421" calcext:value-type="float">
            <text:p>1544.39065347421</text:p>
          </table:table-cell>
          <table:table-cell office:value-type="float" office:value="38.6525052225387" calcext:value-type="float">
            <text:p>38.652505222538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8.6" calcext:value-type="float">
            <text:p>48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.080430854" calcext:value-type="float">
            <text:p>6.0804308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.6" calcext:value-type="float">
            <text:p>9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.1" calcext:value-type="float">
            <text:p>11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0.3" calcext:value-type="float">
            <text:p>1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8407" calcext:value-type="float">
            <text:p>0.84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.23534089868719" calcext:value-type="float">
            <text:p>1.235340898687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06" calcext:value-type="float">
            <text:p>7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7.2" calcext:value-type="float">
            <text:p>57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3.6" calcext:value-type="float">
            <text:p>63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68" calcext:value-type="float">
            <text:p>0.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74" calcext:value-type="float">
            <text:p>1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7.863701150554" calcext:value-type="float">
            <text:p>37.8637011505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2.086559444874" calcext:value-type="float">
            <text:p>32.0865594448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7.89" calcext:value-type="float">
            <text:p>67.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0.4" calcext:value-type="float">
            <text:p>20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0.4" calcext:value-type="float">
            <text:p>30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1.943" calcext:value-type="float">
            <text:p>81.94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1.322" calcext:value-type="float">
            <text:p>51.3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37" calcext:value-type="float">
            <text:p>2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1.9" calcext:value-type="float">
            <text:p>61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92209930542535" calcext:value-type="float">
            <text:p>4.922099305425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77.59971" calcext:value-type="float">
            <text:p>77.599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.5" calcext:value-type="float">
            <text:p>3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0.7779" calcext:value-type="float">
            <text:p>60.777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0.4" calcext:value-type="float">
            <text:p>30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4.9" calcext:value-type="float">
            <text:p>74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0.3" calcext:value-type="float">
            <text:p>10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.1" calcext:value-type="float">
            <text:p>11.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3.9" calcext:value-type="float">
            <text:p>23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7.4418604651163" calcext:value-type="float">
            <text:p>67.441860465116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75.821044759362" calcext:value-type="float">
            <text:p>75.8210447593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0.0585980182389" calcext:value-type="float">
            <text:p>80.05859801823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1.6937609285644" calcext:value-type="float">
            <text:p>41.69376092856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.45" calcext:value-type="float">
            <text:p>1.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6.5785869366327" calcext:value-type="float">
            <text:p>26.57858693663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47.7570877075195" calcext:value-type="float">
            <text:p>47.75708770751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3" calcext:value-type="float">
            <text:p>3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1.5088624939659" calcext:value-type="float">
            <text:p>51.50886249396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-0.170810234181914" calcext:value-type="float">
            <text:p>-0.1708102341819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4.21" calcext:value-type="float">
            <text:p>54.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79933101786089" calcext:value-type="float">
            <text:p>5.799331017860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69.91" calcext:value-type="float">
            <text:p>69.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9.7" calcext:value-type="float">
            <text:p>49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818935" calcext:value-type="float">
            <text:p>1.8189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133090004324913" calcext:value-type="float">
            <text:p>0.1330900043249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228108791705278" calcext:value-type="float">
            <text:p>0.0228108791705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7.04030529" calcext:value-type="float">
            <text:p>27.040305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9.8364544419252" calcext:value-type="float">
            <text:p>19.83645444192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7.2889304161072" calcext:value-type="float">
            <text:p>47.288930416107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51" calcext:value-type="float">
            <text:p>1.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4.8" calcext:value-type="float">
            <text:p>34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9.0606588365786" calcext:value-type="float">
            <text:p>89.06065883657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5.5618258135015" calcext:value-type="float">
            <text:p>45.56182581350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33.983" calcext:value-type="float">
            <text:p>33.9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3" calcext:value-type="float">
            <text:p>0.5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1" calcext:value-type="float">
            <text:p>1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5" calcext:value-type="float">
            <text:p>0.7087551343951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190.75238042264" calcext:value-type="float">
            <text:p>3190.7523804226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517046594531962" calcext:value-type="float">
            <text:p>0.5170465945319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2628286021362" calcext:value-type="float">
            <text:p>0.226282860213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0057577285846903" calcext:value-type="float">
            <text:p>0.0005757728584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3.5560459" calcext:value-type="float">
            <text:p>83.55604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03" calcext:value-type="float">
            <text:p>48.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4.35211" calcext:value-type="float">
            <text:p>54.352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1.3531802" calcext:value-type="float">
            <text:p>1.35318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4.58694" calcext:value-type="float">
            <text:p>34.586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98144" calcext:value-type="float">
            <text:p>0.981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640081172879707" calcext:value-type="float">
            <text:p>0.6400811728797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.1285077952963" calcext:value-type="float">
            <text:p>9.12850779529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6.6090005879032" calcext:value-type="float">
            <text:p>46.60900058790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9.4" calcext:value-type="float">
            <text:p>59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2.1" calcext:value-type="float">
            <text:p>8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3.8" calcext:value-type="float">
            <text:p>43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8.36" calcext:value-type="float">
            <text:p>38.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9.2744740434118" calcext:value-type="float">
            <text:p>19.2744740434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.66563668" calcext:value-type="float">
            <text:p>5.665636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6.65" calcext:value-type="float">
            <text:p>16.6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8" calcext:value-type="float">
            <text:p>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8.8889" calcext:value-type="float">
            <text:p>68.88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1.242757934408" calcext:value-type="float">
            <text:p>31.242757934408</text:p>
          </table:table-cell>
          <table:table-cell office:value-type="float" office:value="40.8414859711063" calcext:value-type="float">
            <text:p>40.8414859711063</text:p>
          </table:table-cell>
          <table:table-cell office:value-type="float" office:value="44.5712322734636" calcext:value-type="float">
            <text:p>44.5712322734636</text:p>
          </table:table-cell>
          <table:table-cell office:value-type="float" office:value="36.9042974014088" calcext:value-type="float">
            <text:p>36.9042974014088</text:p>
          </table:table-cell>
          <table:table-cell office:value-type="float" office:value="32.4677979842975" calcext:value-type="float">
            <text:p>32.4677979842975</text:p>
          </table:table-cell>
          <table:table-cell office:value-type="float" office:value="59.9730735120035" calcext:value-type="float">
            <text:p>59.9730735120035</text:p>
          </table:table-cell>
          <table:table-cell office:value-type="float" office:value="32.7529743984657" calcext:value-type="float">
            <text:p>32.7529743984657</text:p>
          </table:table-cell>
          <table:table-cell office:value-type="float" office:value="55.0894427689155" calcext:value-type="float">
            <text:p>55.0894427689155</text:p>
          </table:table-cell>
          <table:table-cell office:value-type="float" office:value="17.9523937993596" calcext:value-type="float">
            <text:p>17.9523937993596</text:p>
          </table:table-cell>
          <table:table-cell office:value-type="float" office:value="53.0657670195673" calcext:value-type="float">
            <text:p>53.0657670195673</text:p>
          </table:table-cell>
          <table:table-cell office:value-type="float" office:value="48.479877426833" calcext:value-type="float">
            <text:p>48.479877426833</text:p>
          </table:table-cell>
          <table:table-cell office:value-type="float" office:value="95.3427915218749" calcext:value-type="float">
            <text:p>95.3427915218749</text:p>
          </table:table-cell>
          <table:table-cell office:value-type="float" office:value="93.2551564989335" calcext:value-type="float">
            <text:p>93.2551564989335</text:p>
          </table:table-cell>
          <table:table-cell office:value-type="float" office:value="45.9366632332385" calcext:value-type="float">
            <text:p>45.9366632332385</text:p>
          </table:table-cell>
          <table:table-cell office:value-type="float" office:value="74.9131035239161" calcext:value-type="float">
            <text:p>74.9131035239161</text:p>
          </table:table-cell>
          <table:table-cell office:value-type="float" office:value="60.4665173363583" calcext:value-type="float">
            <text:p>60.4665173363583</text:p>
          </table:table-cell>
          <table:table-cell office:value-type="float" office:value="58.9837034218047" calcext:value-type="float">
            <text:p>58.9837034218047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5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➚</text:p>
          </table:table-cell>
          <table:table-cell/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float" office:value="45.4628030514859" calcext:value-type="float">
            <text:p>45.4628030514859</text:p>
          </table:table-cell>
          <table:table-cell office:value-type="float" office:value="45" calcext:value-type="float">
            <text:p>4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1953723" calcext:value-type="float">
            <text:p>1953723</text:p>
          </table:table-cell>
          <table:table-cell office:value-type="float" office:value="1548.67764140097" calcext:value-type="float">
            <text:p>1548.67764140097</text:p>
          </table:table-cell>
          <table:table-cell office:value-type="float" office:value="56.7199492979526" calcext:value-type="float">
            <text:p>56.71994929795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9.3" calcext:value-type="float">
            <text:p>69.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7.6" calcext:value-type="float">
            <text:p>27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.5" calcext:value-type="float">
            <text:p>9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4264" calcext:value-type="float">
            <text:p>1.42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549" calcext:value-type="float">
            <text:p>5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7.3" calcext:value-type="float">
            <text:p>37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4.2" calcext:value-type="float">
            <text:p>84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.31" calcext:value-type="float">
            <text:p>1.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4" calcext:value-type="float">
            <text:p>3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6.963750273333" calcext:value-type="float">
            <text:p>36.9637502733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7.47" calcext:value-type="float">
            <text:p>77.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6.8" calcext:value-type="float">
            <text:p>26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7.2052" calcext:value-type="float">
            <text:p>87.20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4.983" calcext:value-type="float">
            <text:p>44.9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15" calcext:value-type="float">
            <text:p>2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1" calcext:value-type="float">
            <text:p>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59.8" calcext:value-type="float">
            <text:p>59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0.40235" calcext:value-type="float">
            <text:p>60.402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24.4" calcext:value-type="float">
            <text:p>24.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4.9" calcext:value-type="float">
            <text:p>44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3.7" calcext:value-type="float">
            <text:p>13.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.7" calcext:value-type="float">
            <text:p>16.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7.6" calcext:value-type="float">
            <text:p>37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84.1445142498283" calcext:value-type="float">
            <text:p>84.14451424982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9.1966086274814" calcext:value-type="float">
            <text:p>69.19660862748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1.4660037496657" calcext:value-type="float">
            <text:p>21.46600374966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71" calcext:value-type="float">
            <text:p>0.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2.5532030522862" calcext:value-type="float">
            <text:p>22.55320305228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4.6557903289795" calcext:value-type="float">
            <text:p>14.65579032897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52" calcext:value-type="float">
            <text:p>1.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6.8517939369185" calcext:value-type="float">
            <text:p>86.85179393691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1.8726333153478" calcext:value-type="float">
            <text:p>1.87263331534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9.99" calcext:value-type="float">
            <text:p>69.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.45651765450819" calcext:value-type="float">
            <text:p>7.456517654508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75.22" calcext:value-type="float">
            <text:p>75.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5.9" calcext:value-type="float">
            <text:p>35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77974" calcext:value-type="float">
            <text:p>1.779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633365240254712" calcext:value-type="float">
            <text:p>0.0063336524025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.46770749" calcext:value-type="float">
            <text:p>8.467707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93050915199411" calcext:value-type="float">
            <text:p>3.930509151994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3.0695736408234" calcext:value-type="float">
            <text:p>53.06957364082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.28" calcext:value-type="float">
            <text:p>3.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2.3" calcext:value-type="float">
            <text:p>82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5.5602378789865" calcext:value-type="float">
            <text:p>35.56023787898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29.775" calcext:value-type="float">
            <text:p>29.7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05.26365460963" calcext:value-type="float">
            <text:p>605.263654609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349177010714337" calcext:value-type="float">
            <text:p>0.3491770107143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8"/>
          <table:table-cell office:value-type="float" office:value="83.4764844" calcext:value-type="float">
            <text:p>83.47648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4.99" calcext:value-type="float">
            <text:p>54.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8.75338" calcext:value-type="float">
            <text:p>88.753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4.6245375462454" calcext:value-type="float">
            <text:p>54.62453754624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.1541068" calcext:value-type="float">
            <text:p>1.154106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52.59632" calcext:value-type="float">
            <text:p>52.596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657098547425296" calcext:value-type="float">
            <text:p>0.6570985474252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96042" calcext:value-type="float">
            <text:p>0.9604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9.54985588215028" calcext:value-type="float">
            <text:p>9.549855882150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51.1" calcext:value-type="float">
            <text:p>51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5.4" calcext:value-type="float">
            <text:p>3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8.8" calcext:value-type="float">
            <text:p>28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0.1" calcext:value-type="float">
            <text:p>10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3.7" calcext:value-type="float">
            <text:p>23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.09" calcext:value-type="float">
            <text:p>30.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3.7471302552452" calcext:value-type="float">
            <text:p>13.74713025524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.87989707" calcext:value-type="float">
            <text:p>3.8798970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7.7777666666667" calcext:value-type="float">
            <text:p>47.7777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5.5308547416638" calcext:value-type="float">
            <text:p>15.5308547416638</text:p>
          </table:table-cell>
          <table:table-cell office:value-type="float" office:value="48.1202698543776" calcext:value-type="float">
            <text:p>48.1202698543776</text:p>
          </table:table-cell>
          <table:table-cell office:value-type="float" office:value="39.7734337220671" calcext:value-type="float">
            <text:p>39.7734337220671</text:p>
          </table:table-cell>
          <table:table-cell office:value-type="float" office:value="17.081766473582" calcext:value-type="float">
            <text:p>17.081766473582</text:p>
          </table:table-cell>
          <table:table-cell office:value-type="float" office:value="45.0279077070938" calcext:value-type="float">
            <text:p>45.0279077070938</text:p>
          </table:table-cell>
          <table:table-cell office:value-type="float" office:value="41.7719705716872" calcext:value-type="float">
            <text:p>41.7719705716872</text:p>
          </table:table-cell>
          <table:table-cell office:value-type="float" office:value="33.1185700536476" calcext:value-type="float">
            <text:p>33.1185700536476</text:p>
          </table:table-cell>
          <table:table-cell office:value-type="float" office:value="68.4715723263302" calcext:value-type="float">
            <text:p>68.4715723263302</text:p>
          </table:table-cell>
          <table:table-cell office:value-type="float" office:value="7.59576612260783" calcext:value-type="float">
            <text:p>7.59576612260783</text:p>
          </table:table-cell>
          <table:table-cell office:value-type="float" office:value="13.9865159988403" calcext:value-type="float">
            <text:p>13.9865159988403</text:p>
          </table:table-cell>
          <table:table-cell office:value-type="float" office:value="34.0949453061106" calcext:value-type="float">
            <text:p>34.0949453061106</text:p>
          </table:table-cell>
          <table:table-cell office:value-type="float" office:value="98.6302392760271" calcext:value-type="float">
            <text:p>98.6302392760271</text:p>
          </table:table-cell>
          <table:table-cell office:value-type="float" office:value="97.582051710372" calcext:value-type="float">
            <text:p>97.582051710372</text:p>
          </table:table-cell>
          <table:table-cell office:value-type="float" office:value="53.6072128406958" calcext:value-type="float">
            <text:p>53.6072128406958</text:p>
          </table:table-cell>
          <table:table-cell office:value-type="float" office:value="65.5363460460347" calcext:value-type="float">
            <text:p>65.5363460460347</text:p>
          </table:table-cell>
          <table:table-cell office:value-type="float" office:value="35.6115425738416" calcext:value-type="float">
            <text:p>35.6115425738416</text:p>
          </table:table-cell>
          <table:table-cell office:value-type="float" office:value="57.3266865502808" calcext:value-type="float">
            <text:p>57.3266865502808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7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" office:value-type="string" calcext:value-type="string">
            <text:p>→</text:p>
          </table:table-cell>
          <table:table-cell/>
          <table:table-cell office:value-type="string" calcext:value-type="string">
            <text:p>↓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float" office:value="42.0550943592029" calcext:value-type="float">
            <text:p>42.0550943592029</text:p>
          </table:table-cell>
          <table:table-cell office:value-type="float" office:value="47" calcext:value-type="float">
            <text:p>47</text:p>
          </table:table-cell>
          <table:table-cell office:value-type="float" office:value="0.229166666666667" calcext:value-type="float">
            <text:p>0.229166666666667</text:p>
          </table:table-cell>
          <table:table-cell office:value-type="float" office:value="45.4838944932066" calcext:value-type="float">
            <text:p>45.48389449320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MIC</text:p>
          </table:table-cell>
          <table:table-cell office:value-type="float" office:value="1360104" calcext:value-type="float">
            <text:p>1360104</text:p>
          </table:table-cell>
          <table:table-cell office:value-type="float" office:value="22213.7430557227" calcext:value-type="float">
            <text:p>22213.7430557227</text:p>
          </table:table-cell>
          <table:table-cell table:number-columns-repeated="4"/>
          <table:table-cell office:value-type="float" office:value="76.8" calcext:value-type="float">
            <text:p>76.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8"/>
          <table:table-cell office:value-type="float" office:value="26.2" calcext:value-type="float">
            <text:p>26.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.1" calcext:value-type="float">
            <text:p>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8.3" calcext:value-type="float">
            <text:p>68.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9.6" calcext:value-type="float">
            <text:p>89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.45" calcext:value-type="float">
            <text:p>3.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91" calcext:value-type="float">
            <text:p>1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4.1" calcext:value-type="float">
            <text:p>44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2.7731959494797" calcext:value-type="float">
            <text:p>52.77319594947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.55" calcext:value-type="float">
            <text:p>2.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0.8" calcext:value-type="float">
            <text:p>20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57.8528" calcext:value-type="float">
            <text:p>157.85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2.236" calcext:value-type="float">
            <text:p>52.2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78" calcext:value-type="float">
            <text:p>1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9.5" calcext:value-type="float">
            <text:p>59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43.34419" calcext:value-type="float">
            <text:p>43.344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8.2" calcext:value-type="float">
            <text:p>98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9.5" calcext:value-type="float">
            <text:p>29.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.7" calcext:value-type="float">
            <text:p>6.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0.5" calcext:value-type="float">
            <text:p>20.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4.7945205479452" calcext:value-type="float">
            <text:p>54.79452054794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0.2640655562249" calcext:value-type="float">
            <text:p>90.26406555622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9.5900848781192" calcext:value-type="float">
            <text:p>49.59008487811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4.5379493854517" calcext:value-type="float">
            <text:p>74.53794938545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1" calcext:value-type="float">
            <text:p>0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07570270714929" calcext:value-type="float">
            <text:p>2.075702707149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25" calcext:value-type="float">
            <text:p>1.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7.889289855957" calcext:value-type="float">
            <text:p>67.8892898559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4.39" calcext:value-type="float">
            <text:p>34.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.82279977697172" calcext:value-type="float">
            <text:p>7.822799776971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-8.9611035658251" calcext:value-type="float">
            <text:p>-8.96110356582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43" calcext:value-type="float">
            <text:p>56.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.36369655012013" calcext:value-type="float">
            <text:p>6.363696550120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55.74" calcext:value-type="float">
            <text:p>55.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.4" calcext:value-type="float">
            <text:p>2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875" calcext:value-type="float">
            <text:p>1.8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00605817485202499" calcext:value-type="float">
            <text:p>0.0060581748520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033604457" calcext:value-type="float">
            <text:p>0.0336044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6.2399999569409" calcext:value-type="float">
            <text:p>26.23999995694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table:number-columns-repeated="8"/>
          <table:table-cell office:value-type="float" office:value="66.2" calcext:value-type="float">
            <text:p>66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0520456190334" calcext:value-type="float">
            <text:p>48.05204561903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53.241" calcext:value-type="float">
            <text:p>53.2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8"/>
          <table:table-cell office:value-type="float" office:value="29.449" calcext:value-type="float">
            <text:p>29.4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905203197134454" calcext:value-type="float">
            <text:p>0.905203197134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31593458966775" calcext:value-type="float">
            <text:p>0.7315934589667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0.7409802781848" calcext:value-type="float">
            <text:p>10.7409802781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8"/>
          <table:table-cell office:value-type="float" office:value="30.4777225" calcext:value-type="float">
            <text:p>30.47772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7.83" calcext:value-type="float">
            <text:p>57.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9.99776" calcext:value-type="float">
            <text:p>99.997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3.74" calcext:value-type="float">
            <text:p>13.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3.1601984" calcext:value-type="float">
            <text:p>23.16019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99.99671" calcext:value-type="float">
            <text:p>99.996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39493278119099" calcext:value-type="float">
            <text:p>0.2394932781190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1288" calcext:value-type="float">
            <text:p>0.812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2.30523380719064" calcext:value-type="float">
            <text:p>2.305233807190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27.8" calcext:value-type="float">
            <text:p>27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2.6" calcext:value-type="float">
            <text:p>12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3.5" calcext:value-type="float">
            <text:p>53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6.47" calcext:value-type="float">
            <text:p>66.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.79612443552011" calcext:value-type="float">
            <text:p>5.796124435520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8"/>
          <table:table-cell office:value-type="float" office:value="147" calcext:value-type="float">
            <text:p>1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3.3333" calcext:value-type="float">
            <text:p>43.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" calcext:value-type="float">
            <text:p>0</text:p>
          </table:table-cell>
          <table:table-cell office:value-type="float" office:value="70.8970962749444" calcext:value-type="float">
            <text:p>70.8970962749444</text:p>
          </table:table-cell>
          <table:table-cell office:value-type="float" office:value="34.1439889948712" calcext:value-type="float">
            <text:p>34.1439889948712</text:p>
          </table:table-cell>
          <table:table-cell office:value-type="float" office:value="34.8516149914061" calcext:value-type="float">
            <text:p>34.8516149914061</text:p>
          </table:table-cell>
          <table:table-cell office:value-type="float" office:value="44.1004987847017" calcext:value-type="float">
            <text:p>44.1004987847017</text:p>
          </table:table-cell>
          <table:table-cell office:value-type="float" office:value="56.8775171568904" calcext:value-type="float">
            <text:p>56.8775171568904</text:p>
          </table:table-cell>
          <table:table-cell office:value-type="float" office:value="34.7081292639808" calcext:value-type="float">
            <text:p>34.7081292639808</text:p>
          </table:table-cell>
          <table:table-cell office:value-type="float" office:value="37.1469357384998" calcext:value-type="float">
            <text:p>37.1469357384998</text:p>
          </table:table-cell>
          <table:table-cell office:value-type="float" office:value="9.53273766376189" calcext:value-type="float">
            <text:p>9.53273766376189</text:p>
          </table:table-cell>
          <table:table-cell office:value-type="float" office:value="26.9301912770185" calcext:value-type="float">
            <text:p>26.9301912770185</text:p>
          </table:table-cell>
          <table:table-cell office:value-type="float" office:value="28.8366928770489" calcext:value-type="float">
            <text:p>28.8366928770489</text:p>
          </table:table-cell>
          <table:table-cell office:value-type="float" office:value="71.3235452142781" calcext:value-type="float">
            <text:p>71.3235452142781</text:p>
          </table:table-cell>
          <table:table-cell office:value-type="float" office:value="54.6794081089247" calcext:value-type="float">
            <text:p>54.6794081089247</text:p>
          </table:table-cell>
          <table:table-cell office:value-type="float" office:value="79.64988070167" calcext:value-type="float">
            <text:p>79.64988070167</text:p>
          </table:table-cell>
          <table:table-cell office:value-type="float" office:value="79.0834442738034" calcext:value-type="float">
            <text:p>79.0834442738034</text:p>
          </table:table-cell>
          <table:table-cell office:value-type="float" office:value="37.0818961269901" calcext:value-type="float">
            <text:p>37.0818961269901</text:p>
          </table:table-cell>
          <table:table-cell office:value-type="float" office:value="15.0930266576586" calcext:value-type="float">
            <text:p>15.0930266576586</text:p>
          </table:table-cell>
          <table:table-cell office:value-type="float" office:value="23.9457752911782" calcext:value-type="float">
            <text:p>23.9457752911782</text:p>
          </table:table-cell>
          <table:table-cell office:value-type="float" office:value="40.3010423102761" calcext:value-type="float">
            <text:p>40.3010423102761</text:p>
          </table:table-cell>
          <table:table-cell office:value-type="float" office:value="36.8245778913515" calcext:value-type="float">
            <text:p>36.8245778913515</text:p>
          </table:table-cell>
          <table:table-cell office:value-type="float" office:value="40.352267546489" calcext:value-type="float">
            <text:p>40.352267546489</text:p>
          </table:table-cell>
          <table:table-cell office:value-type="float" office:value="46.1653896392318" calcext:value-type="float">
            <text:p>46.1653896392318</text:p>
          </table:table-cell>
          <table:table-cell office:value-type="float" office:value="47.4554080664188" calcext:value-type="float">
            <text:p>47.4554080664188</text:p>
          </table:table-cell>
          <table:table-cell office:value-type="float" office:value="45.0565446039343" calcext:value-type="float">
            <text:p>45.0565446039343</text:p>
          </table:table-cell>
          <table:table-cell office:value-type="float" office:value="48.942710516879" calcext:value-type="float">
            <text:p>48.942710516879</text:p>
          </table:table-cell>
          <table:table-cell office:value-type="float" office:value="15.2028637940111" calcext:value-type="float">
            <text:p>15.2028637940111</text:p>
          </table:table-cell>
          <table:table-cell office:value-type="float" office:value="26.9301912770185" calcext:value-type="float">
            <text:p>26.9301912770185</text:p>
          </table:table-cell>
          <table:table-cell office:value-type="float" office:value="34.4980385809387" calcext:value-type="float">
            <text:p>34.4980385809387</text:p>
          </table:table-cell>
          <table:table-cell office:value-type="float" office:value="81.4133562157156" calcext:value-type="float">
            <text:p>81.4133562157156</text:p>
          </table:table-cell>
          <table:table-cell office:value-type="float" office:value="88.3999063454358" calcext:value-type="float">
            <text:p>88.3999063454358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76.8558624215424" calcext:value-type="float">
            <text:p>76.8558624215424</text:p>
          </table:table-cell>
          <table:table-cell office:value-type="float" office:value="40.8879082417839" calcext:value-type="float">
            <text:p>40.8879082417839</text:p>
          </table:table-cell>
          <table:table-cell office:value-type="float" office:value="32.8547307331923" calcext:value-type="float">
            <text:p>32.854730733192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table:number-columns-repeated="7"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/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56.5341862786636" calcext:value-type="float">
            <text:p>56.5341862786636</text:p>
          </table:table-cell>
          <table:table-cell office:value-type="float" office:value="15" calcext:value-type="float">
            <text:p>15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MIC</text:p>
          </table:table-cell>
          <table:table-cell office:value-type="float" office:value="52214791" calcext:value-type="float">
            <text:p>52214791</text:p>
          </table:table-cell>
          <table:table-cell office:value-type="float" office:value="2992.59224061243" calcext:value-type="float">
            <text:p>2992.59224061243</text:p>
          </table:table-cell>
          <table:table-cell office:value-type="float" office:value="27.5820386092615" calcext:value-type="float">
            <text:p>27.58203860926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6.1" calcext:value-type="float">
            <text:p>36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4.725309607" calcext:value-type="float">
            <text:p>34.72530960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4.2" calcext:value-type="float">
            <text:p>2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.1" calcext:value-type="float">
            <text:p>7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3907" calcext:value-type="float">
            <text:p>1.39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8.1802193056304" calcext:value-type="float">
            <text:p>38.18021930563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10" calcext:value-type="float">
            <text:p>5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1.8" calcext:value-type="float">
            <text:p>61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5.6" calcext:value-type="float">
            <text:p>45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.21" calcext:value-type="float">
            <text:p>1.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19" calcext:value-type="float">
            <text:p>3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91.5129151291513" calcext:value-type="float">
            <text:p>91.51291512915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5.0845766935932" calcext:value-type="float">
            <text:p>25.08457669359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1.4" calcext:value-type="float">
            <text:p>71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3.4" calcext:value-type="float">
            <text:p>13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0.5" calcext:value-type="float">
            <text:p>30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1.7916" calcext:value-type="float">
            <text:p>81.79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3.341" calcext:value-type="float">
            <text:p>53.3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8" calcext:value-type="float">
            <text:p>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2" calcext:value-type="float">
            <text:p>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6.7" calcext:value-type="float">
            <text:p>66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.6557027614457" calcext:value-type="float">
            <text:p>4.65570276144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1.82745" calcext:value-type="float">
            <text:p>81.827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6.52563" calcext:value-type="float">
            <text:p>86.525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1" calcext:value-type="float">
            <text:p>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2.9" calcext:value-type="float">
            <text:p>22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1.8" calcext:value-type="float">
            <text:p>21.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7.6" calcext:value-type="float">
            <text:p>77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0.2816901408451" calcext:value-type="float">
            <text:p>80.28169014084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91.0918052509048" calcext:value-type="float">
            <text:p>91.09180525090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8.456776723262" calcext:value-type="float">
            <text:p>58.4567767232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9.8446798143212" calcext:value-type="float">
            <text:p>29.84467981432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4.31" calcext:value-type="float">
            <text:p>14.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3.674739680936" calcext:value-type="float">
            <text:p>13.6747396809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45" calcext:value-type="float">
            <text:p>0.4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3.42" calcext:value-type="float">
            <text:p>13.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2.662752510447" calcext:value-type="float">
            <text:p>72.6627525104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7" calcext:value-type="float">
            <text:p>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83328093622072" calcext:value-type="float">
            <text:p>2.833280936220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0.13" calcext:value-type="float">
            <text:p>60.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.93696654925308" calcext:value-type="float">
            <text:p>6.936966549253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1.5675659179688" calcext:value-type="float">
            <text:p>81.56756591796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2.41" calcext:value-type="float">
            <text:p>82.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9.4" calcext:value-type="float">
            <text:p>59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553886" calcext:value-type="float">
            <text:p>2.5538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785780012607574" calcext:value-type="float">
            <text:p>0.7857800126075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0203687181638184" calcext:value-type="float">
            <text:p>0.0203687181638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4.05763783" calcext:value-type="float">
            <text:p>34.057637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17.8271002088645" calcext:value-type="float">
            <text:p>17.82710020886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.1182854175568" calcext:value-type="float">
            <text:p>50.118285417556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92" calcext:value-type="float">
            <text:p>2.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1.4133210776067" calcext:value-type="float">
            <text:p>61.41332107760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4.9908231770831" calcext:value-type="float">
            <text:p>54.99082317708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8.578" calcext:value-type="float">
            <text:p>28.5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3" calcext:value-type="float">
            <text:p>0.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8" calcext:value-type="float">
            <text:p>0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25121077887426" calcext:value-type="float">
            <text:p>1.251210778874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07833598111101" calcext:value-type="float">
            <text:p>0.6078335981111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79.06514883005" calcext:value-type="float">
            <text:p>1779.065148830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553015547351162" calcext:value-type="float">
            <text:p>0.5530155473511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316304572729142" calcext:value-type="float">
            <text:p>0.3163045727291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42483831984786" calcext:value-type="float">
            <text:p>1.424838319847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2.6893004" calcext:value-type="float">
            <text:p>82.68930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5.85" calcext:value-type="float">
            <text:p>45.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1.88961" calcext:value-type="float">
            <text:p>51.889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2.35" calcext:value-type="float">
            <text:p>32.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.998375" calcext:value-type="float">
            <text:p>7.9983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7.50018" calcext:value-type="float">
            <text:p>37.50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343815065288346" calcext:value-type="float">
            <text:p>0.3438150652883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79587" calcext:value-type="float">
            <text:p>0.795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839823824770761" calcext:value-type="float">
            <text:p>0.8398238247707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.87343584003748" calcext:value-type="float">
            <text:p>4.873435840037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458044297752893" calcext:value-type="float">
            <text:p>0.4580442977528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4.2592172541051" calcext:value-type="float">
            <text:p>54.25921725410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5.9" calcext:value-type="float">
            <text:p>25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1.1" calcext:value-type="float">
            <text:p>61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1.3" calcext:value-type="float">
            <text:p>31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5.4" calcext:value-type="float">
            <text:p>4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6.9" calcext:value-type="float">
            <text:p>66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0.82" calcext:value-type="float">
            <text:p>30.8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8.5197278894296" calcext:value-type="float">
            <text:p>18.51972788942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.99939354" calcext:value-type="float">
            <text:p>6.999393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3.84" calcext:value-type="float">
            <text:p>33.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" calcext:value-type="float">
            <text:p>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5.5555666666667" calcext:value-type="float">
            <text:p>55.5555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2.2547162534573" calcext:value-type="float">
            <text:p>52.2547162534573</text:p>
          </table:table-cell>
          <table:table-cell office:value-type="float" office:value="50.9165696550088" calcext:value-type="float">
            <text:p>50.9165696550088</text:p>
          </table:table-cell>
          <table:table-cell office:value-type="float" office:value="56.4381057373056" calcext:value-type="float">
            <text:p>56.4381057373056</text:p>
          </table:table-cell>
          <table:table-cell office:value-type="float" office:value="62.8189966313821" calcext:value-type="float">
            <text:p>62.8189966313821</text:p>
          </table:table-cell>
          <table:table-cell office:value-type="float" office:value="65.1954047594188" calcext:value-type="float">
            <text:p>65.1954047594188</text:p>
          </table:table-cell>
          <table:table-cell office:value-type="float" office:value="43.9021549349581" calcext:value-type="float">
            <text:p>43.9021549349581</text:p>
          </table:table-cell>
          <table:table-cell office:value-type="float" office:value="51.974899281387" calcext:value-type="float">
            <text:p>51.974899281387</text:p>
          </table:table-cell>
          <table:table-cell office:value-type="float" office:value="70.6944108385068" calcext:value-type="float">
            <text:p>70.6944108385068</text:p>
          </table:table-cell>
          <table:table-cell office:value-type="float" office:value="29.3876375655211" calcext:value-type="float">
            <text:p>29.3876375655211</text:p>
          </table:table-cell>
          <table:table-cell office:value-type="float" office:value="18.1432599752722" calcext:value-type="float">
            <text:p>18.1432599752722</text:p>
          </table:table-cell>
          <table:table-cell office:value-type="float" office:value="46.6201462538458" calcext:value-type="float">
            <text:p>46.6201462538458</text:p>
          </table:table-cell>
          <table:table-cell office:value-type="float" office:value="97.1854939809677" calcext:value-type="float">
            <text:p>97.1854939809677</text:p>
          </table:table-cell>
          <table:table-cell office:value-type="float" office:value="94.4737874070141" calcext:value-type="float">
            <text:p>94.4737874070141</text:p>
          </table:table-cell>
          <table:table-cell office:value-type="float" office:value="47.3290292552041" calcext:value-type="float">
            <text:p>47.3290292552041</text:p>
          </table:table-cell>
          <table:table-cell office:value-type="float" office:value="64.4300097867928" calcext:value-type="float">
            <text:p>64.4300097867928</text:p>
          </table:table-cell>
          <table:table-cell office:value-type="float" office:value="54.7405867264251" calcext:value-type="float">
            <text:p>54.7405867264251</text:p>
          </table:table-cell>
          <table:table-cell office:value-type="float" office:value="54.5759576948145" calcext:value-type="float">
            <text:p>54.5759576948145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48.0176031426359" calcext:value-type="float">
            <text:p>48.0176031426359</text:p>
          </table:table-cell>
          <table:table-cell office:value-type="float" office:value="40" calcext:value-type="float">
            <text:p>40</text:p>
          </table:table-cell>
          <table:table-cell office:value-type="float" office:value="0.0520833333333333" calcext:value-type="float">
            <text:p>0.052083333333333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4977720" calcext:value-type="float">
            <text:p>4977720</text:p>
          </table:table-cell>
          <table:table-cell office:value-type="float" office:value="1168.26195246805" calcext:value-type="float">
            <text:p>1168.26195246805</text:p>
          </table:table-cell>
          <table:table-cell office:value-type="float" office:value="32.990841137783" calcext:value-type="float">
            <text:p>32.99084113778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0.9" calcext:value-type="float">
            <text:p>50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.177620639" calcext:value-type="float">
            <text:p>7.1776206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8" calcext:value-type="float">
            <text:p>38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2.1" calcext:value-type="float">
            <text:p>32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.6" calcext:value-type="float">
            <text:p>5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.9" calcext:value-type="float">
            <text:p>9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3223" calcext:value-type="float">
            <text:p>1.32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725" calcext:value-type="float">
            <text:p>7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1.1" calcext:value-type="float">
            <text:p>61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4.7" calcext:value-type="float">
            <text:p>74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51" calcext:value-type="float">
            <text:p>0.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8" calcext:value-type="float">
            <text:p>3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1.1" calcext:value-type="float">
            <text:p>81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7.0634877362314" calcext:value-type="float">
            <text:p>47.06348773623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92.99" calcext:value-type="float">
            <text:p>92.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.6" calcext:value-type="float">
            <text:p>17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5.1" calcext:value-type="float">
            <text:p>35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28.7644" calcext:value-type="float">
            <text:p>128.76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1.409" calcext:value-type="float">
            <text:p>51.4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70" calcext:value-type="float">
            <text:p>1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6" calcext:value-type="float">
            <text:p>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2.9" calcext:value-type="float">
            <text:p>6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13485303049104" calcext:value-type="float">
            <text:p>4.134853030491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6.75459" calcext:value-type="float">
            <text:p>36.754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9.07411" calcext:value-type="float">
            <text:p>49.0741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5.9" calcext:value-type="float">
            <text:p>35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4.4" calcext:value-type="float">
            <text:p>44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2.3" calcext:value-type="float">
            <text:p>12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37.2" calcext:value-type="float">
            <text:p>37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7.3770491803279" calcext:value-type="float">
            <text:p>57.37704918032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94.0400819667876" calcext:value-type="float">
            <text:p>94.04008196678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9.9004765811606" calcext:value-type="float">
            <text:p>69.90047658116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6.8894778100142" calcext:value-type="float">
            <text:p>16.88947781001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08" calcext:value-type="float">
            <text:p>0.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.64003799354642" calcext:value-type="float">
            <text:p>7.640037993546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9.8" calcext:value-type="float">
            <text:p>19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71" calcext:value-type="float">
            <text:p>0.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3.84704333625" calcext:value-type="float">
            <text:p>83.847043336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-0.437954838431503" calcext:value-type="float">
            <text:p>-0.4379548384315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4.94" calcext:value-type="float">
            <text:p>54.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7.41435708819696" calcext:value-type="float">
            <text:p>7.414357088196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5.7138404846191" calcext:value-type="float">
            <text:p>35.71384048461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8.14" calcext:value-type="float">
            <text:p>88.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5.1" calcext:value-type="float">
            <text:p>35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914419" calcext:value-type="float">
            <text:p>1.9144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359788401072169" calcext:value-type="float">
            <text:p>0.0035978840107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.62322328" calcext:value-type="float">
            <text:p>11.623223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.98447972152267" calcext:value-type="float">
            <text:p>7.984479721522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3.2264065742493" calcext:value-type="float">
            <text:p>33.22640657424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31" calcext:value-type="float">
            <text:p>1.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8.3" calcext:value-type="float">
            <text:p>68.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.4325799303615" calcext:value-type="float">
            <text:p>7.43257993036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8.1706399365764" calcext:value-type="float">
            <text:p>18.170639936576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7.984" calcext:value-type="float">
            <text:p>17.9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8"/>
          <table:table-cell office:value-type="float" office:value="59.097" calcext:value-type="float">
            <text:p>59.0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34.451494996665" calcext:value-type="float">
            <text:p>334.4514949966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419608641250434" calcext:value-type="float">
            <text:p>0.4196086412504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-0.0325208320943561" calcext:value-type="float">
            <text:p>-0.0325208320943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4.4343869" calcext:value-type="float">
            <text:p>84.43438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38" calcext:value-type="float">
            <text:p>48.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8.29625" calcext:value-type="float">
            <text:p>98.296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7.6182381761824" calcext:value-type="float">
            <text:p>17.61823817618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.1299131" calcext:value-type="float">
            <text:p>6.129913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16.3621" calcext:value-type="float">
            <text:p>16.36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926154320877734" calcext:value-type="float">
            <text:p>0.9261543208777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88959" calcext:value-type="float">
            <text:p>0.889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551703755381347" calcext:value-type="float">
            <text:p>0.5517037553813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.2284578756795" calcext:value-type="float">
            <text:p>3.22845787567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0.2944978867688" calcext:value-type="float">
            <text:p>40.29449788676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0.8" calcext:value-type="float">
            <text:p>20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7" calcext:value-type="float">
            <text:p>56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80.4" calcext:value-type="float">
            <text:p>80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4.9" calcext:value-type="float">
            <text:p>34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4.6" calcext:value-type="float">
            <text:p>24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.33" calcext:value-type="float">
            <text:p>30.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9.5535776697333" calcext:value-type="float">
            <text:p>19.55357766973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.2361767" calcext:value-type="float">
            <text:p>5.23617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3.0338979199791" calcext:value-type="float">
            <text:p>33.0338979199791</text:p>
          </table:table-cell>
          <table:table-cell office:value-type="float" office:value="40.2706940974332" calcext:value-type="float">
            <text:p>40.2706940974332</text:p>
          </table:table-cell>
          <table:table-cell office:value-type="float" office:value="44.5562808699838" calcext:value-type="float">
            <text:p>44.5562808699838</text:p>
          </table:table-cell>
          <table:table-cell office:value-type="float" office:value="14.2164175493129" calcext:value-type="float">
            <text:p>14.2164175493129</text:p>
          </table:table-cell>
          <table:table-cell office:value-type="float" office:value="44.5383021727425" calcext:value-type="float">
            <text:p>44.5383021727425</text:p>
          </table:table-cell>
          <table:table-cell office:value-type="float" office:value="48.0109262428811" calcext:value-type="float">
            <text:p>48.0109262428811</text:p>
          </table:table-cell>
          <table:table-cell office:value-type="float" office:value="32.6782457454307" calcext:value-type="float">
            <text:p>32.6782457454307</text:p>
          </table:table-cell>
          <table:table-cell office:value-type="float" office:value="54.6091501097695" calcext:value-type="float">
            <text:p>54.6091501097695</text:p>
          </table:table-cell>
          <table:table-cell office:value-type="float" office:value="9.38222419096257" calcext:value-type="float">
            <text:p>9.38222419096257</text:p>
          </table:table-cell>
          <table:table-cell office:value-type="float" office:value="79.1221386278179" calcext:value-type="float">
            <text:p>79.1221386278179</text:p>
          </table:table-cell>
          <table:table-cell office:value-type="float" office:value="21.7352083024209" calcext:value-type="float">
            <text:p>21.7352083024209</text:p>
          </table:table-cell>
          <table:table-cell office:value-type="float" office:value="83.0190316685206" calcext:value-type="float">
            <text:p>83.0190316685206</text:p>
          </table:table-cell>
          <table:table-cell office:value-type="float" office:value="99.0928588857285" calcext:value-type="float">
            <text:p>99.0928588857285</text:p>
          </table:table-cell>
          <table:table-cell office:value-type="float" office:value="60.3641336857448" calcext:value-type="float">
            <text:p>60.3641336857448</text:p>
          </table:table-cell>
          <table:table-cell office:value-type="float" office:value="55.3164047794642" calcext:value-type="float">
            <text:p>55.3164047794642</text:p>
          </table:table-cell>
          <table:table-cell office:value-type="float" office:value="53.9320417136648" calcext:value-type="float">
            <text:p>53.9320417136648</text:p>
          </table:table-cell>
          <table:table-cell office:value-type="float" office:value="42.4212968629542" calcext:value-type="float">
            <text:p>42.4212968629542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9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4"/>
          <table:table-cell office:value-type="string" calcext:value-type="string">
            <text:p>North</text:p>
          </table:table-cell>
          <table:table-cell office:value-type="string" calcext:value-type="string">
            <text:p>UMIC</text:p>
          </table:table-cell>
          <table:table-cell office:value-type="float" office:value="6569864" calcext:value-type="float">
            <text:p>6569864</text:p>
          </table:table-cell>
          <table:table-cell office:value-type="float" office:value="17881.5093336612" calcext:value-type="float">
            <text:p>17881.5093336612</text:p>
          </table:table-cell>
          <table:table-cell table:number-columns-repeated="16"/>
          <table:table-cell office:value-type="float" office:value="21" calcext:value-type="float">
            <text:p>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.5" calcext:value-type="float">
            <text:p>6.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2.5" calcext:value-type="float">
            <text:p>32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715" calcext:value-type="float">
            <text:p>0.7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.6511627906977" calcext:value-type="float">
            <text:p>11.651162790697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9.9" calcext:value-type="float">
            <text:p>99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2.4" calcext:value-type="float">
            <text:p>12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green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table:number-columns-repeated="12"/>
          <table:table-cell office:value-type="float" office:value="20.1" calcext:value-type="float">
            <text:p>20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5.3" calcext:value-type="float">
            <text:p>25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.7288" calcext:value-type="float">
            <text:p>5.72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0.618" calcext:value-type="float">
            <text:p>70.6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4" calcext:value-type="float">
            <text:p>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1.9" calcext:value-type="float">
            <text:p>71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.49397774485952" calcext:value-type="float">
            <text:p>5.493977744859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7.3" calcext:value-type="float">
            <text:p>7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9.6" calcext:value-type="float">
            <text:p>99.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29.6" calcext:value-type="float">
            <text:p>29.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10" calcext:value-type="float">
            <text:p>1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2.6338024838745" calcext:value-type="float">
            <text:p>32.63380248387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96.75" calcext:value-type="float">
            <text:p>96.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9.7" calcext:value-type="float">
            <text:p>99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072" calcext:value-type="float">
            <text:p>10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.73962220561805" calcext:value-type="float">
            <text:p>9.739622205618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.6" calcext:value-type="float">
            <text:p>9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8.5367279052735" calcext:value-type="float">
            <text:p>98.536727905273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1.96655445725932" calcext:value-type="float">
            <text:p>1.966554457259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-5.12352440604528" calcext:value-type="float">
            <text:p>-5.123524406045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3.32" calcext:value-type="float">
            <text:p>43.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65.6675186157227" calcext:value-type="float">
            <text:p>65.66751861572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73.56" calcext:value-type="float">
            <text:p>73.5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5.4" calcext:value-type="float">
            <text:p>4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248718" calcext:value-type="float">
            <text:p>2.2487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0.022039476245433" calcext:value-type="float">
            <text:p>0.0220394762454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6.91202733" calcext:value-type="float">
            <text:p>36.912027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21.7589206159252" calcext:value-type="float">
            <text:p>21.75892061592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16"/>
          <table:table-cell office:value-type="float" office:value="45.6877586850836" calcext:value-type="float">
            <text:p>45.68775868508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4.255" calcext:value-type="float">
            <text:p>54.2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6.833" calcext:value-type="float">
            <text:p>26.8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.5242364237035" calcext:value-type="float">
            <text:p>8.52423642370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99180905973183" calcext:value-type="float">
            <text:p>0.6991809059731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6.462074542371" calcext:value-type="float">
            <text:p>16.4620745423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-0.35330186566486" calcext:value-type="float">
            <text:p>-0.353301865664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22.897283" calcext:value-type="float">
            <text:p>22.8972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7.05" calcext:value-type="float">
            <text:p>57.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7.07" calcext:value-type="float">
            <text:p>67.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9.8518088" calcext:value-type="float">
            <text:p>19.85180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.60247" calcext:value-type="float">
            <text:p>4.602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97141" calcext:value-type="float">
            <text:p>0.971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.07966201632848" calcext:value-type="float">
            <text:p>2.079662016328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50387688236723" calcext:value-type="float">
            <text:p>2.503876882367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5.5880826533507" calcext:value-type="float">
            <text:p>15.588082653350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4.0752607276743" calcext:value-type="float">
            <text:p>54.07526072767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1.1" calcext:value-type="float">
            <text:p>21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8.2" calcext:value-type="float">
            <text:p>18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56.79" calcext:value-type="float">
            <text:p>56.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4.1990774620037" calcext:value-type="float">
            <text:p>24.19907746200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59" calcext:value-type="float">
            <text:p>1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9.4444333333333" calcext:value-type="float">
            <text:p>29.4444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34"/>
          <table:table-cell office:value-type="string" calcext:value-type="string">
            <text:p>gra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/>
          <table:table-cell office:value-type="string" calcext:value-type="string">
            <text:p>↓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table:number-columns-repeated="2"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/>
          <table:table-cell office:value-type="string" calcext:value-type="string">
            <text:p>↓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50.835344371179" calcext:value-type="float">
            <text:p>50.835344371179</text:p>
          </table:table-cell>
          <table:table-cell office:value-type="float" office:value="32" calcext:value-type="float">
            <text:p>32</text:p>
          </table:table-cell>
          <table:table-cell office:value-type="float" office:value="0.0659340659340659" calcext:value-type="float">
            <text:p>0.065934065934066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LMIC</text:p>
          </table:table-cell>
          <table:table-cell office:value-type="float" office:value="2292682" calcext:value-type="float">
            <text:p>2292682</text:p>
          </table:table-cell>
          <table:table-cell office:value-type="float" office:value="2665.03540941109" calcext:value-type="float">
            <text:p>2665.03540941109</text:p>
          </table:table-cell>
          <table:table-cell office:value-type="float" office:value="52.5570120067689" calcext:value-type="float">
            <text:p>52.55701200676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7.1" calcext:value-type="float">
            <text:p>57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.66664103" calcext:value-type="float">
            <text:p>7.666641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2.8" calcext:value-type="float">
            <text:p>12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3.2" calcext:value-type="float">
            <text:p>33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8" calcext:value-type="float">
            <text:p>2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6.6" calcext:value-type="float">
            <text:p>16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5083" calcext:value-type="float">
            <text:p>0.50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7.9" calcext:value-type="float">
            <text:p>77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37.9" calcext:value-type="float">
            <text:p>37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5.9" calcext:value-type="float">
            <text:p>85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.07" calcext:value-type="float">
            <text:p>9.0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4" calcext:value-type="float">
            <text:p>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65" calcext:value-type="float">
            <text:p>6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6.6" calcext:value-type="float">
            <text:p>26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6.1" calcext:value-type="float">
            <text:p>26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9.7126" calcext:value-type="float">
            <text:p>89.71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2.568" calcext:value-type="float">
            <text:p>52.5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78" calcext:value-type="float">
            <text:p>1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2.9" calcext:value-type="float">
            <text:p>5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79530061954022" calcext:value-type="float">
            <text:p>3.795300619540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0.89926" calcext:value-type="float">
            <text:p>80.899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.3" calcext:value-type="float">
            <text:p>6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6.6322" calcext:value-type="float">
            <text:p>86.63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3" calcext:value-type="float">
            <text:p>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7.3" calcext:value-type="float">
            <text:p>17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2.1" calcext:value-type="float">
            <text:p>22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4.8" calcext:value-type="float">
            <text:p>14.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6.1" calcext:value-type="float">
            <text:p>76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27.272727272727" calcext:value-type="float">
            <text:p>127.2727272727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9.39419473416" calcext:value-type="float">
            <text:p>79.394194734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1.5928717462891" calcext:value-type="float">
            <text:p>71.59287174628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3.7911060817367" calcext:value-type="float">
            <text:p>43.79110608173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.13" calcext:value-type="float">
            <text:p>2.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139982368756595" calcext:value-type="float">
            <text:p>0.1399823687565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3" calcext:value-type="float">
            <text:p>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9.7333087921143" calcext:value-type="float">
            <text:p>29.733308792114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5.61" calcext:value-type="float">
            <text:p>35.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2.139206087139" calcext:value-type="float">
            <text:p>52.1392060871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.383607843852141" calcext:value-type="float">
            <text:p>0.3836078438521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1.17" calcext:value-type="float">
            <text:p>51.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17679164904676" calcext:value-type="float">
            <text:p>4.176791649046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5.5638160705566" calcext:value-type="float">
            <text:p>45.56381607055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3.13" calcext:value-type="float">
            <text:p>83.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3.8" calcext:value-type="float">
            <text:p>43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958333" calcext:value-type="float">
            <text:p>1.958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0480399988591671" calcext:value-type="float">
            <text:p>0.0480399988591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103456678196641" calcext:value-type="float">
            <text:p>0.0103456678196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8.99059211" calcext:value-type="float">
            <text:p>48.990592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9.787803332035" calcext:value-type="float">
            <text:p>29.7878033320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62.877494096756" calcext:value-type="float">
            <text:p>62.8774940967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.26" calcext:value-type="float">
            <text:p>4.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0.8" calcext:value-type="float">
            <text:p>50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8.7731339193084" calcext:value-type="float">
            <text:p>88.77313391930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6.5605445976647" calcext:value-type="float">
            <text:p>46.56054459766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8.029" calcext:value-type="float">
            <text:p>28.0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5" calcext:value-type="float">
            <text:p>0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" calcext:value-type="float">
            <text:p>0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.25164269861236" calcext:value-type="float">
            <text:p>3.251642698612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-0.117129160423279" calcext:value-type="float">
            <text:p>-0.1171291604232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2272.0066859219" calcext:value-type="float">
            <text:p>22272.00668592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.31416253860908" calcext:value-type="float">
            <text:p>2.31416253860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975020385493654" calcext:value-type="float">
            <text:p>0.97502038549365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167937350425824" calcext:value-type="float">
            <text:p>0.1679373504258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15.26918" calcext:value-type="float">
            <text:p>15.269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96564" calcext:value-type="float">
            <text:p>0.9656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.36113177122749" calcext:value-type="float">
            <text:p>4.361131771227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1.2481117607702" calcext:value-type="float">
            <text:p>41.24811176077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2.5598045654345" calcext:value-type="float">
            <text:p>42.55980456543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2.9" calcext:value-type="float">
            <text:p>2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2.4" calcext:value-type="float">
            <text:p>62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9.1" calcext:value-type="float">
            <text:p>69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3" calcext:value-type="float">
            <text:p>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3.3" calcext:value-type="float">
            <text:p>43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8.78" calcext:value-type="float">
            <text:p>28.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8.5027403009771" calcext:value-type="float">
            <text:p>48.502740300977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5.55923344" calcext:value-type="float">
            <text:p>15.5592334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17" calcext:value-type="float">
            <text:p>1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2.2222333333333" calcext:value-type="float">
            <text:p>72.2222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1.0484751495185" calcext:value-type="float">
            <text:p>21.0484751495185</text:p>
          </table:table-cell>
          <table:table-cell office:value-type="float" office:value="49.4744720663639" calcext:value-type="float">
            <text:p>49.4744720663639</text:p>
          </table:table-cell>
          <table:table-cell office:value-type="float" office:value="35.823687706302" calcext:value-type="float">
            <text:p>35.823687706302</text:p>
          </table:table-cell>
          <table:table-cell office:value-type="float" office:value="51.3510758642089" calcext:value-type="float">
            <text:p>51.3510758642089</text:p>
          </table:table-cell>
          <table:table-cell office:value-type="float" office:value="68.6152995480323" calcext:value-type="float">
            <text:p>68.6152995480323</text:p>
          </table:table-cell>
          <table:table-cell office:value-type="float" office:value="58.1227745926499" calcext:value-type="float">
            <text:p>58.1227745926499</text:p>
          </table:table-cell>
          <table:table-cell office:value-type="float" office:value="37.3642855322715" calcext:value-type="float">
            <text:p>37.3642855322715</text:p>
          </table:table-cell>
          <table:table-cell office:value-type="float" office:value="57.6245543865265" calcext:value-type="float">
            <text:p>57.6245543865265</text:p>
          </table:table-cell>
          <table:table-cell office:value-type="float" office:value="22.2882402768963" calcext:value-type="float">
            <text:p>22.2882402768963</text:p>
          </table:table-cell>
          <table:table-cell office:value-type="float" office:value="0.172543525695801" calcext:value-type="float">
            <text:p>0.172543525695801</text:p>
          </table:table-cell>
          <table:table-cell office:value-type="float" office:value="50.6531365284635" calcext:value-type="float">
            <text:p>50.6531365284635</text:p>
          </table:table-cell>
          <table:table-cell office:value-type="float" office:value="95.4565317466112" calcext:value-type="float">
            <text:p>95.4565317466112</text:p>
          </table:table-cell>
          <table:table-cell office:value-type="float" office:value="64.9414580951106" calcext:value-type="float">
            <text:p>64.9414580951106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2.1305349635169" calcext:value-type="float">
            <text:p>62.1305349635169</text:p>
          </table:table-cell>
          <table:table-cell office:value-type="float" office:value="49.9347551936091" calcext:value-type="float">
            <text:p>49.9347551936091</text:p>
          </table:table-cell>
          <table:table-cell office:value-type="float" office:value="83.408191900489" calcext:value-type="float">
            <text:p>83.408191900489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table:number-columns-repeated="3" office:value-type="string" calcext:value-type="string">
            <text:p>red</text:p>
          </table:table-cell>
          <table:table-cell table:number-columns-repeated="3" office:value-type="string" calcext:value-type="string">
            <text:p>orange</text:p>
          </table:table-cell>
          <table:table-cell table:number-columns-repeated="4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4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64.2786558865581" calcext:value-type="float">
            <text:p>64.2786558865581</text:p>
          </table:table-cell>
          <table:table-cell office:value-type="float" office:value="4" calcext:value-type="float">
            <text:p>4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62.1496253780218" calcext:value-type="float">
            <text:p>62.1496253780218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MIC</text:p>
          </table:table-cell>
          <table:table-cell office:value-type="float" office:value="36635156" calcext:value-type="float">
            <text:p>36635156</text:p>
          </table:table-cell>
          <table:table-cell office:value-type="float" office:value="7485.01295069865" calcext:value-type="float">
            <text:p>7485.01295069865</text:p>
          </table:table-cell>
          <table:table-cell office:value-type="float" office:value="0.356002184176834" calcext:value-type="float">
            <text:p>0.3560021841768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.8" calcext:value-type="float">
            <text:p>4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2.469543543" calcext:value-type="float">
            <text:p>52.46954354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9" calcext:value-type="float">
            <text:p>3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4.9" calcext:value-type="float">
            <text:p>14.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.3" calcext:value-type="float">
            <text:p>2.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6.1" calcext:value-type="float">
            <text:p>26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9362" calcext:value-type="float">
            <text:p>0.93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1.1056340329028" calcext:value-type="float">
            <text:p>71.10563403290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21" calcext:value-type="float">
            <text:p>1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73.6" calcext:value-type="float">
            <text:p>73.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3.3" calcext:value-type="float">
            <text:p>23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3" calcext:value-type="float">
            <text:p>0.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7" calcext:value-type="float">
            <text:p>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9" calcext:value-type="float">
            <text:p>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12.4" calcext:value-type="float">
            <text:p>12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8.6" calcext:value-type="float">
            <text:p>18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1.6776" calcext:value-type="float">
            <text:p>31.67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61.125" calcext:value-type="float">
            <text:p>61.1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9" calcext:value-type="float">
            <text:p>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.89679202821517" calcext:value-type="float">
            <text:p>4.896792028215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6.80065" calcext:value-type="float">
            <text:p>96.800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.5" calcext:value-type="float">
            <text:p>5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1.22096" calcext:value-type="float">
            <text:p>91.2209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5" calcext:value-type="float">
            <text:p>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5.9" calcext:value-type="float">
            <text:p>15.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0.5" calcext:value-type="float">
            <text:p>20.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6" calcext:value-type="float">
            <text:p>5.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4.8" calcext:value-type="float">
            <text:p>74.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3.6538463522654" calcext:value-type="float">
            <text:p>33.65384635226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2.9699953172099" calcext:value-type="float">
            <text:p>82.96999531720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3.466067685051" calcext:value-type="float">
            <text:p>83.4660676850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9.04" calcext:value-type="float">
            <text:p>49.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0268123638034" calcext:value-type="float">
            <text:p>3.02681236380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6.0136" calcext:value-type="float">
            <text:p>26.01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6.75" calcext:value-type="float">
            <text:p>96.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1.3174596346938" calcext:value-type="float">
            <text:p>11.31745963469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97205197013799" calcext:value-type="float">
            <text:p>1.972051970137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1.25" calcext:value-type="float">
            <text:p>41.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.4456027303154" calcext:value-type="float">
            <text:p>2.44560273031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8.6444606781006" calcext:value-type="float">
            <text:p>28.64446067810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92.99" calcext:value-type="float">
            <text:p>92.9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0.4" calcext:value-type="float">
            <text:p>70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434603" calcext:value-type="float">
            <text:p>2.4346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714540004730225" calcext:value-type="float">
            <text:p>0.7145400047302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115160717872654" calcext:value-type="float">
            <text:p>0.11516071787265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8.27873747" calcext:value-type="float">
            <text:p>58.278737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1.7622120123071" calcext:value-type="float">
            <text:p>61.76221201230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1.1772161722183" calcext:value-type="float">
            <text:p>41.177216172218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95" calcext:value-type="float">
            <text:p>1.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3.1" calcext:value-type="float">
            <text:p>1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4.1451683348499" calcext:value-type="float">
            <text:p>94.14516833484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5.0661765596927" calcext:value-type="float">
            <text:p>55.06617655969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2.594" calcext:value-type="float">
            <text:p>32.5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.46" calcext:value-type="float">
            <text:p>1.4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6.035" calcext:value-type="float">
            <text:p>56.0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2.2105966056574" calcext:value-type="float">
            <text:p>12.21059660565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0283083116762471" calcext:value-type="float">
            <text:p>0.0283083116762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455.45823983114" calcext:value-type="float">
            <text:p>1455.458239831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.93677547608787" calcext:value-type="float">
            <text:p>2.936775476087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51452759807018" calcext:value-type="float">
            <text:p>0.514527598070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00154269000923145" calcext:value-type="float">
            <text:p>0.0015426900092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5.944585" calcext:value-type="float">
            <text:p>65.9445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2.84" calcext:value-type="float">
            <text:p>52.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4.50201" calcext:value-type="float">
            <text:p>34.502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.30619053853626" calcext:value-type="float">
            <text:p>6.306190538536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2.0004874" calcext:value-type="float">
            <text:p>62.00048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3.00448" calcext:value-type="float">
            <text:p>43.004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180659123498477" calcext:value-type="float">
            <text:p>0.1806591234984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8534" calcext:value-type="float">
            <text:p>0.885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69741272833296" calcext:value-type="float">
            <text:p>0.697412728332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23838753093742" calcext:value-type="float">
            <text:p>1.238387530937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3.8315216997457" calcext:value-type="float">
            <text:p>63.83152169974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.3" calcext:value-type="float">
            <text:p>8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4.7" calcext:value-type="float">
            <text:p>64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8.6" calcext:value-type="float">
            <text:p>88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6.5" calcext:value-type="float">
            <text:p>46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4" calcext:value-type="float">
            <text:p>9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3.13" calcext:value-type="float">
            <text:p>43.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2.9175415500347" calcext:value-type="float">
            <text:p>22.917541550034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7.77960169" calcext:value-type="float">
            <text:p>7.7796016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35" calcext:value-type="float">
            <text:p>1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3.9930608025901" calcext:value-type="float">
            <text:p>83.9930608025901</text:p>
          </table:table-cell>
          <table:table-cell office:value-type="float" office:value="59.1203557221154" calcext:value-type="float">
            <text:p>59.1203557221154</text:p>
          </table:table-cell>
          <table:table-cell office:value-type="float" office:value="73.9719919249577" calcext:value-type="float">
            <text:p>73.9719919249577</text:p>
          </table:table-cell>
          <table:table-cell office:value-type="float" office:value="66.3253852671563" calcext:value-type="float">
            <text:p>66.3253852671563</text:p>
          </table:table-cell>
          <table:table-cell office:value-type="float" office:value="49.7479836506004" calcext:value-type="float">
            <text:p>49.7479836506004</text:p>
          </table:table-cell>
          <table:table-cell office:value-type="float" office:value="66.13472779436" calcext:value-type="float">
            <text:p>66.13472779436</text:p>
          </table:table-cell>
          <table:table-cell office:value-type="float" office:value="51.7306600252299" calcext:value-type="float">
            <text:p>51.7306600252299</text:p>
          </table:table-cell>
          <table:table-cell office:value-type="float" office:value="56.8393281166068" calcext:value-type="float">
            <text:p>56.8393281166068</text:p>
          </table:table-cell>
          <table:table-cell office:value-type="float" office:value="43.4479627455651" calcext:value-type="float">
            <text:p>43.4479627455651</text:p>
          </table:table-cell>
          <table:table-cell office:value-type="float" office:value="47.9238152503967" calcext:value-type="float">
            <text:p>47.9238152503967</text:p>
          </table:table-cell>
          <table:table-cell office:value-type="float" office:value="72.5586633043374" calcext:value-type="float">
            <text:p>72.5586633043374</text:p>
          </table:table-cell>
          <table:table-cell office:value-type="float" office:value="75.6221839311734" calcext:value-type="float">
            <text:p>75.6221839311734</text:p>
          </table:table-cell>
          <table:table-cell office:value-type="float" office:value="90.860918059752" calcext:value-type="float">
            <text:p>90.860918059752</text:p>
          </table:table-cell>
          <table:table-cell office:value-type="float" office:value="45.3972884199462" calcext:value-type="float">
            <text:p>45.3972884199462</text:p>
          </table:table-cell>
          <table:table-cell office:value-type="float" office:value="74.3189488727033" calcext:value-type="float">
            <text:p>74.3189488727033</text:p>
          </table:table-cell>
          <table:table-cell office:value-type="float" office:value="72.7559683191187" calcext:value-type="float">
            <text:p>72.7559683191187</text:p>
          </table:table-cell>
          <table:table-cell office:value-type="float" office:value="61.9879078648791" calcext:value-type="float">
            <text:p>61.9879078648791</text:p>
          </table:table-cell>
          <table:table-cell office:value-type="float" office:value="80.1320635269256" calcext:value-type="float">
            <text:p>80.1320635269256</text:p>
          </table:table-cell>
          <table:table-cell office:value-type="float" office:value="54.573186538511" calcext:value-type="float">
            <text:p>54.573186538511</text:p>
          </table:table-cell>
          <table:table-cell office:value-type="float" office:value="67.7071781318217" calcext:value-type="float">
            <text:p>67.7071781318217</text:p>
          </table:table-cell>
          <table:table-cell office:value-type="float" office:value="64.1306988557307" calcext:value-type="float">
            <text:p>64.1306988557307</text:p>
          </table:table-cell>
          <table:table-cell office:value-type="float" office:value="49.9968342166093" calcext:value-type="float">
            <text:p>49.9968342166093</text:p>
          </table:table-cell>
          <table:table-cell office:value-type="float" office:value="61.5516103080322" calcext:value-type="float">
            <text:p>61.5516103080322</text:p>
          </table:table-cell>
          <table:table-cell office:value-type="float" office:value="49.4767221524256" calcext:value-type="float">
            <text:p>49.4767221524256</text:p>
          </table:table-cell>
          <table:table-cell office:value-type="float" office:value="50.4000361986806" calcext:value-type="float">
            <text:p>50.4000361986806</text:p>
          </table:table-cell>
          <table:table-cell office:value-type="float" office:value="37.6138001296873" calcext:value-type="float">
            <text:p>37.6138001296873</text:p>
          </table:table-cell>
          <table:table-cell office:value-type="float" office:value="68.2471797298378" calcext:value-type="float">
            <text:p>68.2471797298378</text:p>
          </table:table-cell>
          <table:table-cell office:value-type="float" office:value="61.7474189239468" calcext:value-type="float">
            <text:p>61.7474189239468</text:p>
          </table:table-cell>
          <table:table-cell office:value-type="float" office:value="75.5536223697303" calcext:value-type="float">
            <text:p>75.5536223697303</text:p>
          </table:table-cell>
          <table:table-cell office:value-type="float" office:value="87.7186677158227" calcext:value-type="float">
            <text:p>87.7186677158227</text:p>
          </table:table-cell>
          <table:table-cell office:value-type="float" office:value="49.5732466737908" calcext:value-type="float">
            <text:p>49.5732466737908</text:p>
          </table:table-cell>
          <table:table-cell office:value-type="float" office:value="71.2902464881582" calcext:value-type="float">
            <text:p>71.2902464881582</text:p>
          </table:table-cell>
          <table:table-cell office:value-type="float" office:value="65.8249457118411" calcext:value-type="float">
            <text:p>65.8249457118411</text:p>
          </table:table-cell>
          <table:table-cell office:value-type="float" office:value="61.0061737548183" calcext:value-type="float">
            <text:p>61.0061737548183</text:p>
          </table:table-cell>
          <table:table-cell office:value-type="string" calcext:value-type="string">
            <text:p>yellow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table:number-columns-repeated="4" office:value-type="string" calcext:value-type="string">
            <text:p>➚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45.5582586283768" calcext:value-type="float">
            <text:p>45.5582586283768</text:p>
          </table:table-cell>
          <table:table-cell office:value-type="float" office:value="44" calcext:value-type="float">
            <text:p>44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45.4838944932066" calcext:value-type="float">
            <text:p>45.48389449320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IC</text:p>
          </table:table-cell>
          <table:table-cell office:value-type="float" office:value="26969642" calcext:value-type="float">
            <text:p>26969642</text:p>
          </table:table-cell>
          <table:table-cell office:value-type="float" office:value="1416.43950728464" calcext:value-type="float">
            <text:p>1416.43950728464</text:p>
          </table:table-cell>
          <table:table-cell office:value-type="float" office:value="75.4313555532861" calcext:value-type="float">
            <text:p>75.431355553286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0.7" calcext:value-type="float">
            <text:p>70.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031126494" calcext:value-type="float">
            <text:p>1.031126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3.1" calcext:value-type="float">
            <text:p>4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9.2" calcext:value-type="float">
            <text:p>49.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5.2" calcext:value-type="float">
            <text:p>15.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3" calcext:value-type="float">
            <text:p>5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.9203" calcext:value-type="float">
            <text:p>3.92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.17497140066964" calcext:value-type="float">
            <text:p>5.174971400669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53" calcext:value-type="float">
            <text:p>3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4.3" calcext:value-type="float">
            <text:p>44.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4.2" calcext:value-type="float">
            <text:p>44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0.22" calcext:value-type="float">
            <text:p>0.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38" calcext:value-type="float">
            <text:p>2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.1" calcext:value-type="float">
            <text:p>6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3.268641946244" calcext:value-type="float">
            <text:p>23.2686419462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3.86" calcext:value-type="float">
            <text:p>33.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2.9" calcext:value-type="float">
            <text:p>2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1.4" calcext:value-type="float">
            <text:p>31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1.6784" calcext:value-type="float">
            <text:p>111.67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1.598" calcext:value-type="float">
            <text:p>41.5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0" calcext:value-type="float">
            <text:p>1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6.1" calcext:value-type="float">
            <text:p>66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.07058685313667" calcext:value-type="float">
            <text:p>4.07058685313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6.1" calcext:value-type="float">
            <text:p>6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6.82916" calcext:value-type="float">
            <text:p>76.829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1.2" calcext:value-type="float">
            <text:p>41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9.2" calcext:value-type="float">
            <text:p>19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7.3" calcext:value-type="float">
            <text:p>27.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9.6" calcext:value-type="float">
            <text:p>49.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09.836065573771" calcext:value-type="float">
            <text:p>109.8360655737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3.6423843769397" calcext:value-type="float">
            <text:p>93.64238437693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0.6213902002365" calcext:value-type="float">
            <text:p>50.62139020023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.69366814011379" calcext:value-type="float">
            <text:p>9.6936681401137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76" calcext:value-type="float">
            <text:p>5.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0.3215592329557" calcext:value-type="float">
            <text:p>10.32155923295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2.9" calcext:value-type="float">
            <text:p>2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91" calcext:value-type="float">
            <text:p>0.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0.1744159107341" calcext:value-type="float">
            <text:p>70.17441591073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657503953615432" calcext:value-type="float">
            <text:p>0.6575039536154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4.98" calcext:value-type="float">
            <text:p>84.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.51170091710291" calcext:value-type="float">
            <text:p>7.511700917102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7.8678703308105" calcext:value-type="float">
            <text:p>17.86787033081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8.1" calcext:value-type="float">
            <text:p>88.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6.5" calcext:value-type="float">
            <text:p>26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.159544" calcext:value-type="float">
            <text:p>2.1595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0149800004437566" calcext:value-type="float">
            <text:p>0.0149800004437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412941771876103" calcext:value-type="float">
            <text:p>0.0041294177187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2.97206453" calcext:value-type="float">
            <text:p>12.972064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.8" calcext:value-type="float">
            <text:p>9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1.760071516037" calcext:value-type="float">
            <text:p>51.7600715160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13" calcext:value-type="float">
            <text:p>2.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7.2" calcext:value-type="float">
            <text:p>77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8.3189440465956" calcext:value-type="float">
            <text:p>68.31894404659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6.3882248850207" calcext:value-type="float">
            <text:p>46.38822488502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2.542" calcext:value-type="float">
            <text:p>22.5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8" calcext:value-type="float">
            <text:p>0.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" calcext:value-type="float">
            <text:p>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5.521" calcext:value-type="float">
            <text:p>35.5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658511310540022" calcext:value-type="float">
            <text:p>0.6585113105400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210071724567779" calcext:value-type="float">
            <text:p>0.2100717245677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603.54841588565" calcext:value-type="float">
            <text:p>1603.548415885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253469122620448" calcext:value-type="float">
            <text:p>0.2534691226204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978070226758795" calcext:value-type="float">
            <text:p>0.097807022675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0000874012940741318" calcext:value-type="float">
            <text:p>8.74012940741318E-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3.8471471" calcext:value-type="float">
            <text:p>83.84714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7.26" calcext:value-type="float">
            <text:p>57.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0.93517" calcext:value-type="float">
            <text:p>20.935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14.16" calcext:value-type="float">
            <text:p>14.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3.5641569" calcext:value-type="float">
            <text:p>13.56415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4.25034" calcext:value-type="float">
            <text:p>24.250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.06418642660948" calcext:value-type="float">
            <text:p>1.064186426609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79197" calcext:value-type="float">
            <text:p>0.791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403189551301153" calcext:value-type="float">
            <text:p>0.4031895513011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.68676462720611" calcext:value-type="float">
            <text:p>7.686764627206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00390427163235879" calcext:value-type="float">
            <text:p>0.0039042716323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0.5556203713391" calcext:value-type="float">
            <text:p>40.55562037133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2.9" calcext:value-type="float">
            <text:p>2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1" calcext:value-type="float">
            <text:p>4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1.3" calcext:value-type="float">
            <text:p>41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3.6" calcext:value-type="float">
            <text:p>33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3" calcext:value-type="float">
            <text:p>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6.2" calcext:value-type="float">
            <text:p>26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2.7066099620607" calcext:value-type="float">
            <text:p>12.70660996206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93330194" calcext:value-type="float">
            <text:p>4.933301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16" calcext:value-type="float">
            <text:p>0.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4" calcext:value-type="float">
            <text:p>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7.7778" calcext:value-type="float">
            <text:p>57.77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.69184563582542" calcext:value-type="float">
            <text:p>2.69184563582542</text:p>
          </table:table-cell>
          <table:table-cell office:value-type="float" office:value="25.0774695274398" calcext:value-type="float">
            <text:p>25.0774695274398</text:p>
          </table:table-cell>
          <table:table-cell office:value-type="float" office:value="38.1846516785032" calcext:value-type="float">
            <text:p>38.1846516785032</text:p>
          </table:table-cell>
          <table:table-cell office:value-type="float" office:value="40.1192027847844" calcext:value-type="float">
            <text:p>40.1192027847844</text:p>
          </table:table-cell>
          <table:table-cell office:value-type="float" office:value="64.9023614910031" calcext:value-type="float">
            <text:p>64.9023614910031</text:p>
          </table:table-cell>
          <table:table-cell office:value-type="float" office:value="38.7303178786879" calcext:value-type="float">
            <text:p>38.7303178786879</text:p>
          </table:table-cell>
          <table:table-cell office:value-type="float" office:value="30.7746146782654" calcext:value-type="float">
            <text:p>30.7746146782654</text:p>
          </table:table-cell>
          <table:table-cell office:value-type="float" office:value="65.1350431792534" calcext:value-type="float">
            <text:p>65.1350431792534</text:p>
          </table:table-cell>
          <table:table-cell office:value-type="float" office:value="9.41824533644995" calcext:value-type="float">
            <text:p>9.41824533644995</text:p>
          </table:table-cell>
          <table:table-cell office:value-type="float" office:value="27.3933851886803" calcext:value-type="float">
            <text:p>27.3933851886803</text:p>
          </table:table-cell>
          <table:table-cell office:value-type="float" office:value="46.8372782537453" calcext:value-type="float">
            <text:p>46.8372782537453</text:p>
          </table:table-cell>
          <table:table-cell office:value-type="float" office:value="80.4957299298073" calcext:value-type="float">
            <text:p>80.4957299298073</text:p>
          </table:table-cell>
          <table:table-cell office:value-type="float" office:value="96.7413595605441" calcext:value-type="float">
            <text:p>96.7413595605441</text:p>
          </table:table-cell>
          <table:table-cell office:value-type="float" office:value="46.6809908607114" calcext:value-type="float">
            <text:p>46.6809908607114</text:p>
          </table:table-cell>
          <table:table-cell office:value-type="float" office:value="49.1229417286901" calcext:value-type="float">
            <text:p>49.1229417286901</text:p>
          </table:table-cell>
          <table:table-cell office:value-type="float" office:value="51.8947230484066" calcext:value-type="float">
            <text:p>51.8947230484066</text:p>
          </table:table-cell>
          <table:table-cell office:value-type="float" office:value="60.290235921608" calcext:value-type="float">
            <text:p>60.290235921608</text:p>
          </table:table-cell>
          <table:table-cell office:value-type="float" office:value="23.9457752911782" calcext:value-type="float">
            <text:p>23.9457752911782</text:p>
          </table:table-cell>
          <table:table-cell office:value-type="float" office:value="40.3010423102761" calcext:value-type="float">
            <text:p>40.3010423102761</text:p>
          </table:table-cell>
          <table:table-cell office:value-type="float" office:value="36.8245778913515" calcext:value-type="float">
            <text:p>36.8245778913515</text:p>
          </table:table-cell>
          <table:table-cell office:value-type="float" office:value="40.352267546489" calcext:value-type="float">
            <text:p>40.352267546489</text:p>
          </table:table-cell>
          <table:table-cell office:value-type="float" office:value="46.1653896392318" calcext:value-type="float">
            <text:p>46.1653896392318</text:p>
          </table:table-cell>
          <table:table-cell office:value-type="float" office:value="47.4554080664188" calcext:value-type="float">
            <text:p>47.4554080664188</text:p>
          </table:table-cell>
          <table:table-cell office:value-type="float" office:value="45.0565446039343" calcext:value-type="float">
            <text:p>45.0565446039343</text:p>
          </table:table-cell>
          <table:table-cell office:value-type="float" office:value="48.942710516879" calcext:value-type="float">
            <text:p>48.942710516879</text:p>
          </table:table-cell>
          <table:table-cell office:value-type="float" office:value="15.2028637940111" calcext:value-type="float">
            <text:p>15.2028637940111</text:p>
          </table:table-cell>
          <table:table-cell office:value-type="float" office:value="26.9301912770185" calcext:value-type="float">
            <text:p>26.9301912770185</text:p>
          </table:table-cell>
          <table:table-cell office:value-type="float" office:value="34.4980385809387" calcext:value-type="float">
            <text:p>34.4980385809387</text:p>
          </table:table-cell>
          <table:table-cell office:value-type="float" office:value="81.4133562157156" calcext:value-type="float">
            <text:p>81.4133562157156</text:p>
          </table:table-cell>
          <table:table-cell office:value-type="float" office:value="88.3999063454358" calcext:value-type="float">
            <text:p>88.3999063454358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76.8558624215424" calcext:value-type="float">
            <text:p>76.8558624215424</text:p>
          </table:table-cell>
          <table:table-cell office:value-type="float" office:value="40.8879082417839" calcext:value-type="float">
            <text:p>40.8879082417839</text:p>
          </table:table-cell>
          <table:table-cell office:value-type="float" office:value="32.8547307331923" calcext:value-type="float">
            <text:p>32.8547307331923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5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2"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4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51.744534819354" calcext:value-type="float">
            <text:p>51.7445348193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19689140" calcext:value-type="float">
            <text:p>19689140</text:p>
          </table:table-cell>
          <table:table-cell office:value-type="float" office:value="2016.21879272815" calcext:value-type="float">
            <text:p>2016.21879272815</text:p>
          </table:table-cell>
          <table:table-cell office:value-type="float" office:value="27.2506081254414" calcext:value-type="float">
            <text:p>27.25060812544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1.1" calcext:value-type="float">
            <text:p>41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55870027" calcext:value-type="float">
            <text:p>0.5587002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0.4" calcext:value-type="float">
            <text:p>30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3.5" calcext:value-type="float">
            <text:p>13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.6" calcext:value-type="float">
            <text:p>8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6075" calcext:value-type="float">
            <text:p>1.60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4.2350220811886" calcext:value-type="float">
            <text:p>44.23502208118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87" calcext:value-type="float">
            <text:p>5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3.7" calcext:value-type="float">
            <text:p>43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5.4" calcext:value-type="float">
            <text:p>3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6" calcext:value-type="float">
            <text:p>1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55" calcext:value-type="float">
            <text:p>0.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5" calcext:value-type="float">
            <text:p>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8.3" calcext:value-type="float">
            <text:p>8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7.0101035595983" calcext:value-type="float">
            <text:p>67.01010355959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94.98" calcext:value-type="float">
            <text:p>94.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4.6" calcext:value-type="float">
            <text:p>24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5.3" calcext:value-type="float">
            <text:p>25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71.0826" calcext:value-type="float">
            <text:p>171.08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6.568" calcext:value-type="float">
            <text:p>46.5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09" calcext:value-type="float">
            <text:p>2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1" calcext:value-type="float">
            <text:p>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41572930573376" calcext:value-type="float">
            <text:p>4.415729305733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1.20683" calcext:value-type="float">
            <text:p>61.206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.3" calcext:value-type="float">
            <text:p>2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9.36653" calcext:value-type="float">
            <text:p>49.366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1.5" calcext:value-type="float">
            <text:p>51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2.7" calcext:value-type="float">
            <text:p>82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.8" calcext:value-type="float">
            <text:p>8.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4.4" calcext:value-type="float">
            <text:p>34.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3.7907129616385" calcext:value-type="float">
            <text:p>73.79071296163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4.2680495845625" calcext:value-type="float">
            <text:p>74.26804958456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1.2683340364895" calcext:value-type="float">
            <text:p>31.26833403648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82" calcext:value-type="float">
            <text:p>5.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13199832645215" calcext:value-type="float">
            <text:p>0.5131998326452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5.0694999694824" calcext:value-type="float">
            <text:p>35.06949996948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960000000000005" calcext:value-type="float">
            <text:p>0.9600000000000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1.5269847175779" calcext:value-type="float">
            <text:p>61.526984717577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4" calcext:value-type="float">
            <text:p>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25032210207978" calcext:value-type="float">
            <text:p>2.250322102079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4.2" calcext:value-type="float">
            <text:p>64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.56578186641255" calcext:value-type="float">
            <text:p>3.565781866412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5.4166793823242" calcext:value-type="float">
            <text:p>35.41667938232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4.05" calcext:value-type="float">
            <text:p>84.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7.9" calcext:value-type="float">
            <text:p>47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302539" calcext:value-type="float">
            <text:p>2.3025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0.314610004425049" calcext:value-type="float">
            <text:p>0.3146100044250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485139154080695" calcext:value-type="float">
            <text:p>0.0048513915408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0.61571634" calcext:value-type="float">
            <text:p>30.615716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2.7206409600135" calcext:value-type="float">
            <text:p>12.72064096001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6.7447286844254" calcext:value-type="float">
            <text:p>36.744728684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28" calcext:value-type="float">
            <text:p>1.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6.3" calcext:value-type="float">
            <text:p>56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9.1019403333125" calcext:value-type="float">
            <text:p>79.10194033331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5.2587560797385" calcext:value-type="float">
            <text:p>45.25875607973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8.527" calcext:value-type="float">
            <text:p>38.5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65" calcext:value-type="float">
            <text:p>0.6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" calcext:value-type="float">
            <text:p>0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8.25" calcext:value-type="float">
            <text:p>48.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4.3879196418912" calcext:value-type="float">
            <text:p>44.38791964189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150043037344545" calcext:value-type="float">
            <text:p>0.15004303734454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789116409884581" calcext:value-type="float">
            <text:p>0.0789116409884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33.77388" calcext:value-type="float">
            <text:p>33.773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284430549905965" calcext:value-type="float">
            <text:p>0.2844305499059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98165" calcext:value-type="float">
            <text:p>0.981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408931690104197" calcext:value-type="float">
            <text:p>0.40893169010419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0.9031759769703" calcext:value-type="float">
            <text:p>10.903175976970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93205455804467" calcext:value-type="float">
            <text:p>2.932054558044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0.8209144617068" calcext:value-type="float">
            <text:p>60.82091446170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55.8" calcext:value-type="float">
            <text:p>55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8" calcext:value-type="float">
            <text:p>48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8" calcext:value-type="float">
            <text:p>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0.7" calcext:value-type="float">
            <text:p>40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87.2" calcext:value-type="float">
            <text:p>87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6.15" calcext:value-type="float">
            <text:p>36.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8.9805670538539" calcext:value-type="float">
            <text:p>18.98056705385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76048845" calcext:value-type="float">
            <text:p>4.760488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44" calcext:value-type="float">
            <text:p>5.4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02" calcext:value-type="float">
            <text:p>1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1.1111333333333" calcext:value-type="float">
            <text:p>61.1111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8.4656958001903" calcext:value-type="float">
            <text:p>38.4656958001903</text:p>
          </table:table-cell>
          <table:table-cell office:value-type="float" office:value="47.5783443563996" calcext:value-type="float">
            <text:p>47.5783443563996</text:p>
          </table:table-cell>
          <table:table-cell office:value-type="float" office:value="34.4485182401239" calcext:value-type="float">
            <text:p>34.4485182401239</text:p>
          </table:table-cell>
          <table:table-cell office:value-type="float" office:value="10.9088141253515" calcext:value-type="float">
            <text:p>10.9088141253515</text:p>
          </table:table-cell>
          <table:table-cell office:value-type="float" office:value="35.0005147421112" calcext:value-type="float">
            <text:p>35.0005147421112</text:p>
          </table:table-cell>
          <table:table-cell office:value-type="float" office:value="56.0052758684934" calcext:value-type="float">
            <text:p>56.0052758684934</text:p>
          </table:table-cell>
          <table:table-cell office:value-type="float" office:value="39.4958939543839" calcext:value-type="float">
            <text:p>39.4958939543839</text:p>
          </table:table-cell>
          <table:table-cell office:value-type="float" office:value="65.1902552977925" calcext:value-type="float">
            <text:p>65.1902552977925</text:p>
          </table:table-cell>
          <table:table-cell office:value-type="float" office:value="20.9078811395308" calcext:value-type="float">
            <text:p>20.9078811395308</text:p>
          </table:table-cell>
          <table:table-cell office:value-type="float" office:value="75.1042553740488" calcext:value-type="float">
            <text:p>75.1042553740488</text:p>
          </table:table-cell>
          <table:table-cell office:value-type="float" office:value="44.297779568925" calcext:value-type="float">
            <text:p>44.297779568925</text:p>
          </table:table-cell>
          <table:table-cell office:value-type="float" office:value="83.7744436020829" calcext:value-type="float">
            <text:p>83.7744436020829</text:p>
          </table:table-cell>
          <table:table-cell office:value-type="float" office:value="99.1635796702421" calcext:value-type="float">
            <text:p>99.1635796702421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6.4641012830443" calcext:value-type="float">
            <text:p>76.4641012830443</text:p>
          </table:table-cell>
          <table:table-cell office:value-type="float" office:value="53.5759218891754" calcext:value-type="float">
            <text:p>53.5759218891754</text:p>
          </table:table-cell>
          <table:table-cell office:value-type="float" office:value="55.0049327844603" calcext:value-type="float">
            <text:p>55.0049327844603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7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51.3997246805541" calcext:value-type="float">
            <text:p>51.39972468055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LIC</text:p>
          </table:table-cell>
          <table:table-cell office:value-type="float" office:value="31408823" calcext:value-type="float">
            <text:p>31408823</text:p>
          </table:table-cell>
          <table:table-cell office:value-type="float" office:value="1136.39388190832" calcext:value-type="float">
            <text:p>1136.39388190832</text:p>
          </table:table-cell>
          <table:table-cell office:value-type="float" office:value="66.5715006401336" calcext:value-type="float">
            <text:p>66.57150064013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6.1" calcext:value-type="float">
            <text:p>46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.235900974" calcext:value-type="float">
            <text:p>8.23590097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.5" calcext:value-type="float">
            <text:p>3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3.1" calcext:value-type="float">
            <text:p>4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.1" calcext:value-type="float">
            <text:p>6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.2" calcext:value-type="float">
            <text:p>7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8238" calcext:value-type="float">
            <text:p>0.82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.72271333137445" calcext:value-type="float">
            <text:p>3.7227133313744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89" calcext:value-type="float">
            <text:p>4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4.3" calcext:value-type="float">
            <text:p>54.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6.9" calcext:value-type="float">
            <text:p>26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2.4" calcext:value-type="float">
            <text:p>72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4.75" calcext:value-type="float">
            <text:p>4.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4" calcext:value-type="float">
            <text:p>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51" calcext:value-type="float">
            <text:p>5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9.8662207357859" calcext:value-type="float">
            <text:p>59.866220735785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9.5907591110591" calcext:value-type="float">
            <text:p>49.59075911105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1.36" calcext:value-type="float">
            <text:p>81.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8.4" calcext:value-type="float">
            <text:p>18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3.1" calcext:value-type="float">
            <text:p>3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38.9466" calcext:value-type="float">
            <text:p>138.94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5.86" calcext:value-type="float">
            <text:p>45.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0" calcext:value-type="float">
            <text:p>1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60.1" calcext:value-type="float">
            <text:p>60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.65371375644922" calcext:value-type="float">
            <text:p>4.653713756449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7.53715" calcext:value-type="float">
            <text:p>87.537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.5" calcext:value-type="float">
            <text:p>3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0.5251" calcext:value-type="float">
            <text:p>70.52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2" calcext:value-type="float">
            <text:p>48.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9.6" calcext:value-type="float">
            <text:p>39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8.6" calcext:value-type="float">
            <text:p>28.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0.4" calcext:value-type="float">
            <text:p>50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4.3478260869565" calcext:value-type="float">
            <text:p>54.34782608695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10.284171155453" calcext:value-type="float">
            <text:p>110.2841711554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7.2587451084818" calcext:value-type="float">
            <text:p>47.25874510848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3.5607321813144" calcext:value-type="float">
            <text:p>23.56073218131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93" calcext:value-type="float">
            <text:p>0.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.68745240990614" calcext:value-type="float">
            <text:p>9.687452409906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66" calcext:value-type="float">
            <text:p>0.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4.1983394622803" calcext:value-type="float">
            <text:p>24.19833946228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69" calcext:value-type="float">
            <text:p>3.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6.4005089176123" calcext:value-type="float">
            <text:p>86.40050891761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2" calcext:value-type="float">
            <text:p>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723412847542" calcext:value-type="float">
            <text:p>2.7234128475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6.03" calcext:value-type="float">
            <text:p>76.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.41309598196068" calcext:value-type="float">
            <text:p>5.413095981960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1.6701049804688" calcext:value-type="float">
            <text:p>41.67010498046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67.56" calcext:value-type="float">
            <text:p>67.5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238017" calcext:value-type="float">
            <text:p>2.2380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0.337509989738464" calcext:value-type="float">
            <text:p>0.3375099897384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348948416544234" calcext:value-type="float">
            <text:p>0.0034894841654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.68996476" calcext:value-type="float">
            <text:p>25.689964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0.7740003027588" calcext:value-type="float">
            <text:p>20.77400030275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5.5335974693298" calcext:value-type="float">
            <text:p>45.533597469329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86" calcext:value-type="float">
            <text:p>3.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0.3" calcext:value-type="float">
            <text:p>80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1.6649159359538" calcext:value-type="float">
            <text:p>71.66491593595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3.887924510377" calcext:value-type="float">
            <text:p>53.8879245103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1.299" calcext:value-type="float">
            <text:p>21.2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14" calcext:value-type="float">
            <text:p>0.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" calcext:value-type="float">
            <text:p>0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5.696" calcext:value-type="float">
            <text:p>65.6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770765003624927" calcext:value-type="float">
            <text:p>0.7707650036249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25733884382698" calcext:value-type="float">
            <text:p>0.257338843826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13.89763960711" calcext:value-type="float">
            <text:p>1713.897639607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570943433033608" calcext:value-type="float">
            <text:p>0.5709434330336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04413350146205" calcext:value-type="float">
            <text:p>0.1044133501462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653.37209015968" calcext:value-type="float">
            <text:p>7653.372090159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3.9252676" calcext:value-type="float">
            <text:p>83.92526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2.71" calcext:value-type="float">
            <text:p>52.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8.86211" calcext:value-type="float">
            <text:p>98.862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0.01799820018" calcext:value-type="float">
            <text:p>20.017998200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4.0749635" calcext:value-type="float">
            <text:p>14.07496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1.30805" calcext:value-type="float">
            <text:p>31.308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380531068562914" calcext:value-type="float">
            <text:p>0.3805310685629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82837" calcext:value-type="float">
            <text:p>0.828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253425240622671" calcext:value-type="float">
            <text:p>0.2534252406226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.4043058253527" calcext:value-type="float">
            <text:p>3.40430582535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7.3797935110634" calcext:value-type="float">
            <text:p>47.37979351106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2.2" calcext:value-type="float">
            <text:p>22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6.8" calcext:value-type="float">
            <text:p>46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2.5" calcext:value-type="float">
            <text:p>62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0.5" calcext:value-type="float">
            <text:p>30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7.9" calcext:value-type="float">
            <text:p>47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.12" calcext:value-type="float">
            <text:p>31.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7.6138084442592" calcext:value-type="float">
            <text:p>27.613808444259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.50021645" calcext:value-type="float">
            <text:p>7.500216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4.4445" calcext:value-type="float">
            <text:p>74.44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0.4187704301435" calcext:value-type="float">
            <text:p>20.4187704301435</text:p>
          </table:table-cell>
          <table:table-cell office:value-type="float" office:value="33.6904512141248" calcext:value-type="float">
            <text:p>33.6904512141248</text:p>
          </table:table-cell>
          <table:table-cell office:value-type="float" office:value="37.8058521840771" calcext:value-type="float">
            <text:p>37.8058521840771</text:p>
          </table:table-cell>
          <table:table-cell office:value-type="float" office:value="35.6173042161675" calcext:value-type="float">
            <text:p>35.6173042161675</text:p>
          </table:table-cell>
          <table:table-cell office:value-type="float" office:value="59.9253366149561" calcext:value-type="float">
            <text:p>59.9253366149561</text:p>
          </table:table-cell>
          <table:table-cell office:value-type="float" office:value="41.1097690005477" calcext:value-type="float">
            <text:p>41.1097690005477</text:p>
          </table:table-cell>
          <table:table-cell office:value-type="float" office:value="45.7705340463105" calcext:value-type="float">
            <text:p>45.7705340463105</text:p>
          </table:table-cell>
          <table:table-cell office:value-type="float" office:value="65.5078704298808" calcext:value-type="float">
            <text:p>65.5078704298808</text:p>
          </table:table-cell>
          <table:table-cell office:value-type="float" office:value="19.5316053240802" calcext:value-type="float">
            <text:p>19.5316053240802</text:p>
          </table:table-cell>
          <table:table-cell office:value-type="float" office:value="24.6005669446059" calcext:value-type="float">
            <text:p>24.6005669446059</text:p>
          </table:table-cell>
          <table:table-cell office:value-type="float" office:value="51.1568895072956" calcext:value-type="float">
            <text:p>51.1568895072956</text:p>
          </table:table-cell>
          <table:table-cell office:value-type="float" office:value="91.1120397790415" calcext:value-type="float">
            <text:p>91.1120397790415</text:p>
          </table:table-cell>
          <table:table-cell office:value-type="float" office:value="91.8530894389209" calcext:value-type="float">
            <text:p>91.8530894389209</text:p>
          </table:table-cell>
          <table:table-cell office:value-type="float" office:value="59.5574502938347" calcext:value-type="float">
            <text:p>59.5574502938347</text:p>
          </table:table-cell>
          <table:table-cell office:value-type="float" office:value="64.7840639251658" calcext:value-type="float">
            <text:p>64.7840639251658</text:p>
          </table:table-cell>
          <table:table-cell office:value-type="float" office:value="52.1392779704596" calcext:value-type="float">
            <text:p>52.1392779704596</text:p>
          </table:table-cell>
          <table:table-cell office:value-type="float" office:value="79.2144482498076" calcext:value-type="float">
            <text:p>79.2144482498076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table:number-columns-repeated="7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4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51.248450424526" calcext:value-type="float">
            <text:p>51.248450424526</text:p>
          </table:table-cell>
          <table:table-cell office:value-type="float" office:value="31" calcext:value-type="float">
            <text:p>3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2.1496253780218" calcext:value-type="float">
            <text:p>62.1496253780218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MIC</text:p>
          </table:table-cell>
          <table:table-cell office:value-type="float" office:value="4661149" calcext:value-type="float">
            <text:p>4661149</text:p>
          </table:table-cell>
          <table:table-cell office:value-type="float" office:value="3597.63268948014" calcext:value-type="float">
            <text:p>3597.63268948014</text:p>
          </table:table-cell>
          <table:table-cell office:value-type="float" office:value="5.779594430126" calcext:value-type="float">
            <text:p>5.7795944301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7.460808403" calcext:value-type="float">
            <text:p>47.4608084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1.3" calcext:value-type="float">
            <text:p>11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7.9" calcext:value-type="float">
            <text:p>27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4.8" calcext:value-type="float">
            <text:p>14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2.7" calcext:value-type="float">
            <text:p>12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2216" calcext:value-type="float">
            <text:p>1.22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602" calcext:value-type="float">
            <text:p>6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9.3" calcext:value-type="float">
            <text:p>69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3.8" calcext:value-type="float">
            <text:p>33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9" calcext:value-type="float">
            <text:p>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06" calcext:value-type="float">
            <text:p>0.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7" calcext:value-type="float">
            <text:p>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.2" calcext:value-type="float">
            <text:p>8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2.147982979894" calcext:value-type="float">
            <text:p>32.1479829798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2.01" calcext:value-type="float">
            <text:p>32.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8.1" calcext:value-type="float">
            <text:p>18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4.2" calcext:value-type="float">
            <text:p>24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0.5032" calcext:value-type="float">
            <text:p>80.50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6.078" calcext:value-type="float">
            <text:p>56.0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69" calcext:value-type="float">
            <text:p>1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8" calcext:value-type="float">
            <text:p>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63.9" calcext:value-type="float">
            <text:p>63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31361525274824" calcext:value-type="float">
            <text:p>4.313615252748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75.7346" calcext:value-type="float">
            <text:p>75.73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.5" calcext:value-type="float">
            <text:p>4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6.12243" calcext:value-type="float">
            <text:p>56.1224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5" calcext:value-type="float">
            <text:p>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4.3" calcext:value-type="float">
            <text:p>34.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6.6" calcext:value-type="float">
            <text:p>66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0.3" calcext:value-type="float">
            <text:p>20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1.8" calcext:value-type="float">
            <text:p>31.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0.4" calcext:value-type="float">
            <text:p>30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5.8833248087551" calcext:value-type="float">
            <text:p>45.88332480875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9.6076787256982" calcext:value-type="float">
            <text:p>69.60767872569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4.620624337663" calcext:value-type="float">
            <text:p>44.6206243376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5.86" calcext:value-type="float">
            <text:p>15.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48498983710858" calcext:value-type="float">
            <text:p>5.484989837108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1.6521072387695" calcext:value-type="float">
            <text:p>41.65210723876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6.56" calcext:value-type="float">
            <text:p>46.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2.1595724693392" calcext:value-type="float">
            <text:p>32.15957246933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4" calcext:value-type="float">
            <text:p>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783618748944883" calcext:value-type="float">
            <text:p>0.7836187489448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1.49" calcext:value-type="float">
            <text:p>41.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1.4294070929279" calcext:value-type="float">
            <text:p>21.42940709292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0.8725070953369" calcext:value-type="float">
            <text:p>20.87250709533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2.18" calcext:value-type="float">
            <text:p>92.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262861" calcext:value-type="float">
            <text:p>2.2628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.00458031098684079" calcext:value-type="float">
            <text:p>0.0045803109868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0.30473392" calcext:value-type="float">
            <text:p>30.304733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0.80096366143" calcext:value-type="float">
            <text:p>20.800963661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2.4113547801971" calcext:value-type="float">
            <text:p>32.41135478019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25" calcext:value-type="float">
            <text:p>1.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9.9" calcext:value-type="float">
            <text:p>79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3.0464625850341" calcext:value-type="float">
            <text:p>63.04646258503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2.2463419071345" calcext:value-type="float">
            <text:p>22.24634190713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7.423" calcext:value-type="float">
            <text:p>47.4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" calcext:value-type="float">
            <text:p>0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0.504" calcext:value-type="float">
            <text:p>40.50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1953.2259017067" calcext:value-type="float">
            <text:p>31953.22590170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29271721252968" calcext:value-type="float">
            <text:p>1.292717212529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28596070886692" calcext:value-type="float">
            <text:p>0.1285960708866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97.960804594755" calcext:value-type="float">
            <text:p>197.9608045947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2.3558926" calcext:value-type="float">
            <text:p>82.35589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9.73" calcext:value-type="float">
            <text:p>59.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8.31411" calcext:value-type="float">
            <text:p>48.314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5.71" calcext:value-type="float">
            <text:p>15.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3.0470258" calcext:value-type="float">
            <text:p>23.04702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4.62379" calcext:value-type="float">
            <text:p>14.623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97741" calcext:value-type="float">
            <text:p>0.977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.02456564991709" calcext:value-type="float">
            <text:p>2.024565649917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.94168576161054" calcext:value-type="float">
            <text:p>9.941685761610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2.6369758753023" calcext:value-type="float">
            <text:p>42.63697587530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7.6" calcext:value-type="float">
            <text:p>37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3.2" calcext:value-type="float">
            <text:p>43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7.4" calcext:value-type="float">
            <text:p>27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5.6" calcext:value-type="float">
            <text:p>65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9.09" calcext:value-type="float">
            <text:p>29.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5.3427557977412" calcext:value-type="float">
            <text:p>25.34275579774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.29400491" calcext:value-type="float">
            <text:p>4.294004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5.5555666666667" calcext:value-type="float">
            <text:p>65.5555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9.1135565337386" calcext:value-type="float">
            <text:p>69.1135565337386</text:p>
          </table:table-cell>
          <table:table-cell office:value-type="float" office:value="41.6845133434603" calcext:value-type="float">
            <text:p>41.6845133434603</text:p>
          </table:table-cell>
          <table:table-cell office:value-type="float" office:value="43.8498883787819" calcext:value-type="float">
            <text:p>43.8498883787819</text:p>
          </table:table-cell>
          <table:table-cell office:value-type="float" office:value="28.2869931443541" calcext:value-type="float">
            <text:p>28.2869931443541</text:p>
          </table:table-cell>
          <table:table-cell office:value-type="float" office:value="37.4186059475157" calcext:value-type="float">
            <text:p>37.4186059475157</text:p>
          </table:table-cell>
          <table:table-cell office:value-type="float" office:value="54.3014709272477" calcext:value-type="float">
            <text:p>54.3014709272477</text:p>
          </table:table-cell>
          <table:table-cell office:value-type="float" office:value="44.6056685341495" calcext:value-type="float">
            <text:p>44.6056685341495</text:p>
          </table:table-cell>
          <table:table-cell office:value-type="float" office:value="35.8293667790896" calcext:value-type="float">
            <text:p>35.8293667790896</text:p>
          </table:table-cell>
          <table:table-cell office:value-type="float" office:value="21.5022293693674" calcext:value-type="float">
            <text:p>21.5022293693674</text:p>
          </table:table-cell>
          <table:table-cell office:value-type="float" office:value="82.1450989011308" calcext:value-type="float">
            <text:p>82.1450989011308</text:p>
          </table:table-cell>
          <table:table-cell office:value-type="float" office:value="27.9278184288545" calcext:value-type="float">
            <text:p>27.9278184288545</text:p>
          </table:table-cell>
          <table:table-cell office:value-type="float" office:value="82.2701672408947" calcext:value-type="float">
            <text:p>82.2701672408947</text:p>
          </table:table-cell>
          <table:table-cell office:value-type="float" office:value="72.5192397147008" calcext:value-type="float">
            <text:p>72.5192397147008</text:p>
          </table:table-cell>
          <table:table-cell office:value-type="float" office:value="50.9084786209394" calcext:value-type="float">
            <text:p>50.9084786209394</text:p>
          </table:table-cell>
          <table:table-cell office:value-type="float" office:value="65.8472924288887" calcext:value-type="float">
            <text:p>65.8472924288887</text:p>
          </table:table-cell>
          <table:table-cell office:value-type="float" office:value="44.7651808592963" calcext:value-type="float">
            <text:p>44.7651808592963</text:p>
          </table:table-cell>
          <table:table-cell office:value-type="float" office:value="68.2480880645322" calcext:value-type="float">
            <text:p>68.2480880645322</text:p>
          </table:table-cell>
          <table:table-cell office:value-type="float" office:value="80.1320635269256" calcext:value-type="float">
            <text:p>80.1320635269256</text:p>
          </table:table-cell>
          <table:table-cell office:value-type="float" office:value="54.573186538511" calcext:value-type="float">
            <text:p>54.573186538511</text:p>
          </table:table-cell>
          <table:table-cell office:value-type="float" office:value="67.7071781318217" calcext:value-type="float">
            <text:p>67.7071781318217</text:p>
          </table:table-cell>
          <table:table-cell office:value-type="float" office:value="64.1306988557307" calcext:value-type="float">
            <text:p>64.1306988557307</text:p>
          </table:table-cell>
          <table:table-cell office:value-type="float" office:value="49.9968342166093" calcext:value-type="float">
            <text:p>49.9968342166093</text:p>
          </table:table-cell>
          <table:table-cell office:value-type="float" office:value="61.5516103080322" calcext:value-type="float">
            <text:p>61.5516103080322</text:p>
          </table:table-cell>
          <table:table-cell office:value-type="float" office:value="49.4767221524256" calcext:value-type="float">
            <text:p>49.4767221524256</text:p>
          </table:table-cell>
          <table:table-cell office:value-type="float" office:value="50.4000361986806" calcext:value-type="float">
            <text:p>50.4000361986806</text:p>
          </table:table-cell>
          <table:table-cell office:value-type="float" office:value="37.6138001296873" calcext:value-type="float">
            <text:p>37.6138001296873</text:p>
          </table:table-cell>
          <table:table-cell office:value-type="float" office:value="68.2471797298378" calcext:value-type="float">
            <text:p>68.2471797298378</text:p>
          </table:table-cell>
          <table:table-cell office:value-type="float" office:value="61.7474189239468" calcext:value-type="float">
            <text:p>61.7474189239468</text:p>
          </table:table-cell>
          <table:table-cell office:value-type="float" office:value="75.5536223697303" calcext:value-type="float">
            <text:p>75.5536223697303</text:p>
          </table:table-cell>
          <table:table-cell office:value-type="float" office:value="87.7186677158227" calcext:value-type="float">
            <text:p>87.7186677158227</text:p>
          </table:table-cell>
          <table:table-cell office:value-type="float" office:value="49.5732466737908" calcext:value-type="float">
            <text:p>49.5732466737908</text:p>
          </table:table-cell>
          <table:table-cell office:value-type="float" office:value="71.2902464881582" calcext:value-type="float">
            <text:p>71.2902464881582</text:p>
          </table:table-cell>
          <table:table-cell office:value-type="float" office:value="65.8249457118411" calcext:value-type="float">
            <text:p>65.8249457118411</text:p>
          </table:table-cell>
          <table:table-cell office:value-type="float" office:value="61.0061737548183" calcext:value-type="float">
            <text:p>61.0061737548183</text:p>
          </table:table-cell>
          <table:table-cell office:value-type="string" calcext:value-type="string">
            <text:p>yellow</text:p>
          </table:table-cell>
          <table:table-cell table:number-columns-repeated="4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65.954907615652" calcext:value-type="float">
            <text:p>65.954907615652</text:p>
          </table:table-cell>
          <table:table-cell office:value-type="float" office:value="2" calcext:value-type="float">
            <text:p>2</text:p>
          </table:table-cell>
          <table:table-cell office:value-type="float" office:value="0.114583333333333" calcext:value-type="float">
            <text:p>0.114583333333333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UMIC</text:p>
          </table:table-cell>
          <table:table-cell office:value-type="float" office:value="1271368" calcext:value-type="float">
            <text:p>1271368</text:p>
          </table:table-cell>
          <table:table-cell office:value-type="float" office:value="20320.3702960878" calcext:value-type="float">
            <text:p>20320.3702960878</text:p>
          </table:table-cell>
          <table:table-cell office:value-type="float" office:value="0.184514018640806" calcext:value-type="float">
            <text:p>0.1845140186408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.9" calcext:value-type="float">
            <text:p>7.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4.771902372" calcext:value-type="float">
            <text:p>54.77190237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.8" calcext:value-type="float">
            <text:p>5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8"/>
          <table:table-cell office:value-type="float" office:value="10.8" calcext:value-type="float">
            <text:p>10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.455" calcext:value-type="float">
            <text:p>3.45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35.307998046875" calcext:value-type="float">
            <text:p>235.3079980468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3" calcext:value-type="float">
            <text:p>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9.8" calcext:value-type="float">
            <text:p>99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.9" calcext:value-type="float">
            <text:p>7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3.1" calcext:value-type="float">
            <text:p>1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21" calcext:value-type="float">
            <text:p>0.221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table:number-columns-repeated="12"/>
          <table:table-cell office:value-type="float" office:value="22.6" calcext:value-type="float">
            <text:p>22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2.9" calcext:value-type="float">
            <text:p>12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6.9298" calcext:value-type="float">
            <text:p>26.92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1.651" calcext:value-type="float">
            <text:p>71.6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9" calcext:value-type="float">
            <text:p>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4.8" calcext:value-type="float">
            <text:p>74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.88174066739976" calcext:value-type="float">
            <text:p>5.881740667399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5.8075" calcext:value-type="float">
            <text:p>95.80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.3" calcext:value-type="float">
            <text:p>9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98.13035" calcext:value-type="float">
            <text:p>98.1303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4" calcext:value-type="float">
            <text:p>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1.6" calcext:value-type="float">
            <text:p>11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.7" calcext:value-type="float">
            <text:p>8.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1.9" calcext:value-type="float">
            <text:p>41.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5.7894736842105" calcext:value-type="float">
            <text:p>95.78947368421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2.382323574746" calcext:value-type="float">
            <text:p>62.3823235747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99.8652241482882" calcext:value-type="float">
            <text:p>99.86522414828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3.1491330307737" calcext:value-type="float">
            <text:p>93.14913303077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6.35" calcext:value-type="float">
            <text:p>26.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2.413160518945" calcext:value-type="float">
            <text:p>42.4131605189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.4" calcext:value-type="float">
            <text:p>8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8.7817840576172" calcext:value-type="float">
            <text:p>98.78178405761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3.34" calcext:value-type="float">
            <text:p>93.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1.5373619624728" calcext:value-type="float">
            <text:p>11.53736196247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3.51948618170015" calcext:value-type="float">
            <text:p>3.519486181700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4.17" calcext:value-type="float">
            <text:p>54.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959533475399559" calcext:value-type="float">
            <text:p>0.9595334753995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9.842529296875" calcext:value-type="float">
            <text:p>89.8425292968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4.34" calcext:value-type="float">
            <text:p>94.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3" calcext:value-type="float">
            <text:p>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8" calcext:value-type="float">
            <text:p>2.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0.177729994058609" calcext:value-type="float">
            <text:p>0.1777299940586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123600384111963" calcext:value-type="float">
            <text:p>0.12360038411196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8.9579951" calcext:value-type="float">
            <text:p>58.95799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5.5566984068487" calcext:value-type="float">
            <text:p>55.556698406848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9.0973949432373" calcext:value-type="float">
            <text:p>49.09739494323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51" calcext:value-type="float">
            <text:p>1.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99.9161832887413" calcext:value-type="float">
            <text:p>99.91618328874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1.8718554600633" calcext:value-type="float">
            <text:p>71.87185546006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4.458" calcext:value-type="float">
            <text:p>14.4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.3" calcext:value-type="float">
            <text:p>2.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.6" calcext:value-type="float">
            <text:p>8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28.0948957991713" calcext:value-type="float">
            <text:p>28.09489579917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-0.0504795665681921" calcext:value-type="float">
            <text:p>-0.0504795665681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365.34299444539" calcext:value-type="float">
            <text:p>2365.342994445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.33679203126139" calcext:value-type="float">
            <text:p>7.336792031261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.71538942042643" calcext:value-type="float">
            <text:p>3.7153894204264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460853769368248" calcext:value-type="float">
            <text:p>0.0460853769368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1.4281164" calcext:value-type="float">
            <text:p>51.42811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1.29" calcext:value-type="float">
            <text:p>61.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.67403" calcext:value-type="float">
            <text:p>8.674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8.86" calcext:value-type="float">
            <text:p>28.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.5183328" calcext:value-type="float">
            <text:p>6.518332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10.3878" calcext:value-type="float">
            <text:p>10.38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19775748661053" calcext:value-type="float">
            <text:p>0.197757486610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39775" calcext:value-type="float">
            <text:p>0.397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6.1089698055141" calcext:value-type="float">
            <text:p>26.10896980551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82194496268657" calcext:value-type="float">
            <text:p>1.821944962686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2.5235075103513" calcext:value-type="float">
            <text:p>62.52350751035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79.6" calcext:value-type="float">
            <text:p>79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9" calcext:value-type="float">
            <text:p>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1" calcext:value-type="float">
            <text:p>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4.6" calcext:value-type="float">
            <text:p>64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26.45" calcext:value-type="float">
            <text:p>26.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1.528677283268" calcext:value-type="float">
            <text:p>21.52867728326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.42297845" calcext:value-type="float">
            <text:p>7.422978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5.5555666666667" calcext:value-type="float">
            <text:p>75.5555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4.8392502770575" calcext:value-type="float">
            <text:p>84.8392502770575</text:p>
          </table:table-cell>
          <table:table-cell office:value-type="float" office:value="75.0676535545162" calcext:value-type="float">
            <text:p>75.0676535545162</text:p>
          </table:table-cell>
          <table:table-cell office:value-type="float" office:value="73.8429355577012" calcext:value-type="float">
            <text:p>73.8429355577012</text:p>
          </table:table-cell>
          <table:table-cell office:value-type="float" office:value="82.9334345221426" calcext:value-type="float">
            <text:p>82.9334345221426</text:p>
          </table:table-cell>
          <table:table-cell office:value-type="float" office:value="49.9475888579879" calcext:value-type="float">
            <text:p>49.9475888579879</text:p>
          </table:table-cell>
          <table:table-cell office:value-type="float" office:value="57.0399278667554" calcext:value-type="float">
            <text:p>57.0399278667554</text:p>
          </table:table-cell>
          <table:table-cell office:value-type="float" office:value="67.4481758733518" calcext:value-type="float">
            <text:p>67.4481758733518</text:p>
          </table:table-cell>
          <table:table-cell office:value-type="float" office:value="79.8461834716935" calcext:value-type="float">
            <text:p>79.8461834716935</text:p>
          </table:table-cell>
          <table:table-cell office:value-type="float" office:value="44.1700965356311" calcext:value-type="float">
            <text:p>44.1700965356311</text:p>
          </table:table-cell>
          <table:table-cell office:value-type="float" office:value="50.5186338827644" calcext:value-type="float">
            <text:p>50.5186338827644</text:p>
          </table:table-cell>
          <table:table-cell office:value-type="float" office:value="90.7952911398355" calcext:value-type="float">
            <text:p>90.7952911398355</text:p>
          </table:table-cell>
          <table:table-cell office:value-type="float" office:value="65.5342376152507" calcext:value-type="float">
            <text:p>65.5342376152507</text:p>
          </table:table-cell>
          <table:table-cell office:value-type="float" office:value="63.9755431112437" calcext:value-type="float">
            <text:p>63.9755431112437</text:p>
          </table:table-cell>
          <table:table-cell office:value-type="float" office:value="55.2777155624558" calcext:value-type="float">
            <text:p>55.2777155624558</text:p>
          </table:table-cell>
          <table:table-cell office:value-type="float" office:value="23.4974056389572" calcext:value-type="float">
            <text:p>23.4974056389572</text:p>
          </table:table-cell>
          <table:table-cell office:value-type="float" office:value="78.7692248993789" calcext:value-type="float">
            <text:p>78.7692248993789</text:p>
          </table:table-cell>
          <table:table-cell office:value-type="float" office:value="77.7301310993612" calcext:value-type="float">
            <text:p>77.7301310993612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table:number-columns-repeated="4" office:value-type="string" calcext:value-type="string">
            <text:p>➚</text:p>
          </table:table-cell>
          <table:table-cell office:value-type="string" calcext:value-type="string">
            <text:p>↑</text:p>
          </table:table-cell>
          <table:table-cell table:number-columns-repeated="3"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↓</text:p>
          </table:table-cell>
          <table:table-cell table:number-columns-repeated="2"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52.3161123369423" calcext:value-type="float">
            <text:p>52.3161123369423</text:p>
          </table:table-cell>
          <table:table-cell office:value-type="float" office:value="24" calcext:value-type="float">
            <text:p>24</text:p>
          </table:table-cell>
          <table:table-cell office:value-type="float" office:value="0.021978021978022" calcext:value-type="float">
            <text:p>0.021978021978022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LIC</text:p>
          </table:table-cell>
          <table:table-cell office:value-type="float" office:value="19718743" calcext:value-type="float">
            <text:p>19718743</text:p>
          </table:table-cell>
          <table:table-cell office:value-type="float" office:value="1095.04208875801" calcext:value-type="float">
            <text:p>1095.04208875801</text:p>
          </table:table-cell>
          <table:table-cell office:value-type="float" office:value="65.9519481581256" calcext:value-type="float">
            <text:p>65.951948158125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1.5" calcext:value-type="float">
            <text:p>51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453145715" calcext:value-type="float">
            <text:p>42.4531457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6.3" calcext:value-type="float">
            <text:p>26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7.1" calcext:value-type="float">
            <text:p>37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7" calcext:value-type="float">
            <text:p>2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.8" calcext:value-type="float">
            <text:p>5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3474" calcext:value-type="float">
            <text:p>1.34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1.6058956106086" calcext:value-type="float">
            <text:p>21.60589561060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34" calcext:value-type="float">
            <text:p>6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9.8" calcext:value-type="float">
            <text:p>89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2.7" calcext:value-type="float">
            <text:p>22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5.4" calcext:value-type="float">
            <text:p>5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.39" calcext:value-type="float">
            <text:p>2.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71" calcext:value-type="float">
            <text:p>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31" calcext:value-type="float">
            <text:p>1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92.2" calcext:value-type="float">
            <text:p>92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8.0032245550771" calcext:value-type="float">
            <text:p>38.00322455507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65.91" calcext:value-type="float">
            <text:p>65.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6.4" calcext:value-type="float">
            <text:p>16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4.2" calcext:value-type="float">
            <text:p>34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41.007" calcext:value-type="float">
            <text:p>141.0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2.365" calcext:value-type="float">
            <text:p>52.3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15" calcext:value-type="float">
            <text:p>1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3" calcext:value-type="float">
            <text:p>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4.2" calcext:value-type="float">
            <text:p>6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.33463354602921" calcext:value-type="float">
            <text:p>3.334633546029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2.93561" calcext:value-type="float">
            <text:p>72.935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1" calcext:value-type="float">
            <text:p>42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6.7" calcext:value-type="float">
            <text:p>16.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6.7" calcext:value-type="float">
            <text:p>16.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4.6" calcext:value-type="float">
            <text:p>74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8.4313725490196" calcext:value-type="float">
            <text:p>78.43137254901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8.0917039531922" calcext:value-type="float">
            <text:p>88.09170395319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7.195084684659" calcext:value-type="float">
            <text:p>67.1950846846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3.5296054458213" calcext:value-type="float">
            <text:p>43.52960544582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1.08" calcext:value-type="float">
            <text:p>11.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250350089854503" calcext:value-type="float">
            <text:p>0.2503500898545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5" calcext:value-type="float">
            <text:p>2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3.649433704296" calcext:value-type="float">
            <text:p>83.6494337042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0488702647887" calcext:value-type="float">
            <text:p>1.048870264788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3.14" calcext:value-type="float">
            <text:p>73.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.46497593382574" calcext:value-type="float">
            <text:p>7.464975933825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3.7139320373535" calcext:value-type="float">
            <text:p>33.71393203735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7.18" calcext:value-type="float">
            <text:p>77.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5.3" calcext:value-type="float">
            <text:p>35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175926" calcext:value-type="float">
            <text:p>2.1759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112262199393917" calcext:value-type="float">
            <text:p>0.0112262199393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.489021" calcext:value-type="float">
            <text:p>25.4890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3.7821643919877" calcext:value-type="float">
            <text:p>13.78216439198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7.5190788507462" calcext:value-type="float">
            <text:p>47.51907885074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49" calcext:value-type="float">
            <text:p>2.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6.7" calcext:value-type="float">
            <text:p>66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0.6250665426863" calcext:value-type="float">
            <text:p>80.62506654268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1.8678718861889" calcext:value-type="float">
            <text:p>41.86787188618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3.566" calcext:value-type="float">
            <text:p>23.5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5" calcext:value-type="float">
            <text:p>0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" calcext:value-type="float">
            <text:p>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581895371798736" calcext:value-type="float">
            <text:p>0.5818953717987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31606983963543" calcext:value-type="float">
            <text:p>0.316069839635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013.58702911806" calcext:value-type="float">
            <text:p>7013.587029118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124920024928731" calcext:value-type="float">
            <text:p>0.1249200249287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07880737885416" calcext:value-type="float">
            <text:p>0.1078807378854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98264701043121" calcext:value-type="float">
            <text:p>0.9982647010431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81.64204" calcext:value-type="float">
            <text:p>81.642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481781839502198" calcext:value-type="float">
            <text:p>0.4817818395021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80628" calcext:value-type="float">
            <text:p>0.806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467747468334495" calcext:value-type="float">
            <text:p>0.4677474683344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73320937883702" calcext:value-type="float">
            <text:p>1.7332093788370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6.9700566727494" calcext:value-type="float">
            <text:p>46.97005667274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9.3" calcext:value-type="float">
            <text:p>39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0.8" calcext:value-type="float">
            <text:p>60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1.1" calcext:value-type="float">
            <text:p>81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8.3" calcext:value-type="float">
            <text:p>38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7.2" calcext:value-type="float">
            <text:p>67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7.43" calcext:value-type="float">
            <text:p>27.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8.5935646146491" calcext:value-type="float">
            <text:p>18.59356461464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.28197444" calcext:value-type="float">
            <text:p>8.281974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8" calcext:value-type="float">
            <text:p>0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11" calcext:value-type="float">
            <text:p>1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0" calcext:value-type="float">
            <text:p>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9.3524696126093" calcext:value-type="float">
            <text:p>29.3524696126093</text:p>
          </table:table-cell>
          <table:table-cell office:value-type="float" office:value="45.5556255295265" calcext:value-type="float">
            <text:p>45.5556255295265</text:p>
          </table:table-cell>
          <table:table-cell office:value-type="float" office:value="49.9935890827099" calcext:value-type="float">
            <text:p>49.9935890827099</text:p>
          </table:table-cell>
          <table:table-cell office:value-type="float" office:value="26.5616007115734" calcext:value-type="float">
            <text:p>26.5616007115734</text:p>
          </table:table-cell>
          <table:table-cell office:value-type="float" office:value="58.4844985576217" calcext:value-type="float">
            <text:p>58.4844985576217</text:p>
          </table:table-cell>
          <table:table-cell office:value-type="float" office:value="56.4869896292153" calcext:value-type="float">
            <text:p>56.4869896292153</text:p>
          </table:table-cell>
          <table:table-cell office:value-type="float" office:value="37.5812663812095" calcext:value-type="float">
            <text:p>37.5812663812095</text:p>
          </table:table-cell>
          <table:table-cell office:value-type="float" office:value="61.1266843759986" calcext:value-type="float">
            <text:p>61.1266843759986</text:p>
          </table:table-cell>
          <table:table-cell office:value-type="float" office:value="14.6407418521496" calcext:value-type="float">
            <text:p>14.6407418521496</text:p>
          </table:table-cell>
          <table:table-cell office:value-type="float" office:value="22.1166142947237" calcext:value-type="float">
            <text:p>22.1166142947237</text:p>
          </table:table-cell>
          <table:table-cell office:value-type="float" office:value="47.961885560251" calcext:value-type="float">
            <text:p>47.961885560251</text:p>
          </table:table-cell>
          <table:table-cell office:value-type="float" office:value="96.6076199236222" calcext:value-type="float">
            <text:p>96.6076199236222</text:p>
          </table:table-cell>
          <table:table-cell office:value-type="float" office:value="89.2837492652252" calcext:value-type="float">
            <text:p>89.2837492652252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74.7024466746215" calcext:value-type="float">
            <text:p>74.7024466746215</text:p>
          </table:table-cell>
          <table:table-cell office:value-type="float" office:value="57.0839172032698" calcext:value-type="float">
            <text:p>57.0839172032698</text:p>
          </table:table-cell>
          <table:table-cell office:value-type="float" office:value="66.0433738399157" calcext:value-type="float">
            <text:p>66.0433738399157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table:number-columns-repeated="4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orange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57.0090289920539" calcext:value-type="float">
            <text:p>57.0090289920539</text:p>
          </table:table-cell>
          <table:table-cell office:value-type="float" office:value="13" calcext:value-type="float">
            <text:p>13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UMIC</text:p>
          </table:table-cell>
          <table:table-cell office:value-type="float" office:value="2641996" calcext:value-type="float">
            <text:p>2641996</text:p>
          </table:table-cell>
          <table:table-cell office:value-type="float" office:value="9517.3849122833" calcext:value-type="float">
            <text:p>9517.3849122833</text:p>
          </table:table-cell>
          <table:table-cell office:value-type="float" office:value="22.4877476389059" calcext:value-type="float">
            <text:p>22.487747638905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7.4" calcext:value-type="float">
            <text:p>17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6.518763343" calcext:value-type="float">
            <text:p>26.51876334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5.4" calcext:value-type="float">
            <text:p>25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3.1" calcext:value-type="float">
            <text:p>2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.1" calcext:value-type="float">
            <text:p>7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17.2" calcext:value-type="float">
            <text:p>17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4531" calcext:value-type="float">
            <text:p>0.45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6.1067136383057" calcext:value-type="float">
            <text:p>26.10671363830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65" calcext:value-type="float">
            <text:p>2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8.2" calcext:value-type="float">
            <text:p>88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4.2" calcext:value-type="float">
            <text:p>44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.49" calcext:value-type="float">
            <text:p>3.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4" calcext:value-type="float">
            <text:p>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23" calcext:value-type="float">
            <text:p>4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4.7554162293066" calcext:value-type="float">
            <text:p>44.755416229306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.0378302261352" calcext:value-type="float">
            <text:p>9.03783022613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5.28" calcext:value-type="float">
            <text:p>15.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1.3" calcext:value-type="float">
            <text:p>21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3.6" calcext:value-type="float">
            <text:p>23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75.0032" calcext:value-type="float">
            <text:p>75.00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1.559" calcext:value-type="float">
            <text:p>61.5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45" calcext:value-type="float">
            <text:p>14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3.7" calcext:value-type="float">
            <text:p>63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83408799803556" calcext:value-type="float">
            <text:p>4.834087998035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97.02682" calcext:value-type="float">
            <text:p>97.026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.8" calcext:value-type="float">
            <text:p>6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4.41944" calcext:value-type="float">
            <text:p>94.4194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0" calcext:value-type="float">
            <text:p>7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.9" calcext:value-type="float">
            <text:p>6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6.2" calcext:value-type="float">
            <text:p>46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5.1" calcext:value-type="float">
            <text:p>75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09.090909090909" calcext:value-type="float">
            <text:p>109.0909090909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9.9499782015632" calcext:value-type="float">
            <text:p>89.94997820156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8.7872085987443" calcext:value-type="float">
            <text:p>78.78720859874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3.8367672410459" calcext:value-type="float">
            <text:p>33.83676724104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93" calcext:value-type="float">
            <text:p>0.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22050011983707" calcext:value-type="float">
            <text:p>1.220500119837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.25" calcext:value-type="float">
            <text:p>6.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1.7824249267578" calcext:value-type="float">
            <text:p>51.78242492675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2.2" calcext:value-type="float">
            <text:p>42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6.4684298435307" calcext:value-type="float">
            <text:p>26.46842984353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1.24141507695769" calcext:value-type="float">
            <text:p>1.241415076957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6.78" calcext:value-type="float">
            <text:p>46.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.33117676008907" calcext:value-type="float">
            <text:p>3.331176760089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0.6334991455078" calcext:value-type="float">
            <text:p>80.63349914550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69.06" calcext:value-type="float">
            <text:p>69.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6.2" calcext:value-type="float">
            <text:p>66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763889" calcext:value-type="float">
            <text:p>2.7638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0.339960008859634" calcext:value-type="float">
            <text:p>0.3399600088596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434324456096331" calcext:value-type="float">
            <text:p>0.0434324456096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5.76534635" calcext:value-type="float">
            <text:p>55.765346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6.8374064743256" calcext:value-type="float">
            <text:p>36.83740647432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66.3992017507553" calcext:value-type="float">
            <text:p>66.399201750755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.76" calcext:value-type="float">
            <text:p>5.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3.2" calcext:value-type="float">
            <text:p>33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7.0629492039424" calcext:value-type="float">
            <text:p>97.06294920394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6.1746592049199" calcext:value-type="float">
            <text:p>56.17465920491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25.359" calcext:value-type="float">
            <text:p>25.3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5" calcext:value-type="float">
            <text:p>0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7.2935816245624" calcext:value-type="float">
            <text:p>37.29358162456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-20.7175069948697" calcext:value-type="float">
            <text:p>-20.71750699486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2005.3695847202" calcext:value-type="float">
            <text:p>12005.36958472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.70595831049803" calcext:value-type="float">
            <text:p>2.705958310498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.65140577628948" calcext:value-type="float">
            <text:p>2.651405776289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117423480427727" calcext:value-type="float">
            <text:p>0.1174234804277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5.5146914" calcext:value-type="float">
            <text:p>65.51469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3.3" calcext:value-type="float">
            <text:p>83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6.82261" calcext:value-type="float">
            <text:p>76.822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2.28" calcext:value-type="float">
            <text:p>12.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8.0513178" calcext:value-type="float">
            <text:p>88.05131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5.37727" calcext:value-type="float">
            <text:p>85.377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.96643" calcext:value-type="float">
            <text:p>0.966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.24377145930324" calcext:value-type="float">
            <text:p>5.243771459303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7.1383088022884" calcext:value-type="float">
            <text:p>17.13830880228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9.5848092366673" calcext:value-type="float">
            <text:p>39.58480923666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71.3" calcext:value-type="float">
            <text:p>71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7.1" calcext:value-type="float">
            <text:p>77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3" calcext:value-type="float">
            <text:p>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9.8" calcext:value-type="float">
            <text:p>59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7.1" calcext:value-type="float">
            <text:p>87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0.24" calcext:value-type="float">
            <text:p>20.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7.5355789569027" calcext:value-type="float">
            <text:p>27.53557895690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.32622866" calcext:value-type="float">
            <text:p>8.326228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003" calcext:value-type="float">
            <text:p>0.0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26" calcext:value-type="float">
            <text:p>1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4.4444666666667" calcext:value-type="float">
            <text:p>64.4444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1.4038639773182" calcext:value-type="float">
            <text:p>61.4038639773182</text:p>
          </table:table-cell>
          <table:table-cell office:value-type="float" office:value="39.1527109575503" calcext:value-type="float">
            <text:p>39.1527109575503</text:p>
          </table:table-cell>
          <table:table-cell office:value-type="float" office:value="51.177564849325" calcext:value-type="float">
            <text:p>51.177564849325</text:p>
          </table:table-cell>
          <table:table-cell office:value-type="float" office:value="72.2774724797699" calcext:value-type="float">
            <text:p>72.2774724797699</text:p>
          </table:table-cell>
          <table:table-cell office:value-type="float" office:value="81.3306029069823" calcext:value-type="float">
            <text:p>81.3306029069823</text:p>
          </table:table-cell>
          <table:table-cell office:value-type="float" office:value="58.9976817245539" calcext:value-type="float">
            <text:p>58.9976817245539</text:p>
          </table:table-cell>
          <table:table-cell office:value-type="float" office:value="38.2880518541449" calcext:value-type="float">
            <text:p>38.2880518541449</text:p>
          </table:table-cell>
          <table:table-cell office:value-type="float" office:value="60.7041763689127" calcext:value-type="float">
            <text:p>60.7041763689127</text:p>
          </table:table-cell>
          <table:table-cell office:value-type="float" office:value="37.7204392787375" calcext:value-type="float">
            <text:p>37.7204392787375</text:p>
          </table:table-cell>
          <table:table-cell office:value-type="float" office:value="0" calcext:value-type="float">
            <text:p>0</text:p>
          </table:table-cell>
          <table:table-cell office:value-type="float" office:value="57.5891923734236" calcext:value-type="float">
            <text:p>57.5891923734236</text:p>
          </table:table-cell>
          <table:table-cell office:value-type="float" office:value="77.4320913802434" calcext:value-type="float">
            <text:p>77.4320913802434</text:p>
          </table:table-cell>
          <table:table-cell office:value-type="float" office:value="59.7573148281504" calcext:value-type="float">
            <text:p>59.7573148281504</text:p>
          </table:table-cell>
          <table:table-cell office:value-type="float" office:value="55.3757677452043" calcext:value-type="float">
            <text:p>55.3757677452043</text:p>
          </table:table-cell>
          <table:table-cell office:value-type="float" office:value="85.5738747968326" calcext:value-type="float">
            <text:p>85.5738747968326</text:p>
          </table:table-cell>
          <table:table-cell office:value-type="float" office:value="68.355157613951" calcext:value-type="float">
            <text:p>68.355157613951</text:p>
          </table:table-cell>
          <table:table-cell office:value-type="float" office:value="64.0175297298154" calcext:value-type="float">
            <text:p>64.0175297298154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3" office:value-type="string" calcext:value-type="string">
            <text:p>➚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→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50.320085851585" calcext:value-type="float">
            <text:p>50.320085851585</text:p>
          </table:table-cell>
          <table:table-cell office:value-type="float" office:value="33" calcext:value-type="float">
            <text:p>33</text:p>
          </table:table-cell>
          <table:table-cell office:value-type="float" office:value="0.010989010989011" calcext:value-type="float">
            <text:p>0.010989010989011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23176691" calcext:value-type="float">
            <text:p>23176691</text:p>
          </table:table-cell>
          <table:table-cell office:value-type="float" office:value="925.990058310694" calcext:value-type="float">
            <text:p>925.990058310694</text:p>
          </table:table-cell>
          <table:table-cell office:value-type="float" office:value="40.2209411125532" calcext:value-type="float">
            <text:p>40.22094111255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4.5" calcext:value-type="float">
            <text:p>44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5.518034395" calcext:value-type="float">
            <text:p>15.5180343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4.4" calcext:value-type="float">
            <text:p>14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2.2" calcext:value-type="float">
            <text:p>42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.3" calcext:value-type="float">
            <text:p>1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5" calcext:value-type="float">
            <text:p>5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5303" calcext:value-type="float">
            <text:p>0.53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402090467725481" calcext:value-type="float">
            <text:p>0.4020904677254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53" calcext:value-type="float">
            <text:p>5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9.7" calcext:value-type="float">
            <text:p>39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4.5" calcext:value-type="float">
            <text:p>84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08" calcext:value-type="float">
            <text:p>0.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2" calcext:value-type="float">
            <text:p>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79.8748523327927" calcext:value-type="float">
            <text:p>79.87485233279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7.58" calcext:value-type="float">
            <text:p>87.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8.4" calcext:value-type="float">
            <text:p>28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94.009" calcext:value-type="float">
            <text:p>194.0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6.841" calcext:value-type="float">
            <text:p>46.8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2" calcext:value-type="float">
            <text:p>2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8" calcext:value-type="float">
            <text:p>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9.8" calcext:value-type="float">
            <text:p>59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16400695952817" calcext:value-type="float">
            <text:p>5.164006959528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5.44571" calcext:value-type="float">
            <text:p>65.445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9.78773" calcext:value-type="float">
            <text:p>39.787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6.3" calcext:value-type="float">
            <text:p>76.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3.5" calcext:value-type="float">
            <text:p>13.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5.4" calcext:value-type="float">
            <text:p>4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4.438080652518" calcext:value-type="float">
            <text:p>74.4380806525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5.8353779797068" calcext:value-type="float">
            <text:p>45.83537797970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2.9373277283546" calcext:value-type="float">
            <text:p>12.93732772835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75" calcext:value-type="float">
            <text:p>3.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.87999889874583" calcext:value-type="float">
            <text:p>4.879998898745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6.2172336578369" calcext:value-type="float">
            <text:p>16.21723365783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91" calcext:value-type="float">
            <text:p>1.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8.9398275175155" calcext:value-type="float">
            <text:p>78.93982751751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2" calcext:value-type="float">
            <text:p>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42756794502922" calcext:value-type="float">
            <text:p>1.427567945029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8.5" calcext:value-type="float">
            <text:p>78.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.7051457495887" calcext:value-type="float">
            <text:p>6.70514574958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5.5232448577881" calcext:value-type="float">
            <text:p>15.52324485778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3.69" calcext:value-type="float">
            <text:p>93.6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001111" calcext:value-type="float">
            <text:p>2.0011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271368622250863" calcext:value-type="float">
            <text:p>0.0027136862225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955935342" calcext:value-type="float">
            <text:p>3.9559353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.2243115586561" calcext:value-type="float">
            <text:p>10.22431155865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3.97616147995" calcext:value-type="float">
            <text:p>33.976161479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38" calcext:value-type="float">
            <text:p>1.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0.1" calcext:value-type="float">
            <text:p>70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9.7924159227368" calcext:value-type="float">
            <text:p>89.79241592273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69.4030713634095" calcext:value-type="float">
            <text:p>69.40307136340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4.054" calcext:value-type="float">
            <text:p>94.0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49" calcext:value-type="float">
            <text:p>0.4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4" calcext:value-type="float">
            <text:p>0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5.154" calcext:value-type="float">
            <text:p>55.1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107.05404402707" calcext:value-type="float">
            <text:p>3107.054044027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253470869981198" calcext:value-type="float">
            <text:p>0.2534708699811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607888722509346" calcext:value-type="float">
            <text:p>0.06078887225093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00615083097779822" calcext:value-type="float">
            <text:p>0.000615083097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42.74627" calcext:value-type="float">
            <text:p>42.746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3743" calcext:value-type="float">
            <text:p>0.937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341201520043759" calcext:value-type="float">
            <text:p>0.3412015200437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.44403488138769" calcext:value-type="float">
            <text:p>4.4440348813876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1.00632514773618" calcext:value-type="float">
            <text:p>1.006325147736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2.2384972276577" calcext:value-type="float">
            <text:p>62.23849722765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0.5" calcext:value-type="float">
            <text:p>3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6.4" calcext:value-type="float">
            <text:p>46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83.8" calcext:value-type="float">
            <text:p>83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8.3" calcext:value-type="float">
            <text:p>38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3.9" calcext:value-type="float">
            <text:p>63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7.4" calcext:value-type="float">
            <text:p>27.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3.2541567143226" calcext:value-type="float">
            <text:p>13.25415671432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7.49575863" calcext:value-type="float">
            <text:p>7.495758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5.07" calcext:value-type="float">
            <text:p>5.0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08" calcext:value-type="float">
            <text:p>1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7.7778" calcext:value-type="float">
            <text:p>67.77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5.7614036532776" calcext:value-type="float">
            <text:p>35.7614036532776</text:p>
          </table:table-cell>
          <table:table-cell office:value-type="float" office:value="35.7797696562407" calcext:value-type="float">
            <text:p>35.7797696562407</text:p>
          </table:table-cell>
          <table:table-cell office:value-type="float" office:value="41.8080216494153" calcext:value-type="float">
            <text:p>41.8080216494153</text:p>
          </table:table-cell>
          <table:table-cell office:value-type="float" office:value="7.9684577922078" calcext:value-type="float">
            <text:p>7.9684577922078</text:p>
          </table:table-cell>
          <table:table-cell office:value-type="float" office:value="39.141867202962" calcext:value-type="float">
            <text:p>39.141867202962</text:p>
          </table:table-cell>
          <table:table-cell office:value-type="float" office:value="40.4127308549297" calcext:value-type="float">
            <text:p>40.4127308549297</text:p>
          </table:table-cell>
          <table:table-cell office:value-type="float" office:value="38.5947502514698" calcext:value-type="float">
            <text:p>38.5947502514698</text:p>
          </table:table-cell>
          <table:table-cell office:value-type="float" office:value="66.1785551340742" calcext:value-type="float">
            <text:p>66.1785551340742</text:p>
          </table:table-cell>
          <table:table-cell office:value-type="float" office:value="9.83042635235213" calcext:value-type="float">
            <text:p>9.83042635235213</text:p>
          </table:table-cell>
          <table:table-cell office:value-type="float" office:value="75.8786458028874" calcext:value-type="float">
            <text:p>75.8786458028874</text:p>
          </table:table-cell>
          <table:table-cell office:value-type="float" office:value="41.926429495771" calcext:value-type="float">
            <text:p>41.926429495771</text:p>
          </table:table-cell>
          <table:table-cell office:value-type="float" office:value="86.5453138088209" calcext:value-type="float">
            <text:p>86.5453138088209</text:p>
          </table:table-cell>
          <table:table-cell office:value-type="float" office:value="94.9423594117109" calcext:value-type="float">
            <text:p>94.9423594117109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80.8564979801658" calcext:value-type="float">
            <text:p>80.8564979801658</text:p>
          </table:table-cell>
          <table:table-cell office:value-type="float" office:value="58.9779091289481" calcext:value-type="float">
            <text:p>58.9779091289481</text:p>
          </table:table-cell>
          <table:table-cell office:value-type="float" office:value="56.5674370690496" calcext:value-type="float">
            <text:p>56.5674370690496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7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47.0340674207984" calcext:value-type="float">
            <text:p>47.0340674207984</text:p>
          </table:table-cell>
          <table:table-cell office:value-type="float" office:value="43" calcext:value-type="float">
            <text:p>43</text:p>
          </table:table-cell>
          <table:table-cell office:value-type="float" office:value="0.0625" calcext:value-type="float">
            <text:p>0.0625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MIC</text:p>
          </table:table-cell>
          <table:table-cell office:value-type="float" office:value="200962417" calcext:value-type="float">
            <text:p>200962417</text:p>
          </table:table-cell>
          <table:table-cell office:value-type="float" office:value="5351.07680294518" calcext:value-type="float">
            <text:p>5351.07680294518</text:p>
          </table:table-cell>
          <table:table-cell office:value-type="float" office:value="42.9354508383356" calcext:value-type="float">
            <text:p>42.935450838335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6" calcext:value-type="float">
            <text:p>4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.238127168" calcext:value-type="float">
            <text:p>5.2381271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1.5" calcext:value-type="float">
            <text:p>11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3.6" calcext:value-type="float">
            <text:p>43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0.8" calcext:value-type="float">
            <text:p>10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.9" calcext:value-type="float">
            <text:p>8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4436" calcext:value-type="float">
            <text:p>1.44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47036730238971" calcext:value-type="float">
            <text:p>5.470367302389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14" calcext:value-type="float">
            <text:p>8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3" calcext:value-type="float">
            <text:p>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2.9" calcext:value-type="float">
            <text:p>32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0.2" calcext:value-type="float">
            <text:p>100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.15" calcext:value-type="float">
            <text:p>1.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19" calcext:value-type="float">
            <text:p>2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0.6" calcext:value-type="float">
            <text:p>20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7689128530542" calcext:value-type="float">
            <text:p>42.76891285305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76.06" calcext:value-type="float">
            <text:p>76.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2.5" calcext:value-type="float">
            <text:p>22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0.6" calcext:value-type="float">
            <text:p>20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09.274" calcext:value-type="float">
            <text:p>109.2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6.437" calcext:value-type="float">
            <text:p>46.4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07" calcext:value-type="float">
            <text:p>3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5.2" calcext:value-type="float">
            <text:p>55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25228827434887" calcext:value-type="float">
            <text:p>5.252288274348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6.38354" calcext:value-type="float">
            <text:p>66.3835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42.8" calcext:value-type="float">
            <text:p>42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8.4" calcext:value-type="float">
            <text:p>18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.6" calcext:value-type="float">
            <text:p>5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6.3" calcext:value-type="float">
            <text:p>26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8.4931506849315" calcext:value-type="float">
            <text:p>68.49315068493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84.6708127164933" calcext:value-type="float">
            <text:p>84.67081271649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7.3449676717969" calcext:value-type="float">
            <text:p>67.34496767179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2.6009570010436" calcext:value-type="float">
            <text:p>32.60095700104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.83" calcext:value-type="float">
            <text:p>5.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58225030037524" calcext:value-type="float">
            <text:p>1.582250300375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16" calcext:value-type="float">
            <text:p>0.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9.3" calcext:value-type="float">
            <text:p>59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91" calcext:value-type="float">
            <text:p>4.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6.6356215634187" calcext:value-type="float">
            <text:p>86.63562156341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4" calcext:value-type="float">
            <text:p>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283026599307169" calcext:value-type="float">
            <text:p>0.2830265993071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1.88" calcext:value-type="float">
            <text:p>51.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39.6668586730957" calcext:value-type="float">
            <text:p>39.66685867309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2.97" calcext:value-type="float">
            <text:p>82.9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559722" calcext:value-type="float">
            <text:p>2.5597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0.218960002064705" calcext:value-type="float">
            <text:p>0.21896000206470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20547381026169" calcext:value-type="float">
            <text:p>0.0205473810261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9.86286748" calcext:value-type="float">
            <text:p>19.862867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7.6809858438214" calcext:value-type="float">
            <text:p>27.68098584382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9.7850322723389" calcext:value-type="float">
            <text:p>59.785032272338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17" calcext:value-type="float">
            <text:p>2.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0.2" calcext:value-type="float">
            <text:p>50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3.5217036588056" calcext:value-type="float">
            <text:p>13.52170365880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4.8486437589378" calcext:value-type="float">
            <text:p>64.84864375893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1.798" calcext:value-type="float">
            <text:p>71.7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6" calcext:value-type="float">
            <text:p>0.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5" calcext:value-type="float">
            <text:p>1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0.075" calcext:value-type="float">
            <text:p>50.0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749732700904984" calcext:value-type="float">
            <text:p>0.7497327009049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795294016381" calcext:value-type="float">
            <text:p>0.57952940163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47.395998163665" calcext:value-type="float">
            <text:p>347.3959981636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05704812375571" calcext:value-type="float">
            <text:p>1.057048123755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40800598612234" calcext:value-type="float">
            <text:p>0.2408005986122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655.89055751917" calcext:value-type="float">
            <text:p>1655.890557519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0.9889197" calcext:value-type="float">
            <text:p>80.98891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8.1" calcext:value-type="float">
            <text:p>28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13.43" calcext:value-type="float">
            <text:p>13.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8.4947297" calcext:value-type="float">
            <text:p>28.49472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9.62158" calcext:value-type="float">
            <text:p>79.6215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.87406" calcext:value-type="float">
            <text:p>0.874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345844792535338" calcext:value-type="float">
            <text:p>0.3458447925353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.84834985830581" calcext:value-type="float">
            <text:p>9.8483498583058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7843372161512" calcext:value-type="float">
            <text:p>1.78433721615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4.2755272850396" calcext:value-type="float">
            <text:p>54.2755272850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4.7" calcext:value-type="float">
            <text:p>24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4.8" calcext:value-type="float">
            <text:p>44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82.5" calcext:value-type="float">
            <text:p>82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4.5" calcext:value-type="float">
            <text:p>34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9.8" calcext:value-type="float">
            <text:p>29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.41" calcext:value-type="float">
            <text:p>37.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8888059157805" calcext:value-type="float">
            <text:p>2.88880591578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13.48" calcext:value-type="float">
            <text:p>13.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06" calcext:value-type="float">
            <text:p>1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8.8888666666667" calcext:value-type="float">
            <text:p>68.8888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0.3227397559881" calcext:value-type="float">
            <text:p>30.3227397559881</text:p>
          </table:table-cell>
          <table:table-cell office:value-type="float" office:value="36.848776784723" calcext:value-type="float">
            <text:p>36.848776784723</text:p>
          </table:table-cell>
          <table:table-cell office:value-type="float" office:value="30.4533710691804" calcext:value-type="float">
            <text:p>30.4533710691804</text:p>
          </table:table-cell>
          <table:table-cell office:value-type="float" office:value="37.2179557021362" calcext:value-type="float">
            <text:p>37.2179557021362</text:p>
          </table:table-cell>
          <table:table-cell office:value-type="float" office:value="38.062183690508" calcext:value-type="float">
            <text:p>38.062183690508</text:p>
          </table:table-cell>
          <table:table-cell office:value-type="float" office:value="53.5216539124632" calcext:value-type="float">
            <text:p>53.5216539124632</text:p>
          </table:table-cell>
          <table:table-cell office:value-type="float" office:value="61.3002719623939" calcext:value-type="float">
            <text:p>61.3002719623939</text:p>
          </table:table-cell>
          <table:table-cell office:value-type="float" office:value="50.3101929895577" calcext:value-type="float">
            <text:p>50.3101929895577</text:p>
          </table:table-cell>
          <table:table-cell office:value-type="float" office:value="20.9445068258943" calcext:value-type="float">
            <text:p>20.9445068258943</text:p>
          </table:table-cell>
          <table:table-cell office:value-type="float" office:value="14.8406235600861" calcext:value-type="float">
            <text:p>14.8406235600861</text:p>
          </table:table-cell>
          <table:table-cell office:value-type="float" office:value="24.4810928478685" calcext:value-type="float">
            <text:p>24.4810928478685</text:p>
          </table:table-cell>
          <table:table-cell office:value-type="float" office:value="84.1227689593358" calcext:value-type="float">
            <text:p>84.1227689593358</text:p>
          </table:table-cell>
          <table:table-cell office:value-type="float" office:value="95.5803743073576" calcext:value-type="float">
            <text:p>95.5803743073576</text:p>
          </table:table-cell>
          <table:table-cell office:value-type="float" office:value="40.3656581111071" calcext:value-type="float">
            <text:p>40.3656581111071</text:p>
          </table:table-cell>
          <table:table-cell office:value-type="float" office:value="82.0730672240174" calcext:value-type="float">
            <text:p>82.0730672240174</text:p>
          </table:table-cell>
          <table:table-cell office:value-type="float" office:value="50.1024604356932" calcext:value-type="float">
            <text:p>50.1024604356932</text:p>
          </table:table-cell>
          <table:table-cell office:value-type="float" office:value="49.0314480152616" calcext:value-type="float">
            <text:p>49.0314480152616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5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6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57.8967270638501" calcext:value-type="float">
            <text:p>57.8967270638501</text:p>
          </table:table-cell>
          <table:table-cell office:value-type="float" office:value="12" calcext:value-type="float">
            <text:p>12</text:p>
          </table:table-cell>
          <table:table-cell office:value-type="float" office:value="0.010989010989011" calcext:value-type="float">
            <text:p>0.010989010989011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IC</text:p>
          </table:table-cell>
          <table:table-cell office:value-type="float" office:value="12794412" calcext:value-type="float">
            <text:p>12794412</text:p>
          </table:table-cell>
          <table:table-cell office:value-type="float" office:value="1857.41183547356" calcext:value-type="float">
            <text:p>1857.41183547356</text:p>
          </table:table-cell>
          <table:table-cell office:value-type="float" office:value="42.736623717089" calcext:value-type="float">
            <text:p>42.7366237170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8.2" calcext:value-type="float">
            <text:p>38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5.317376587" calcext:value-type="float">
            <text:p>35.31737658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6.1" calcext:value-type="float">
            <text:p>36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7.9" calcext:value-type="float">
            <text:p>37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2" calcext:value-type="float">
            <text:p>2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.8" calcext:value-type="float">
            <text:p>5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5225" calcext:value-type="float">
            <text:p>1.52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0.8574980343891" calcext:value-type="float">
            <text:p>10.85749803438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90" calcext:value-type="float">
            <text:p>2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90.7" calcext:value-type="float">
            <text:p>90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6.4" calcext:value-type="float">
            <text:p>16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7.9" calcext:value-type="float">
            <text:p>37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61" calcext:value-type="float">
            <text:p>0.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3" calcext:value-type="float">
            <text:p>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7" calcext:value-type="float">
            <text:p>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6.784821312068" calcext:value-type="float">
            <text:p>26.7848213120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83.54" calcext:value-type="float">
            <text:p>83.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8.2" calcext:value-type="float">
            <text:p>18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2.9" calcext:value-type="float">
            <text:p>32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6.7824" calcext:value-type="float">
            <text:p>26.78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0.135" calcext:value-type="float">
            <text:p>50.1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21" calcext:value-type="float">
            <text:p>12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5" calcext:value-type="float">
            <text:p>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.56104648906273" calcext:value-type="float">
            <text:p>3.561046489062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3.93462" calcext:value-type="float">
            <text:p>93.934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5.06624" calcext:value-type="float">
            <text:p>85.066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.8" calcext:value-type="float">
            <text:p>6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1.3" calcext:value-type="float">
            <text:p>61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1.9" calcext:value-type="float">
            <text:p>51.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5.9" calcext:value-type="float">
            <text:p>65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8.7234042553192" calcext:value-type="float">
            <text:p>78.72340425531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99.8235876340802" calcext:value-type="float">
            <text:p>99.82358763408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6.710107974238" calcext:value-type="float">
            <text:p>56.7101079742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2.347825035946" calcext:value-type="float">
            <text:p>62.3478250359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.44" calcext:value-type="float">
            <text:p>1.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3174907472874" calcext:value-type="float">
            <text:p>2.31749074728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9.37" calcext:value-type="float">
            <text:p>29.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570000000000004" calcext:value-type="float">
            <text:p>0.5700000000000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6.6553742907747" calcext:value-type="float">
            <text:p>86.65537429077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1" calcext:value-type="float">
            <text:p>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.04482340200034" calcext:value-type="float">
            <text:p>4.044823402000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3.07" calcext:value-type="float">
            <text:p>83.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1.5558959468059" calcext:value-type="float">
            <text:p>11.55589594680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0.0197944641113" calcext:value-type="float">
            <text:p>50.01979446411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91.39" calcext:value-type="float">
            <text:p>91.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6.6" calcext:value-type="float">
            <text:p>56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75505" calcext:value-type="float">
            <text:p>2.755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967484141818911" calcext:value-type="float">
            <text:p>0.0096748414181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5.0128645" calcext:value-type="float">
            <text:p>35.01286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1.7676326213782" calcext:value-type="float">
            <text:p>21.76763262137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3.3045947551727" calcext:value-type="float">
            <text:p>53.304594755172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.18" calcext:value-type="float">
            <text:p>3.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3.2" calcext:value-type="float">
            <text:p>53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2.6101099395517" calcext:value-type="float">
            <text:p>72.61010993955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2.1995429714406" calcext:value-type="float">
            <text:p>52.19954297144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3.21" calcext:value-type="float">
            <text:p>43.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2" calcext:value-type="float">
            <text:p>0.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" calcext:value-type="float">
            <text:p>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08202390442663" calcext:value-type="float">
            <text:p>1.082023904426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57530201481197" calcext:value-type="float">
            <text:p>0.557530201481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2.5950096287016" calcext:value-type="float">
            <text:p>82.59500962870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140801248046152" calcext:value-type="float">
            <text:p>0.1408012480461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48782781997448" calcext:value-type="float">
            <text:p>0.1487827819974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247485128525073" calcext:value-type="float">
            <text:p>0.02474851285250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45.6737" calcext:value-type="float">
            <text:p>45.67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252173993968242" calcext:value-type="float">
            <text:p>0.2521739939682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4887" calcext:value-type="float">
            <text:p>0.848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.15687186353061" calcext:value-type="float">
            <text:p>1.156871863530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51944335263789" calcext:value-type="float">
            <text:p>2.519443352637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0.139807391468756" calcext:value-type="float">
            <text:p>0.1398073914687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7.1210300007192" calcext:value-type="float">
            <text:p>87.12103000071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8.5" calcext:value-type="float">
            <text:p>28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1.3" calcext:value-type="float">
            <text:p>71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0.8" calcext:value-type="float">
            <text:p>80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6" calcext:value-type="float">
            <text:p>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6.9" calcext:value-type="float">
            <text:p>66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2.9" calcext:value-type="float">
            <text:p>52.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9.9652398054284" calcext:value-type="float">
            <text:p>19.965239805428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5.43902104" calcext:value-type="float">
            <text:p>5.439021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3.49" calcext:value-type="float">
            <text:p>33.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" calcext:value-type="float">
            <text:p>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8.8889" calcext:value-type="float">
            <text:p>78.88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4.4220683589006" calcext:value-type="float">
            <text:p>44.4220683589006</text:p>
          </table:table-cell>
          <table:table-cell office:value-type="float" office:value="40.4959816458781" calcext:value-type="float">
            <text:p>40.4959816458781</text:p>
          </table:table-cell>
          <table:table-cell office:value-type="float" office:value="65.0732645037877" calcext:value-type="float">
            <text:p>65.0732645037877</text:p>
          </table:table-cell>
          <table:table-cell office:value-type="float" office:value="50.9779060614564" calcext:value-type="float">
            <text:p>50.9779060614564</text:p>
          </table:table-cell>
          <table:table-cell office:value-type="float" office:value="87.4120304129841" calcext:value-type="float">
            <text:p>87.4120304129841</text:p>
          </table:table-cell>
          <table:table-cell office:value-type="float" office:value="56.1871587823587" calcext:value-type="float">
            <text:p>56.1871587823587</text:p>
          </table:table-cell>
          <table:table-cell office:value-type="float" office:value="44.0817784397521" calcext:value-type="float">
            <text:p>44.0817784397521</text:p>
          </table:table-cell>
          <table:table-cell office:value-type="float" office:value="74.9644287518729" calcext:value-type="float">
            <text:p>74.9644287518729</text:p>
          </table:table-cell>
          <table:table-cell office:value-type="float" office:value="27.2562992182407" calcext:value-type="float">
            <text:p>27.2562992182407</text:p>
          </table:table-cell>
          <table:table-cell office:value-type="float" office:value="13.6555003448271" calcext:value-type="float">
            <text:p>13.6555003448271</text:p>
          </table:table-cell>
          <table:table-cell office:value-type="float" office:value="43.9355245227466" calcext:value-type="float">
            <text:p>43.9355245227466</text:p>
          </table:table-cell>
          <table:table-cell office:value-type="float" office:value="96.0837693856917" calcext:value-type="float">
            <text:p>96.0837693856917</text:p>
          </table:table-cell>
          <table:table-cell office:value-type="float" office:value="98.5743806395835" calcext:value-type="float">
            <text:p>98.5743806395835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71.1103922695752" calcext:value-type="float">
            <text:p>71.1103922695752</text:p>
          </table:table-cell>
          <table:table-cell office:value-type="float" office:value="69.987273127366" calcext:value-type="float">
            <text:p>69.987273127366</text:p>
          </table:table-cell>
          <table:table-cell office:value-type="float" office:value="61.4084061030727" calcext:value-type="float">
            <text:p>61.4084061030727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office:value-type="string" calcext:value-type="string">
            <text:p>orange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3"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float" office:value="47.376068642114" calcext:value-type="float">
            <text:p>47.376068642114</text:p>
          </table:table-cell>
          <table:table-cell office:value-type="float" office:value="42" calcext:value-type="float">
            <text:p>42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MIC</text:p>
          </table:table-cell>
          <table:table-cell office:value-type="float" office:value="42514094" calcext:value-type="float">
            <text:p>42514094</text:p>
          </table:table-cell>
          <table:table-cell office:value-type="float" office:value="4466.50675475659" calcext:value-type="float">
            <text:p>4466.50675475659</text:p>
          </table:table-cell>
          <table:table-cell office:value-type="float" office:value="17.4098206482506" calcext:value-type="float">
            <text:p>17.40982064825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6.5" calcext:value-type="float">
            <text:p>46.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3.100950688" calcext:value-type="float">
            <text:p>13.10095068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5.2" calcext:value-type="float">
            <text:p>25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8.2" calcext:value-type="float">
            <text:p>38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.3" calcext:value-type="float">
            <text:p>16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0.6848" calcext:value-type="float">
            <text:p>0.6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.17265819761016" calcext:value-type="float">
            <text:p>7.172658197610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11" calcext:value-type="float">
            <text:p>3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7.7" calcext:value-type="float">
            <text:p>77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3.2" calcext:value-type="float">
            <text:p>63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12" calcext:value-type="float">
            <text:p>0.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7" calcext:value-type="float">
            <text:p>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2.890383673606" calcext:value-type="float">
            <text:p>32.8903836736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.58470473558427" calcext:value-type="float">
            <text:p>9.584704735584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7.29" calcext:value-type="float">
            <text:p>27.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4.6" calcext:value-type="float">
            <text:p>24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7.196" calcext:value-type="float">
            <text:p>67.1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0.5" calcext:value-type="float">
            <text:p>60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85" calcext:value-type="float">
            <text:p>1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5.1" calcext:value-type="float">
            <text:p>65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.13867274694835" calcext:value-type="float">
            <text:p>4.138672746948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59.56956" calcext:value-type="float">
            <text:p>59.569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7" calcext:value-type="float">
            <text:p>3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5.80535" calcext:value-type="float">
            <text:p>65.8053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4.2" calcext:value-type="float">
            <text:p>34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6.6" calcext:value-type="float">
            <text:p>86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.5" calcext:value-type="float">
            <text:p>30.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9.5" calcext:value-type="float">
            <text:p>9.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.2" calcext:value-type="float">
            <text:p>30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5.609756097561" calcext:value-type="float">
            <text:p>75.6097560975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3.6732948665184" calcext:value-type="float">
            <text:p>33.67329486651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8.9314485730064" calcext:value-type="float">
            <text:p>58.93144857300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4.5861045382774" calcext:value-type="float">
            <text:p>34.58610453827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3.67" calcext:value-type="float">
            <text:p>93.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683983509021342" calcext:value-type="float">
            <text:p>0.6839835090213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5284423828125" calcext:value-type="float">
            <text:p>38.52844238281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1.29" calcext:value-type="float">
            <text:p>41.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61.5967474758976" calcext:value-type="float">
            <text:p>61.59674747589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96" calcext:value-type="float">
            <text:p>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74462626477553" calcext:value-type="float">
            <text:p>1.744626264775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1.08" calcext:value-type="float">
            <text:p>41.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2.0396031644191" calcext:value-type="float">
            <text:p>12.03960316441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5.2684326171875" calcext:value-type="float">
            <text:p>15.26843261718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76.35" calcext:value-type="float">
            <text:p>76.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6.3" calcext:value-type="float">
            <text:p>36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181818" calcext:value-type="float">
            <text:p>2.1818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0.0093181132094159" calcext:value-type="float">
            <text:p>0.0093181132094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0.50146879" calcext:value-type="float">
            <text:p>30.501468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0.8702957284927" calcext:value-type="float">
            <text:p>30.87029572849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9.7024393081665" calcext:value-type="float">
            <text:p>39.702439308166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44" calcext:value-type="float">
            <text:p>1.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1.6" calcext:value-type="float">
            <text:p>91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7.0788229011582" calcext:value-type="float">
            <text:p>67.07882290115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3.2508828190467" calcext:value-type="float">
            <text:p>33.25088281904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55.371" calcext:value-type="float">
            <text:p>55.3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79" calcext:value-type="float">
            <text:p>0.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6.402" calcext:value-type="float">
            <text:p>26.4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08202390442663" calcext:value-type="float">
            <text:p>1.082023904426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57530201481197" calcext:value-type="float">
            <text:p>0.557530201481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31.32247712864" calcext:value-type="float">
            <text:p>531.3224771286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778193836361198" calcext:value-type="float">
            <text:p>0.7781938363611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015955566281941" calcext:value-type="float">
            <text:p>0.00159555662819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7.544757159396" calcext:value-type="float">
            <text:p>177.5447571593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9.592941" calcext:value-type="float">
            <text:p>79.5929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4.57" calcext:value-type="float">
            <text:p>44.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7.48756" calcext:value-type="float">
            <text:p>87.487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9.2339233923392" calcext:value-type="float">
            <text:p>39.23392339233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.0182941" calcext:value-type="float">
            <text:p>2.01829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4.9977" calcext:value-type="float">
            <text:p>24.99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0.0298318229380003" calcext:value-type="float">
            <text:p>0.0298318229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3179" calcext:value-type="float">
            <text:p>0.931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23155704219462" calcext:value-type="float">
            <text:p>0.023155704219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16454068844845" calcext:value-type="float">
            <text:p>5.1645406884484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1.14309232038089" calcext:value-type="float">
            <text:p>1.143092320380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1.2688206029248" calcext:value-type="float">
            <text:p>71.26882060292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.2" calcext:value-type="float">
            <text:p>30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8.7" calcext:value-type="float">
            <text:p>28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.3" calcext:value-type="float">
            <text:p>11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7.3" calcext:value-type="float">
            <text:p>67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1.13" calcext:value-type="float">
            <text:p>71.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.93761528280096" calcext:value-type="float">
            <text:p>6.937615282800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60093266" calcext:value-type="float">
            <text:p>4.6009326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55" calcext:value-type="float">
            <text:p>1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5.5555666666667" calcext:value-type="float">
            <text:p>65.5555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4.4082054127225" calcext:value-type="float">
            <text:p>44.4082054127225</text:p>
          </table:table-cell>
          <table:table-cell office:value-type="float" office:value="15.4548002308104" calcext:value-type="float">
            <text:p>15.4548002308104</text:p>
          </table:table-cell>
          <table:table-cell office:value-type="float" office:value="48.710200458489" calcext:value-type="float">
            <text:p>48.710200458489</text:p>
          </table:table-cell>
          <table:table-cell office:value-type="float" office:value="26.2888719193325" calcext:value-type="float">
            <text:p>26.2888719193325</text:p>
          </table:table-cell>
          <table:table-cell office:value-type="float" office:value="30.7537363929586" calcext:value-type="float">
            <text:p>30.7537363929586</text:p>
          </table:table-cell>
          <table:table-cell office:value-type="float" office:value="32.9943967760437" calcext:value-type="float">
            <text:p>32.9943967760437</text:p>
          </table:table-cell>
          <table:table-cell office:value-type="float" office:value="58.4893230250975" calcext:value-type="float">
            <text:p>58.4893230250975</text:p>
          </table:table-cell>
          <table:table-cell office:value-type="float" office:value="39.2218568304745" calcext:value-type="float">
            <text:p>39.2218568304745</text:p>
          </table:table-cell>
          <table:table-cell office:value-type="float" office:value="22.4293331906654" calcext:value-type="float">
            <text:p>22.4293331906654</text:p>
          </table:table-cell>
          <table:table-cell office:value-type="float" office:value="65.9384657631458" calcext:value-type="float">
            <text:p>65.9384657631458</text:p>
          </table:table-cell>
          <table:table-cell office:value-type="float" office:value="31.0053197045035" calcext:value-type="float">
            <text:p>31.0053197045035</text:p>
          </table:table-cell>
          <table:table-cell office:value-type="float" office:value="77.3631437589952" calcext:value-type="float">
            <text:p>77.3631437589952</text:p>
          </table:table-cell>
          <table:table-cell office:value-type="float" office:value="98.3278295517892" calcext:value-type="float">
            <text:p>98.3278295517892</text:p>
          </table:table-cell>
          <table:table-cell office:value-type="float" office:value="55.0218024436585" calcext:value-type="float">
            <text:p>55.0218024436585</text:p>
          </table:table-cell>
          <table:table-cell office:value-type="float" office:value="75.584987175352" calcext:value-type="float">
            <text:p>75.584987175352</text:p>
          </table:table-cell>
          <table:table-cell office:value-type="float" office:value="41.424800290848" calcext:value-type="float">
            <text:p>41.424800290848</text:p>
          </table:table-cell>
          <table:table-cell office:value-type="float" office:value="41.9760939910518" calcext:value-type="float">
            <text:p>41.9760939910518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office:value-type="string" calcext:value-type="string">
            <text:p>orange</text:p>
          </table:table-cell>
          <table:table-cell table:number-columns-repeated="5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7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➚</text:p>
          </table:table-cell>
          <table:table-cell/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56.9311757551226" calcext:value-type="float">
            <text:p>56.9311757551226</text:p>
          </table:table-cell>
          <table:table-cell office:value-type="float" office:value="14" calcext:value-type="float">
            <text:p>14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16743859" calcext:value-type="float">
            <text:p>16743859</text:p>
          </table:table-cell>
          <table:table-cell office:value-type="float" office:value="3142.68272980243" calcext:value-type="float">
            <text:p>3142.68272980243</text:p>
          </table:table-cell>
          <table:table-cell office:value-type="float" office:value="29.1802485694017" calcext:value-type="float">
            <text:p>29.18024856940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6.7" calcext:value-type="float">
            <text:p>46.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.338877705" calcext:value-type="float">
            <text:p>9.33887770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1.3" calcext:value-type="float">
            <text:p>11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7.2" calcext:value-type="float">
            <text:p>7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8.8" calcext:value-type="float">
            <text:p>8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349" calcext:value-type="float">
            <text:p>1.3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6.409375" calcext:value-type="float">
            <text:p>16.4093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15" calcext:value-type="float">
            <text:p>3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3.1" calcext:value-type="float">
            <text:p>5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0.5" calcext:value-type="float">
            <text:p>20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5.4" calcext:value-type="float">
            <text:p>4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0.1" calcext:value-type="float">
            <text:p>0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4" calcext:value-type="float">
            <text:p>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22" calcext:value-type="float">
            <text:p>1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.5592044403423" calcext:value-type="float">
            <text:p>10.55920444034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8.5352568144723" calcext:value-type="float">
            <text:p>28.53525681447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3.06" calcext:value-type="float">
            <text:p>63.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8.1" calcext:value-type="float">
            <text:p>18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4.8674" calcext:value-type="float">
            <text:p>74.86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2.586" calcext:value-type="float">
            <text:p>52.5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61" calcext:value-type="float">
            <text:p>1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6.8" calcext:value-type="float">
            <text:p>66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.76937739801564" calcext:value-type="float">
            <text:p>4.7693773980156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74.11337" calcext:value-type="float">
            <text:p>74.113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9.47841" calcext:value-type="float">
            <text:p>69.478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3.46" calcext:value-type="float">
            <text:p>23.4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1.8" calcext:value-type="float">
            <text:p>41.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2.9" calcext:value-type="float">
            <text:p>22.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7.4" calcext:value-type="float">
            <text:p>47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5.655769003358" calcext:value-type="float">
            <text:p>65.65576900335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75.1886316603243" calcext:value-type="float">
            <text:p>75.18863166032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8.3581363309709" calcext:value-type="float">
            <text:p>48.35813633097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.23" calcext:value-type="float">
            <text:p>7.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58876746675006" calcext:value-type="float">
            <text:p>5.588767466750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5" calcext:value-type="float">
            <text:p>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4.5" calcext:value-type="float">
            <text:p>64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1.65" calcext:value-type="float">
            <text:p>31.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2.7117516284132" calcext:value-type="float">
            <text:p>42.71175162841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7" calcext:value-type="float">
            <text:p>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80113696947828" calcext:value-type="float">
            <text:p>2.801136969478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3.43" calcext:value-type="float">
            <text:p>43.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.86836665997147" calcext:value-type="float">
            <text:p>2.868366659971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2.3440170288086" calcext:value-type="float">
            <text:p>42.34401702880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9.94" calcext:value-type="float">
            <text:p>89.9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9.2" calcext:value-type="float">
            <text:p>59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224286" calcext:value-type="float">
            <text:p>2.2242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751829981803894" calcext:value-type="float">
            <text:p>0.7518299818038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0229048041301839" calcext:value-type="float">
            <text:p>0.0229048041301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6.92320723" calcext:value-type="float">
            <text:p>26.923207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9.6431236694156" calcext:value-type="float">
            <text:p>29.64312366941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4.3554610013962" calcext:value-type="float">
            <text:p>44.35546100139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89" calcext:value-type="float">
            <text:p>1.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9.4" calcext:value-type="float">
            <text:p>39.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5.6100343969254" calcext:value-type="float">
            <text:p>85.61003439692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1.3881975571538" calcext:value-type="float">
            <text:p>41.38819755715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0.696" calcext:value-type="float">
            <text:p>40.6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2" calcext:value-type="float">
            <text:p>0.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2.15224813220381" calcext:value-type="float">
            <text:p>2.152248132203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7414279047276" calcext:value-type="float">
            <text:p>0.674142790472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233.43149585391" calcext:value-type="float">
            <text:p>2233.431495853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83573336316365" calcext:value-type="float">
            <text:p>0.835733363163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17111721381052" calcext:value-type="float">
            <text:p>0.2171117213810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2.9083283834705" calcext:value-type="float">
            <text:p>12.90832838347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1.9715165" calcext:value-type="float">
            <text:p>81.97151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5.11" calcext:value-type="float">
            <text:p>45.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9.94981" calcext:value-type="float">
            <text:p>29.949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5.6174382561744" calcext:value-type="float">
            <text:p>25.61743825617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5.192294" calcext:value-type="float">
            <text:p>15.1922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1.16111" calcext:value-type="float">
            <text:p>41.161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35086196432597" calcext:value-type="float">
            <text:p>0.3508619643259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94366" calcext:value-type="float">
            <text:p>0.9436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458284566822184" calcext:value-type="float">
            <text:p>0.4582845668221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.37558521356155" calcext:value-type="float">
            <text:p>7.375585213561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3.2870650199624" calcext:value-type="float">
            <text:p>53.28706501996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85.1" calcext:value-type="float">
            <text:p>85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7.2" calcext:value-type="float">
            <text:p>57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68.3" calcext:value-type="float">
            <text:p>68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5.61" calcext:value-type="float">
            <text:p>25.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5.5257438050043" calcext:value-type="float">
            <text:p>25.52574380500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.36771609" calcext:value-type="float">
            <text:p>8.367716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1.09" calcext:value-type="float">
            <text:p>1.0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5" calcext:value-type="float">
            <text:p>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5.5555666666667" calcext:value-type="float">
            <text:p>85.5555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7.6478513021146" calcext:value-type="float">
            <text:p>37.6478513021146</text:p>
          </table:table-cell>
          <table:table-cell office:value-type="float" office:value="51.1269710118442" calcext:value-type="float">
            <text:p>51.1269710118442</text:p>
          </table:table-cell>
          <table:table-cell office:value-type="float" office:value="52.8745182367774" calcext:value-type="float">
            <text:p>52.8745182367774</text:p>
          </table:table-cell>
          <table:table-cell office:value-type="float" office:value="30.6179493357367" calcext:value-type="float">
            <text:p>30.6179493357367</text:p>
          </table:table-cell>
          <table:table-cell office:value-type="float" office:value="54.2269840483042" calcext:value-type="float">
            <text:p>54.2269840483042</text:p>
          </table:table-cell>
          <table:table-cell office:value-type="float" office:value="57.8087509316252" calcext:value-type="float">
            <text:p>57.8087509316252</text:p>
          </table:table-cell>
          <table:table-cell office:value-type="float" office:value="50.7348463132323" calcext:value-type="float">
            <text:p>50.7348463132323</text:p>
          </table:table-cell>
          <table:table-cell office:value-type="float" office:value="60.7339401187187" calcext:value-type="float">
            <text:p>60.7339401187187</text:p>
          </table:table-cell>
          <table:table-cell office:value-type="float" office:value="27.7198054541202" calcext:value-type="float">
            <text:p>27.7198054541202</text:p>
          </table:table-cell>
          <table:table-cell office:value-type="float" office:value="45.3224140825406" calcext:value-type="float">
            <text:p>45.3224140825406</text:p>
          </table:table-cell>
          <table:table-cell office:value-type="float" office:value="43.7877223264373" calcext:value-type="float">
            <text:p>43.7877223264373</text:p>
          </table:table-cell>
          <table:table-cell office:value-type="float" office:value="95.0558089364826" calcext:value-type="float">
            <text:p>95.0558089364826</text:p>
          </table:table-cell>
          <table:table-cell office:value-type="float" office:value="94.3129169329351" calcext:value-type="float">
            <text:p>94.3129169329351</text:p>
          </table:table-cell>
          <table:table-cell office:value-type="float" office:value="42.8581048369623" calcext:value-type="float">
            <text:p>42.8581048369623</text:p>
          </table:table-cell>
          <table:table-cell office:value-type="float" office:value="74.8714795800392" calcext:value-type="float">
            <text:p>74.8714795800392</text:p>
          </table:table-cell>
          <table:table-cell office:value-type="float" office:value="67.7866313657472" calcext:value-type="float">
            <text:p>67.7866313657472</text:p>
          </table:table-cell>
          <table:table-cell office:value-type="float" office:value="80.3432930234658" calcext:value-type="float">
            <text:p>80.3432930234658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3" office:value-type="string" calcext:value-type="string">
            <text:p>red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table:number-columns-repeated="3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table:number-columns-repeated="3" office:value-type="string" calcext:value-type="string">
            <text:p>➚</text:p>
          </table:table-cell>
          <table:table-cell office:value-type="string" calcext:value-type="string">
            <text:p>↑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49.7394378012712" calcext:value-type="float">
            <text:p>49.7394378012712</text:p>
          </table:table-cell>
          <table:table-cell office:value-type="float" office:value="35" calcext:value-type="float">
            <text:p>35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7883123" calcext:value-type="float">
            <text:p>7883123</text:p>
          </table:table-cell>
          <table:table-cell office:value-type="float" office:value="1391.01466236182" calcext:value-type="float">
            <text:p>1391.01466236182</text:p>
          </table:table-cell>
          <table:table-cell office:value-type="float" office:value="39.508305003951" calcext:value-type="float">
            <text:p>39.5083050039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2.9" calcext:value-type="float">
            <text:p>52.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4.57235575" calcext:value-type="float">
            <text:p>34.5723557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5.5" calcext:value-type="float">
            <text:p>25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7.9" calcext:value-type="float">
            <text:p>37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.4" calcext:value-type="float">
            <text:p>9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.7" calcext:value-type="float">
            <text:p>8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8891" calcext:value-type="float">
            <text:p>1.88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1360" calcext:value-type="float">
            <text:p>13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9.7" calcext:value-type="float">
            <text:p>59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10.5" calcext:value-type="float">
            <text:p>110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44" calcext:value-type="float">
            <text:p>0.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9" calcext:value-type="float">
            <text:p>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1" calcext:value-type="float">
            <text:p>3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7.0585466956152" calcext:value-type="float">
            <text:p>77.05854669561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32.757794805809" calcext:value-type="float">
            <text:p>232.7577948058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4.95" calcext:value-type="float">
            <text:p>84.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0.5" calcext:value-type="float">
            <text:p>3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8.5" calcext:value-type="float">
            <text:p>28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15.5808" calcext:value-type="float">
            <text:p>115.58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9.491" calcext:value-type="float">
            <text:p>49.4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24" calcext:value-type="float">
            <text:p>3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3.1" calcext:value-type="float">
            <text:p>5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30568290817781" calcext:value-type="float">
            <text:p>4.305682908177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8.31896" calcext:value-type="float">
            <text:p>98.318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.5" calcext:value-type="float">
            <text:p>3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7.02213" calcext:value-type="float">
            <text:p>57.022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9" calcext:value-type="float">
            <text:p>38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6.1" calcext:value-type="float">
            <text:p>86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2.3" calcext:value-type="float">
            <text:p>12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8.5" calcext:value-type="float">
            <text:p>18.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7.5" calcext:value-type="float">
            <text:p>37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2.7906976744186" calcext:value-type="float">
            <text:p>62.79069767441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7.3042146890425" calcext:value-type="float">
            <text:p>97.30421468904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8.0913967160309" calcext:value-type="float">
            <text:p>58.09139671603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4.5358850126151" calcext:value-type="float">
            <text:p>14.53588501261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18" calcext:value-type="float">
            <text:p>0.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.5302114464198" calcext:value-type="float">
            <text:p>17.53021144641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0.3" calcext:value-type="float">
            <text:p>2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990000000000002" calcext:value-type="float">
            <text:p>0.99000000000000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7.660558628128" calcext:value-type="float">
            <text:p>77.6605586281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0" calcext:value-type="float">
            <text:p>7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733106134674583" calcext:value-type="float">
            <text:p>0.7331061346745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5.58" calcext:value-type="float">
            <text:p>55.5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.03193657210301" calcext:value-type="float">
            <text:p>5.031936572103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9.8087596893311" calcext:value-type="float">
            <text:p>19.80875968933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1.18" calcext:value-type="float">
            <text:p>91.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4.2" calcext:value-type="float">
            <text:p>24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818182" calcext:value-type="float">
            <text:p>1.81818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651686882029802" calcext:value-type="float">
            <text:p>0.0065168688202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.59144827" calcext:value-type="float">
            <text:p>25.591448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3.2369304328394" calcext:value-type="float">
            <text:p>13.23693043283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8.3622169494629" calcext:value-type="float">
            <text:p>38.36221694946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36" calcext:value-type="float">
            <text:p>1.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5.6" calcext:value-type="float">
            <text:p>75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3.3505221225885" calcext:value-type="float">
            <text:p>43.35052212258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2.9287290431971" calcext:value-type="float">
            <text:p>32.92872904319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1.626" calcext:value-type="float">
            <text:p>21.6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45" calcext:value-type="float">
            <text:p>0.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" calcext:value-type="float">
            <text:p>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2.315" calcext:value-type="float">
            <text:p>62.3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54.106128802235" calcext:value-type="float">
            <text:p>254.1061288022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257700248371121" calcext:value-type="float">
            <text:p>0.25770024837112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44664355679071" calcext:value-type="float">
            <text:p>0.1446643556790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3.7868461" calcext:value-type="float">
            <text:p>83.78684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.05" calcext:value-type="float">
            <text:p>42.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7.58477" calcext:value-type="float">
            <text:p>57.584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.13" calcext:value-type="float">
            <text:p>2.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9.5833666" calcext:value-type="float">
            <text:p>29.58336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0.32429" calcext:value-type="float">
            <text:p>80.324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54854135434526" calcext:value-type="float">
            <text:p>1.548541354345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91274" calcext:value-type="float">
            <text:p>0.912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592296675365405" calcext:value-type="float">
            <text:p>0.5922966753654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7134112428795" calcext:value-type="float">
            <text:p>1.71341124287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0.9821140854563" calcext:value-type="float">
            <text:p>50.98211408545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7.4" calcext:value-type="float">
            <text:p>37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" calcext:value-type="float">
            <text:p>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5.1" calcext:value-type="float">
            <text:p>55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1.7" calcext:value-type="float">
            <text:p>31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76.7" calcext:value-type="float">
            <text:p>76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9.98" calcext:value-type="float">
            <text:p>29.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3.507329916458" calcext:value-type="float">
            <text:p>13.50732991645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00038203" calcext:value-type="float">
            <text:p>4.000382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77" calcext:value-type="float">
            <text:p>0.7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15" calcext:value-type="float">
            <text:p>1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2.2222333333333" calcext:value-type="float">
            <text:p>62.2222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8.1521395928297" calcext:value-type="float">
            <text:p>38.1521395928297</text:p>
          </table:table-cell>
          <table:table-cell office:value-type="float" office:value="41.6783343791065" calcext:value-type="float">
            <text:p>41.6783343791065</text:p>
          </table:table-cell>
          <table:table-cell office:value-type="float" office:value="31.4646779498104" calcext:value-type="float">
            <text:p>31.4646779498104</text:p>
          </table:table-cell>
          <table:table-cell office:value-type="float" office:value="42.7915029356354" calcext:value-type="float">
            <text:p>42.7915029356354</text:p>
          </table:table-cell>
          <table:table-cell office:value-type="float" office:value="37.1994446302407" calcext:value-type="float">
            <text:p>37.1994446302407</text:p>
          </table:table-cell>
          <table:table-cell office:value-type="float" office:value="38.8990840042919" calcext:value-type="float">
            <text:p>38.8990840042919</text:p>
          </table:table-cell>
          <table:table-cell office:value-type="float" office:value="41.3661757857833" calcext:value-type="float">
            <text:p>41.3661757857833</text:p>
          </table:table-cell>
          <table:table-cell office:value-type="float" office:value="56.4953006639491" calcext:value-type="float">
            <text:p>56.4953006639491</text:p>
          </table:table-cell>
          <table:table-cell office:value-type="float" office:value="9.10862079269789" calcext:value-type="float">
            <text:p>9.10862079269789</text:p>
          </table:table-cell>
          <table:table-cell office:value-type="float" office:value="70.3261028880804" calcext:value-type="float">
            <text:p>70.3261028880804</text:p>
          </table:table-cell>
          <table:table-cell office:value-type="float" office:value="35.0109778932179" calcext:value-type="float">
            <text:p>35.0109778932179</text:p>
          </table:table-cell>
          <table:table-cell office:value-type="float" office:value="88.3666402976424" calcext:value-type="float">
            <text:p>88.3666402976424</text:p>
          </table:table-cell>
          <table:table-cell office:value-type="float" office:value="98.2450488373324" calcext:value-type="float">
            <text:p>98.2450488373324</text:p>
          </table:table-cell>
          <table:table-cell office:value-type="float" office:value="48.8248215387543" calcext:value-type="float">
            <text:p>48.8248215387543</text:p>
          </table:table-cell>
          <table:table-cell office:value-type="float" office:value="63.9221788902653" calcext:value-type="float">
            <text:p>63.9221788902653</text:p>
          </table:table-cell>
          <table:table-cell office:value-type="float" office:value="53.1550954643835" calcext:value-type="float">
            <text:p>53.1550954643835</text:p>
          </table:table-cell>
          <table:table-cell office:value-type="float" office:value="50.5642960775887" calcext:value-type="float">
            <text:p>50.5642960775887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9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"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40.1191140273351" calcext:value-type="float">
            <text:p>40.1191140273351</text:p>
          </table:table-cell>
          <table:table-cell office:value-type="float" office:value="49" calcext:value-type="float">
            <text:p>49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IC</text:p>
          </table:table-cell>
          <table:table-cell office:value-type="float" office:value="15636171" calcext:value-type="float">
            <text:p>15636171</text:p>
          </table:table-cell>
          <table:table-cell/>
          <table:table-cell office:value-type="float" office:value="52.6226765765361" calcext:value-type="float">
            <text:p>52.622676576536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12"/>
          <table:table-cell office:value-type="float" office:value="25.3" calcext:value-type="float">
            <text:p>25.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.3" calcext:value-type="float">
            <text:p>8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5073" calcext:value-type="float">
            <text:p>0.50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732" calcext:value-type="float">
            <text:p>7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.4" calcext:value-type="float">
            <text:p>9.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27.2" calcext:value-type="float">
            <text:p>127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03" calcext:value-type="float">
            <text:p>0.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66" calcext:value-type="float">
            <text:p>2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.693923287166" calcext:value-type="float">
            <text:p>10.69392328716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.40137587033101" calcext:value-type="float">
            <text:p>9.401375870331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8.31" calcext:value-type="float">
            <text:p>28.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1.8" calcext:value-type="float">
            <text:p>21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6.9" calcext:value-type="float">
            <text:p>26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02.189" calcext:value-type="float">
            <text:p>102.1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.778" calcext:value-type="float">
            <text:p>25.7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13" calcext:value-type="float">
            <text:p>2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5.4" calcext:value-type="float">
            <text:p>55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6679409785916" calcext:value-type="float">
            <text:p>4.66794097859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table:number-columns-repeated="17"/>
          <table:table-cell office:value-type="float" office:value="45.3" calcext:value-type="float">
            <text:p>45.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7.9" calcext:value-type="float">
            <text:p>97.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4.4" calcext:value-type="float">
            <text:p>24.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14.8" calcext:value-type="float">
            <text:p>14.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25.0938191283988" calcext:value-type="float">
            <text:p>25.09381912839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0.0024332234829" calcext:value-type="float">
            <text:p>40.00243322348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.1914157910323" calcext:value-type="float">
            <text:p>16.19141579103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0.34" calcext:value-type="float">
            <text:p>30.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2.3836673612462" calcext:value-type="float">
            <text:p>32.38366736124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29.8903179168701" calcext:value-type="float">
            <text:p>29.89031791687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34" calcext:value-type="float">
            <text:p>2.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4.2859666089416" calcext:value-type="float">
            <text:p>94.28596660894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9.92" calcext:value-type="float">
            <text:p>39.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5.5015264839262" calcext:value-type="float">
            <text:p>15.50152648392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660327911377" calcext:value-type="float">
            <text:p>38.6603279113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6.37" calcext:value-type="float">
            <text:p>46.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812865" calcext:value-type="float">
            <text:p>1.8128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0230479181583791" calcext:value-type="float">
            <text:p>0.0002304791815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.428349612" calcext:value-type="float">
            <text:p>2.4283496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00404869843096" calcext:value-type="float">
            <text:p>2.004048698430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8"/>
          <table:table-cell office:value-type="float" office:value="73.6" calcext:value-type="float">
            <text:p>73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2.0434091881925" calcext:value-type="float">
            <text:p>62.04340918819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61.990560777048" calcext:value-type="float">
            <text:p>61.9905607770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32.035" calcext:value-type="float">
            <text:p>32.0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12"/>
          <table:table-cell office:value-type="float" office:value="1.08202390442663" calcext:value-type="float">
            <text:p>1.082023904426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57530201481197" calcext:value-type="float">
            <text:p>0.557530201481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394.10575095527" calcext:value-type="float">
            <text:p>6394.105750955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912138821661914" calcext:value-type="float">
            <text:p>0.0912138821661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284420043661088" calcext:value-type="float">
            <text:p>0.0284420043661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4.7501682" calcext:value-type="float">
            <text:p>84.75016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9.51" calcext:value-type="float">
            <text:p>59.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.4225422542254" calcext:value-type="float">
            <text:p>25.42254225422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0.3645447" calcext:value-type="float">
            <text:p>10.36454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89811" calcext:value-type="float">
            <text:p>0.898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067172584632913" calcext:value-type="float">
            <text:p>0.0671725846329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.30845694504272" calcext:value-type="float">
            <text:p>4.308456945042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7.4070103113055" calcext:value-type="float">
            <text:p>17.40701031130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5.3922308168003" calcext:value-type="float">
            <text:p>85.39223081680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8" calcext:value-type="float">
            <text:p>0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4.9" calcext:value-type="float">
            <text:p>44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.8" calcext:value-type="float">
            <text:p>5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3.04" calcext:value-type="float">
            <text:p>63.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7.5169744124847" calcext:value-type="float">
            <text:p>27.5169744124847</text:p>
          </table:table-cell>
          <table:table-cell office:value-type="float" office:value="36.0518808261102" calcext:value-type="float">
            <text:p>36.0518808261102</text:p>
          </table:table-cell>
          <table:table-cell office:value-type="float" office:value="26.7555968331402" calcext:value-type="float">
            <text:p>26.7555968331402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23.4957197173583" calcext:value-type="float">
            <text:p>23.4957197173583</text:p>
          </table:table-cell>
          <table:table-cell office:value-type="float" office:value="27.7106588720954" calcext:value-type="float">
            <text:p>27.7106588720954</text:p>
          </table:table-cell>
          <table:table-cell office:value-type="float" office:value="30.8046439119386" calcext:value-type="float">
            <text:p>30.8046439119386</text:p>
          </table:table-cell>
          <table:table-cell office:value-type="float" office:value="21.8098004470819" calcext:value-type="float">
            <text:p>21.8098004470819</text:p>
          </table:table-cell>
          <table:table-cell office:value-type="float" office:value="0.26491148634193" calcext:value-type="float">
            <text:p>0.26491148634193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8.5577621796461" calcext:value-type="float">
            <text:p>48.5577621796461</text:p>
          </table:table-cell>
          <table:table-cell office:value-type="float" office:value="98.6446489287511" calcext:value-type="float">
            <text:p>98.6446489287511</text:p>
          </table:table-cell>
          <table:table-cell office:value-type="float" office:value="90.8008772337267" calcext:value-type="float">
            <text:p>90.8008772337267</text:p>
          </table:table-cell>
          <table:table-cell office:value-type="float" office:value="41.0372441234922" calcext:value-type="float">
            <text:p>41.0372441234922</text:p>
          </table:table-cell>
          <table:table-cell office:value-type="float" office:value="58.1758333333333" calcext:value-type="float">
            <text:p>58.1758333333333</text:p>
          </table:table-cell>
          <table:table-cell office:value-type="float" office:value="24.4477771294826" calcext:value-type="float">
            <text:p>24.4477771294826</text:p>
          </table:table-cell>
          <table:table-cell office:value-type="float" office:value="49.2095143142003" calcext:value-type="float">
            <text:p>49.2095143142003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table:number-columns-repeated="5"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table:number-columns-repeated="2"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60"/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9.1826196888941" calcext:value-type="float">
            <text:p>29.1826196888941</text:p>
          </table:table-cell>
          <table:table-cell office:value-type="float" office:value="52" calcext:value-type="float">
            <text:p>52</text:p>
          </table:table-cell>
          <table:table-cell office:value-type="float" office:value="0.197802197802198" calcext:value-type="float">
            <text:p>0.197802197802198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IC</text:p>
          </table:table-cell>
          <table:table-cell office:value-type="float" office:value="13263184" calcext:value-type="float">
            <text:p>13263184</text:p>
          </table:table-cell>
          <table:table-cell office:value-type="float" office:value="1569.88834552626" calcext:value-type="float">
            <text:p>1569.88834552626</text:p>
          </table:table-cell>
          <table:table-cell office:value-type="float" office:value="86.736264897678" calcext:value-type="float">
            <text:p>86.7362648976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2.3" calcext:value-type="float">
            <text:p>82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.367065899" calcext:value-type="float">
            <text:p>3.36706589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1.1" calcext:value-type="float">
            <text:p>31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2.7" calcext:value-type="float">
            <text:p>22.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1.5118" calcext:value-type="float">
            <text:p>1.51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789" calcext:value-type="float">
            <text:p>7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9.4" calcext:value-type="float">
            <text:p>19.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6.4" calcext:value-type="float">
            <text:p>96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17" calcext:value-type="float">
            <text:p>1.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46" calcext:value-type="float">
            <text:p>1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.15016524162453" calcext:value-type="float">
            <text:p>8.150165241624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2596852950059" calcext:value-type="float">
            <text:p>48.25968529500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1.54" calcext:value-type="float">
            <text:p>11.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9.8" calcext:value-type="float">
            <text:p>19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9.3" calcext:value-type="float">
            <text:p>29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5.2468" calcext:value-type="float">
            <text:p>65.24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0.682" calcext:value-type="float">
            <text:p>30.6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5" calcext:value-type="float">
            <text:p>1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8.6" calcext:value-type="float">
            <text:p>58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.81662242441882" calcext:value-type="float">
            <text:p>2.816622424418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2.11981" calcext:value-type="float">
            <text:p>32.1198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6.70228" calcext:value-type="float">
            <text:p>36.7022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51.5" calcext:value-type="float">
            <text:p>51.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28.5" calcext:value-type="float">
            <text:p>28.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8.8" calcext:value-type="float">
            <text:p>18.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.6" calcext:value-type="float">
            <text:p>5.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5.4716981132076" calcext:value-type="float">
            <text:p>75.47169811320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5.9890613111034" calcext:value-type="float">
            <text:p>95.98906131110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0.4112110926359" calcext:value-type="float">
            <text:p>50.41121109263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0.3501130568794" calcext:value-type="float">
            <text:p>10.35011305687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33" calcext:value-type="float">
            <text:p>1.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8"/>
          <table:table-cell office:value-type="float" office:value="8.94762802124023" calcext:value-type="float">
            <text:p>8.947628021240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639999999999996" calcext:value-type="float">
            <text:p>0.6399999999999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9.0743843216671" calcext:value-type="float">
            <text:p>39.07438432166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37950050881927" calcext:value-type="float">
            <text:p>1.379500508819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3.76" calcext:value-type="float">
            <text:p>63.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8.5700044631958" calcext:value-type="float">
            <text:p>8.57000446319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65.36" calcext:value-type="float">
            <text:p>65.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6.9" calcext:value-type="float">
            <text:p>16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0204403171356084" calcext:value-type="float">
            <text:p>0.0002044031713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789057226" calcext:value-type="float">
            <text:p>3.7890572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.97742890716027" calcext:value-type="float">
            <text:p>7.977428907160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7.400489449501" calcext:value-type="float">
            <text:p>47.40048944950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66" calcext:value-type="float">
            <text:p>2.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5.6" calcext:value-type="float">
            <text:p>95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2.05" calcext:value-type="float">
            <text:p>12.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7.6607428278828" calcext:value-type="float">
            <text:p>17.66074282788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5.578" calcext:value-type="float">
            <text:p>45.5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8"/>
          <table:table-cell office:value-type="float" office:value="42.411" calcext:value-type="float">
            <text:p>42.4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8"/>
          <table:table-cell office:value-type="float" office:value="14806.9657330347" calcext:value-type="float">
            <text:p>14806.96573303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299246242865307" calcext:value-type="float">
            <text:p>0.2992462428653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-0.0202956360829474" calcext:value-type="float">
            <text:p>-0.0202956360829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4"/>
          <table:table-cell office:value-type="float" office:value="33.64292" calcext:value-type="float">
            <text:p>33.642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9317" calcext:value-type="float">
            <text:p>0.93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11820570486654" calcext:value-type="float">
            <text:p>0.1118205704866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3.9024231073062" calcext:value-type="float">
            <text:p>13.902423107306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9.14006287324787" calcext:value-type="float">
            <text:p>9.1400628732478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2.0495784158145" calcext:value-type="float">
            <text:p>42.04957841581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2.7" calcext:value-type="float">
            <text:p>12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9.1" calcext:value-type="float">
            <text:p>9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5.4" calcext:value-type="float">
            <text:p>35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6.88" calcext:value-type="float">
            <text:p>46.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89017375" calcext:value-type="float">
            <text:p>1.890173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.7777666666667" calcext:value-type="float">
            <text:p>37.7777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1.12235529966667" calcext:value-type="float">
            <text:p>1.12235529966667</text:p>
          </table:table-cell>
          <table:table-cell office:value-type="float" office:value="17.8881584772023" calcext:value-type="float">
            <text:p>17.8881584772023</text:p>
          </table:table-cell>
          <table:table-cell office:value-type="float" office:value="24.6501198918347" calcext:value-type="float">
            <text:p>24.6501198918347</text:p>
          </table:table-cell>
          <table:table-cell office:value-type="float" office:value="7.64525993883792" calcext:value-type="float">
            <text:p>7.64525993883792</text:p>
          </table:table-cell>
          <table:table-cell office:value-type="float" office:value="43.3991441097903" calcext:value-type="float">
            <text:p>43.3991441097903</text:p>
          </table:table-cell>
          <table:table-cell office:value-type="float" office:value="39.3573221673298" calcext:value-type="float">
            <text:p>39.3573221673298</text:p>
          </table:table-cell>
          <table:table-cell office:value-type="float" office:value="26.1852704180404" calcext:value-type="float">
            <text:p>26.1852704180404</text:p>
          </table:table-cell>
          <table:table-cell office:value-type="float" office:value="43.4654086863265" calcext:value-type="float">
            <text:p>43.4654086863265</text:p>
          </table:table-cell>
          <table:table-cell office:value-type="float" office:value="2.90602753907358" calcext:value-type="float">
            <text:p>2.90602753907358</text:p>
          </table:table-cell>
          <table:table-cell office:value-type="float" office:value="21.9711416204211" calcext:value-type="float">
            <text:p>21.9711416204211</text:p>
          </table:table-cell>
          <table:table-cell office:value-type="float" office:value="14.4162262313384" calcext:value-type="float">
            <text:p>14.4162262313384</text:p>
          </table:table-cell>
          <table:table-cell office:value-type="float" office:value="32.2482352941176" calcext:value-type="float">
            <text:p>32.2482352941176</text:p>
          </table:table-cell>
          <table:table-cell office:value-type="float" office:value="72.1588122953197" calcext:value-type="float">
            <text:p>72.1588122953197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71.1077890780142" calcext:value-type="float">
            <text:p>71.1077890780142</text:p>
          </table:table-cell>
          <table:table-cell office:value-type="float" office:value="25.0150990956983" calcext:value-type="float">
            <text:p>25.0150990956983</text:p>
          </table:table-cell>
          <table:table-cell office:value-type="float" office:value="13.9499670508317" calcext:value-type="float">
            <text:p>13.9499670508317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table:number-columns-repeated="5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/>
          <table:table-cell table:number-columns-repeated="4" office:value-type="string" calcext:value-type="string">
            <text:p>→</text:p>
          </table:table-cell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559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float" office:value="61.781100594458" calcext:value-type="float">
            <text:p>61.781100594458</text:p>
          </table:table-cell>
          <table:table-cell office:value-type="float" office:value="7" calcext:value-type="float">
            <text:p>7</text:p>
          </table:table-cell>
          <table:table-cell office:value-type="float" office:value="0.177083333333333" calcext:value-type="float">
            <text:p>0.177083333333333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LMIC</text:p>
          </table:table-cell>
          <table:table-cell office:value-type="float" office:value="213379" calcext:value-type="float">
            <text:p>213379</text:p>
          </table:table-cell>
          <table:table-cell office:value-type="float" office:value="3052.71374319686" calcext:value-type="float">
            <text:p>3052.71374319686</text:p>
          </table:table-cell>
          <table:table-cell office:value-type="float" office:value="21.8916683994951" calcext:value-type="float">
            <text:p>21.89166839949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6.2" calcext:value-type="float">
            <text:p>66.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0.2" calcext:value-type="float">
            <text:p>10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7.2" calcext:value-type="float">
            <text:p>17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2.4" calcext:value-type="float">
            <text:p>12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.0984" calcext:value-type="float">
            <text:p>2.09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2.5" calcext:value-type="float">
            <text:p>92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2.4" calcext:value-type="float">
            <text:p>32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green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4.57" calcext:value-type="float">
            <text:p>14.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8.5" calcext:value-type="float">
            <text:p>18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3.1" calcext:value-type="float">
            <text:p>3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96.2552" calcext:value-type="float">
            <text:p>96.25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8.6" calcext:value-type="float">
            <text:p>58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62" calcext:value-type="float">
            <text:p>1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8.7" calcext:value-type="float">
            <text:p>68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96.07663" calcext:value-type="float">
            <text:p>96.0766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.3" calcext:value-type="float">
            <text:p>6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96.7384" calcext:value-type="float">
            <text:p>96.73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4" calcext:value-type="float">
            <text:p>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5.4" calcext:value-type="float">
            <text:p>35.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8.2" calcext:value-type="float">
            <text:p>18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3.3" calcext:value-type="float">
            <text:p>33.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0.3" calcext:value-type="float">
            <text:p>50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8.8732394366197" calcext:value-type="float">
            <text:p>78.87323943661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4.7912247319962" calcext:value-type="float">
            <text:p>54.79122473199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9.6970585379048" calcext:value-type="float">
            <text:p>79.69705853790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0.1027696760886" calcext:value-type="float">
            <text:p>40.10276967608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46" calcext:value-type="float">
            <text:p>0.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8"/>
          <table:table-cell office:value-type="float" office:value="65.4404830932617" calcext:value-type="float">
            <text:p>65.44048309326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6.81" calcext:value-type="float">
            <text:p>16.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1.0559989770475" calcext:value-type="float">
            <text:p>41.05599897704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2.35330103124878" calcext:value-type="float">
            <text:p>2.353301031248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1.61" calcext:value-type="float">
            <text:p>51.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8"/>
          <table:table-cell office:value-type="float" office:value="78.32" calcext:value-type="float">
            <text:p>78.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330496" calcext:value-type="float">
            <text:p>2.3304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0.00450202591166025" calcext:value-type="float">
            <text:p>0.004502025911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4.25636357" calcext:value-type="float">
            <text:p>34.256363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9.9312292018213" calcext:value-type="float">
            <text:p>29.93122920182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15" calcext:value-type="float">
            <text:p>1.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6.6" calcext:value-type="float">
            <text:p>86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5.8700468926836" calcext:value-type="float">
            <text:p>95.87004689268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28.54" calcext:value-type="float">
            <text:p>28.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49" calcext:value-type="float">
            <text:p>0.4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2" calcext:value-type="float">
            <text:p>1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905203197134454" calcext:value-type="float">
            <text:p>0.905203197134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31593458966775" calcext:value-type="float">
            <text:p>0.7315934589667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4606572957831" calcext:value-type="float">
            <text:p>1.46065729578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898078526389753" calcext:value-type="float">
            <text:p>0.8980785263897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1.1084164" calcext:value-type="float">
            <text:p>81.10841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1" calcext:value-type="float">
            <text:p>56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8.50493" calcext:value-type="float">
            <text:p>88.5049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.51924807519248" calcext:value-type="float">
            <text:p>7.519248075192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.1402882" calcext:value-type="float">
            <text:p>2.14028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8.01051" calcext:value-type="float">
            <text:p>58.010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.78722" calcext:value-type="float">
            <text:p>0.787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.15094366203204" calcext:value-type="float">
            <text:p>8.150943662032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35570469798658" calcext:value-type="float">
            <text:p>3.3557046979865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1.5" calcext:value-type="float">
            <text:p>61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3.9" calcext:value-type="float">
            <text:p>83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7.6" calcext:value-type="float">
            <text:p>47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5.2" calcext:value-type="float">
            <text:p>95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5.9207592713674" calcext:value-type="float">
            <text:p>15.92075927136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.55830633" calcext:value-type="float">
            <text:p>7.558306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132" calcext:value-type="float">
            <text:p>1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1.8909341238464" calcext:value-type="float">
            <text:p>41.8909341238464</text:p>
          </table:table-cell>
          <table:table-cell office:value-type="float" office:value="61.9924674171616" calcext:value-type="float">
            <text:p>61.9924674171616</text:p>
          </table:table-cell>
          <table:table-cell office:value-type="float" office:value="57.7790016345347" calcext:value-type="float">
            <text:p>57.7790016345347</text:p>
          </table:table-cell>
          <table:table-cell office:value-type="float" office:value="72.7855422301625" calcext:value-type="float">
            <text:p>72.7855422301625</text:p>
          </table:table-cell>
          <table:table-cell office:value-type="float" office:value="55.686648013966" calcext:value-type="float">
            <text:p>55.686648013966</text:p>
          </table:table-cell>
          <table:table-cell office:value-type="float" office:value="66.6101302235642" calcext:value-type="float">
            <text:p>66.6101302235642</text:p>
          </table:table-cell>
          <table:table-cell office:value-type="float" office:value="40.0038848560174" calcext:value-type="float">
            <text:p>40.0038848560174</text:p>
          </table:table-cell>
          <table:table-cell office:value-type="float" office:value="58.3396108308048" calcext:value-type="float">
            <text:p>58.3396108308048</text:p>
          </table:table-cell>
          <table:table-cell office:value-type="float" office:value="26.956042472797" calcext:value-type="float">
            <text:p>26.956042472797</text:p>
          </table:table-cell>
          <table:table-cell office:value-type="float" office:value="87.5396126760564" calcext:value-type="float">
            <text:p>87.5396126760564</text:p>
          </table:table-cell>
          <table:table-cell office:value-type="float" office:value="56.0142979680351" calcext:value-type="float">
            <text:p>56.0142979680351</text:p>
          </table:table-cell>
          <table:table-cell office:value-type="float" office:value="95.4616583216317" calcext:value-type="float">
            <text:p>95.4616583216317</text:p>
          </table:table-cell>
          <table:table-cell office:value-type="float" office:value="88.5906450325496" calcext:value-type="float">
            <text:p>88.5906450325496</text:p>
          </table:table-cell>
          <table:table-cell office:value-type="float" office:value="64.8796258917387" calcext:value-type="float">
            <text:p>64.8796258917387</text:p>
          </table:table-cell>
          <table:table-cell office:value-type="float" office:value="57.3929688170699" calcext:value-type="float">
            <text:p>57.3929688170699</text:p>
          </table:table-cell>
          <table:table-cell office:value-type="float" office:value="70.9053754447192" calcext:value-type="float">
            <text:p>70.9053754447192</text:p>
          </table:table-cell>
          <table:table-cell office:value-type="float" office:value="47.4502641511306" calcext:value-type="float">
            <text:p>47.4502641511306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table:number-columns-repeated="6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52.2980341514315" calcext:value-type="float">
            <text:p>52.2980341514315</text:p>
          </table:table-cell>
          <table:table-cell office:value-type="float" office:value="25" calcext:value-type="float">
            <text:p>25</text:p>
          </table:table-cell>
          <table:table-cell office:value-type="float" office:value="0.043956043956044" calcext:value-type="float">
            <text:p>0.043956043956044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LMIC</text:p>
          </table:table-cell>
          <table:table-cell office:value-type="float" office:value="1415414" calcext:value-type="float">
            <text:p>1415414</text:p>
          </table:table-cell>
          <table:table-cell office:value-type="float" office:value="7870.64483872536" calcext:value-type="float">
            <text:p>7870.64483872536</text:p>
          </table:table-cell>
          <table:table-cell office:value-type="float" office:value="45.1902228208183" calcext:value-type="float">
            <text:p>45.190222820818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3" calcext:value-type="float">
            <text:p>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0.926725734" calcext:value-type="float">
            <text:p>70.92672573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0.7" calcext:value-type="float">
            <text:p>20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.5" calcext:value-type="float">
            <text:p>25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6.5" calcext:value-type="float">
            <text:p>16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1381" calcext:value-type="float">
            <text:p>1.13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389" calcext:value-type="float">
            <text:p>3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8.3" calcext:value-type="float">
            <text:p>88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3.9" calcext:value-type="float">
            <text:p>53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8.02" calcext:value-type="float">
            <text:p>8.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5" calcext:value-type="float">
            <text:p>8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08" calcext:value-type="float">
            <text:p>3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19.6761908684839" calcext:value-type="float">
            <text:p>19.67619086848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731392996473223" calcext:value-type="float">
            <text:p>0.0731392996473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1.43" calcext:value-type="float">
            <text:p>61.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6.7" calcext:value-type="float">
            <text:p>26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4.9" calcext:value-type="float">
            <text:p>24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8.5332" calcext:value-type="float">
            <text:p>78.53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4.714" calcext:value-type="float">
            <text:p>54.7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37" calcext:value-type="float">
            <text:p>1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9" calcext:value-type="float">
            <text:p>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7.7" calcext:value-type="float">
            <text:p>57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21156516246531" calcext:value-type="float">
            <text:p>4.211565162465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75.74791" calcext:value-type="float">
            <text:p>75.747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.5" calcext:value-type="float">
            <text:p>6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3.5023" calcext:value-type="float">
            <text:p>93.50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.3" calcext:value-type="float">
            <text:p>5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.2" calcext:value-type="float">
            <text:p>7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1.6" calcext:value-type="float">
            <text:p>31.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0.6" calcext:value-type="float">
            <text:p>80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8.4057971014493" calcext:value-type="float">
            <text:p>88.40579710144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3.6040137491313" calcext:value-type="float">
            <text:p>63.60401374913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67.6260887692688" calcext:value-type="float">
            <text:p>67.62608876926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8.0258356936934" calcext:value-type="float">
            <text:p>58.02583569369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2.35" calcext:value-type="float">
            <text:p>32.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17000696644822" calcext:value-type="float">
            <text:p>0.170006966448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5.7902069091797" calcext:value-type="float">
            <text:p>65.790206909179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9.7" calcext:value-type="float">
            <text:p>49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66.1046592063012" calcext:value-type="float">
            <text:p>66.10465920630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0.911369454699019" calcext:value-type="float">
            <text:p>0.9113694546990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1.08" calcext:value-type="float">
            <text:p>41.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.82741193186383" calcext:value-type="float">
            <text:p>8.827411931863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8.5694427490234" calcext:value-type="float">
            <text:p>28.569442749023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74.55" calcext:value-type="float">
            <text:p>74.5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53.3" calcext:value-type="float">
            <text:p>53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270130008459091" calcext:value-type="float">
            <text:p>0.2701300084590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230809665415331" calcext:value-type="float">
            <text:p>0.0230809665415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3.09193464" calcext:value-type="float">
            <text:p>13.091934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0.3" calcext:value-type="float">
            <text:p>30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65.0345027446747" calcext:value-type="float">
            <text:p>65.034502744674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.48" calcext:value-type="float">
            <text:p>3.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2.7" calcext:value-type="float">
            <text:p>32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2.882386582806" calcext:value-type="float">
            <text:p>92.8823865828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3.5576163327684" calcext:value-type="float">
            <text:p>63.55761633276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17.169" calcext:value-type="float">
            <text:p>17.1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51" calcext:value-type="float">
            <text:p>0.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1" calcext:value-type="float">
            <text:p>5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.25164269861236" calcext:value-type="float">
            <text:p>3.251642698612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-0.117129160423279" calcext:value-type="float">
            <text:p>-0.1171291604232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8331.7313090032" calcext:value-type="float">
            <text:p>18331.73130900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84647732332265" calcext:value-type="float">
            <text:p>1.846477323322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.71833828748992" calcext:value-type="float">
            <text:p>2.718338287489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58.225347319484" calcext:value-type="float">
            <text:p>158.2253473194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30.27204" calcext:value-type="float">
            <text:p>30.272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076182524602493" calcext:value-type="float">
            <text:p>0.0761825246024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1841" calcext:value-type="float">
            <text:p>0.818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.16265828810718" calcext:value-type="float">
            <text:p>6.162658288107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7.292364838969" calcext:value-type="float">
            <text:p>17.2923648389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0.5650526251354" calcext:value-type="float">
            <text:p>40.56505262513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4.3" calcext:value-type="float">
            <text:p>44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60.5" calcext:value-type="float">
            <text:p>60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0.1" calcext:value-type="float">
            <text:p>40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3.5" calcext:value-type="float">
            <text:p>53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1.46" calcext:value-type="float">
            <text:p>51.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5.3962299935262" calcext:value-type="float">
            <text:p>25.396229993526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1.40306767" calcext:value-type="float">
            <text:p>11.403067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63" calcext:value-type="float">
            <text:p>0.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11" calcext:value-type="float">
            <text:p>1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8.8889" calcext:value-type="float">
            <text:p>58.88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2.5057935477066" calcext:value-type="float">
            <text:p>42.5057935477066</text:p>
          </table:table-cell>
          <table:table-cell office:value-type="float" office:value="51.3500149699332" calcext:value-type="float">
            <text:p>51.3500149699332</text:p>
          </table:table-cell>
          <table:table-cell office:value-type="float" office:value="47.6008614283929" calcext:value-type="float">
            <text:p>47.6008614283929</text:p>
          </table:table-cell>
          <table:table-cell office:value-type="float" office:value="55.4897674456246" calcext:value-type="float">
            <text:p>55.4897674456246</text:p>
          </table:table-cell>
          <table:table-cell office:value-type="float" office:value="67.4156415161369" calcext:value-type="float">
            <text:p>67.4156415161369</text:p>
          </table:table-cell>
          <table:table-cell office:value-type="float" office:value="56.0820055543798" calcext:value-type="float">
            <text:p>56.0820055543798</text:p>
          </table:table-cell>
          <table:table-cell office:value-type="float" office:value="60.4945379935841" calcext:value-type="float">
            <text:p>60.4945379935841</text:p>
          </table:table-cell>
          <table:table-cell office:value-type="float" office:value="43.1003437238331" calcext:value-type="float">
            <text:p>43.1003437238331</text:p>
          </table:table-cell>
          <table:table-cell office:value-type="float" office:value="22.5816504144614" calcext:value-type="float">
            <text:p>22.5816504144614</text:p>
          </table:table-cell>
          <table:table-cell office:value-type="float" office:value="0" calcext:value-type="float">
            <text:p>0</text:p>
          </table:table-cell>
          <table:table-cell office:value-type="float" office:value="62.0096612561754" calcext:value-type="float">
            <text:p>62.0096612561754</text:p>
          </table:table-cell>
          <table:table-cell office:value-type="float" office:value="90.8806495339264" calcext:value-type="float">
            <text:p>90.8806495339264</text:p>
          </table:table-cell>
          <table:table-cell office:value-type="float" office:value="51.7253204738817" calcext:value-type="float">
            <text:p>51.7253204738817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3.3454068875744" calcext:value-type="float">
            <text:p>63.3454068875744</text:p>
          </table:table-cell>
          <table:table-cell office:value-type="float" office:value="51.4609165156104" calcext:value-type="float">
            <text:p>51.4609165156104</text:p>
          </table:table-cell>
          <table:table-cell office:value-type="float" office:value="67.2331720793379" calcext:value-type="float">
            <text:p>67.2331720793379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table:number-columns-repeated="3" office:value-type="string" calcext:value-type="string">
            <text:p>red</text:p>
          </table:table-cell>
          <table:table-cell table:number-columns-repeated="5"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table:number-columns-repeated="4"/>
          <table:table-cell office:value-type="string" calcext:value-type="string">
            <text:p>East</text:p>
          </table:table-cell>
          <table:table-cell office:value-type="string" calcext:value-type="string">
            <text:p>HIC</text:p>
          </table:table-cell>
          <table:table-cell office:value-type="float" office:value="95702" calcext:value-type="float">
            <text:p>95702</text:p>
          </table:table-cell>
          <table:table-cell office:value-type="float" office:value="26656.9525249887" calcext:value-type="float">
            <text:p>26656.9525249887</text:p>
          </table:table-cell>
          <table:table-cell office:value-type="float" office:value="0.883517822687113" calcext:value-type="float">
            <text:p>0.883517822687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9.3" calcext:value-type="float">
            <text:p>39.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.3" calcext:value-type="float">
            <text:p>4.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521.733314127394" calcext:value-type="float">
            <text:p>521.73331412739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4.2" calcext:value-type="float">
            <text:p>14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string" calcext:value-type="string">
            <text:p>green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table:number-columns-repeated="12"/>
          <table:table-cell office:value-type="float" office:value="21.2" calcext:value-type="float">
            <text:p>21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7.9" calcext:value-type="float">
            <text:p>7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7.7994" calcext:value-type="float">
            <text:p>57.799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8.969" calcext:value-type="float">
            <text:p>68.9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7" calcext:value-type="float">
            <text:p>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3.3" calcext:value-type="float">
            <text:p>73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table:number-columns-repeated="8"/>
          <table:table-cell office:value-type="float" office:value="9.5" calcext:value-type="float">
            <text:p>9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98.97134" calcext:value-type="float">
            <text:p>98.97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25" calcext:value-type="float">
            <text:p>1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1.2" calcext:value-type="float">
            <text:p>21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5.5" calcext:value-type="float">
            <text:p>45.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12"/>
          <table:table-cell office:value-type="float" office:value="96.2508914977986" calcext:value-type="float">
            <text:p>96.25089149779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63.6942413125055" calcext:value-type="float">
            <text:p>63.69424131250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0.36" calcext:value-type="float">
            <text:p>90.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35293554797754" calcext:value-type="float">
            <text:p>1.352935547977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3.34234829516542" calcext:value-type="float">
            <text:p>3.342348295165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12"/>
          <table:table-cell office:value-type="float" office:value="78.65" calcext:value-type="float">
            <text:p>78.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87.2" calcext:value-type="float">
            <text:p>87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221399992704391" calcext:value-type="float">
            <text:p>0.2213999927043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131595704037017" calcext:value-type="float">
            <text:p>0.1315957040370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5.95976229" calcext:value-type="float">
            <text:p>75.959762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8.769811242531" calcext:value-type="float">
            <text:p>58.7698112425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63" calcext:value-type="float">
            <text:p>2.6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table:number-columns-repeated="12"/>
          <table:table-cell office:value-type="float" office:value="20.179" calcext:value-type="float">
            <text:p>20.1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.98" calcext:value-type="float">
            <text:p>2.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1.5" calcext:value-type="float">
            <text:p>11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.08202390442663" calcext:value-type="float">
            <text:p>1.082023904426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557530201481197" calcext:value-type="float">
            <text:p>0.557530201481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755.82816822871" calcext:value-type="float">
            <text:p>4755.828168228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.87209746572144" calcext:value-type="float">
            <text:p>8.872097465721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.74646622808216" calcext:value-type="float">
            <text:p>5.746466228082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0878274640512408" calcext:value-type="float">
            <text:p>0.0008782746405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6.8984876" calcext:value-type="float">
            <text:p>36.89848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1.42" calcext:value-type="float">
            <text:p>91.4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3.23494" calcext:value-type="float">
            <text:p>23.234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6.02" calcext:value-type="float">
            <text:p>56.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19.7087" calcext:value-type="float">
            <text:p>19.70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0.66744" calcext:value-type="float">
            <text:p>0.667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0.3093751166098" calcext:value-type="float">
            <text:p>40.30937511660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2.7368794220853" calcext:value-type="float">
            <text:p>12.73687942208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8"/>
          <table:table-cell office:value-type="float" office:value="60.1" calcext:value-type="float">
            <text:p>60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6.5" calcext:value-type="float">
            <text:p>86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6" calcext:value-type="float">
            <text:p>6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7.7" calcext:value-type="float">
            <text:p>57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30.17" calcext:value-type="float">
            <text:p>30.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6.2562903928677" calcext:value-type="float">
            <text:p>36.256290392867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.35805642" calcext:value-type="float">
            <text:p>7.358056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9.76" calcext:value-type="float">
            <text:p>9.7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5.5555333333333" calcext:value-type="float">
            <text:p>75.5555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34"/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4"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table:number-columns-repeated="2"/>
          <table:table-cell office:value-type="string" calcext:value-type="string">
            <text:p>➚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 table:number-columns-repeated="2" office:value-type="string" calcext:value-type="string">
            <text:p>↑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38.7252118826074" calcext:value-type="float">
            <text:p>38.7252118826074</text:p>
          </table:table-cell>
          <table:table-cell office:value-type="float" office:value="50" calcext:value-type="float">
            <text:p>50</text:p>
          </table:table-cell>
          <table:table-cell office:value-type="float" office:value="0.043956043956044" calcext:value-type="float">
            <text:p>0.043956043956044</text:p>
          </table:table-cell>
          <table:table-cell office:value-type="float" office:value="45.4838944932066" calcext:value-type="float">
            <text:p>45.48389449320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IC</text:p>
          </table:table-cell>
          <table:table-cell office:value-type="float" office:value="15814345" calcext:value-type="float">
            <text:p>15814345</text:p>
          </table:table-cell>
          <table:table-cell office:value-type="float" office:value="1768.15341090621" calcext:value-type="float">
            <text:p>1768.15341090621</text:p>
          </table:table-cell>
          <table:table-cell office:value-type="float" office:value="43.7298120130177" calcext:value-type="float">
            <text:p>43.729812013017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6.7" calcext:value-type="float">
            <text:p>46.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725241365" calcext:value-type="float">
            <text:p>0.72524136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9.7" calcext:value-type="float">
            <text:p>39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9.9" calcext:value-type="float">
            <text:p>39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.1" calcext:value-type="float">
            <text:p>6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8447" calcext:value-type="float">
            <text:p>0.84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856" calcext:value-type="float">
            <text:p>8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0.2" calcext:value-type="float">
            <text:p>20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4.8" calcext:value-type="float">
            <text:p>34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23.2" calcext:value-type="float">
            <text:p>123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41" calcext:value-type="float">
            <text:p>0.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54" calcext:value-type="float">
            <text:p>1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8.5839162082884" calcext:value-type="float">
            <text:p>58.58391620828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4.22" calcext:value-type="float">
            <text:p>84.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3.9" calcext:value-type="float">
            <text:p>23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4.3" calcext:value-type="float">
            <text:p>24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64.516" calcext:value-type="float">
            <text:p>164.5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9.617" calcext:value-type="float">
            <text:p>39.6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80" calcext:value-type="float">
            <text:p>2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4.3" calcext:value-type="float">
            <text:p>54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48632510952565" calcext:value-type="float">
            <text:p>4.486325109525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0.79161" calcext:value-type="float">
            <text:p>30.791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6.9" calcext:value-type="float">
            <text:p>66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4" calcext:value-type="float">
            <text:p>38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5.3" calcext:value-type="float">
            <text:p>15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.9" calcext:value-type="float">
            <text:p>25.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7.5" calcext:value-type="float">
            <text:p>17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3.6242898352994" calcext:value-type="float">
            <text:p>83.62428983529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2.5376044742954" calcext:value-type="float">
            <text:p>42.53760447429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.54838784300001" calcext:value-type="float">
            <text:p>9.548387843000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.44" calcext:value-type="float">
            <text:p>2.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114892990808388" calcext:value-type="float">
            <text:p>0.1148929908083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.83089828491211" calcext:value-type="float">
            <text:p>8.830898284912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13" calcext:value-type="float">
            <text:p>3.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9.357395570733" calcext:value-type="float">
            <text:p>89.3573955707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3" calcext:value-type="float">
            <text:p>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-1.94791920932765" calcext:value-type="float">
            <text:p>-1.947919209327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9.68" calcext:value-type="float">
            <text:p>69.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1.9840393261759" calcext:value-type="float">
            <text:p>11.98403932617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1.7591934204102" calcext:value-type="float">
            <text:p>21.75919342041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2.09" calcext:value-type="float">
            <text:p>52.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27.1" calcext:value-type="float">
            <text:p>27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.372041" calcext:value-type="float">
            <text:p>2.3720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315840005874634" calcext:value-type="float">
            <text:p>0.3158400058746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00795707717320059" calcext:value-type="float">
            <text:p>0.000795707717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2.6308816" calcext:value-type="float">
            <text:p>22.63088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.49999811951501" calcext:value-type="float">
            <text:p>6.499998119515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4.0950006246567" calcext:value-type="float">
            <text:p>44.095000624656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22" calcext:value-type="float">
            <text:p>2.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8.2" calcext:value-type="float">
            <text:p>88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2.971015801277" calcext:value-type="float">
            <text:p>52.9710158012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7.1282108731036" calcext:value-type="float">
            <text:p>47.12821087310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66.029" calcext:value-type="float">
            <text:p>66.0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" calcext:value-type="float">
            <text:p>0.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" calcext:value-type="float">
            <text:p>0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9.116" calcext:value-type="float">
            <text:p>39.1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905203197134454" calcext:value-type="float">
            <text:p>0.905203197134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31593458966775" calcext:value-type="float">
            <text:p>0.7315934589667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2663.092347554" calcext:value-type="float">
            <text:p>12663.0923475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138383950838271" calcext:value-type="float">
            <text:p>0.1383839508382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12321959197647" calcext:value-type="float">
            <text:p>0.0123219591976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4"/>
          <table:table-cell office:value-type="float" office:value="70.63118" calcext:value-type="float">
            <text:p>70.631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3552098386014" calcext:value-type="float">
            <text:p>0.23552098386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91989" calcext:value-type="float">
            <text:p>0.919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9231345989526" calcext:value-type="float">
            <text:p>0.192313459895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.04030029259613" calcext:value-type="float">
            <text:p>9.040300292596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474425080328185" calcext:value-type="float">
            <text:p>0.47442508032818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2.8567929841324" calcext:value-type="float">
            <text:p>42.85679298413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1.5" calcext:value-type="float">
            <text:p>51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.8" calcext:value-type="float">
            <text:p>31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9.7" calcext:value-type="float">
            <text:p>29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3.6" calcext:value-type="float">
            <text:p>23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45" calcext:value-type="float">
            <text:p>38.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.46235770636894" calcext:value-type="float">
            <text:p>4.4623577063689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.73333861" calcext:value-type="float">
            <text:p>4.733338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8.0963988565425" calcext:value-type="float">
            <text:p>28.0963988565425</text:p>
          </table:table-cell>
          <table:table-cell office:value-type="float" office:value="28.8736361795248" calcext:value-type="float">
            <text:p>28.8736361795248</text:p>
          </table:table-cell>
          <table:table-cell office:value-type="float" office:value="26.709776501311" calcext:value-type="float">
            <text:p>26.709776501311</text:p>
          </table:table-cell>
          <table:table-cell office:value-type="float" office:value="1.85185185185185" calcext:value-type="float">
            <text:p>1.85185185185185</text:p>
          </table:table-cell>
          <table:table-cell office:value-type="float" office:value="30.5737388440021" calcext:value-type="float">
            <text:p>30.5737388440021</text:p>
          </table:table-cell>
          <table:table-cell office:value-type="float" office:value="40.8388596918357" calcext:value-type="float">
            <text:p>40.8388596918357</text:p>
          </table:table-cell>
          <table:table-cell office:value-type="float" office:value="35.0375498035766" calcext:value-type="float">
            <text:p>35.0375498035766</text:p>
          </table:table-cell>
          <table:table-cell office:value-type="float" office:value="39.6886649426862" calcext:value-type="float">
            <text:p>39.6886649426862</text:p>
          </table:table-cell>
          <table:table-cell office:value-type="float" office:value="13.4529065547845" calcext:value-type="float">
            <text:p>13.4529065547845</text:p>
          </table:table-cell>
          <table:table-cell office:value-type="float" office:value="35.3767596835821" calcext:value-type="float">
            <text:p>35.3767596835821</text:p>
          </table:table-cell>
          <table:table-cell office:value-type="float" office:value="29.5795451958354" calcext:value-type="float">
            <text:p>29.5795451958354</text:p>
          </table:table-cell>
          <table:table-cell office:value-type="float" office:value="82.4173085922825" calcext:value-type="float">
            <text:p>82.4173085922825</text:p>
          </table:table-cell>
          <table:table-cell office:value-type="float" office:value="76.2268424021211" calcext:value-type="float">
            <text:p>76.2268424021211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83.2837931756504" calcext:value-type="float">
            <text:p>83.2837931756504</text:p>
          </table:table-cell>
          <table:table-cell office:value-type="float" office:value="32.9189880609454" calcext:value-type="float">
            <text:p>32.9189880609454</text:p>
          </table:table-cell>
          <table:table-cell office:value-type="float" office:value="26.2623487586787" calcext:value-type="float">
            <text:p>26.2623487586787</text:p>
          </table:table-cell>
          <table:table-cell office:value-type="float" office:value="23.9457752911782" calcext:value-type="float">
            <text:p>23.9457752911782</text:p>
          </table:table-cell>
          <table:table-cell office:value-type="float" office:value="40.3010423102761" calcext:value-type="float">
            <text:p>40.3010423102761</text:p>
          </table:table-cell>
          <table:table-cell office:value-type="float" office:value="36.8245778913515" calcext:value-type="float">
            <text:p>36.8245778913515</text:p>
          </table:table-cell>
          <table:table-cell office:value-type="float" office:value="40.352267546489" calcext:value-type="float">
            <text:p>40.352267546489</text:p>
          </table:table-cell>
          <table:table-cell office:value-type="float" office:value="46.1653896392318" calcext:value-type="float">
            <text:p>46.1653896392318</text:p>
          </table:table-cell>
          <table:table-cell office:value-type="float" office:value="47.4554080664188" calcext:value-type="float">
            <text:p>47.4554080664188</text:p>
          </table:table-cell>
          <table:table-cell office:value-type="float" office:value="45.0565446039343" calcext:value-type="float">
            <text:p>45.0565446039343</text:p>
          </table:table-cell>
          <table:table-cell office:value-type="float" office:value="48.942710516879" calcext:value-type="float">
            <text:p>48.942710516879</text:p>
          </table:table-cell>
          <table:table-cell office:value-type="float" office:value="15.2028637940111" calcext:value-type="float">
            <text:p>15.2028637940111</text:p>
          </table:table-cell>
          <table:table-cell office:value-type="float" office:value="26.9301912770185" calcext:value-type="float">
            <text:p>26.9301912770185</text:p>
          </table:table-cell>
          <table:table-cell office:value-type="float" office:value="34.4980385809387" calcext:value-type="float">
            <text:p>34.4980385809387</text:p>
          </table:table-cell>
          <table:table-cell office:value-type="float" office:value="81.4133562157156" calcext:value-type="float">
            <text:p>81.4133562157156</text:p>
          </table:table-cell>
          <table:table-cell office:value-type="float" office:value="88.3999063454358" calcext:value-type="float">
            <text:p>88.3999063454358</text:p>
          </table:table-cell>
          <table:table-cell office:value-type="float" office:value="47.139632909115" calcext:value-type="float">
            <text:p>47.139632909115</text:p>
          </table:table-cell>
          <table:table-cell office:value-type="float" office:value="76.8558624215424" calcext:value-type="float">
            <text:p>76.8558624215424</text:p>
          </table:table-cell>
          <table:table-cell office:value-type="float" office:value="40.8879082417839" calcext:value-type="float">
            <text:p>40.8879082417839</text:p>
          </table:table-cell>
          <table:table-cell office:value-type="float" office:value="32.8547307331923" calcext:value-type="float">
            <text:p>32.8547307331923</text:p>
          </table:table-cell>
          <table:table-cell table:number-columns-repeated="9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4"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52.6661026042789" calcext:value-type="float">
            <text:p>52.6661026042789</text:p>
          </table:table-cell>
          <table:table-cell office:value-type="float" office:value="23" calcext:value-type="float">
            <text:p>23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2.5892054199116" calcext:value-type="float">
            <text:p>52.58920541991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IC</text:p>
          </table:table-cell>
          <table:table-cell office:value-type="float" office:value="8186384" calcext:value-type="float">
            <text:p>8186384</text:p>
          </table:table-cell>
          <table:table-cell office:value-type="float" office:value="1511.95242751629" calcext:value-type="float">
            <text:p>1511.95242751629</text:p>
          </table:table-cell>
          <table:table-cell office:value-type="float" office:value="42.9376531762014" calcext:value-type="float">
            <text:p>42.93765317620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5.1" calcext:value-type="float">
            <text:p>55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6.2" calcext:value-type="float">
            <text:p>16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7.5" calcext:value-type="float">
            <text:p>27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.7" calcext:value-type="float">
            <text:p>6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.4" calcext:value-type="float">
            <text:p>8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1314" calcext:value-type="float">
            <text:p>1.13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.0261247051887" calcext:value-type="float">
            <text:p>11.02612470518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68" calcext:value-type="float">
            <text:p>3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4.6" calcext:value-type="float">
            <text:p>44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5.4" calcext:value-type="float">
            <text:p>25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2.9" calcext:value-type="float">
            <text:p>72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65" calcext:value-type="float">
            <text:p>0.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7" calcext:value-type="float">
            <text:p>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1" calcext:value-type="float">
            <text:p>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9.5709158871859" calcext:value-type="float">
            <text:p>49.57091588718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8.4946087907528" calcext:value-type="float">
            <text:p>68.49460879075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0.49" calcext:value-type="float">
            <text:p>70.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3.6" calcext:value-type="float">
            <text:p>23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1.9" calcext:value-type="float">
            <text:p>31.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9.6202" calcext:value-type="float">
            <text:p>89.620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3.319" calcext:value-type="float">
            <text:p>53.3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50" calcext:value-type="float">
            <text:p>2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0.6" calcext:value-type="float">
            <text:p>60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4.02289477974061" calcext:value-type="float">
            <text:p>4.022894779740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9.96453" calcext:value-type="float">
            <text:p>89.964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4.29011" calcext:value-type="float">
            <text:p>84.290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1.8" calcext:value-type="float">
            <text:p>21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.7" calcext:value-type="float">
            <text:p>4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7.6" calcext:value-type="float">
            <text:p>17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6.7" calcext:value-type="float">
            <text:p>16.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2.1" calcext:value-type="float">
            <text:p>32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.7692307692308" calcext:value-type="float">
            <text:p>50.76923076923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95.2368355003708" calcext:value-type="float">
            <text:p>95.23683550037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2.8176377683527" calcext:value-type="float">
            <text:p>62.81763776835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3.9484823081556" calcext:value-type="float">
            <text:p>13.94848230815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77" calcext:value-type="float">
            <text:p>1.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.91446138837216" calcext:value-type="float">
            <text:p>3.914461388372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6.9283752441406" calcext:value-type="float">
            <text:p>46.928375244140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.71" calcext:value-type="float">
            <text:p>6.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1.2646671412409" calcext:value-type="float">
            <text:p>71.26466714124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6" calcext:value-type="float">
            <text:p>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78542697476979" calcext:value-type="float">
            <text:p>2.785426974769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6.38" calcext:value-type="float">
            <text:p>76.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.80792639484283" calcext:value-type="float">
            <text:p>6.807926394842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5.2893524169922" calcext:value-type="float">
            <text:p>45.28935241699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8.7" calcext:value-type="float">
            <text:p>88.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3.4" calcext:value-type="float">
            <text:p>43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23245" calcext:value-type="float">
            <text:p>2.232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271660000085831" calcext:value-type="float">
            <text:p>0.2716600000858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100310607919095" calcext:value-type="float">
            <text:p>0.010031060791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1.48546481" calcext:value-type="float">
            <text:p>51.485464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2.3602249692905" calcext:value-type="float">
            <text:p>12.36022496929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8.9623963832855" calcext:value-type="float">
            <text:p>48.96239638328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18" calcext:value-type="float">
            <text:p>2.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1.2" calcext:value-type="float">
            <text:p>51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8.109845762066" calcext:value-type="float">
            <text:p>48.1098457620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6.2719991981997" calcext:value-type="float">
            <text:p>26.27199919819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5.731" calcext:value-type="float">
            <text:p>35.7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52" calcext:value-type="float">
            <text:p>0.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" calcext:value-type="float">
            <text:p>0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0.816666885615684" calcext:value-type="float">
            <text:p>0.8166668856156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708755134395194" calcext:value-type="float">
            <text:p>0.708755134395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6.3213868099979" calcext:value-type="float">
            <text:p>46.32138680999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12644079820424" calcext:value-type="float">
            <text:p>0.6126440798204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32397603324227" calcext:value-type="float">
            <text:p>0.1323976033242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61568906055882" calcext:value-type="float">
            <text:p>0.9615689060558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3.5254818" calcext:value-type="float">
            <text:p>83.52548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5.08" calcext:value-type="float">
            <text:p>15.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8"/>
          <table:table-cell office:value-type="float" office:value="15.4486344" calcext:value-type="float">
            <text:p>15.44863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96.98091" calcext:value-type="float">
            <text:p>96.980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93851325126224" calcext:value-type="float">
            <text:p>0.1938513251262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5441" calcext:value-type="float">
            <text:p>0.854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682605242718839" calcext:value-type="float">
            <text:p>0.6826052427188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.99991776706457" calcext:value-type="float">
            <text:p>8.999917767064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8.0649141101634" calcext:value-type="float">
            <text:p>48.06491411016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7.9" calcext:value-type="float">
            <text:p>27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9.2" calcext:value-type="float">
            <text:p>49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3.4" calcext:value-type="float">
            <text:p>33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2.7" calcext:value-type="float">
            <text:p>32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8.1" calcext:value-type="float">
            <text:p>78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0.23" calcext:value-type="float">
            <text:p>30.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1.2322179591753" calcext:value-type="float">
            <text:p>21.23221795917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.08466983" calcext:value-type="float">
            <text:p>7.0846698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.12" calcext:value-type="float">
            <text:p>5.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9" calcext:value-type="float">
            <text:p>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2.2222333333333" calcext:value-type="float">
            <text:p>72.2222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3.9304590355318" calcext:value-type="float">
            <text:p>23.9304590355318</text:p>
          </table:table-cell>
          <table:table-cell office:value-type="float" office:value="45.0989525549996" calcext:value-type="float">
            <text:p>45.0989525549996</text:p>
          </table:table-cell>
          <table:table-cell office:value-type="float" office:value="45.0107731590525" calcext:value-type="float">
            <text:p>45.0107731590525</text:p>
          </table:table-cell>
          <table:table-cell office:value-type="float" office:value="52.5810196439358" calcext:value-type="float">
            <text:p>52.5810196439358</text:p>
          </table:table-cell>
          <table:table-cell office:value-type="float" office:value="49.4715437441688" calcext:value-type="float">
            <text:p>49.4715437441688</text:p>
          </table:table-cell>
          <table:table-cell office:value-type="float" office:value="46.7518092136531" calcext:value-type="float">
            <text:p>46.7518092136531</text:p>
          </table:table-cell>
          <table:table-cell office:value-type="float" office:value="44.6341288978733" calcext:value-type="float">
            <text:p>44.6341288978733</text:p>
          </table:table-cell>
          <table:table-cell office:value-type="float" office:value="72.3316158821114" calcext:value-type="float">
            <text:p>72.3316158821114</text:p>
          </table:table-cell>
          <table:table-cell office:value-type="float" office:value="22.5427055447906" calcext:value-type="float">
            <text:p>22.5427055447906</text:p>
          </table:table-cell>
          <table:table-cell office:value-type="float" office:value="29.7712726995978" calcext:value-type="float">
            <text:p>29.7712726995978</text:p>
          </table:table-cell>
          <table:table-cell office:value-type="float" office:value="29.2069298717152" calcext:value-type="float">
            <text:p>29.2069298717152</text:p>
          </table:table-cell>
          <table:table-cell office:value-type="float" office:value="95.6268282409975" calcext:value-type="float">
            <text:p>95.6268282409975</text:p>
          </table:table-cell>
          <table:table-cell office:value-type="float" office:value="98.2545130892554" calcext:value-type="float">
            <text:p>98.2545130892554</text:p>
          </table:table-cell>
          <table:table-cell office:value-type="float" office:value="28.7995491800428" calcext:value-type="float">
            <text:p>28.7995491800428</text:p>
          </table:table-cell>
          <table:table-cell office:value-type="float" office:value="86.3247961737301" calcext:value-type="float">
            <text:p>86.3247961737301</text:p>
          </table:table-cell>
          <table:table-cell office:value-type="float" office:value="51.0472956310897" calcext:value-type="float">
            <text:p>51.0472956310897</text:p>
          </table:table-cell>
          <table:table-cell office:value-type="float" office:value="73.9395517101954" calcext:value-type="float">
            <text:p>73.9395517101954</text:p>
          </table:table-cell>
          <table:table-cell office:value-type="float" office:value="38.1430893422514" calcext:value-type="float">
            <text:p>38.1430893422514</text:p>
          </table:table-cell>
          <table:table-cell office:value-type="float" office:value="45.1882553811468" calcext:value-type="float">
            <text:p>45.1882553811468</text:p>
          </table:table-cell>
          <table:table-cell office:value-type="float" office:value="44.1743764946478" calcext:value-type="float">
            <text:p>44.1743764946478</text:p>
          </table:table-cell>
          <table:table-cell office:value-type="float" office:value="33.3163424878438" calcext:value-type="float">
            <text:p>33.3163424878438</text:p>
          </table:table-cell>
          <table:table-cell office:value-type="float" office:value="42.9530747655853" calcext:value-type="float">
            <text:p>42.9530747655853</text:p>
          </table:table-cell>
          <table:table-cell office:value-type="float" office:value="50.0980386213352" calcext:value-type="float">
            <text:p>50.0980386213352</text:p>
          </table:table-cell>
          <table:table-cell office:value-type="float" office:value="45.5834358034817" calcext:value-type="float">
            <text:p>45.5834358034817</text:p>
          </table:table-cell>
          <table:table-cell office:value-type="float" office:value="63.4066632895492" calcext:value-type="float">
            <text:p>63.4066632895492</text:p>
          </table:table-cell>
          <table:table-cell office:value-type="float" office:value="20.731844596463" calcext:value-type="float">
            <text:p>20.731844596463</text:p>
          </table:table-cell>
          <table:table-cell office:value-type="float" office:value="48.2207596290839" calcext:value-type="float">
            <text:p>48.2207596290839</text:p>
          </table:table-cell>
          <table:table-cell office:value-type="float" office:value="40.702815242529" calcext:value-type="float">
            <text:p>40.702815242529</text:p>
          </table:table-cell>
          <table:table-cell office:value-type="float" office:value="89.9207904411571" calcext:value-type="float">
            <text:p>89.9207904411571</text:p>
          </table:table-cell>
          <table:table-cell office:value-type="float" office:value="96.0239789934878" calcext:value-type="float">
            <text:p>96.0239789934878</text:p>
          </table:table-cell>
          <table:table-cell office:value-type="float" office:value="44.2708842326628" calcext:value-type="float">
            <text:p>44.2708842326628</text:p>
          </table:table-cell>
          <table:table-cell office:value-type="float" office:value="73.9637031835365" calcext:value-type="float">
            <text:p>73.9637031835365</text:p>
          </table:table-cell>
          <table:table-cell office:value-type="float" office:value="57.7227733776863" calcext:value-type="float">
            <text:p>57.7227733776863</text:p>
          </table:table-cell>
          <table:table-cell office:value-type="float" office:value="59.5956662560501" calcext:value-type="float">
            <text:p>59.5956662560501</text:p>
          </table:table-cell>
          <table:table-cell table:number-columns-repeated="7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6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66.0101395879281" calcext:value-type="float">
            <text:p>66.0101395879281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2.1496253780218" calcext:value-type="float">
            <text:p>62.1496253780218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MIC</text:p>
          </table:table-cell>
          <table:table-cell office:value-type="float" office:value="11783168" calcext:value-type="float">
            <text:p>11783168</text:p>
          </table:table-cell>
          <table:table-cell office:value-type="float" office:value="10849.2973861625" calcext:value-type="float">
            <text:p>10849.2973861625</text:p>
          </table:table-cell>
          <table:table-cell office:value-type="float" office:value="0.563580284028907" calcext:value-type="float">
            <text:p>0.5635802840289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5.2" calcext:value-type="float">
            <text:p>15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9.806473719" calcext:value-type="float">
            <text:p>19.8064737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.9" calcext:value-type="float">
            <text:p>4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0.1" calcext:value-type="float">
            <text:p>10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.8" calcext:value-type="float">
            <text:p>2.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6.9" calcext:value-type="float">
            <text:p>26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.5417" calcext:value-type="float">
            <text:p>1.54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9.2512824959591" calcext:value-type="float">
            <text:p>59.25128249595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2" calcext:value-type="float">
            <text:p>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3.6" calcext:value-type="float">
            <text:p>73.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3" calcext:value-type="float">
            <text:p>0.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table:number-columns-repeated="12"/>
          <table:table-cell office:value-type="float" office:value="16.1" calcext:value-type="float">
            <text:p>16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7.6404" calcext:value-type="float">
            <text:p>7.64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9.378" calcext:value-type="float">
            <text:p>79.3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98" calcext:value-type="float">
            <text:p>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.74113230781951" calcext:value-type="float">
            <text:p>4.741132307819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98.56731" calcext:value-type="float">
            <text:p>98.5673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6.2091" calcext:value-type="float">
            <text:p>96.20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1" calcext:value-type="float">
            <text:p>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.6" calcext:value-type="float">
            <text:p>1.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1.3" calcext:value-type="float">
            <text:p>31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3.2" calcext:value-type="float">
            <text:p>73.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79.746835443038" calcext:value-type="float">
            <text:p>79.7468354430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34.2758034740333" calcext:value-type="float">
            <text:p>34.2758034740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94.2302179632417" calcext:value-type="float">
            <text:p>94.23021796324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3.12782840139" calcext:value-type="float">
            <text:p>93.127828401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4.01" calcext:value-type="float">
            <text:p>94.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.96230859528495" calcext:value-type="float">
            <text:p>6.962308595284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3.62625" calcext:value-type="float">
            <text:p>33.626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9.1" calcext:value-type="float">
            <text:p>99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2.5623503533853" calcext:value-type="float">
            <text:p>12.56235035338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844344824152932" calcext:value-type="float">
            <text:p>0.8443448241529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9.27" calcext:value-type="float">
            <text:p>39.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17671390410321" calcext:value-type="float">
            <text:p>2.176713904103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6.906566619873" calcext:value-type="float">
            <text:p>36.9065666198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90.23" calcext:value-type="float">
            <text:p>90.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6.2" calcext:value-type="float">
            <text:p>66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097569" calcext:value-type="float">
            <text:p>2.09756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599889993667603" calcext:value-type="float">
            <text:p>0.5998899936676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461763174842817" calcext:value-type="float">
            <text:p>0.4617631748428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5.02289647" calcext:value-type="float">
            <text:p>65.0228964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5.5" calcext:value-type="float">
            <text:p>55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1.2731051445007" calcext:value-type="float">
            <text:p>41.27310514450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48" calcext:value-type="float">
            <text:p>1.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6.1804246511944" calcext:value-type="float">
            <text:p>96.18042465119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9.7992077435894" calcext:value-type="float">
            <text:p>39.79920774358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7.656" calcext:value-type="float">
            <text:p>37.6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81" calcext:value-type="float">
            <text:p>0.8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6" calcext:value-type="float">
            <text:p>5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0.298" calcext:value-type="float">
            <text:p>50.2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7.1867940722002" calcext:value-type="float">
            <text:p>17.18679407220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-6.67272157221909" calcext:value-type="float">
            <text:p>-6.672721572219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37.381231193078" calcext:value-type="float">
            <text:p>137.3812311930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70070001108456" calcext:value-type="float">
            <text:p>3.700700011084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0.885632011542608" calcext:value-type="float">
            <text:p>0.8856320115426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11.066668489466" calcext:value-type="float">
            <text:p>411.066668489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9.5340024" calcext:value-type="float">
            <text:p>59.53400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0.05" calcext:value-type="float">
            <text:p>50.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4.55587" calcext:value-type="float">
            <text:p>44.555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.79" calcext:value-type="float">
            <text:p>5.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8.1140507" calcext:value-type="float">
            <text:p>28.11405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40.84672" calcext:value-type="float">
            <text:p>40.8467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0.621113828650892" calcext:value-type="float">
            <text:p>0.6211138286508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97403" calcext:value-type="float">
            <text:p>0.974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59813724598774" calcext:value-type="float">
            <text:p>1.598137245987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.04960158608676" calcext:value-type="float">
            <text:p>3.0496015860867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0434980808646723" calcext:value-type="float">
            <text:p>0.0434980808646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62.9172703150968" calcext:value-type="float">
            <text:p>62.91727031509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.1" calcext:value-type="float">
            <text:p>2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2.2" calcext:value-type="float">
            <text:p>62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56.6" calcext:value-type="float">
            <text:p>56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99.2" calcext:value-type="float">
            <text:p>99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0.91" calcext:value-type="float">
            <text:p>30.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2.2536234899314" calcext:value-type="float">
            <text:p>22.25362348993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10.39374967" calcext:value-type="float">
            <text:p>10.393749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39" calcext:value-type="float">
            <text:p>0.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7" calcext:value-type="float">
            <text:p>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3.3333666666667" calcext:value-type="float">
            <text:p>63.3333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0.3556485938919" calcext:value-type="float">
            <text:p>70.3556485938919</text:p>
          </table:table-cell>
          <table:table-cell office:value-type="float" office:value="58.6215896791568" calcext:value-type="float">
            <text:p>58.6215896791568</text:p>
          </table:table-cell>
          <table:table-cell office:value-type="float" office:value="73.8573598815983" calcext:value-type="float">
            <text:p>73.8573598815983</text:p>
          </table:table-cell>
          <table:table-cell office:value-type="float" office:value="75.1227306649837" calcext:value-type="float">
            <text:p>75.1227306649837</text:p>
          </table:table-cell>
          <table:table-cell office:value-type="float" office:value="59.3278484945161" calcext:value-type="float">
            <text:p>59.3278484945161</text:p>
          </table:table-cell>
          <table:table-cell office:value-type="float" office:value="61.4197348277178" calcext:value-type="float">
            <text:p>61.4197348277178</text:p>
          </table:table-cell>
          <table:table-cell office:value-type="float" office:value="52.6721527658437" calcext:value-type="float">
            <text:p>52.6721527658437</text:p>
          </table:table-cell>
          <table:table-cell office:value-type="float" office:value="55.2555510578381" calcext:value-type="float">
            <text:p>55.2555510578381</text:p>
          </table:table-cell>
          <table:table-cell office:value-type="float" office:value="42.1784787905788" calcext:value-type="float">
            <text:p>42.1784787905788</text:p>
          </table:table-cell>
          <table:table-cell office:value-type="float" office:value="62.4762603598581" calcext:value-type="float">
            <text:p>62.4762603598581</text:p>
          </table:table-cell>
          <table:table-cell office:value-type="float" office:value="71.8988676061984" calcext:value-type="float">
            <text:p>71.8988676061984</text:p>
          </table:table-cell>
          <table:table-cell office:value-type="float" office:value="74.8034160538218" calcext:value-type="float">
            <text:p>74.8034160538218</text:p>
          </table:table-cell>
          <table:table-cell office:value-type="float" office:value="88.7529400423662" calcext:value-type="float">
            <text:p>88.7529400423662</text:p>
          </table:table-cell>
          <table:table-cell office:value-type="float" office:value="56.644794909142" calcext:value-type="float">
            <text:p>56.644794909142</text:p>
          </table:table-cell>
          <table:table-cell office:value-type="float" office:value="71.0995093734306" calcext:value-type="float">
            <text:p>71.0995093734306</text:p>
          </table:table-cell>
          <table:table-cell office:value-type="float" office:value="78.0752001073021" calcext:value-type="float">
            <text:p>78.0752001073021</text:p>
          </table:table-cell>
          <table:table-cell office:value-type="float" office:value="69.6102897865333" calcext:value-type="float">
            <text:p>69.6102897865333</text:p>
          </table:table-cell>
          <table:table-cell office:value-type="float" office:value="80.1320635269256" calcext:value-type="float">
            <text:p>80.1320635269256</text:p>
          </table:table-cell>
          <table:table-cell office:value-type="float" office:value="54.573186538511" calcext:value-type="float">
            <text:p>54.573186538511</text:p>
          </table:table-cell>
          <table:table-cell office:value-type="float" office:value="67.7071781318217" calcext:value-type="float">
            <text:p>67.7071781318217</text:p>
          </table:table-cell>
          <table:table-cell office:value-type="float" office:value="64.1306988557307" calcext:value-type="float">
            <text:p>64.1306988557307</text:p>
          </table:table-cell>
          <table:table-cell office:value-type="float" office:value="49.9968342166093" calcext:value-type="float">
            <text:p>49.9968342166093</text:p>
          </table:table-cell>
          <table:table-cell office:value-type="float" office:value="61.5516103080322" calcext:value-type="float">
            <text:p>61.5516103080322</text:p>
          </table:table-cell>
          <table:table-cell office:value-type="float" office:value="49.4767221524256" calcext:value-type="float">
            <text:p>49.4767221524256</text:p>
          </table:table-cell>
          <table:table-cell office:value-type="float" office:value="50.4000361986806" calcext:value-type="float">
            <text:p>50.4000361986806</text:p>
          </table:table-cell>
          <table:table-cell office:value-type="float" office:value="37.6138001296873" calcext:value-type="float">
            <text:p>37.6138001296873</text:p>
          </table:table-cell>
          <table:table-cell office:value-type="float" office:value="68.2471797298378" calcext:value-type="float">
            <text:p>68.2471797298378</text:p>
          </table:table-cell>
          <table:table-cell office:value-type="float" office:value="61.7474189239468" calcext:value-type="float">
            <text:p>61.7474189239468</text:p>
          </table:table-cell>
          <table:table-cell office:value-type="float" office:value="75.5536223697303" calcext:value-type="float">
            <text:p>75.5536223697303</text:p>
          </table:table-cell>
          <table:table-cell office:value-type="float" office:value="87.7186677158227" calcext:value-type="float">
            <text:p>87.7186677158227</text:p>
          </table:table-cell>
          <table:table-cell office:value-type="float" office:value="49.5732466737908" calcext:value-type="float">
            <text:p>49.5732466737908</text:p>
          </table:table-cell>
          <table:table-cell office:value-type="float" office:value="71.2902464881582" calcext:value-type="float">
            <text:p>71.2902464881582</text:p>
          </table:table-cell>
          <table:table-cell office:value-type="float" office:value="65.8249457118411" calcext:value-type="float">
            <text:p>65.8249457118411</text:p>
          </table:table-cell>
          <table:table-cell office:value-type="float" office:value="61.0061737548183" calcext:value-type="float">
            <text:p>61.0061737548183</text:p>
          </table:table-cell>
          <table:table-cell office:value-type="string" calcext:value-type="string">
            <text:p>yellow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number-columns-repeated="5"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table:number-columns-repeated="2"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/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55.9362666054158" calcext:value-type="float">
            <text:p>55.93626660541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IC</text:p>
          </table:table-cell>
          <table:table-cell office:value-type="float" office:value="60913557" calcext:value-type="float">
            <text:p>60913557</text:p>
          </table:table-cell>
          <table:table-cell office:value-type="float" office:value="2683.3040235534" calcext:value-type="float">
            <text:p>2683.3040235534</text:p>
          </table:table-cell>
          <table:table-cell office:value-type="float" office:value="35.551575674135" calcext:value-type="float">
            <text:p>35.5515756741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8.2" calcext:value-type="float">
            <text:p>28.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.979795066" calcext:value-type="float">
            <text:p>8.9797950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4.4" calcext:value-type="float">
            <text:p>34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.5" calcext:value-type="float">
            <text:p>4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.4" calcext:value-type="float">
            <text:p>8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5407" calcext:value-type="float">
            <text:p>1.54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2.6044950448495" calcext:value-type="float">
            <text:p>12.60449504484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98" calcext:value-type="float">
            <text:p>3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3.5" calcext:value-type="float">
            <text:p>63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1.1" calcext:value-type="float">
            <text:p>21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4" calcext:value-type="float">
            <text:p>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.36" calcext:value-type="float">
            <text:p>1.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6" calcext:value-type="float">
            <text:p>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69" calcext:value-type="float">
            <text:p>2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84.9" calcext:value-type="float">
            <text:p>84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8.912916779874" calcext:value-type="float">
            <text:p>38.9129167798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7.37" calcext:value-type="float">
            <text:p>87.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.9" calcext:value-type="float">
            <text:p>17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33.4" calcext:value-type="float">
            <text:p>33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16.5946" calcext:value-type="float">
            <text:p>116.594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.168" calcext:value-type="float">
            <text:p>50.1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39" calcext:value-type="float">
            <text:p>1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7" calcext:value-type="float">
            <text:p>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3.9" calcext:value-type="float">
            <text:p>63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.44502318237997" calcext:value-type="float">
            <text:p>3.445023182379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8.86012" calcext:value-type="float">
            <text:p>78.860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.8" calcext:value-type="float">
            <text:p>5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5.75514" calcext:value-type="float">
            <text:p>85.755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.5" calcext:value-type="float">
            <text:p>30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7.2" calcext:value-type="float">
            <text:p>37.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22.7" calcext:value-type="float">
            <text:p>22.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2.9" calcext:value-type="float">
            <text:p>5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87.0967741935484" calcext:value-type="float">
            <text:p>87.09677419354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0.7465610122176" calcext:value-type="float">
            <text:p>90.74656101221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0.1452800137052" calcext:value-type="float">
            <text:p>50.14528001370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3.5340659681287" calcext:value-type="float">
            <text:p>23.53406596812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.45" calcext:value-type="float">
            <text:p>7.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55763504610468" calcext:value-type="float">
            <text:p>0.6557635046104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44" calcext:value-type="float">
            <text:p>1.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2.8" calcext:value-type="float">
            <text:p>32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16" calcext:value-type="float">
            <text:p>2.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5.7130419384343" calcext:value-type="float">
            <text:p>85.71304193843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8" calcext:value-type="float">
            <text:p>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79056332286458" calcext:value-type="float">
            <text:p>3.790563322864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1.59" calcext:value-type="float">
            <text:p>81.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.24001977869291" calcext:value-type="float">
            <text:p>6.240019778692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6.7515640258789" calcext:value-type="float">
            <text:p>46.75156402587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72.65" calcext:value-type="float">
            <text:p>72.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5.6" calcext:value-type="float">
            <text:p>45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811586" calcext:value-type="float">
            <text:p>2.8115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529240012168884" calcext:value-type="float">
            <text:p>0.52924001216888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00970269289855912" calcext:value-type="float">
            <text:p>0.0097026928985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.664507684" calcext:value-type="float">
            <text:p>8.6645076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5.9999994306893" calcext:value-type="float">
            <text:p>15.99999943068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1.6472375392914" calcext:value-type="float">
            <text:p>41.64723753929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68" calcext:value-type="float">
            <text:p>1.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0.7" calcext:value-type="float">
            <text:p>50.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8.9430031394834" calcext:value-type="float">
            <text:p>58.94300313948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4.6390655373345" calcext:value-type="float">
            <text:p>64.63906553733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9.077" calcext:value-type="float">
            <text:p>29.0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26" calcext:value-type="float">
            <text:p>0.2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8" calcext:value-type="float">
            <text:p>0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9.3815" calcext:value-type="float">
            <text:p>59.38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545430477203702" calcext:value-type="float">
            <text:p>0.5454304772037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36629074911494" calcext:value-type="float">
            <text:p>0.36629074911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2.4768729516607" calcext:value-type="float">
            <text:p>62.47687295166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367090013224418" calcext:value-type="float">
            <text:p>0.3670900132244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92352583636448" calcext:value-type="float">
            <text:p>0.1923525836364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.74074678001306" calcext:value-type="float">
            <text:p>1.740746780013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3.5224229" calcext:value-type="float">
            <text:p>83.52242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7.95" calcext:value-type="float">
            <text:p>47.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3.06548" calcext:value-type="float">
            <text:p>53.065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6.38" calcext:value-type="float">
            <text:p>16.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.7721587" calcext:value-type="float">
            <text:p>2.77215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7.02703" calcext:value-type="float">
            <text:p>57.027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379239205523886" calcext:value-type="float">
            <text:p>0.3792392055238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68466" calcext:value-type="float">
            <text:p>0.6846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193943296115773" calcext:value-type="float">
            <text:p>0.193943296115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.95249255674053" calcext:value-type="float">
            <text:p>6.952492556740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0.00351632715971188" calcext:value-type="float">
            <text:p>0.0035163271597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2.8436828852455" calcext:value-type="float">
            <text:p>62.84368288524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8.8" calcext:value-type="float">
            <text:p>28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3.4" calcext:value-type="float">
            <text:p>63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73.1" calcext:value-type="float">
            <text:p>7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6.4" calcext:value-type="float">
            <text:p>26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0.65" calcext:value-type="float">
            <text:p>30.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6.532517152103" calcext:value-type="float">
            <text:p>16.532517152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.4174644" calcext:value-type="float">
            <text:p>5.41746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54.79" calcext:value-type="float">
            <text:p>54.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4" calcext:value-type="float">
            <text:p>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1.1111" calcext:value-type="float">
            <text:p>71.11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44.0464398756386" calcext:value-type="float">
            <text:p>44.0464398756386</text:p>
          </table:table-cell>
          <table:table-cell office:value-type="float" office:value="39.9073952415686" calcext:value-type="float">
            <text:p>39.9073952415686</text:p>
          </table:table-cell>
          <table:table-cell office:value-type="float" office:value="51.6837125357027" calcext:value-type="float">
            <text:p>51.6837125357027</text:p>
          </table:table-cell>
          <table:table-cell office:value-type="float" office:value="44.8118486354249" calcext:value-type="float">
            <text:p>44.8118486354249</text:p>
          </table:table-cell>
          <table:table-cell office:value-type="float" office:value="66.295811378483" calcext:value-type="float">
            <text:p>66.295811378483</text:p>
          </table:table-cell>
          <table:table-cell office:value-type="float" office:value="46.4722477079318" calcext:value-type="float">
            <text:p>46.4722477079318</text:p>
          </table:table-cell>
          <table:table-cell office:value-type="float" office:value="54.0570565863369" calcext:value-type="float">
            <text:p>54.0570565863369</text:p>
          </table:table-cell>
          <table:table-cell office:value-type="float" office:value="71.7921666880878" calcext:value-type="float">
            <text:p>71.7921666880878</text:p>
          </table:table-cell>
          <table:table-cell office:value-type="float" office:value="21.6863912897371" calcext:value-type="float">
            <text:p>21.6863912897371</text:p>
          </table:table-cell>
          <table:table-cell office:value-type="float" office:value="55.6993133249417" calcext:value-type="float">
            <text:p>55.6993133249417</text:p>
          </table:table-cell>
          <table:table-cell office:value-type="float" office:value="49.7235450160861" calcext:value-type="float">
            <text:p>49.7235450160861</text:p>
          </table:table-cell>
          <table:table-cell office:value-type="float" office:value="88.7820116559761" calcext:value-type="float">
            <text:p>88.7820116559761</text:p>
          </table:table-cell>
          <table:table-cell office:value-type="float" office:value="98.0222571926683" calcext:value-type="float">
            <text:p>98.0222571926683</text:p>
          </table:table-cell>
          <table:table-cell office:value-type="float" office:value="52.5508248772673" calcext:value-type="float">
            <text:p>52.5508248772673</text:p>
          </table:table-cell>
          <table:table-cell office:value-type="float" office:value="62.620036381285" calcext:value-type="float">
            <text:p>62.620036381285</text:p>
          </table:table-cell>
          <table:table-cell office:value-type="float" office:value="56.5373205088265" calcext:value-type="float">
            <text:p>56.5373205088265</text:p>
          </table:table-cell>
          <table:table-cell office:value-type="float" office:value="46.2281533961056" calcext:value-type="float">
            <text:p>46.2281533961056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table:number-columns-repeated="4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table:number-columns-repeated="3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54.8750556496687" calcext:value-type="float">
            <text:p>54.87505564966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8.8235256033661" calcext:value-type="float">
            <text:p>48.823525603366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IC</text:p>
          </table:table-cell>
          <table:table-cell office:value-type="float" office:value="45711874" calcext:value-type="float">
            <text:p>45711874</text:p>
          </table:table-cell>
          <table:table-cell office:value-type="float" office:value="1698.06127376978" calcext:value-type="float">
            <text:p>1698.06127376978</text:p>
          </table:table-cell>
          <table:table-cell office:value-type="float" office:value="30.7854741023437" calcext:value-type="float">
            <text:p>30.78547410234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1.4" calcext:value-type="float">
            <text:p>21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75.686751573" calcext:value-type="float">
            <text:p>75.6867515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1.4" calcext:value-type="float">
            <text:p>41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8.9" calcext:value-type="float">
            <text:p>28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.6" calcext:value-type="float">
            <text:p>3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.3" calcext:value-type="float">
            <text:p>5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.9062" calcext:value-type="float">
            <text:p>1.90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91084784024004" calcext:value-type="float">
            <text:p>1.910847840240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43" calcext:value-type="float">
            <text:p>3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4.2" calcext:value-type="float">
            <text:p>7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0.2" calcext:value-type="float">
            <text:p>20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9" calcext:value-type="float">
            <text:p>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1.37" calcext:value-type="float">
            <text:p>1.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72" calcext:value-type="float">
            <text:p>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01" calcext:value-type="float">
            <text:p>2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7.8" calcext:value-type="float">
            <text:p>87.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3.5721113787807" calcext:value-type="float">
            <text:p>33.572111378780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54.4" calcext:value-type="float">
            <text:p>54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1.9" calcext:value-type="float">
            <text:p>21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7.3" calcext:value-type="float">
            <text:p>27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10.5312" calcext:value-type="float">
            <text:p>110.53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46.88" calcext:value-type="float">
            <text:p>46.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56" calcext:value-type="float">
            <text:p>1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2.5" calcext:value-type="float">
            <text:p>62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.32171482953336" calcext:value-type="float">
            <text:p>4.321714829533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0.85496" calcext:value-type="float">
            <text:p>90.854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3.65888" calcext:value-type="float">
            <text:p>83.6588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9.7" calcext:value-type="float">
            <text:p>39.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3" calcext:value-type="float">
            <text:p>0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4.3" calcext:value-type="float">
            <text:p>34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6.7" calcext:value-type="float">
            <text:p>36.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9.9" calcext:value-type="float">
            <text:p>49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5.2777777777778" calcext:value-type="float">
            <text:p>65.27777777777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9.0037931153836" calcext:value-type="float">
            <text:p>89.00379311538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8.9214658679184" calcext:value-type="float">
            <text:p>38.92146586791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9.1509545941021" calcext:value-type="float">
            <text:p>19.15095459410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.33" calcext:value-type="float">
            <text:p>1.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2.42206575748271" calcext:value-type="float">
            <text:p>2.422065757482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42" calcext:value-type="float">
            <text:p>0.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6.7" calcext:value-type="float">
            <text:p>26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.770000000000004" calcext:value-type="float">
            <text:p>0.7700000000000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9.0579489792097" calcext:value-type="float">
            <text:p>89.057948979209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3" calcext:value-type="float">
            <text:p>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09236687504887" calcext:value-type="float">
            <text:p>1.0923668750488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9.77" calcext:value-type="float">
            <text:p>69.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7.57920430228009" calcext:value-type="float">
            <text:p>7.579204302280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9.1991500854492" calcext:value-type="float">
            <text:p>59.19915008544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72.25" calcext:value-type="float">
            <text:p>72.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42.1" calcext:value-type="float">
            <text:p>4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193993" calcext:value-type="float">
            <text:p>2.19399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0.17043000459671" calcext:value-type="float">
            <text:p>0.170430004596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138088238360209" calcext:value-type="float">
            <text:p>0.01380882383602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3.39746828" calcext:value-type="float">
            <text:p>23.397468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3.7065309106142" calcext:value-type="float">
            <text:p>23.70653091061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0.9880697727203" calcext:value-type="float">
            <text:p>40.98806977272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96" calcext:value-type="float">
            <text:p>1.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3.6" calcext:value-type="float">
            <text:p>53.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6.0316288348915" calcext:value-type="float">
            <text:p>56.03162883489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6.2327383807047" calcext:value-type="float">
            <text:p>46.23273838070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0.494" calcext:value-type="float">
            <text:p>50.4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34" calcext:value-type="float">
            <text:p>0.3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" calcext:value-type="float">
            <text:p>0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2.226" calcext:value-type="float">
            <text:p>42.2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428100355583768" calcext:value-type="float">
            <text:p>0.4281003555837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219184119145218" calcext:value-type="float">
            <text:p>0.2191841191452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8.91246411997017" calcext:value-type="float">
            <text:p>8.91246411997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212591772095835" calcext:value-type="float">
            <text:p>0.21259177209583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57795835710722" calcext:value-type="float">
            <text:p>0.1577958357107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00172499325329807" calcext:value-type="float">
            <text:p>0.0017249932532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72.04555" calcext:value-type="float">
            <text:p>72.045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477456358909374" calcext:value-type="float">
            <text:p>0.4774563589093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74934" calcext:value-type="float">
            <text:p>0.749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0.392995826286886" calcext:value-type="float">
            <text:p>0.3929958262868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1.5184535514305" calcext:value-type="float">
            <text:p>11.51845355143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.0264087013501905" calcext:value-type="float">
            <text:p>0.0264087013501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2.2662554549937" calcext:value-type="float">
            <text:p>52.26625545499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16.3" calcext:value-type="float">
            <text:p>16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0.4" calcext:value-type="float">
            <text:p>60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76.2" calcext:value-type="float">
            <text:p>76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35.7" calcext:value-type="float">
            <text:p>35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29.9" calcext:value-type="float">
            <text:p>29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6.77" calcext:value-type="float">
            <text:p>36.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4.9396941123898" calcext:value-type="float">
            <text:p>14.939694112389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.75453239" calcext:value-type="float">
            <text:p>3.754532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33.56" calcext:value-type="float">
            <text:p>33.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4.4444666666667" calcext:value-type="float">
            <text:p>74.44446666666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1.9415435317917" calcext:value-type="float">
            <text:p>71.9415435317917</text:p>
          </table:table-cell>
          <table:table-cell office:value-type="float" office:value="39.4924772350046" calcext:value-type="float">
            <text:p>39.4924772350046</text:p>
          </table:table-cell>
          <table:table-cell office:value-type="float" office:value="51.645937306697" calcext:value-type="float">
            <text:p>51.645937306697</text:p>
          </table:table-cell>
          <table:table-cell office:value-type="float" office:value="50.2009799896005" calcext:value-type="float">
            <text:p>50.2009799896005</text:p>
          </table:table-cell>
          <table:table-cell office:value-type="float" office:value="63.4015213966305" calcext:value-type="float">
            <text:p>63.4015213966305</text:p>
          </table:table-cell>
          <table:table-cell office:value-type="float" office:value="41.0844978560284" calcext:value-type="float">
            <text:p>41.0844978560284</text:p>
          </table:table-cell>
          <table:table-cell office:value-type="float" office:value="49.5075029987372" calcext:value-type="float">
            <text:p>49.5075029987372</text:p>
          </table:table-cell>
          <table:table-cell office:value-type="float" office:value="63.4575482590055" calcext:value-type="float">
            <text:p>63.4575482590055</text:p>
          </table:table-cell>
          <table:table-cell office:value-type="float" office:value="18.6901441339965" calcext:value-type="float">
            <text:p>18.6901441339965</text:p>
          </table:table-cell>
          <table:table-cell office:value-type="float" office:value="47.8777186299714" calcext:value-type="float">
            <text:p>47.8777186299714</text:p>
          </table:table-cell>
          <table:table-cell office:value-type="float" office:value="34.8435600655222" calcext:value-type="float">
            <text:p>34.8435600655222</text:p>
          </table:table-cell>
          <table:table-cell office:value-type="float" office:value="84.5837993857719" calcext:value-type="float">
            <text:p>84.5837993857719</text:p>
          </table:table-cell>
          <table:table-cell office:value-type="float" office:value="98.5305877068596" calcext:value-type="float">
            <text:p>98.530587706859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8.7720412526774" calcext:value-type="float">
            <text:p>68.7720412526774</text:p>
          </table:table-cell>
          <table:table-cell office:value-type="float" office:value="53.9626226579863" calcext:value-type="float">
            <text:p>53.9626226579863</text:p>
          </table:table-cell>
          <table:table-cell office:value-type="float" office:value="56.2652661207293" calcext:value-type="float">
            <text:p>56.2652661207293</text:p>
          </table:table-cell>
          <table:table-cell office:value-type="float" office:value="41.8167076883776" calcext:value-type="float">
            <text:p>41.8167076883776</text:p>
          </table:table-cell>
          <table:table-cell office:value-type="float" office:value="34.6085983125486" calcext:value-type="float">
            <text:p>34.6085983125486</text:p>
          </table:table-cell>
          <table:table-cell office:value-type="float" office:value="48.1637871890798" calcext:value-type="float">
            <text:p>48.1637871890798</text:p>
          </table:table-cell>
          <table:table-cell office:value-type="float" office:value="37.2735074291962" calcext:value-type="float">
            <text:p>37.2735074291962</text:p>
          </table:table-cell>
          <table:table-cell office:value-type="float" office:value="50.8651014067027" calcext:value-type="float">
            <text:p>50.8651014067027</text:p>
          </table:table-cell>
          <table:table-cell office:value-type="float" office:value="44.1200598780002" calcext:value-type="float">
            <text:p>44.1200598780002</text:p>
          </table:table-cell>
          <table:table-cell office:value-type="float" office:value="42.9395620415694" calcext:value-type="float">
            <text:p>42.9395620415694</text:p>
          </table:table-cell>
          <table:table-cell office:value-type="float" office:value="52.85105367634" calcext:value-type="float">
            <text:p>52.85105367634</text:p>
          </table:table-cell>
          <table:table-cell office:value-type="float" office:value="17.0209739457176" calcext:value-type="float">
            <text:p>17.0209739457176</text:p>
          </table:table-cell>
          <table:table-cell office:value-type="float" office:value="39.4675872863179" calcext:value-type="float">
            <text:p>39.4675872863179</text:p>
          </table:table-cell>
          <table:table-cell office:value-type="float" office:value="43.8419015080894" calcext:value-type="float">
            <text:p>43.8419015080894</text:p>
          </table:table-cell>
          <table:table-cell office:value-type="float" office:value="84.6171762312514" calcext:value-type="float">
            <text:p>84.6171762312514</text:p>
          </table:table-cell>
          <table:table-cell office:value-type="float" office:value="94.3450439802566" calcext:value-type="float">
            <text:p>94.3450439802566</text:p>
          </table:table-cell>
          <table:table-cell office:value-type="float" office:value="38.6181975173571" calcext:value-type="float">
            <text:p>38.6181975173571</text:p>
          </table:table-cell>
          <table:table-cell office:value-type="float" office:value="64.1782313591277" calcext:value-type="float">
            <text:p>64.1782313591277</text:p>
          </table:table-cell>
          <table:table-cell office:value-type="float" office:value="47.9798897638548" calcext:value-type="float">
            <text:p>47.9798897638548</text:p>
          </table:table-cell>
          <table:table-cell office:value-type="float" office:value="47.2925560434366" calcext:value-type="float">
            <text:p>47.2925560434366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4"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table:number-columns-repeated="3" office:value-type="string" calcext:value-type="string">
            <text:p>→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59.9808475617356" calcext:value-type="float">
            <text:p>59.9808475617356</text:p>
          </table:table-cell>
          <table:table-cell office:value-type="float" office:value="10" calcext:value-type="float">
            <text:p>1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UMIC</text:p>
          </table:table-cell>
          <table:table-cell office:value-type="float" office:value="58065097" calcext:value-type="float">
            <text:p>58065097</text:p>
          </table:table-cell>
          <table:table-cell office:value-type="float" office:value="12294.4730979882" calcext:value-type="float">
            <text:p>12294.4730979882</text:p>
          </table:table-cell>
          <table:table-cell office:value-type="float" office:value="24.436172904796" calcext:value-type="float">
            <text:p>24.4361729047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5.5" calcext:value-type="float">
            <text:p>55.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6.626042205" calcext:value-type="float">
            <text:p>86.6260422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.1" calcext:value-type="float">
            <text:p>6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7.4" calcext:value-type="float">
            <text:p>27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2.5" calcext:value-type="float">
            <text:p>2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8.3" calcext:value-type="float">
            <text:p>28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.8095" calcext:value-type="float">
            <text:p>3.80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8.5116" calcext:value-type="float">
            <text:p>58.51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38" calcext:value-type="float">
            <text:p>1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96.7" calcext:value-type="float">
            <text:p>96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7.1" calcext:value-type="float">
            <text:p>37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.46" calcext:value-type="float">
            <text:p>5.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1" calcext:value-type="float">
            <text:p>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67" calcext:value-type="float">
            <text:p>5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0.483098976260375" calcext:value-type="float">
            <text:p>0.4830989762603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6.41" calcext:value-type="float">
            <text:p>36.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6.2" calcext:value-type="float">
            <text:p>26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1.3" calcext:value-type="float">
            <text:p>21.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4.424" calcext:value-type="float">
            <text:p>44.4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65.185" calcext:value-type="float">
            <text:p>65.18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87" calcext:value-type="float">
            <text:p>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0" calcext:value-type="float">
            <text:p>6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63.6" calcext:value-type="float">
            <text:p>63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.88392221550154" calcext:value-type="float">
            <text:p>4.883922215501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84.31718" calcext:value-type="float">
            <text:p>84.317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98.95578" calcext:value-type="float">
            <text:p>98.95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.6" calcext:value-type="float">
            <text:p>5.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42.3" calcext:value-type="float">
            <text:p>42.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8.6" calcext:value-type="float">
            <text:p>48.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7.9" calcext:value-type="float">
            <text:p>77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95.1923076923077" calcext:value-type="float">
            <text:p>95.19230769230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77.2684028083526" calcext:value-type="float">
            <text:p>77.26840280835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84.6972654716157" calcext:value-type="float">
            <text:p>84.69726547161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73.1288243746002" calcext:value-type="float">
            <text:p>73.12882437460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2.92" calcext:value-type="float">
            <text:p>42.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2969952645075" calcext:value-type="float">
            <text:p>3.29699526450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2.49" calcext:value-type="float">
            <text:p>32.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84.2" calcext:value-type="float">
            <text:p>8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84.75" calcext:value-type="float">
            <text:p>84.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7.1501412476598" calcext:value-type="float">
            <text:p>17.1501412476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74" calcext:value-type="float">
            <text:p>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13104041987161" calcext:value-type="float">
            <text:p>0.131040419871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0.56" calcext:value-type="float">
            <text:p>40.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.80495784854751" calcext:value-type="float">
            <text:p>2.804957848547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9.2184906005859" calcext:value-type="float">
            <text:p>69.21849060058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1.22" calcext:value-type="float">
            <text:p>81.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5.9" calcext:value-type="float">
            <text:p>65.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.186554" calcext:value-type="float">
            <text:p>3.1865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798479974269867" calcext:value-type="float">
            <text:p>0.7984799742698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212105680157338" calcext:value-type="float">
            <text:p>0.2121056801573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69.96831964" calcext:value-type="float">
            <text:p>69.968319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56.1673944673383" calcext:value-type="float">
            <text:p>56.16739446733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7.0969069004059" calcext:value-type="float">
            <text:p>67.096906900405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.01" calcext:value-type="float">
            <text:p>7.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98.5715651891247" calcext:value-type="float">
            <text:p>98.57156518912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7.1120302254027" calcext:value-type="float">
            <text:p>57.11203022540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5.102" calcext:value-type="float">
            <text:p>25.1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.7" calcext:value-type="float">
            <text:p>5.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9.875" calcext:value-type="float">
            <text:p>49.8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7.2378272303647" calcext:value-type="float">
            <text:p>57.23782723036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-22.2249141761967" calcext:value-type="float">
            <text:p>-22.22491417619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704.735920928866" calcext:value-type="float">
            <text:p>704.73592092886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6.6739643526709" calcext:value-type="float">
            <text:p>16.67396435267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-0.0981252371137034" calcext:value-type="float">
            <text:p>-0.0981252371137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665.84186253284" calcext:value-type="float">
            <text:p>3665.841862532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3.9873732" calcext:value-type="float">
            <text:p>53.98737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54.28" calcext:value-type="float">
            <text:p>54.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56.00883" calcext:value-type="float">
            <text:p>56.008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3.7666233376662" calcext:value-type="float">
            <text:p>33.76662333766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26.5557453" calcext:value-type="float">
            <text:p>26.55574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37.71214" calcext:value-type="float">
            <text:p>37.712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0.243544900946533" calcext:value-type="float">
            <text:p>0.2435449009465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77637" calcext:value-type="float">
            <text:p>0.776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94244328340517" calcext:value-type="float">
            <text:p>1.942443283405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3.9709570254924" calcext:value-type="float">
            <text:p>33.97095702549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31.4769370228492" calcext:value-type="float">
            <text:p>31.47693702284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68.7" calcext:value-type="float">
            <text:p>68.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7.4" calcext:value-type="float">
            <text:p>57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5" calcext:value-type="float">
            <text:p>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0.39" calcext:value-type="float">
            <text:p>20.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2.3885140376224" calcext:value-type="float">
            <text:p>32.388514037622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0.34826793" calcext:value-type="float">
            <text:p>10.348267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01" calcext:value-type="float">
            <text:p>0.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20" calcext:value-type="float">
            <text:p>1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82.2222333333333" calcext:value-type="float">
            <text:p>82.2222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1.096331496526" calcext:value-type="float">
            <text:p>61.096331496526</text:p>
          </table:table-cell>
          <table:table-cell office:value-type="float" office:value="56.3657615453372" calcext:value-type="float">
            <text:p>56.3657615453372</text:p>
          </table:table-cell>
          <table:table-cell office:value-type="float" office:value="51.0533185852965" calcext:value-type="float">
            <text:p>51.0533185852965</text:p>
          </table:table-cell>
          <table:table-cell office:value-type="float" office:value="76.42715606078" calcext:value-type="float">
            <text:p>76.42715606078</text:p>
          </table:table-cell>
          <table:table-cell office:value-type="float" office:value="84.7873727101128" calcext:value-type="float">
            <text:p>84.7873727101128</text:p>
          </table:table-cell>
          <table:table-cell office:value-type="float" office:value="66.9879433588103" calcext:value-type="float">
            <text:p>66.9879433588103</text:p>
          </table:table-cell>
          <table:table-cell office:value-type="float" office:value="64.4263860504867" calcext:value-type="float">
            <text:p>64.4263860504867</text:p>
          </table:table-cell>
          <table:table-cell office:value-type="float" office:value="58.1504947555876" calcext:value-type="float">
            <text:p>58.1504947555876</text:p>
          </table:table-cell>
          <table:table-cell office:value-type="float" office:value="49.6143892818545" calcext:value-type="float">
            <text:p>49.6143892818545</text:p>
          </table:table-cell>
          <table:table-cell office:value-type="float" office:value="0" calcext:value-type="float">
            <text:p>0</text:p>
          </table:table-cell>
          <table:table-cell office:value-type="float" office:value="58.4508897332902" calcext:value-type="float">
            <text:p>58.4508897332902</text:p>
          </table:table-cell>
          <table:table-cell office:value-type="float" office:value="56.1924745626192" calcext:value-type="float">
            <text:p>56.1924745626192</text:p>
          </table:table-cell>
          <table:table-cell office:value-type="float" office:value="79.3497654229312" calcext:value-type="float">
            <text:p>79.3497654229312</text:p>
          </table:table-cell>
          <table:table-cell office:value-type="float" office:value="56.2823349075375" calcext:value-type="float">
            <text:p>56.2823349075375</text:p>
          </table:table-cell>
          <table:table-cell office:value-type="float" office:value="63.8898569097486" calcext:value-type="float">
            <text:p>63.8898569097486</text:p>
          </table:table-cell>
          <table:table-cell office:value-type="float" office:value="59.9882921471903" calcext:value-type="float">
            <text:p>59.9882921471903</text:p>
          </table:table-cell>
          <table:table-cell office:value-type="float" office:value="76.6116410213958" calcext:value-type="float">
            <text:p>76.6116410213958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3" office:value-type="string" calcext:value-type="string">
            <text:p>yellow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table:number-columns-repeated="3"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53.0356210041629" calcext:value-type="float">
            <text:p>53.0356210041629</text:p>
          </table:table-cell>
          <table:table-cell office:value-type="float" office:value="22" calcext:value-type="float">
            <text:p>22</text:p>
          </table:table-cell>
          <table:table-cell office:value-type="float" office:value="0.010989010989011" calcext:value-type="float">
            <text:p>0.010989010989011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LMIC</text:p>
          </table:table-cell>
          <table:table-cell office:value-type="float" office:value="18137369" calcext:value-type="float">
            <text:p>18137369</text:p>
          </table:table-cell>
          <table:table-cell office:value-type="float" office:value="3665.37533675118" calcext:value-type="float">
            <text:p>3665.37533675118</text:p>
          </table:table-cell>
          <table:table-cell office:value-type="float" office:value="53.0985594612365" calcext:value-type="float">
            <text:p>53.09855946123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4.4" calcext:value-type="float">
            <text:p>54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.193819551" calcext:value-type="float">
            <text:p>1.1938195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4.5" calcext:value-type="float">
            <text:p>44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0" calcext:value-type="float">
            <text:p>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6.3" calcext:value-type="float">
            <text:p>6.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8.1" calcext:value-type="float">
            <text:p>8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.418" calcext:value-type="float">
            <text:p>2.4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89.5940696957237" calcext:value-type="float">
            <text:p>89.59406969572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24" calcext:value-type="float">
            <text:p>2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3.3" calcext:value-type="float">
            <text:p>63.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60" calcext:value-type="float">
            <text:p>6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.6" calcext:value-type="float">
            <text:p>3.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61" calcext:value-type="float">
            <text:p>3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90.425080059687" calcext:value-type="float">
            <text:p>90.42508005968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4.5650056481377" calcext:value-type="float">
            <text:p>44.56500564813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7.54" calcext:value-type="float">
            <text:p>87.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.9" calcext:value-type="float">
            <text:p>17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4.7" calcext:value-type="float">
            <text:p>24.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5.9728" calcext:value-type="float">
            <text:p>85.97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54.037" calcext:value-type="float">
            <text:p>54.0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27" calcext:value-type="float">
            <text:p>1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94" calcext:value-type="float">
            <text:p>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2.3" calcext:value-type="float">
            <text:p>62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.04148807569479" calcext:value-type="float">
            <text:p>4.041488075694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86.29198" calcext:value-type="float">
            <text:p>86.2919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88.71456" calcext:value-type="float">
            <text:p>88.714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3" calcext:value-type="float">
            <text:p>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1.4" calcext:value-type="float">
            <text:p>31.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3.8" calcext:value-type="float">
            <text:p>63.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87.8378378378378" calcext:value-type="float">
            <text:p>87.83783783783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88.1454778772194" calcext:value-type="float">
            <text:p>88.14547787721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1.2253075915602" calcext:value-type="float">
            <text:p>61.22530759156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31.1118098821014" calcext:value-type="float">
            <text:p>31.1118098821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.14" calcext:value-type="float">
            <text:p>2.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279391382914608" calcext:value-type="float">
            <text:p>0.2793913829146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.2" calcext:value-type="float">
            <text:p>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27.2193374633789" calcext:value-type="float">
            <text:p>27.21933746337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16.43" calcext:value-type="float">
            <text:p>16.4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87.9854523585353" calcext:value-type="float">
            <text:p>87.98545235853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91" calcext:value-type="float">
            <text:p>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76298963936139" calcext:value-type="float">
            <text:p>0.8762989639361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9.77" calcext:value-type="float">
            <text:p>69.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5.73860950252339" calcext:value-type="float">
            <text:p>5.738609502523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45.8632583618164" calcext:value-type="float">
            <text:p>45.86325836181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5.07" calcext:value-type="float">
            <text:p>85.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0.5" calcext:value-type="float">
            <text:p>40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.303431" calcext:value-type="float">
            <text:p>2.3034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0.278189986944199" calcext:value-type="float">
            <text:p>0.27818998694419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108068100382186" calcext:value-type="float">
            <text:p>0.0108068100382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5.18425331" calcext:value-type="float">
            <text:p>45.184253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7.8525791041788" calcext:value-type="float">
            <text:p>27.85257910417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.99" calcext:value-type="float">
            <text:p>4.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6.3050883733836" calcext:value-type="float">
            <text:p>66.30508837338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53.2196989144436" calcext:value-type="float">
            <text:p>53.21969891444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7.438" calcext:value-type="float">
            <text:p>27.4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21" calcext:value-type="float">
            <text:p>0.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" calcext:value-type="float">
            <text:p>0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7.68" calcext:value-type="float">
            <text:p>57.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33.4584800748035" calcext:value-type="float">
            <text:p>33.45848007480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-31.7543875316407" calcext:value-type="float">
            <text:p>-31.75438753164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28.032989492205" calcext:value-type="float">
            <text:p>128.0329894922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439987246397077" calcext:value-type="float">
            <text:p>0.43998724639707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157252966739118" calcext:value-type="float">
            <text:p>0.1572529667391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674324014173541" calcext:value-type="float">
            <text:p>0.6743240141735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48.33321" calcext:value-type="float">
            <text:p>48.333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26521040560071" calcext:value-type="float">
            <text:p>0.265210405600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0.87933" calcext:value-type="float">
            <text:p>0.879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0.769528784093364" calcext:value-type="float">
            <text:p>0.7695287840933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29794348491766" calcext:value-type="float">
            <text:p>5.297943484917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1.3912236697143" calcext:value-type="float">
            <text:p>41.39122366971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0.6" calcext:value-type="float">
            <text:p>40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0.3" calcext:value-type="float">
            <text:p>60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67.4" calcext:value-type="float">
            <text:p>67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42.5" calcext:value-type="float">
            <text:p>42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11.3" calcext:value-type="float">
            <text:p>11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5.36" calcext:value-type="float">
            <text:p>35.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8.5141806958247" calcext:value-type="float">
            <text:p>18.514180695824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.04777638" calcext:value-type="float">
            <text:p>2.0477763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99" calcext:value-type="float">
            <text:p>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62.2222333333333" calcext:value-type="float">
            <text:p>62.2222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0.0204778235589" calcext:value-type="float">
            <text:p>20.0204778235589</text:p>
          </table:table-cell>
          <table:table-cell office:value-type="float" office:value="46.8764302034951" calcext:value-type="float">
            <text:p>46.8764302034951</text:p>
          </table:table-cell>
          <table:table-cell office:value-type="float" office:value="53.4087201195407" calcext:value-type="float">
            <text:p>53.4087201195407</text:p>
          </table:table-cell>
          <table:table-cell office:value-type="float" office:value="59.602478509106" calcext:value-type="float">
            <text:p>59.602478509106</text:p>
          </table:table-cell>
          <table:table-cell office:value-type="float" office:value="60.3101425368868" calcext:value-type="float">
            <text:p>60.3101425368868</text:p>
          </table:table-cell>
          <table:table-cell office:value-type="float" office:value="52.5730551231179" calcext:value-type="float">
            <text:p>52.5730551231179</text:p>
          </table:table-cell>
          <table:table-cell office:value-type="float" office:value="55.0368156045978" calcext:value-type="float">
            <text:p>55.0368156045978</text:p>
          </table:table-cell>
          <table:table-cell office:value-type="float" office:value="66.1593340378954" calcext:value-type="float">
            <text:p>66.1593340378954</text:p>
          </table:table-cell>
          <table:table-cell office:value-type="float" office:value="23.8787532761827" calcext:value-type="float">
            <text:p>23.8787532761827</text:p>
          </table:table-cell>
          <table:table-cell office:value-type="float" office:value="8.30985915492958" calcext:value-type="float">
            <text:p>8.30985915492958</text:p>
          </table:table-cell>
          <table:table-cell office:value-type="float" office:value="47.5568931328204" calcext:value-type="float">
            <text:p>47.5568931328204</text:p>
          </table:table-cell>
          <table:table-cell office:value-type="float" office:value="79.1081179521751" calcext:value-type="float">
            <text:p>79.1081179521751</text:p>
          </table:table-cell>
          <table:table-cell office:value-type="float" office:value="98.1291328942599" calcext:value-type="float">
            <text:p>98.1291328942599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73.8620021687481" calcext:value-type="float">
            <text:p>73.8620021687481</text:p>
          </table:table-cell>
          <table:table-cell office:value-type="float" office:value="47.032700228585" calcext:value-type="float">
            <text:p>47.032700228585</text:p>
          </table:table-cell>
          <table:table-cell office:value-type="float" office:value="53.9498070710933" calcext:value-type="float">
            <text:p>53.9498070710933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table:number-columns-repeated="3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4" office:value-type="string" calcext:value-type="string">
            <text:p>red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2" office:value-type="string" calcext:value-type="string">
            <text:p>→</text:p>
          </table:table-cell>
          <table:table-cell table:number-columns-repeated="2" office:value-type="string" calcext:value-type="string">
            <text:p>➚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54.7657076254631" calcext:value-type="float">
            <text:p>54.7657076254631</text:p>
          </table:table-cell>
          <table:table-cell office:value-type="float" office:value="19" calcext:value-type="float">
            <text:p>19</text:p>
          </table:table-cell>
          <table:table-cell office:value-type="float" office:value="0.0549450549450549" calcext:value-type="float">
            <text:p>0.054945054945055</text:p>
          </table:table-cell>
          <table:table-cell office:value-type="float" office:value="55.832980080102" calcext:value-type="float">
            <text:p>55.83298008010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LIC</text:p>
          </table:table-cell>
          <table:table-cell office:value-type="float" office:value="17297495" calcext:value-type="float">
            <text:p>17297495</text:p>
          </table:table-cell>
          <table:table-cell office:value-type="float" office:value="2212.09991693219" calcext:value-type="float">
            <text:p>2212.09991693219</text:p>
          </table:table-cell>
          <table:table-cell table:number-columns-repeated="4"/>
          <table:table-cell office:value-type="float" office:value="72.3" calcext:value-type="float">
            <text:p>72.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7.467184301" calcext:value-type="float">
            <text:p>37.4671843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46.6" calcext:value-type="float">
            <text:p>46.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6.8" calcext:value-type="float">
            <text:p>26.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➚</text:p>
          </table:table-cell>
          <table:table-cell office:value-type="float" office:value="3.2" calcext:value-type="float">
            <text:p>3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15.5" calcext:value-type="float">
            <text:p>15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0.58" calcext:value-type="float">
            <text:p>0.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2.9" calcext:value-type="float">
            <text:p>22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43" calcext:value-type="float">
            <text:p>4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78.1" calcext:value-type="float">
            <text:p>78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2.4" calcext:value-type="float">
            <text:p>22.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50.3" calcext:value-type="float">
            <text:p>50.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3.08" calcext:value-type="float">
            <text:p>3.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84" calcext:value-type="float">
            <text:p>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21" calcext:value-type="float">
            <text:p>2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↑</text:p>
          </table:table-cell>
          <table:table-cell office:value-type="float" office:value="78.7882184243709" calcext:value-type="float">
            <text:p>78.78821842437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9.1894641372388" calcext:value-type="float">
            <text:p>19.18946413723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46.2" calcext:value-type="float">
            <text:p>46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19.3" calcext:value-type="float">
            <text:p>19.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➚</text:p>
          </table:table-cell>
          <table:table-cell office:value-type="float" office:value="45.4" calcext:value-type="float">
            <text:p>45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105.8182" calcext:value-type="float">
            <text:p>105.81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50.206" calcext:value-type="float">
            <text:p>50.2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133" calcext:value-type="float">
            <text:p>1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9" calcext:value-type="float">
            <text:p>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61.4" calcext:value-type="float">
            <text:p>61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3.61647984559433" calcext:value-type="float">
            <text:p>3.616479845594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4.7939" calcext:value-type="float">
            <text:p>84.79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llow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90.42812" calcext:value-type="float">
            <text:p>90.428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65" calcext:value-type="float">
            <text:p>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32.4" calcext:value-type="float">
            <text:p>32.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float" office:value="31.5" calcext:value-type="float">
            <text:p>31.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→</text:p>
          </table:table-cell>
          <table:table-cell office:value-type="float" office:value="27.3" calcext:value-type="float">
            <text:p>27.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85.2" calcext:value-type="float">
            <text:p>85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table:number-columns-repeated="4"/>
          <table:table-cell office:value-type="float" office:value="88.3158640431161" calcext:value-type="float">
            <text:p>88.31586404311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6.5631013091956" calcext:value-type="float">
            <text:p>66.56310130919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38.5886188198639" calcext:value-type="float">
            <text:p>38.58861881986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4.29" calcext:value-type="float">
            <text:p>24.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4.81512366514575" calcext:value-type="float">
            <text:p>4.815123665145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0.4" calcext:value-type="float">
            <text:p>10.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38.1451377868652" calcext:value-type="float">
            <text:p>38.14513778686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29.05" calcext:value-type="float">
            <text:p>29.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81.797808552401" calcext:value-type="float">
            <text:p>81.7978085524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59" calcext:value-type="float">
            <text:p>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-0.0369783142257091" calcext:value-type="float">
            <text:p>-0.0369783142257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9.44" calcext:value-type="float">
            <text:p>79.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6.67030485289239" calcext:value-type="float">
            <text:p>6.670304852892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55.2851371765137" calcext:value-type="float">
            <text:p>55.28513717651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66.48" calcext:value-type="float">
            <text:p>66.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table:number-columns-repeated="4"/>
          <table:table-cell office:value-type="float" office:value="1.833333" calcext:value-type="float">
            <text:p>1.8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0.0184515987938846" calcext:value-type="float">
            <text:p>0.0184515987938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1.28461363" calcext:value-type="float">
            <text:p>41.2846136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↑</text:p>
          </table:table-cell>
          <table:table-cell office:value-type="float" office:value="27.0554876878336" calcext:value-type="float">
            <text:p>27.05548768783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43.1338608264923" calcext:value-type="float">
            <text:p>43.13386082649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2.21" calcext:value-type="float">
            <text:p>2.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5.1" calcext:value-type="float">
            <text:p>25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71.0009179393828" calcext:value-type="float">
            <text:p>71.00091793938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office:value-type="float" office:value="77.9531663645433" calcext:value-type="float">
            <text:p>77.95316636454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22.252" calcext:value-type="float">
            <text:p>22.2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→</text:p>
          </table:table-cell>
          <table:table-cell office:value-type="float" office:value="0.53" calcext:value-type="float">
            <text:p>0.5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0.9" calcext:value-type="float">
            <text:p>0.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37.228" calcext:value-type="float">
            <text:p>37.2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7.48373667878529" calcext:value-type="float">
            <text:p>7.483736678785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-2.22097666965853" calcext:value-type="float">
            <text:p>-2.220976669658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179.310500093131" calcext:value-type="float">
            <text:p>179.3105000931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.</text:p>
          </table:table-cell>
          <table:table-cell office:value-type="float" office:value="1.54795291895005" calcext:value-type="float">
            <text:p>1.547952918950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331071750327721" calcext:value-type="float">
            <text:p>0.33107175032772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5.36906909464715" calcext:value-type="float">
            <text:p>5.369069094647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table:number-columns-repeated="20"/>
          <table:table-cell office:value-type="float" office:value="85.87561" calcext:value-type="float">
            <text:p>85.875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0.286978531684598" calcext:value-type="float">
            <text:p>0.286978531684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0.78902" calcext:value-type="float">
            <text:p>0.789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↓</text:p>
          </table:table-cell>
          <table:table-cell office:value-type="float" office:value="1.13400899975226" calcext:value-type="float">
            <text:p>1.134008999752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.</text:p>
          </table:table-cell>
          <table:table-cell office:value-type="float" office:value="6.66855824411219" calcext:value-type="float">
            <text:p>6.668558244112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↑</text:p>
          </table:table-cell>
          <table:table-cell office:value-type="float" office:value="48.7259699302622" calcext:value-type="float">
            <text:p>48.72596993026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↓</text:p>
          </table:table-cell>
          <table:table-cell table:number-columns-repeated="4"/>
          <table:table-cell office:value-type="float" office:value="20.8" calcext:value-type="float">
            <text:p>20.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46.5" calcext:value-type="float">
            <text:p>46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➚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→</text:p>
          </table:table-cell>
          <table:table-cell office:value-type="float" office:value="25.5" calcext:value-type="float">
            <text:p>25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↓</text:p>
          </table:table-cell>
          <table:table-cell office:value-type="float" office:value="43.5" calcext:value-type="float">
            <text:p>43.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40.53" calcext:value-type="float">
            <text:p>40.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.</text:p>
          </table:table-cell>
          <table:table-cell office:value-type="float" office:value="23.5111311536092" calcext:value-type="float">
            <text:p>23.511131153609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9.36092613" calcext:value-type="float">
            <text:p>9.360926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12.09" calcext:value-type="float">
            <text:p>12.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112" calcext:value-type="float">
            <text:p>1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.</text:p>
          </table:table-cell>
          <table:table-cell office:value-type="float" office:value="66.6666333333333" calcext:value-type="float">
            <text:p>66.6666333333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↑</text:p>
          </table:table-cell>
          <table:table-cell office:value-type="float" office:value="21.0306825027205" calcext:value-type="float">
            <text:p>21.0306825027205</text:p>
          </table:table-cell>
          <table:table-cell office:value-type="float" office:value="35.8477613418559" calcext:value-type="float">
            <text:p>35.8477613418559</text:p>
          </table:table-cell>
          <table:table-cell office:value-type="float" office:value="49.4267157193182" calcext:value-type="float">
            <text:p>49.4267157193182</text:p>
          </table:table-cell>
          <table:table-cell office:value-type="float" office:value="65.6591896464139" calcext:value-type="float">
            <text:p>65.6591896464139</text:p>
          </table:table-cell>
          <table:table-cell office:value-type="float" office:value="65.7657527740961" calcext:value-type="float">
            <text:p>65.7657527740961</text:p>
          </table:table-cell>
          <table:table-cell office:value-type="float" office:value="52.4189934225574" calcext:value-type="float">
            <text:p>52.4189934225574</text:p>
          </table:table-cell>
          <table:table-cell office:value-type="float" office:value="51.5611967936741" calcext:value-type="float">
            <text:p>51.5611967936741</text:p>
          </table:table-cell>
          <table:table-cell office:value-type="float" office:value="64.0981170234958" calcext:value-type="float">
            <text:p>64.0981170234958</text:p>
          </table:table-cell>
          <table:table-cell office:value-type="float" office:value="13.6186239452568" calcext:value-type="float">
            <text:p>13.6186239452568</text:p>
          </table:table-cell>
          <table:table-cell office:value-type="float" office:value="37.0429777091658" calcext:value-type="float">
            <text:p>37.0429777091658</text:p>
          </table:table-cell>
          <table:table-cell office:value-type="float" office:value="60.4516147494989" calcext:value-type="float">
            <text:p>60.4516147494989</text:p>
          </table:table-cell>
          <table:table-cell office:value-type="float" office:value="80.1802710737953" calcext:value-type="float">
            <text:p>80.1802710737953</text:p>
          </table:table-cell>
          <table:table-cell office:value-type="float" office:value="95.5285472530338" calcext:value-type="float">
            <text:p>95.5285472530338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77.3465161202924" calcext:value-type="float">
            <text:p>77.3465161202924</text:p>
          </table:table-cell>
          <table:table-cell office:value-type="float" office:value="43.5802199568051" calcext:value-type="float">
            <text:p>43.5802199568051</text:p>
          </table:table-cell>
          <table:table-cell office:value-type="float" office:value="61.6690123671148" calcext:value-type="float">
            <text:p>61.6690123671148</text:p>
          </table:table-cell>
          <table:table-cell office:value-type="float" office:value="45.5888682393146" calcext:value-type="float">
            <text:p>45.5888682393146</text:p>
          </table:table-cell>
          <table:table-cell office:value-type="float" office:value="48.3253797366335" calcext:value-type="float">
            <text:p>48.3253797366335</text:p>
          </table:table-cell>
          <table:table-cell office:value-type="float" office:value="50.0513054290544" calcext:value-type="float">
            <text:p>50.0513054290544</text:p>
          </table:table-cell>
          <table:table-cell office:value-type="float" office:value="60.234451516425" calcext:value-type="float">
            <text:p>60.234451516425</text:p>
          </table:table-cell>
          <table:table-cell office:value-type="float" office:value="64.9809715681035" calcext:value-type="float">
            <text:p>64.9809715681035</text:p>
          </table:table-cell>
          <table:table-cell office:value-type="float" office:value="56.081209982806" calcext:value-type="float">
            <text:p>56.081209982806</text:p>
          </table:table-cell>
          <table:table-cell office:value-type="float" office:value="50.5051398796093" calcext:value-type="float">
            <text:p>50.5051398796093</text:p>
          </table:table-cell>
          <table:table-cell office:value-type="float" office:value="61.2422157037491" calcext:value-type="float">
            <text:p>61.2422157037491</text:p>
          </table:table-cell>
          <table:table-cell office:value-type="float" office:value="27.2287303733719" calcext:value-type="float">
            <text:p>27.2287303733719</text:p>
          </table:table-cell>
          <table:table-cell office:value-type="float" office:value="22.4858214569763" calcext:value-type="float">
            <text:p>22.4858214569763</text:p>
          </table:table-cell>
          <table:table-cell office:value-type="float" office:value="58.3024161014608" calcext:value-type="float">
            <text:p>58.3024161014608</text:p>
          </table:table-cell>
          <table:table-cell office:value-type="float" office:value="81.2159750608235" calcext:value-type="float">
            <text:p>81.2159750608235</text:p>
          </table:table-cell>
          <table:table-cell office:value-type="float" office:value="78.4012120939761" calcext:value-type="float">
            <text:p>78.4012120939761</text:p>
          </table:table-cell>
          <table:table-cell office:value-type="float" office:value="55.7908372337769" calcext:value-type="float">
            <text:p>55.7908372337769</text:p>
          </table:table-cell>
          <table:table-cell office:value-type="float" office:value="66.4616130413915" calcext:value-type="float">
            <text:p>66.4616130413915</text:p>
          </table:table-cell>
          <table:table-cell office:value-type="float" office:value="57.5985513672775" calcext:value-type="float">
            <text:p>57.5985513672775</text:p>
          </table:table-cell>
          <table:table-cell office:value-type="float" office:value="64.6659625769841" calcext:value-type="float">
            <text:p>64.6659625769841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4" office:value-type="string" calcext:value-type="string">
            <text:p>red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➚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↑</text:p>
          </table:table-cell>
          <table:table-cell/>
          <table:table-cell table:number-columns-repeated="2" office:value-type="string" calcext:value-type="string">
            <text:p>→</text:p>
          </table:table-cell>
          <table:table-cell office:value-type="string" calcext:value-type="string">
            <text:p>↑</text:p>
          </table:table-cell>
          <table:table-cell table:number-columns-repeated="55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20_DATA" style:display-name="PageStyle_NEW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yson</meta:initial-creator>
    <dc:creator>Grayson</dc:creator>
    <meta:creation-date>2019-06-11T08:32:56</meta:creation-date>
    <dc:date>2019-06-12T09:57:47</dc:date>
    <meta:generator>LibreOffice/6.1.6.3$Linux_X86_64 LibreOffice_project/10$Build-3</meta:generator>
    <meta:document-statistic meta:table-count="1" meta:cell-count="236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